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1.7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5.52mm"/>
    </style:style>
    <style:style style:name="co4" style:family="table-column">
      <style:table-column-properties fo:break-before="auto" style:column-width="2.75mm"/>
    </style:style>
    <style:style style:name="co5" style:family="table-column">
      <style:table-column-properties fo:break-before="auto" style:column-width="22.63mm"/>
    </style:style>
    <style:style style:name="co6" style:family="table-column">
      <style:table-column-properties fo:break-before="auto" style:column-width="14.09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59.16mm"/>
    </style:style>
    <style:style style:name="co9" style:family="table-column">
      <style:table-column-properties fo:break-before="auto" style:column-width="9.38mm"/>
    </style:style>
    <style:style style:name="co10" style:family="table-column">
      <style:table-column-properties fo:break-before="auto" style:column-width="8.55mm"/>
    </style:style>
    <style:style style:name="co11" style:family="table-column">
      <style:table-column-properties fo:break-before="auto" style:column-width="27.36mm"/>
    </style:style>
    <style:style style:name="co12" style:family="table-column">
      <style:table-column-properties fo:break-before="auto" style:column-width="7.18mm"/>
    </style:style>
    <style:style style:name="co13" style:family="table-column">
      <style:table-column-properties fo:break-before="auto" style:column-width="10.5mm"/>
    </style:style>
    <style:style style:name="co14" style:family="table-column">
      <style:table-column-properties fo:break-before="auto" style:column-width="3.03mm"/>
    </style:style>
    <style:style style:name="co15" style:family="table-column">
      <style:table-column-properties fo:break-before="auto" style:column-width="111.13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3.6mm"/>
    </style:style>
    <style:style style:name="co18" style:family="table-column">
      <style:table-column-properties fo:break-before="auto" style:column-width="54.19mm"/>
    </style:style>
    <style:style style:name="co19" style:family="table-column">
      <style:table-column-properties fo:break-before="auto" style:column-width="32.4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00" fo:padding="0.71mm"/>
    </style:style>
    <style:style style:name="ce3" style:family="table-cell" style:parent-style-name="Default">
      <style:table-cell-properties fo:background-color="#ffff66" fo:padding="0.71mm"/>
    </style:style>
    <style:style style:name="ce4" style:family="table-cell" style:parent-style-name="Default">
      <style:table-cell-properties fo:background-color="transparent" fo:padding="0.71mm"/>
    </style:style>
    <style:style style:name="ce5" style:family="table-cell" style:parent-style-name="Default">
      <style:table-cell-properties fo:background-color="#fff200" fo:padding="0.71mm"/>
    </style:style>
    <style:style style:name="ce6" style:family="table-cell" style:parent-style-name="Default" style:data-style-name="N0">
      <style:table-cell-properties fo:padding="0.71mm"/>
    </style:style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/>
      <table:table table:name="badania osad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4" table:number-columns-repeated="16" table:default-cell-style-name="ce1"/>
        <table:table-column table:style-name="co11" table:default-cell-style-name="ce1"/>
        <table:table-column table:style-name="co4" table:number-columns-repeated="3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77" table:default-cell-style-name="ce1"/>
        <table:table-column table:style-name="co5" table:number-columns-repeated="754" table:default-cell-style-name="Default"/>
        <table:table-row table:style-name="ro1">
          <table:table-cell office:value-type="string" calcext:value-type="string">
            <text:p>1H|\^&amp;|||UriSed mini^UriSed mini^3.2.19^1^UMI01000538|||||||P|LIS2-A2|20190329112545</text:p>
          </table:table-cell>
          <table:table-cell table:number-columns-repeated="19"/>
          <table:table-cell office:value-type="string" calcext:value-type="string">
            <text:p>ID_BADANIA</text:p>
          </table:table-cell>
          <table:table-cell office:value-type="string" calcext:value-type="string">
            <text:p>KOD_ASTM</text:p>
          </table:table-cell>
          <table:table-cell table:style-name="ce2" office:value-type="string" calcext:value-type="string">
            <text:p>NAZWA_BADANIA</text:p>
          </table:table-cell>
          <table:table-cell table:style-name="ce3" office:value-type="string" calcext:value-type="string">
            <text:p>TYP_WYNIKU</text:p>
          </table:table-cell>
          <table:table-cell table:style-name="ce2" office:value-type="string" calcext:value-type="string">
            <text:p>JM</text:p>
          </table:table-cell>
          <table:table-cell office:value-type="string" calcext:value-type="string">
            <text:p>LP_WYD</text:p>
          </table:table-cell>
          <table:table-cell office:value-type="string" calcext:value-type="string">
            <text:p>WYB</text:p>
          </table:table-cell>
          <table:table-cell table:style-name="ce2" office:value-type="string" calcext:value-type="string">
            <text:p>KOD_BADANIA</text:p>
          </table:table-cell>
          <table:table-cell office:value-type="string" calcext:value-type="string">
            <text:p>SP_OB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KREDYTOWANE</text:p>
          </table:table-cell>
          <table:table-cell office:value-type="string" calcext:value-type="string">
            <text:p>DL_POLE_WYDR</text:p>
          </table:table-cell>
          <table:table-cell table:style-name="ce2" office:value-type="string" calcext:value-type="string">
            <text:p>LP_WEWN</text:p>
          </table:table-cell>
          <table:table-cell table:style-name="ce2" office:value-type="string" calcext:value-type="string">
            <text:p>LI_MIEJSC_PP</text:p>
          </table:table-cell>
          <table:table-cell table:style-name="ce2" office:value-type="string" calcext:value-type="string">
            <text:p>MATERIAL</text:p>
          </table:table-cell>
          <table:table-cell office:value-type="string" calcext:value-type="string">
            <text:p>NAZWA_ANGIELSKA</text:p>
          </table:table-cell>
          <table:table-cell office:value-type="string" calcext:value-type="string">
            <text:p>NR_PROC</text:p>
          </table:table-cell>
          <table:table-cell office:value-type="string" calcext:value-type="string">
            <text:p>GRUPA_ANALIT</text:p>
          </table:table-cell>
          <table:table-cell office:value-type="string" calcext:value-type="string">
            <text:p>NIE_UWZGL_STAT</text:p>
          </table:table-cell>
          <table:table-cell office:value-type="string" calcext:value-type="string">
            <text:p>ID_MAP_TESTU</text:p>
          </table:table-cell>
          <table:table-cell office:value-type="string" calcext:value-type="string">
            <text:p>WARTOSC_MIN</text:p>
          </table:table-cell>
          <table:table-cell office:value-type="string" calcext:value-type="string">
            <text:p>WARTOSC_MAKS</text:p>
          </table:table-cell>
          <table:table-cell office:value-type="string" calcext:value-type="string">
            <text:p>METODA_WYK</text:p>
          </table:table-cell>
          <table:table-cell office:value-type="string" calcext:value-type="string">
            <text:p>ID_OPISU</text:p>
          </table:table-cell>
          <table:table-cell office:value-type="string" calcext:value-type="string">
            <text:p>NR_PROC1</text:p>
          </table:table-cell>
          <table:table-cell office:value-type="string" calcext:value-type="string">
            <text:p>BR_ID_TEMPERATURY</text:p>
          </table:table-cell>
          <table:table-cell office:value-type="string" calcext:value-type="string">
            <text:p>BR_ID_JEDNOSTKI</text:p>
          </table:table-cell>
          <table:table-cell office:value-type="string" calcext:value-type="string">
            <text:p>BR_ID_TESTU</text:p>
          </table:table-cell>
          <table:table-cell office:value-type="string" calcext:value-type="string">
            <text:p>BR_ID_METODY</text:p>
          </table:table-cell>
          <table:table-cell office:value-type="string" calcext:value-type="string">
            <text:p>BR_ID_ODCZYNNIKA</text:p>
          </table:table-cell>
          <table:table-cell office:value-type="string" calcext:value-type="string">
            <text:p>ID_GRUPY_ANALIT</text:p>
          </table:table-cell>
          <table:table-cell table:style-name="ce2" office:value-type="string" calcext:value-type="string">
            <text:p>TEST_UKRYTY</text:p>
          </table:table-cell>
          <table:table-cell office:value-type="string" calcext:value-type="string">
            <text:p>WARTOSC_DOMYSLNA</text:p>
          </table:table-cell>
          <table:table-cell office:value-type="string" calcext:value-type="string">
            <text:p>BADANIE_NIEAKTYWNE</text:p>
          </table:table-cell>
          <table:table-cell office:value-type="string" calcext:value-type="string">
            <text:p>NIEODSYLANE_ZDALNIE</text:p>
          </table:table-cell>
          <table:table-cell office:value-type="string" calcext:value-type="string">
            <text:p>ICD_ID_BADANIA</text:p>
          </table:table-cell>
          <table:table-cell office:value-type="string" calcext:value-type="string">
            <text:p>ICD_ID_MATERIALU</text:p>
          </table:table-cell>
          <table:table-cell office:value-type="string" calcext:value-type="string">
            <text:p>ICD_ID_METODY</text:p>
          </table:table-cell>
          <table:table-cell office:value-type="string" calcext:value-type="string">
            <text:p>WYGLAD_WYDRUK</text:p>
          </table:table-cell>
          <table:table-cell office:value-type="string" calcext:value-type="string">
            <text:p>WYGLAD_WYDRUK_NAZWA</text:p>
          </table:table-cell>
          <table:table-cell office:value-type="string" calcext:value-type="string">
            <text:p>WYGLAD_WYDRUK_WYNIK</text:p>
          </table:table-cell>
          <table:table-cell office:value-type="string" calcext:value-type="string">
            <text:p>DOSTEPNE_W_IRIS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AUTOWALIDACJA</text:p>
          </table:table-cell>
          <table:table-cell office:value-type="string" calcext:value-type="string">
            <text:p>WALID_WG_FLAG_LH</text:p>
          </table:table-cell>
          <table:table-cell office:value-type="string" calcext:value-type="string">
            <text:p>WALID1</text:p>
          </table:table-cell>
          <table:table-cell office:value-type="string" calcext:value-type="string">
            <text:p>WALID1_MIN</text:p>
          </table:table-cell>
          <table:table-cell office:value-type="string" calcext:value-type="string">
            <text:p>WALID1_MAX</text:p>
          </table:table-cell>
          <table:table-cell office:value-type="string" calcext:value-type="string">
            <text:p>WALID2</text:p>
          </table:table-cell>
          <table:table-cell office:value-type="string" calcext:value-type="string">
            <text:p>WALID2_ROZNICA</text:p>
          </table:table-cell>
          <table:table-cell office:value-type="string" calcext:value-type="string">
            <text:p>WALID2_TYP_ROZNICY</text:p>
          </table:table-cell>
          <table:table-cell office:value-type="string" calcext:value-type="string">
            <text:p>WALID2_JEDN_CZASU</text:p>
          </table:table-cell>
          <table:table-cell office:value-type="string" calcext:value-type="string">
            <text:p>WALID3</text:p>
          </table:table-cell>
          <table:table-cell office:value-type="string" calcext:value-type="string">
            <text:p>WALID3_OKRES</text:p>
          </table:table-cell>
          <table:table-cell office:value-type="string" calcext:value-type="string">
            <text:p>WALID3_ROZNICA</text:p>
          </table:table-cell>
          <table:table-cell office:value-type="string" calcext:value-type="string">
            <text:p>WALID3_TYP_ROZNICY</text:p>
          </table:table-cell>
          <table:table-cell office:value-type="string" calcext:value-type="string">
            <text:p>WALID3_JEDN_CZASU</text:p>
          </table:table-cell>
          <table:table-cell office:value-type="string" calcext:value-type="string">
            <text:p>WALID4</text:p>
          </table:table-cell>
          <table:table-cell office:value-type="string" calcext:value-type="string">
            <text:p>ID_PROBOWKI</text:p>
          </table:table-cell>
          <table:table-cell office:value-type="string" calcext:value-type="string">
            <text:p>DATA_UTWORZENIA</text:p>
          </table:table-cell>
          <table:table-cell office:value-type="string" calcext:value-type="string">
            <text:p>OSOZ_KOD_USLUGI</text:p>
          </table:table-cell>
          <table:table-cell office:value-type="string" calcext:value-type="string">
            <text:p>SEKCJA</text:p>
          </table:table-cell>
          <table:table-cell office:value-type="string" calcext:value-type="string">
            <text:p>REF_NFZ</text:p>
          </table:table-cell>
          <table:table-cell office:value-type="string" calcext:value-type="string">
            <text:p>NA_CENNIK</text:p>
          </table:table-cell>
          <table:table-cell office:value-type="string" calcext:value-type="string">
            <text:p>LP_SEKCJI</text:p>
          </table:table-cell>
          <table:table-cell office:value-type="string" calcext:value-type="string">
            <text:p>CZAS_WYKONANIA</text:p>
          </table:table-cell>
          <table:table-cell office:value-type="string" calcext:value-type="string">
            <text:p>ALAB</text:p>
          </table:table-cell>
          <table:table-cell office:value-type="string" calcext:value-type="string">
            <text:p>INNY</text:p>
          </table:table-cell>
          <table:table-cell office:value-type="string" calcext:value-type="string">
            <text:p>SYNEVO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2P|1||||-</text:p>
          </table:table-cell>
          <table:table-cell table:number-columns-repeated="21"/>
          <table:table-cell office:value-type="string" calcext:value-type="string">
            <text:p>Albumina [I09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/d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.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00083" calcext:value-type="float">
            <text:p>20000083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3O|1|083544009506|0^0^Service^SAMPLE|S|R||||||N|||20190328130052|||||||||||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Białko całkowite [I77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/d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IAŁKO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00087" calcext:value-type="float">
            <text:p>20000087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4R|1|46419-8^^^RBC|1477.40|p/HPF||A||F||Operator|||UriSed mini</text:p>
          </table:table-cell>
          <table:table-cell office:value-type="string" calcext:value-type="string">
            <text:p>OSAD-M-</text:p>
          </table:table-cell>
          <table:table-cell table:formula="of:=[.C3]+1" office:value-type="float" office:value="1" calcext:value-type="float">
            <text:p>1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]" office:value-type="float" office:value="937" calcext:value-type="float">
            <text:p>937</text:p>
          </table:table-cell>
          <table:table-cell office:value-type="string" calcext:value-type="string">
            <text:p>, '</text:p>
          </table:table-cell>
          <table:table-cell table:formula="of:=[.W4]" office:value-type="string" office:string-value="RBC" calcext:value-type="string">
            <text:p>RBC</text:p>
          </table:table-cell>
          <table:table-cell office:value-type="string" calcext:value-type="string">
            <text:p>', '</text:p>
          </table:table-cell>
          <table:table-cell table:formula="of:=[.Y4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4]" office:value-type="string" office:string-value="OSAD-M-1" calcext:value-type="string">
            <text:p>OSAD-M-1</text:p>
          </table:table-cell>
          <table:table-cell office:value-type="string" calcext:value-type="string">
            <text:p>', </text:p>
          </table:table-cell>
          <table:table-cell table:formula="of:=[.AI4]" office:value-type="float" office:value="1030" calcext:value-type="float">
            <text:p>1030</text:p>
          </table:table-cell>
          <table:table-cell office:value-type="string" calcext:value-type="string">
            <text:p>, </text:p>
          </table:table-cell>
          <table:table-cell table:formula="of:=[.AJ4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];[.F4];[.G4];[.H4];[.I4];[.J4];[.K4];[.L4];[.M4];[.N4];[.O4];[.P4];[.Q4];[.R4];[.S4])" office:value-type="string" office:string-value="insert into BADANIA (ID_BADANIA, NAZWA_BADANIA, JM, KOD_BADANIA, LP_WEWN, LI_MIEJSC_PP, MATERIAL) values (937, 'RBC', 'p/HPF', 'OSAD-M-1', 1030, 2, 'M');" calcext:value-type="string">
            <text:p>insert into BADANIA (ID_BADANIA, NAZWA_BADANIA, JM, KOD_BADANIA, LP_WEWN, LI_MIEJSC_PP, MATERIAL) values (937, 'RBC', 'p/HPF', 'OSAD-M-1', 1030, 2, 'M');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46419-8^^^RBC</text:p>
          </table:table-cell>
          <table:table-cell office:value-type="string" calcext:value-type="string">
            <text:p>RBC</text:p>
          </table:table-cell>
          <table:table-cell table:formula="of:=[.X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formula="of:=[.Z3]" office:value-type="string" office:string-value="NULL" calcext:value-type="string">
            <text:p>NULL</text:p>
          </table:table-cell>
          <table:table-cell table:formula="of:=[.AA3]" office:value-type="string" office:string-value="NULL" calcext:value-type="string">
            <text:p>NULL</text:p>
          </table:table-cell>
          <table:table-cell table:style-name="Default" table:formula="of:=CONCATENATE([.B4];[.C4])" office:value-type="string" office:string-value="OSAD-M-1" calcext:value-type="string">
            <text:p>OSAD-M-1</text:p>
          </table:table-cell>
          <table:table-cell table:formula="of:=[.AC3]" office:value-type="string" office:string-value="NULL" calcext:value-type="string">
            <text:p>NULL</text:p>
          </table:table-cell>
          <table:table-cell table:formula="of:=[.AD3]" office:value-type="string" office:string-value="NULL" calcext:value-type="string">
            <text:p>NULL</text:p>
          </table:table-cell>
          <table:table-cell table:formula="of:=[.AE3]" office:value-type="string" office:string-value="NULL" calcext:value-type="string">
            <text:p>NULL</text:p>
          </table:table-cell>
          <table:table-cell table:formula="of:=[.AF3]" office:value-type="string" office:string-value="NULL" calcext:value-type="string">
            <text:p>NULL</text:p>
          </table:table-cell>
          <table:table-cell table:formula="of:=[.AG3]" office:value-type="string" office:string-value="NULL" calcext:value-type="string">
            <text:p>NULL</text:p>
          </table:table-cell>
          <table:table-cell table:formula="of:=[.AH3]" office:value-type="string" office:string-value="N" calcext:value-type="string">
            <text:p>N</text:p>
          </table:table-cell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[.AL3]" office:value-type="string" office:string-value="NULL" calcext:value-type="string">
            <text:p>NULL</text:p>
          </table:table-cell>
          <table:table-cell/>
          <table:table-cell table:formula="of:=[.AN3]" office:value-type="string" office:string-value="B" calcext:value-type="string">
            <text:p>B</text:p>
          </table:table-cell>
          <table:table-cell table:formula="of:=[.AO3]" office:value-type="string" office:string-value="N" calcext:value-type="string">
            <text:p>N</text:p>
          </table:table-cell>
          <table:table-cell table:formula="of:=[.AP3]" office:value-type="string" office:string-value="NULL" calcext:value-type="string">
            <text:p>NULL</text:p>
          </table:table-cell>
          <table:table-cell table:formula="of:=[.AQ3]" office:value-type="string" office:string-value="NULL" calcext:value-type="string">
            <text:p>NULL</text:p>
          </table:table-cell>
          <table:table-cell table:formula="of:=[.AR3]" office:value-type="string" office:string-value="NULL" calcext:value-type="string">
            <text:p>NULL</text:p>
          </table:table-cell>
          <table:table-cell table:formula="of:=[.AS3]" office:value-type="string" office:string-value="NULL" calcext:value-type="string">
            <text:p>NULL</text:p>
          </table:table-cell>
          <table:table-cell table:formula="of:=[.AT3]" office:value-type="string" office:string-value="NULL" calcext:value-type="string">
            <text:p>NULL</text:p>
          </table:table-cell>
          <table:table-cell/>
          <table:table-cell table:formula="of:=[.AV3]" office:value-type="string" office:string-value="NULL" calcext:value-type="string">
            <text:p>NULL</text:p>
          </table:table-cell>
          <table:table-cell table:formula="of:=[.AW3]" office:value-type="string" office:string-value="NULL" calcext:value-type="string">
            <text:p>NULL</text:p>
          </table:table-cell>
          <table:table-cell table:formula="of:=[.AX3]" office:value-type="string" office:string-value="NULL" calcext:value-type="string">
            <text:p>NULL</text:p>
          </table:table-cell>
          <table:table-cell table:formula="of:=[.AY3]" office:value-type="string" office:string-value="NULL" calcext:value-type="string">
            <text:p>NULL</text:p>
          </table:table-cell>
          <table:table-cell table:formula="of:=[.AZ3]" office:value-type="string" office:string-value="NULL" calcext:value-type="string">
            <text:p>NULL</text:p>
          </table:table-cell>
          <table:table-cell table:formula="of:=[.BA3]" office:value-type="string" office:string-value="NULL" calcext:value-type="string">
            <text:p>NULL</text:p>
          </table:table-cell>
          <table:table-cell office:value-type="string" calcext:value-type="string">
            <text:p>T</text:p>
          </table:table-cell>
          <table:table-cell table:formula="of:=[.BC3]" office:value-type="string" office:string-value="NULL" calcext:value-type="string">
            <text:p>NULL</text:p>
          </table:table-cell>
          <table:table-cell table:formula="of:=[.BD3]" office:value-type="string" office:string-value="N" calcext:value-type="string">
            <text:p>N</text:p>
          </table:table-cell>
          <table:table-cell table:formula="of:=[.BE3]" office:value-type="string" office:string-value="N" calcext:value-type="string">
            <text:p>N</text:p>
          </table:table-cell>
          <table:table-cell table:formula="of:=[.BF3]" office:value-type="string" office:string-value="NULL" calcext:value-type="string">
            <text:p>NULL</text:p>
          </table:table-cell>
          <table:table-cell table:formula="of:=[.BG3]" office:value-type="string" office:string-value="NULL" calcext:value-type="string">
            <text:p>NULL</text:p>
          </table:table-cell>
          <table:table-cell table:formula="of:=[.BH3]" office:value-type="string" office:string-value="NULL" calcext:value-type="string">
            <text:p>NULL</text:p>
          </table:table-cell>
          <table:table-cell table:formula="of:=[.BI3]" office:value-type="string" office:string-value="B9" calcext:value-type="string">
            <text:p>B9</text:p>
          </table:table-cell>
          <table:table-cell table:number-columns-repeated="2"/>
          <table:table-cell table:formula="of:=[.BL3]" office:value-type="string" office:string-value="N" calcext:value-type="string">
            <text:p>N</text:p>
          </table:table-cell>
          <table:table-cell table:formula="of:=[.BM3]" office:value-type="string" office:string-value="NULL" calcext:value-type="string">
            <text:p>NULL</text:p>
          </table:table-cell>
          <table:table-cell table:formula="of:=[.BN3]" office:value-type="string" office:string-value="N" calcext:value-type="string">
            <text:p>N</text:p>
          </table:table-cell>
          <table:table-cell table:formula="of:=[.BO3]" office:value-type="string" office:string-value="N" calcext:value-type="string">
            <text:p>N</text:p>
          </table:table-cell>
          <table:table-cell table:formula="of:=[.BP3]" office:value-type="string" office:string-value="N" calcext:value-type="string">
            <text:p>N</text:p>
          </table:table-cell>
          <table:table-cell table:formula="of:=[.BQ3]" office:value-type="string" office:string-value="NULL" calcext:value-type="string">
            <text:p>NULL</text:p>
          </table:table-cell>
          <table:table-cell table:formula="of:=[.BR3]" office:value-type="string" office:string-value="NULL" calcext:value-type="string">
            <text:p>NULL</text:p>
          </table:table-cell>
          <table:table-cell table:formula="of:=[.BS3]" office:value-type="string" office:string-value="N" calcext:value-type="string">
            <text:p>N</text:p>
          </table:table-cell>
          <table:table-cell table:formula="of:=[.BT3]" office:value-type="string" office:string-value="NULL" calcext:value-type="string">
            <text:p>NULL</text:p>
          </table:table-cell>
          <table:table-cell table:formula="of:=[.BU3]" office:value-type="string" office:string-value="NULL" calcext:value-type="string">
            <text:p>NULL</text:p>
          </table:table-cell>
          <table:table-cell table:formula="of:=[.BV3]" office:value-type="string" office:string-value="NULL" calcext:value-type="string">
            <text:p>NULL</text:p>
          </table:table-cell>
          <table:table-cell table:formula="of:=[.BW3]" office:value-type="string" office:string-value="N" calcext:value-type="string">
            <text:p>N</text:p>
          </table:table-cell>
          <table:table-cell table:formula="of:=[.BX3]" office:value-type="string" office:string-value="NULL" calcext:value-type="string">
            <text:p>NULL</text:p>
          </table:table-cell>
          <table:table-cell table:formula="of:=[.BY3]" office:value-type="string" office:string-value="NULL" calcext:value-type="string">
            <text:p>NULL</text:p>
          </table:table-cell>
          <table:table-cell table:formula="of:=[.BZ3]" office:value-type="string" office:string-value="NULL" calcext:value-type="string">
            <text:p>NULL</text:p>
          </table:table-cell>
          <table:table-cell table:formula="of:=[.CA3]" office:value-type="string" office:string-value="NULL" calcext:value-type="string">
            <text:p>NULL</text:p>
          </table:table-cell>
          <table:table-cell table:formula="of:=[.CB3]" office:value-type="string" office:string-value="N" calcext:value-type="string">
            <text:p>N</text:p>
          </table:table-cell>
          <table:table-cell table:formula="of:=[.CC3]" office:value-type="string" office:string-value="NULL" calcext:value-type="string">
            <text:p>NULL</text:p>
          </table:table-cell>
          <table:table-cell table:formula="of:=[.CD3]" office:value-type="string" office:string-value="NULL" calcext:value-type="string">
            <text:p>NULL</text:p>
          </table:table-cell>
          <table:table-cell table:number-columns-repeated="10"/>
          <table:table-cell table:style-name="ce2" table:formula="of:=CONCATENATE([.CP4];[.CQ4];[.CR4];[.CS4])" office:value-type="string" office:string-value="update BADANIA set TEST_UKRYTY='T' where ID_BADANIA = 937" calcext:value-type="string">
            <text:p>update BADANIA set TEST_UKRYTY='T' where ID_BADANIA = 937</text:p>
          </table:table-cell>
          <table:table-cell office:value-type="string" calcext:value-type="string">
            <text:p>update BADANIA set TEST_UKRYTY='</text:p>
          </table:table-cell>
          <table:table-cell table:formula="of:=[.BB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]" office:value-type="float" office:value="937" calcext:value-type="float">
            <text:p>937</text:p>
          </table:table-cell>
          <table:table-cell table:style-name="ce2" table:formula="of:=CONCATENATE([.CU4];[.CW4];[.CX4])" office:value-type="string" office:string-value="update BADANIA set TYP_WYNIKU='N' where ID_BADANIA = 937" calcext:value-type="string">
            <text:p>update BADANIA set TYP_WYNIKU='N' where ID_BADANIA = 93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]" office:value-type="float" office:value="937" calcext:value-type="float">
            <text:p>93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2|798-9^^^RBC|6500.56|p/ul||A||F||Operator|||UriSed mini</text:p>
          </table:table-cell>
          <table:table-cell office:value-type="string" calcext:value-type="string">
            <text:p>OSAD-M-</text:p>
          </table:table-cell>
          <table:table-cell table:formula="of:=[.C4]+1" office:value-type="float" office:value="2" calcext:value-type="float">
            <text:p>2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]" office:value-type="float" office:value="938" calcext:value-type="float">
            <text:p>938</text:p>
          </table:table-cell>
          <table:table-cell office:value-type="string" calcext:value-type="string">
            <text:p>, '</text:p>
          </table:table-cell>
          <table:table-cell table:formula="of:=[.W5]" office:value-type="string" office:string-value="RBC" calcext:value-type="string">
            <text:p>RBC</text:p>
          </table:table-cell>
          <table:table-cell office:value-type="string" calcext:value-type="string">
            <text:p>', '</text:p>
          </table:table-cell>
          <table:table-cell table:formula="of:=[.Y5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5]" office:value-type="string" office:string-value="OSAD-M-2" calcext:value-type="string">
            <text:p>OSAD-M-2</text:p>
          </table:table-cell>
          <table:table-cell office:value-type="string" calcext:value-type="string">
            <text:p>', </text:p>
          </table:table-cell>
          <table:table-cell table:formula="of:=[.AI5]" office:value-type="float" office:value="1031" calcext:value-type="float">
            <text:p>1031</text:p>
          </table:table-cell>
          <table:table-cell office:value-type="string" calcext:value-type="string">
            <text:p>, </text:p>
          </table:table-cell>
          <table:table-cell table:formula="of:=[.AJ5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];[.F5];[.G5];[.H5];[.I5];[.J5];[.K5];[.L5];[.M5];[.N5];[.O5];[.P5];[.Q5];[.R5];[.S5])" office:value-type="string" office:string-value="insert into BADANIA (ID_BADANIA, NAZWA_BADANIA, JM, KOD_BADANIA, LP_WEWN, LI_MIEJSC_PP, MATERIAL) values (938, 'RBC', 'p/ul', 'OSAD-M-2', 1031, 2, 'M');" calcext:value-type="string">
            <text:p>insert into BADANIA (ID_BADANIA, NAZWA_BADANIA, JM, KOD_BADANIA, LP_WEWN, LI_MIEJSC_PP, MATERIAL) values (938, 'RBC', 'p/ul', 'OSAD-M-2', 1031, 2, 'M');</text:p>
          </table:table-cell>
          <table:table-cell table:formula="of:=[.U4]+1" office:value-type="float" office:value="938" calcext:value-type="float">
            <text:p>938</text:p>
          </table:table-cell>
          <table:table-cell office:value-type="string" calcext:value-type="string">
            <text:p>798-9^^^RBC</text:p>
          </table:table-cell>
          <table:table-cell office:value-type="string" calcext:value-type="string">
            <text:p>RBC</text:p>
          </table:table-cell>
          <table:table-cell table:formula="of:=[.X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];[.C5])" office:value-type="string" office:string-value="OSAD-M-2" calcext:value-type="string">
            <text:p>OSAD-M-2</text:p>
          </table:table-cell>
          <table:table-cell table:number-columns-repeated="6"/>
          <table:table-cell table:formula="of:=[.AI4]+1" office:value-type="float" office:value="1031" calcext:value-type="float">
            <text:p>1031</text:p>
          </table:table-cell>
          <table:table-cell table:formula="of:=[.AJ4]" office:value-type="float" office:value="2" calcext:value-type="float">
            <text:p>2</text:p>
          </table:table-cell>
          <table:table-cell table:formula="of:=[.AK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];[.CQ5];[.CR5];[.CS5])" office:value-type="string" office:string-value="update BADANIA set TEST_UKRYTY='T' where ID_BADANIA = 938" calcext:value-type="string">
            <text:p>update BADANIA set TEST_UKRYTY='T' where ID_BADANIA = 938</text:p>
          </table:table-cell>
          <table:table-cell office:value-type="string" calcext:value-type="string">
            <text:p>update BADANIA set TEST_UKRYTY='</text:p>
          </table:table-cell>
          <table:table-cell table:formula="of:=[.BB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]" office:value-type="float" office:value="938" calcext:value-type="float">
            <text:p>938</text:p>
          </table:table-cell>
          <table:table-cell table:style-name="ce2" table:formula="of:=CONCATENATE([.CU5];[.CW5];[.CX5])" office:value-type="string" office:string-value="update BADANIA set TYP_WYNIKU='N' where ID_BADANIA = 938" calcext:value-type="string">
            <text:p>update BADANIA set TYP_WYNIKU='N' where ID_BADANIA = 93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]" office:value-type="float" office:value="938" calcext:value-type="float">
            <text:p>93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3|^^^RBC|984.93|||A||F||Operator|||UriSed mini</text:p>
          </table:table-cell>
          <table:table-cell office:value-type="string" calcext:value-type="string">
            <text:p>OSAD-M-</text:p>
          </table:table-cell>
          <table:table-cell table:formula="of:=[.C5]+1" office:value-type="float" office:value="3" calcext:value-type="float">
            <text:p>3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]" office:value-type="float" office:value="939" calcext:value-type="float">
            <text:p>939</text:p>
          </table:table-cell>
          <table:table-cell office:value-type="string" calcext:value-type="string">
            <text:p>, '</text:p>
          </table:table-cell>
          <table:table-cell table:formula="of:=[.W6]" office:value-type="string" office:string-value="RBC" calcext:value-type="string">
            <text:p>RBC</text:p>
          </table:table-cell>
          <table:table-cell office:value-type="string" calcext:value-type="string">
            <text:p>', '</text:p>
          </table:table-cell>
          <table:table-cell table:formula="of:=[.Y6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6]" office:value-type="string" office:string-value="OSAD-M-3" calcext:value-type="string">
            <text:p>OSAD-M-3</text:p>
          </table:table-cell>
          <table:table-cell office:value-type="string" calcext:value-type="string">
            <text:p>', </text:p>
          </table:table-cell>
          <table:table-cell table:formula="of:=[.AI6]" office:value-type="float" office:value="1032" calcext:value-type="float">
            <text:p>1032</text:p>
          </table:table-cell>
          <table:table-cell office:value-type="string" calcext:value-type="string">
            <text:p>, </text:p>
          </table:table-cell>
          <table:table-cell table:formula="of:=[.AJ6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];[.F6];[.G6];[.H6];[.I6];[.J6];[.K6];[.L6];[.M6];[.N6];[.O6];[.P6];[.Q6];[.R6];[.S6])" office:value-type="string" office:string-value="insert into BADANIA (ID_BADANIA, NAZWA_BADANIA, JM, KOD_BADANIA, LP_WEWN, LI_MIEJSC_PP, MATERIAL) values (939, 'RBC', '0', 'OSAD-M-3', 1032, 2, 'M');" calcext:value-type="string">
            <text:p>insert into BADANIA (ID_BADANIA, NAZWA_BADANIA, JM, KOD_BADANIA, LP_WEWN, LI_MIEJSC_PP, MATERIAL) values (939, 'RBC', '0', 'OSAD-M-3', 1032, 2, 'M');</text:p>
          </table:table-cell>
          <table:table-cell table:formula="of:=[.U5]+1" office:value-type="float" office:value="939" calcext:value-type="float">
            <text:p>939</text:p>
          </table:table-cell>
          <table:table-cell office:value-type="string" calcext:value-type="string">
            <text:p>^^^RBC</text:p>
          </table:table-cell>
          <table:table-cell office:value-type="string" calcext:value-type="string">
            <text:p>RBC</text:p>
          </table:table-cell>
          <table:table-cell table:formula="of:=[.X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];[.C6])" office:value-type="string" office:string-value="OSAD-M-3" calcext:value-type="string">
            <text:p>OSAD-M-3</text:p>
          </table:table-cell>
          <table:table-cell table:number-columns-repeated="6"/>
          <table:table-cell table:formula="of:=[.AI5]+1" office:value-type="float" office:value="1032" calcext:value-type="float">
            <text:p>1032</text:p>
          </table:table-cell>
          <table:table-cell table:formula="of:=[.AJ5]" office:value-type="float" office:value="2" calcext:value-type="float">
            <text:p>2</text:p>
          </table:table-cell>
          <table:table-cell table:formula="of:=[.AK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];[.CQ6];[.CR6];[.CS6])" office:value-type="string" office:string-value="update BADANIA set TEST_UKRYTY='T' where ID_BADANIA = 939" calcext:value-type="string">
            <text:p>update BADANIA set TEST_UKRYTY='T' where ID_BADANIA = 939</text:p>
          </table:table-cell>
          <table:table-cell office:value-type="string" calcext:value-type="string">
            <text:p>update BADANIA set TEST_UKRYTY='</text:p>
          </table:table-cell>
          <table:table-cell table:formula="of:=[.BB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]" office:value-type="float" office:value="939" calcext:value-type="float">
            <text:p>939</text:p>
          </table:table-cell>
          <table:table-cell table:style-name="ce2" table:formula="of:=CONCATENATE([.CU6];[.CW6];[.CX6])" office:value-type="string" office:string-value="update BADANIA set TYP_WYNIKU='N' where ID_BADANIA = 939" calcext:value-type="string">
            <text:p>update BADANIA set TYP_WYNIKU='N' where ID_BADANIA = 93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]" office:value-type="float" office:value="939" calcext:value-type="float">
            <text:p>93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4|53292-9^^^RBC|++++|||A||F||Operator|||UriSed mini</text:p>
          </table:table-cell>
          <table:table-cell office:value-type="string" calcext:value-type="string">
            <text:p>OSAD-M-</text:p>
          </table:table-cell>
          <table:table-cell table:formula="of:=[.C6]+1" office:value-type="float" office:value="4" calcext:value-type="float">
            <text:p>4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7]" office:value-type="float" office:value="940" calcext:value-type="float">
            <text:p>940</text:p>
          </table:table-cell>
          <table:table-cell office:value-type="string" calcext:value-type="string">
            <text:p>, '</text:p>
          </table:table-cell>
          <table:table-cell table:formula="of:=[.W7]" office:value-type="string" office:string-value="RBC" calcext:value-type="string">
            <text:p>RBC</text:p>
          </table:table-cell>
          <table:table-cell office:value-type="string" calcext:value-type="string">
            <text:p>', '</text:p>
          </table:table-cell>
          <table:table-cell table:formula="of:=[.Y7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7]" office:value-type="string" office:string-value="OSAD-M-4" calcext:value-type="string">
            <text:p>OSAD-M-4</text:p>
          </table:table-cell>
          <table:table-cell office:value-type="string" calcext:value-type="string">
            <text:p>', </text:p>
          </table:table-cell>
          <table:table-cell table:formula="of:=[.AI7]" office:value-type="float" office:value="1033" calcext:value-type="float">
            <text:p>1033</text:p>
          </table:table-cell>
          <table:table-cell office:value-type="string" calcext:value-type="string">
            <text:p>, </text:p>
          </table:table-cell>
          <table:table-cell table:formula="of:=[.AJ7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7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7];[.F7];[.G7];[.H7];[.I7];[.J7];[.K7];[.L7];[.M7];[.N7];[.O7];[.P7];[.Q7];[.R7];[.S7])" office:value-type="string" office:string-value="insert into BADANIA (ID_BADANIA, NAZWA_BADANIA, JM, KOD_BADANIA, LP_WEWN, LI_MIEJSC_PP, MATERIAL) values (940, 'RBC', 'plusowe', 'OSAD-M-4', 1033, 2, 'M');" calcext:value-type="string">
            <text:p>insert into BADANIA (ID_BADANIA, NAZWA_BADANIA, JM, KOD_BADANIA, LP_WEWN, LI_MIEJSC_PP, MATERIAL) values (940, 'RBC', 'plusowe', 'OSAD-M-4', 1033, 2, 'M');</text:p>
          </table:table-cell>
          <table:table-cell table:formula="of:=[.U6]+1" office:value-type="float" office:value="940" calcext:value-type="float">
            <text:p>940</text:p>
          </table:table-cell>
          <table:table-cell office:value-type="string" calcext:value-type="string">
            <text:p>53292-9^^^RBC</text:p>
          </table:table-cell>
          <table:table-cell office:value-type="string" calcext:value-type="string">
            <text:p>RBC</text:p>
          </table:table-cell>
          <table:table-cell table:formula="of:=[.X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7];[.C7])" office:value-type="string" office:string-value="OSAD-M-4" calcext:value-type="string">
            <text:p>OSAD-M-4</text:p>
          </table:table-cell>
          <table:table-cell table:number-columns-repeated="6"/>
          <table:table-cell table:formula="of:=[.AI6]+1" office:value-type="float" office:value="1033" calcext:value-type="float">
            <text:p>1033</text:p>
          </table:table-cell>
          <table:table-cell table:formula="of:=[.AJ6]" office:value-type="float" office:value="2" calcext:value-type="float">
            <text:p>2</text:p>
          </table:table-cell>
          <table:table-cell table:formula="of:=[.AK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];[.CQ7];[.CR7];[.CS7])" office:value-type="string" office:string-value="update BADANIA set TEST_UKRYTY='T' where ID_BADANIA = 940" calcext:value-type="string">
            <text:p>update BADANIA set TEST_UKRYTY='T' where ID_BADANIA = 940</text:p>
          </table:table-cell>
          <table:table-cell office:value-type="string" calcext:value-type="string">
            <text:p>update BADANIA set TEST_UKRYTY='</text:p>
          </table:table-cell>
          <table:table-cell table:formula="of:=[.BB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]" office:value-type="float" office:value="940" calcext:value-type="float">
            <text:p>940</text:p>
          </table:table-cell>
          <table:table-cell table:style-name="ce2" table:formula="of:=CONCATENATE([.CU7];[.CW7];[.CX7])" office:value-type="string" office:string-value="update BADANIA set TYP_WYNIKU='N' where ID_BADANIA = 940" calcext:value-type="string">
            <text:p>update BADANIA set TYP_WYNIKU='N' where ID_BADANIA = 94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]" office:value-type="float" office:value="940" calcext:value-type="float">
            <text:p>94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5|46702-7^^^WBC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7]+1" office:value-type="float" office:value="5" calcext:value-type="float">
            <text:p>5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8]" office:value-type="float" office:value="941" calcext:value-type="float">
            <text:p>941</text:p>
          </table:table-cell>
          <table:table-cell office:value-type="string" calcext:value-type="string">
            <text:p>, '</text:p>
          </table:table-cell>
          <table:table-cell table:formula="of:=[.W8]" office:value-type="string" office:string-value="WBC" calcext:value-type="string">
            <text:p>WBC</text:p>
          </table:table-cell>
          <table:table-cell office:value-type="string" calcext:value-type="string">
            <text:p>', '</text:p>
          </table:table-cell>
          <table:table-cell table:formula="of:=[.Y8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8]" office:value-type="string" office:string-value="OSAD-M-5" calcext:value-type="string">
            <text:p>OSAD-M-5</text:p>
          </table:table-cell>
          <table:table-cell office:value-type="string" calcext:value-type="string">
            <text:p>', </text:p>
          </table:table-cell>
          <table:table-cell table:formula="of:=[.AI8]" office:value-type="float" office:value="1034" calcext:value-type="float">
            <text:p>1034</text:p>
          </table:table-cell>
          <table:table-cell office:value-type="string" calcext:value-type="string">
            <text:p>, </text:p>
          </table:table-cell>
          <table:table-cell table:formula="of:=[.AJ8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8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8];[.F8];[.G8];[.H8];[.I8];[.J8];[.K8];[.L8];[.M8];[.N8];[.O8];[.P8];[.Q8];[.R8];[.S8])" office:value-type="string" office:string-value="insert into BADANIA (ID_BADANIA, NAZWA_BADANIA, JM, KOD_BADANIA, LP_WEWN, LI_MIEJSC_PP, MATERIAL) values (941, 'WBC', 'p/HPF', 'OSAD-M-5', 1034, 2, 'M');" calcext:value-type="string">
            <text:p>insert into BADANIA (ID_BADANIA, NAZWA_BADANIA, JM, KOD_BADANIA, LP_WEWN, LI_MIEJSC_PP, MATERIAL) values (941, 'WBC', 'p/HPF', 'OSAD-M-5', 1034, 2, 'M');</text:p>
          </table:table-cell>
          <table:table-cell table:formula="of:=[.U7]+1" office:value-type="float" office:value="941" calcext:value-type="float">
            <text:p>941</text:p>
          </table:table-cell>
          <table:table-cell office:value-type="string" calcext:value-type="string">
            <text:p>46702-7^^^WBC</text:p>
          </table:table-cell>
          <table:table-cell office:value-type="string" calcext:value-type="string">
            <text:p>WBC</text:p>
          </table:table-cell>
          <table:table-cell table:formula="of:=[.X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8];[.C8])" office:value-type="string" office:string-value="OSAD-M-5" calcext:value-type="string">
            <text:p>OSAD-M-5</text:p>
          </table:table-cell>
          <table:table-cell table:number-columns-repeated="6"/>
          <table:table-cell table:formula="of:=[.AI7]+1" office:value-type="float" office:value="1034" calcext:value-type="float">
            <text:p>1034</text:p>
          </table:table-cell>
          <table:table-cell table:formula="of:=[.AJ7]" office:value-type="float" office:value="2" calcext:value-type="float">
            <text:p>2</text:p>
          </table:table-cell>
          <table:table-cell table:formula="of:=[.AK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];[.CQ8];[.CR8];[.CS8])" office:value-type="string" office:string-value="update BADANIA set TEST_UKRYTY='T' where ID_BADANIA = 941" calcext:value-type="string">
            <text:p>update BADANIA set TEST_UKRYTY='T' where ID_BADANIA = 941</text:p>
          </table:table-cell>
          <table:table-cell office:value-type="string" calcext:value-type="string">
            <text:p>update BADANIA set TEST_UKRYTY='</text:p>
          </table:table-cell>
          <table:table-cell table:formula="of:=[.BB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]" office:value-type="float" office:value="941" calcext:value-type="float">
            <text:p>941</text:p>
          </table:table-cell>
          <table:table-cell table:style-name="ce2" table:formula="of:=CONCATENATE([.CU8];[.CW8];[.CX8])" office:value-type="string" office:string-value="update BADANIA set TYP_WYNIKU='N' where ID_BADANIA = 941" calcext:value-type="string">
            <text:p>update BADANIA set TYP_WYNIKU='N' where ID_BADANIA = 94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]" office:value-type="float" office:value="941" calcext:value-type="float">
            <text:p>94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6|51487-7^^^WBC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8]+1" office:value-type="float" office:value="6" calcext:value-type="float">
            <text:p>6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9]" office:value-type="float" office:value="942" calcext:value-type="float">
            <text:p>942</text:p>
          </table:table-cell>
          <table:table-cell office:value-type="string" calcext:value-type="string">
            <text:p>, '</text:p>
          </table:table-cell>
          <table:table-cell table:formula="of:=[.W9]" office:value-type="string" office:string-value="WBC" calcext:value-type="string">
            <text:p>WBC</text:p>
          </table:table-cell>
          <table:table-cell office:value-type="string" calcext:value-type="string">
            <text:p>', '</text:p>
          </table:table-cell>
          <table:table-cell table:formula="of:=[.Y9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9]" office:value-type="string" office:string-value="OSAD-M-6" calcext:value-type="string">
            <text:p>OSAD-M-6</text:p>
          </table:table-cell>
          <table:table-cell office:value-type="string" calcext:value-type="string">
            <text:p>', </text:p>
          </table:table-cell>
          <table:table-cell table:formula="of:=[.AI9]" office:value-type="float" office:value="1035" calcext:value-type="float">
            <text:p>1035</text:p>
          </table:table-cell>
          <table:table-cell office:value-type="string" calcext:value-type="string">
            <text:p>, </text:p>
          </table:table-cell>
          <table:table-cell table:formula="of:=[.AJ9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9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9];[.F9];[.G9];[.H9];[.I9];[.J9];[.K9];[.L9];[.M9];[.N9];[.O9];[.P9];[.Q9];[.R9];[.S9])" office:value-type="string" office:string-value="insert into BADANIA (ID_BADANIA, NAZWA_BADANIA, JM, KOD_BADANIA, LP_WEWN, LI_MIEJSC_PP, MATERIAL) values (942, 'WBC', 'p/ul', 'OSAD-M-6', 1035, 2, 'M');" calcext:value-type="string">
            <text:p>insert into BADANIA (ID_BADANIA, NAZWA_BADANIA, JM, KOD_BADANIA, LP_WEWN, LI_MIEJSC_PP, MATERIAL) values (942, 'WBC', 'p/ul', 'OSAD-M-6', 1035, 2, 'M');</text:p>
          </table:table-cell>
          <table:table-cell table:formula="of:=[.U8]+1" office:value-type="float" office:value="942" calcext:value-type="float">
            <text:p>942</text:p>
          </table:table-cell>
          <table:table-cell office:value-type="string" calcext:value-type="string">
            <text:p>51487-7^^^WBC</text:p>
          </table:table-cell>
          <table:table-cell office:value-type="string" calcext:value-type="string">
            <text:p>WBC</text:p>
          </table:table-cell>
          <table:table-cell table:formula="of:=[.X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9];[.C9])" office:value-type="string" office:string-value="OSAD-M-6" calcext:value-type="string">
            <text:p>OSAD-M-6</text:p>
          </table:table-cell>
          <table:table-cell table:number-columns-repeated="6"/>
          <table:table-cell table:formula="of:=[.AI8]+1" office:value-type="float" office:value="1035" calcext:value-type="float">
            <text:p>1035</text:p>
          </table:table-cell>
          <table:table-cell table:formula="of:=[.AJ8]" office:value-type="float" office:value="2" calcext:value-type="float">
            <text:p>2</text:p>
          </table:table-cell>
          <table:table-cell table:formula="of:=[.AK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9];[.CQ9];[.CR9];[.CS9])" office:value-type="string" office:string-value="update BADANIA set TEST_UKRYTY='T' where ID_BADANIA = 942" calcext:value-type="string">
            <text:p>update BADANIA set TEST_UKRYTY='T' where ID_BADANIA = 942</text:p>
          </table:table-cell>
          <table:table-cell office:value-type="string" calcext:value-type="string">
            <text:p>update BADANIA set TEST_UKRYTY='</text:p>
          </table:table-cell>
          <table:table-cell table:formula="of:=[.BB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9]" office:value-type="float" office:value="942" calcext:value-type="float">
            <text:p>942</text:p>
          </table:table-cell>
          <table:table-cell table:style-name="ce2" table:formula="of:=CONCATENATE([.CU9];[.CW9];[.CX9])" office:value-type="string" office:string-value="update BADANIA set TYP_WYNIKU='N' where ID_BADANIA = 942" calcext:value-type="string">
            <text:p>update BADANIA set TYP_WYNIKU='N' where ID_BADANIA = 94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9]" office:value-type="float" office:value="942" calcext:value-type="float">
            <text:p>94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7|^^^WBC|0.00|||N||F||Operator|||UriSed mini</text:p>
          </table:table-cell>
          <table:table-cell office:value-type="string" calcext:value-type="string">
            <text:p>OSAD-M-</text:p>
          </table:table-cell>
          <table:table-cell table:formula="of:=[.C9]+1" office:value-type="float" office:value="7" calcext:value-type="float">
            <text:p>7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0]" office:value-type="float" office:value="943" calcext:value-type="float">
            <text:p>943</text:p>
          </table:table-cell>
          <table:table-cell office:value-type="string" calcext:value-type="string">
            <text:p>, '</text:p>
          </table:table-cell>
          <table:table-cell table:formula="of:=[.W10]" office:value-type="string" office:string-value="WBC" calcext:value-type="string">
            <text:p>WBC</text:p>
          </table:table-cell>
          <table:table-cell office:value-type="string" calcext:value-type="string">
            <text:p>', '</text:p>
          </table:table-cell>
          <table:table-cell table:formula="of:=[.Y10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10]" office:value-type="string" office:string-value="OSAD-M-7" calcext:value-type="string">
            <text:p>OSAD-M-7</text:p>
          </table:table-cell>
          <table:table-cell office:value-type="string" calcext:value-type="string">
            <text:p>', </text:p>
          </table:table-cell>
          <table:table-cell table:formula="of:=[.AI10]" office:value-type="float" office:value="1036" calcext:value-type="float">
            <text:p>1036</text:p>
          </table:table-cell>
          <table:table-cell office:value-type="string" calcext:value-type="string">
            <text:p>, </text:p>
          </table:table-cell>
          <table:table-cell table:formula="of:=[.AJ10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0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0];[.F10];[.G10];[.H10];[.I10];[.J10];[.K10];[.L10];[.M10];[.N10];[.O10];[.P10];[.Q10];[.R10];[.S10])" office:value-type="string" office:string-value="insert into BADANIA (ID_BADANIA, NAZWA_BADANIA, JM, KOD_BADANIA, LP_WEWN, LI_MIEJSC_PP, MATERIAL) values (943, 'WBC', '0', 'OSAD-M-7', 1036, 2, 'M');" calcext:value-type="string">
            <text:p>insert into BADANIA (ID_BADANIA, NAZWA_BADANIA, JM, KOD_BADANIA, LP_WEWN, LI_MIEJSC_PP, MATERIAL) values (943, 'WBC', '0', 'OSAD-M-7', 1036, 2, 'M');</text:p>
          </table:table-cell>
          <table:table-cell table:formula="of:=[.U9]+1" office:value-type="float" office:value="943" calcext:value-type="float">
            <text:p>943</text:p>
          </table:table-cell>
          <table:table-cell office:value-type="string" calcext:value-type="string">
            <text:p>^^^WBC</text:p>
          </table:table-cell>
          <table:table-cell office:value-type="string" calcext:value-type="string">
            <text:p>WBC</text:p>
          </table:table-cell>
          <table:table-cell table:formula="of:=[.X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0];[.C10])" office:value-type="string" office:string-value="OSAD-M-7" calcext:value-type="string">
            <text:p>OSAD-M-7</text:p>
          </table:table-cell>
          <table:table-cell table:number-columns-repeated="6"/>
          <table:table-cell table:formula="of:=[.AI9]+1" office:value-type="float" office:value="1036" calcext:value-type="float">
            <text:p>1036</text:p>
          </table:table-cell>
          <table:table-cell table:formula="of:=[.AJ9]" office:value-type="float" office:value="2" calcext:value-type="float">
            <text:p>2</text:p>
          </table:table-cell>
          <table:table-cell table:formula="of:=[.AK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0];[.CQ10];[.CR10];[.CS10])" office:value-type="string" office:string-value="update BADANIA set TEST_UKRYTY='T' where ID_BADANIA = 943" calcext:value-type="string">
            <text:p>update BADANIA set TEST_UKRYTY='T' where ID_BADANIA = 943</text:p>
          </table:table-cell>
          <table:table-cell office:value-type="string" calcext:value-type="string">
            <text:p>update BADANIA set TEST_UKRYTY='</text:p>
          </table:table-cell>
          <table:table-cell table:formula="of:=[.BB1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0]" office:value-type="float" office:value="943" calcext:value-type="float">
            <text:p>943</text:p>
          </table:table-cell>
          <table:table-cell table:style-name="ce2" table:formula="of:=CONCATENATE([.CU10];[.CW10];[.CX10])" office:value-type="string" office:string-value="update BADANIA set TYP_WYNIKU='N' where ID_BADANIA = 943" calcext:value-type="string">
            <text:p>update BADANIA set TYP_WYNIKU='N' where ID_BADANIA = 94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0]" office:value-type="float" office:value="943" calcext:value-type="float">
            <text:p>94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8|53316-6^^^WBC|-|||N||F||Operator|||UriSed mini</text:p>
          </table:table-cell>
          <table:table-cell office:value-type="string" calcext:value-type="string">
            <text:p>OSAD-M-</text:p>
          </table:table-cell>
          <table:table-cell table:formula="of:=[.C10]+1" office:value-type="float" office:value="8" calcext:value-type="float">
            <text:p>8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1]" office:value-type="float" office:value="944" calcext:value-type="float">
            <text:p>944</text:p>
          </table:table-cell>
          <table:table-cell office:value-type="string" calcext:value-type="string">
            <text:p>, '</text:p>
          </table:table-cell>
          <table:table-cell table:formula="of:=[.W11]" office:value-type="string" office:string-value="WBC" calcext:value-type="string">
            <text:p>WBC</text:p>
          </table:table-cell>
          <table:table-cell office:value-type="string" calcext:value-type="string">
            <text:p>', '</text:p>
          </table:table-cell>
          <table:table-cell table:formula="of:=[.Y11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11]" office:value-type="string" office:string-value="OSAD-M-8" calcext:value-type="string">
            <text:p>OSAD-M-8</text:p>
          </table:table-cell>
          <table:table-cell office:value-type="string" calcext:value-type="string">
            <text:p>', </text:p>
          </table:table-cell>
          <table:table-cell table:formula="of:=[.AI11]" office:value-type="float" office:value="1037" calcext:value-type="float">
            <text:p>1037</text:p>
          </table:table-cell>
          <table:table-cell office:value-type="string" calcext:value-type="string">
            <text:p>, </text:p>
          </table:table-cell>
          <table:table-cell table:formula="of:=[.AJ11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1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1];[.F11];[.G11];[.H11];[.I11];[.J11];[.K11];[.L11];[.M11];[.N11];[.O11];[.P11];[.Q11];[.R11];[.S11])" office:value-type="string" office:string-value="insert into BADANIA (ID_BADANIA, NAZWA_BADANIA, JM, KOD_BADANIA, LP_WEWN, LI_MIEJSC_PP, MATERIAL) values (944, 'WBC', 'plusowe', 'OSAD-M-8', 1037, 2, 'M');" calcext:value-type="string">
            <text:p>insert into BADANIA (ID_BADANIA, NAZWA_BADANIA, JM, KOD_BADANIA, LP_WEWN, LI_MIEJSC_PP, MATERIAL) values (944, 'WBC', 'plusowe', 'OSAD-M-8', 1037, 2, 'M');</text:p>
          </table:table-cell>
          <table:table-cell table:formula="of:=[.U10]+1" office:value-type="float" office:value="944" calcext:value-type="float">
            <text:p>944</text:p>
          </table:table-cell>
          <table:table-cell office:value-type="string" calcext:value-type="string">
            <text:p>53316-6^^^WBC</text:p>
          </table:table-cell>
          <table:table-cell office:value-type="string" calcext:value-type="string">
            <text:p>WBC</text:p>
          </table:table-cell>
          <table:table-cell table:formula="of:=[.X1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1];[.C11])" office:value-type="string" office:string-value="OSAD-M-8" calcext:value-type="string">
            <text:p>OSAD-M-8</text:p>
          </table:table-cell>
          <table:table-cell table:number-columns-repeated="6"/>
          <table:table-cell table:formula="of:=[.AI10]+1" office:value-type="float" office:value="1037" calcext:value-type="float">
            <text:p>1037</text:p>
          </table:table-cell>
          <table:table-cell table:formula="of:=[.AJ10]" office:value-type="float" office:value="2" calcext:value-type="float">
            <text:p>2</text:p>
          </table:table-cell>
          <table:table-cell table:formula="of:=[.AK1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1];[.CQ11];[.CR11];[.CS11])" office:value-type="string" office:string-value="update BADANIA set TEST_UKRYTY='T' where ID_BADANIA = 944" calcext:value-type="string">
            <text:p>update BADANIA set TEST_UKRYTY='T' where ID_BADANIA = 944</text:p>
          </table:table-cell>
          <table:table-cell office:value-type="string" calcext:value-type="string">
            <text:p>update BADANIA set TEST_UKRYTY='</text:p>
          </table:table-cell>
          <table:table-cell table:formula="of:=[.BB1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1]" office:value-type="float" office:value="944" calcext:value-type="float">
            <text:p>944</text:p>
          </table:table-cell>
          <table:table-cell table:style-name="ce2" table:formula="of:=CONCATENATE([.CU11];[.CW11];[.CX11])" office:value-type="string" office:string-value="update BADANIA set TYP_WYNIKU='N' where ID_BADANIA = 944" calcext:value-type="string">
            <text:p>update BADANIA set TYP_WYNIKU='N' where ID_BADANIA = 94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1]" office:value-type="float" office:value="944" calcext:value-type="float">
            <text:p>94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9|53307-5^^^CRY|1.50|p/HPF||A||F||Operator|||UriSed mini</text:p>
          </table:table-cell>
          <table:table-cell office:value-type="string" calcext:value-type="string">
            <text:p>OSAD-M-</text:p>
          </table:table-cell>
          <table:table-cell table:formula="of:=[.C11]+1" office:value-type="float" office:value="9" calcext:value-type="float">
            <text:p>9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2]" office:value-type="float" office:value="945" calcext:value-type="float">
            <text:p>945</text:p>
          </table:table-cell>
          <table:table-cell office:value-type="string" calcext:value-type="string">
            <text:p>, '</text:p>
          </table:table-cell>
          <table:table-cell table:formula="of:=[.W12]" office:value-type="string" office:string-value="Kryształy" calcext:value-type="string">
            <text:p>Kryształy</text:p>
          </table:table-cell>
          <table:table-cell office:value-type="string" calcext:value-type="string">
            <text:p>', '</text:p>
          </table:table-cell>
          <table:table-cell table:formula="of:=[.Y12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12]" office:value-type="string" office:string-value="OSAD-M-9" calcext:value-type="string">
            <text:p>OSAD-M-9</text:p>
          </table:table-cell>
          <table:table-cell office:value-type="string" calcext:value-type="string">
            <text:p>', </text:p>
          </table:table-cell>
          <table:table-cell table:formula="of:=[.AI12]" office:value-type="float" office:value="1038" calcext:value-type="float">
            <text:p>1038</text:p>
          </table:table-cell>
          <table:table-cell office:value-type="string" calcext:value-type="string">
            <text:p>, </text:p>
          </table:table-cell>
          <table:table-cell table:formula="of:=[.AJ12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2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2];[.F12];[.G12];[.H12];[.I12];[.J12];[.K12];[.L12];[.M12];[.N12];[.O12];[.P12];[.Q12];[.R12];[.S12])" office:value-type="string" office:string-value="insert into BADANIA (ID_BADANIA, NAZWA_BADANIA, JM, KOD_BADANIA, LP_WEWN, LI_MIEJSC_PP, MATERIAL) values (945, 'Kryształy', 'p/HPF', 'OSAD-M-9', 1038, 2, 'M');" calcext:value-type="string">
            <text:p>insert into BADANIA (ID_BADANIA, NAZWA_BADANIA, JM, KOD_BADANIA, LP_WEWN, LI_MIEJSC_PP, MATERIAL) values (945, 'Kryształy', 'p/HPF', 'OSAD-M-9', 1038, 2, 'M');</text:p>
          </table:table-cell>
          <table:table-cell table:formula="of:=[.U11]+1" office:value-type="float" office:value="945" calcext:value-type="float">
            <text:p>945</text:p>
          </table:table-cell>
          <table:table-cell office:value-type="string" calcext:value-type="string">
            <text:p>53307-5^^^CRY</text:p>
          </table:table-cell>
          <table:table-cell office:value-type="string" calcext:value-type="string">
            <text:p>Kryształy</text:p>
          </table:table-cell>
          <table:table-cell table:formula="of:=[.X1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12];[.C12])" office:value-type="string" office:string-value="OSAD-M-9" calcext:value-type="string">
            <text:p>OSAD-M-9</text:p>
          </table:table-cell>
          <table:table-cell table:number-columns-repeated="6"/>
          <table:table-cell table:formula="of:=[.AI11]+1" office:value-type="float" office:value="1038" calcext:value-type="float">
            <text:p>1038</text:p>
          </table:table-cell>
          <table:table-cell table:formula="of:=[.AJ11]" office:value-type="float" office:value="2" calcext:value-type="float">
            <text:p>2</text:p>
          </table:table-cell>
          <table:table-cell table:formula="of:=[.AK1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2];[.CQ12];[.CR12];[.CS12])" office:value-type="string" office:string-value="update BADANIA set TEST_UKRYTY='T' where ID_BADANIA = 945" calcext:value-type="string">
            <text:p>update BADANIA set TEST_UKRYTY='T' where ID_BADANIA = 945</text:p>
          </table:table-cell>
          <table:table-cell office:value-type="string" calcext:value-type="string">
            <text:p>update BADANIA set TEST_UKRYTY='</text:p>
          </table:table-cell>
          <table:table-cell table:formula="of:=[.BB1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2]" office:value-type="float" office:value="945" calcext:value-type="float">
            <text:p>945</text:p>
          </table:table-cell>
          <table:table-cell table:style-name="ce2" table:formula="of:=CONCATENATE([.CU12];[.CW12];[.CX12])" office:value-type="string" office:string-value="update BADANIA set TYP_WYNIKU='N' where ID_BADANIA = 945" calcext:value-type="string">
            <text:p>update BADANIA set TYP_WYNIKU='N' where ID_BADANIA = 94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2]" office:value-type="float" office:value="945" calcext:value-type="float">
            <text:p>94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10|53297-8^^^CRY|6.60|p/ul||A||F||Operator|||UriSed mini</text:p>
          </table:table-cell>
          <table:table-cell office:value-type="string" calcext:value-type="string">
            <text:p>OSAD-M-</text:p>
          </table:table-cell>
          <table:table-cell table:formula="of:=[.C12]+1" office:value-type="float" office:value="10" calcext:value-type="float">
            <text:p>10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3]" office:value-type="float" office:value="946" calcext:value-type="float">
            <text:p>946</text:p>
          </table:table-cell>
          <table:table-cell office:value-type="string" calcext:value-type="string">
            <text:p>, '</text:p>
          </table:table-cell>
          <table:table-cell table:formula="of:=[.W13]" office:value-type="string" office:string-value="Kryształy" calcext:value-type="string">
            <text:p>Kryształy</text:p>
          </table:table-cell>
          <table:table-cell office:value-type="string" calcext:value-type="string">
            <text:p>', '</text:p>
          </table:table-cell>
          <table:table-cell table:formula="of:=[.Y13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13]" office:value-type="string" office:string-value="OSAD-M-10" calcext:value-type="string">
            <text:p>OSAD-M-10</text:p>
          </table:table-cell>
          <table:table-cell office:value-type="string" calcext:value-type="string">
            <text:p>', </text:p>
          </table:table-cell>
          <table:table-cell table:formula="of:=[.AI13]" office:value-type="float" office:value="1039" calcext:value-type="float">
            <text:p>1039</text:p>
          </table:table-cell>
          <table:table-cell office:value-type="string" calcext:value-type="string">
            <text:p>, </text:p>
          </table:table-cell>
          <table:table-cell table:formula="of:=[.AJ13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3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3];[.F13];[.G13];[.H13];[.I13];[.J13];[.K13];[.L13];[.M13];[.N13];[.O13];[.P13];[.Q13];[.R13];[.S13])" office:value-type="string" office:string-value="insert into BADANIA (ID_BADANIA, NAZWA_BADANIA, JM, KOD_BADANIA, LP_WEWN, LI_MIEJSC_PP, MATERIAL) values (946, 'Kryształy', 'p/ul', 'OSAD-M-10', 1039, 2, 'M');" calcext:value-type="string">
            <text:p>insert into BADANIA (ID_BADANIA, NAZWA_BADANIA, JM, KOD_BADANIA, LP_WEWN, LI_MIEJSC_PP, MATERIAL) values (946, 'Kryształy', 'p/ul', 'OSAD-M-10', 1039, 2, 'M');</text:p>
          </table:table-cell>
          <table:table-cell table:formula="of:=[.U12]+1" office:value-type="float" office:value="946" calcext:value-type="float">
            <text:p>946</text:p>
          </table:table-cell>
          <table:table-cell office:value-type="string" calcext:value-type="string">
            <text:p>53297-8^^^CRY</text:p>
          </table:table-cell>
          <table:table-cell office:value-type="string" calcext:value-type="string">
            <text:p>Kryształy</text:p>
          </table:table-cell>
          <table:table-cell table:formula="of:=[.X1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13];[.C13])" office:value-type="string" office:string-value="OSAD-M-10" calcext:value-type="string">
            <text:p>OSAD-M-10</text:p>
          </table:table-cell>
          <table:table-cell table:number-columns-repeated="6"/>
          <table:table-cell table:formula="of:=[.AI12]+1" office:value-type="float" office:value="1039" calcext:value-type="float">
            <text:p>1039</text:p>
          </table:table-cell>
          <table:table-cell table:formula="of:=[.AJ12]" office:value-type="float" office:value="2" calcext:value-type="float">
            <text:p>2</text:p>
          </table:table-cell>
          <table:table-cell table:formula="of:=[.AK1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3];[.CQ13];[.CR13];[.CS13])" office:value-type="string" office:string-value="update BADANIA set TEST_UKRYTY='T' where ID_BADANIA = 946" calcext:value-type="string">
            <text:p>update BADANIA set TEST_UKRYTY='T' where ID_BADANIA = 946</text:p>
          </table:table-cell>
          <table:table-cell office:value-type="string" calcext:value-type="string">
            <text:p>update BADANIA set TEST_UKRYTY='</text:p>
          </table:table-cell>
          <table:table-cell table:formula="of:=[.BB1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3]" office:value-type="float" office:value="946" calcext:value-type="float">
            <text:p>946</text:p>
          </table:table-cell>
          <table:table-cell table:style-name="ce2" table:formula="of:=CONCATENATE([.CU13];[.CW13];[.CX13])" office:value-type="string" office:string-value="update BADANIA set TYP_WYNIKU='N' where ID_BADANIA = 946" calcext:value-type="string">
            <text:p>update BADANIA set TYP_WYNIKU='N' where ID_BADANIA = 94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3]" office:value-type="float" office:value="946" calcext:value-type="float">
            <text:p>94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11|^^^CRY|1.00|||A||F||Operator|||UriSed mini</text:p>
          </table:table-cell>
          <table:table-cell office:value-type="string" calcext:value-type="string">
            <text:p>OSAD-M-</text:p>
          </table:table-cell>
          <table:table-cell table:formula="of:=[.C13]+1" office:value-type="float" office:value="11" calcext:value-type="float">
            <text:p>11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4]" office:value-type="float" office:value="947" calcext:value-type="float">
            <text:p>947</text:p>
          </table:table-cell>
          <table:table-cell office:value-type="string" calcext:value-type="string">
            <text:p>, '</text:p>
          </table:table-cell>
          <table:table-cell table:formula="of:=[.W14]" office:value-type="string" office:string-value="Kryształy" calcext:value-type="string">
            <text:p>Kryształy</text:p>
          </table:table-cell>
          <table:table-cell office:value-type="string" calcext:value-type="string">
            <text:p>', '</text:p>
          </table:table-cell>
          <table:table-cell table:formula="of:=[.Y14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14]" office:value-type="string" office:string-value="OSAD-M-11" calcext:value-type="string">
            <text:p>OSAD-M-11</text:p>
          </table:table-cell>
          <table:table-cell office:value-type="string" calcext:value-type="string">
            <text:p>', </text:p>
          </table:table-cell>
          <table:table-cell table:formula="of:=[.AI14]" office:value-type="float" office:value="1040" calcext:value-type="float">
            <text:p>1040</text:p>
          </table:table-cell>
          <table:table-cell office:value-type="string" calcext:value-type="string">
            <text:p>, </text:p>
          </table:table-cell>
          <table:table-cell table:formula="of:=[.AJ14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4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4];[.F14];[.G14];[.H14];[.I14];[.J14];[.K14];[.L14];[.M14];[.N14];[.O14];[.P14];[.Q14];[.R14];[.S14])" office:value-type="string" office:string-value="insert into BADANIA (ID_BADANIA, NAZWA_BADANIA, JM, KOD_BADANIA, LP_WEWN, LI_MIEJSC_PP, MATERIAL) values (947, 'Kryształy', '0', 'OSAD-M-11', 1040, 2, 'M');" calcext:value-type="string">
            <text:p>insert into BADANIA (ID_BADANIA, NAZWA_BADANIA, JM, KOD_BADANIA, LP_WEWN, LI_MIEJSC_PP, MATERIAL) values (947, 'Kryształy', '0', 'OSAD-M-11', 1040, 2, 'M');</text:p>
          </table:table-cell>
          <table:table-cell table:formula="of:=[.U13]+1" office:value-type="float" office:value="947" calcext:value-type="float">
            <text:p>947</text:p>
          </table:table-cell>
          <table:table-cell office:value-type="string" calcext:value-type="string">
            <text:p>^^^CRY</text:p>
          </table:table-cell>
          <table:table-cell office:value-type="string" calcext:value-type="string">
            <text:p>Kryształy</text:p>
          </table:table-cell>
          <table:table-cell table:formula="of:=[.X1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4];[.C14])" office:value-type="string" office:string-value="OSAD-M-11" calcext:value-type="string">
            <text:p>OSAD-M-11</text:p>
          </table:table-cell>
          <table:table-cell table:number-columns-repeated="6"/>
          <table:table-cell table:formula="of:=[.AI13]+1" office:value-type="float" office:value="1040" calcext:value-type="float">
            <text:p>1040</text:p>
          </table:table-cell>
          <table:table-cell table:formula="of:=[.AJ13]" office:value-type="float" office:value="2" calcext:value-type="float">
            <text:p>2</text:p>
          </table:table-cell>
          <table:table-cell table:formula="of:=[.AK1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4];[.CQ14];[.CR14];[.CS14])" office:value-type="string" office:string-value="update BADANIA set TEST_UKRYTY='T' where ID_BADANIA = 947" calcext:value-type="string">
            <text:p>update BADANIA set TEST_UKRYTY='T' where ID_BADANIA = 947</text:p>
          </table:table-cell>
          <table:table-cell office:value-type="string" calcext:value-type="string">
            <text:p>update BADANIA set TEST_UKRYTY='</text:p>
          </table:table-cell>
          <table:table-cell table:formula="of:=[.BB1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4]" office:value-type="float" office:value="947" calcext:value-type="float">
            <text:p>947</text:p>
          </table:table-cell>
          <table:table-cell table:style-name="ce2" table:formula="of:=CONCATENATE([.CU14];[.CW14];[.CX14])" office:value-type="string" office:string-value="update BADANIA set TYP_WYNIKU='N' where ID_BADANIA = 947" calcext:value-type="string">
            <text:p>update BADANIA set TYP_WYNIKU='N' where ID_BADANIA = 94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4]" office:value-type="float" office:value="947" calcext:value-type="float">
            <text:p>94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12|53334-9^^^CRY|+|||A||F||Operator|||UriSed mini</text:p>
          </table:table-cell>
          <table:table-cell office:value-type="string" calcext:value-type="string">
            <text:p>OSAD-M-</text:p>
          </table:table-cell>
          <table:table-cell table:formula="of:=[.C14]+1" office:value-type="float" office:value="12" calcext:value-type="float">
            <text:p>12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5]" office:value-type="float" office:value="948" calcext:value-type="float">
            <text:p>948</text:p>
          </table:table-cell>
          <table:table-cell office:value-type="string" calcext:value-type="string">
            <text:p>, '</text:p>
          </table:table-cell>
          <table:table-cell table:formula="of:=[.W15]" office:value-type="string" office:string-value="Kryształy" calcext:value-type="string">
            <text:p>Kryształy</text:p>
          </table:table-cell>
          <table:table-cell office:value-type="string" calcext:value-type="string">
            <text:p>', '</text:p>
          </table:table-cell>
          <table:table-cell table:formula="of:=[.Y15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15]" office:value-type="string" office:string-value="OSAD-M-12" calcext:value-type="string">
            <text:p>OSAD-M-12</text:p>
          </table:table-cell>
          <table:table-cell office:value-type="string" calcext:value-type="string">
            <text:p>', </text:p>
          </table:table-cell>
          <table:table-cell table:formula="of:=[.AI15]" office:value-type="float" office:value="1041" calcext:value-type="float">
            <text:p>1041</text:p>
          </table:table-cell>
          <table:table-cell office:value-type="string" calcext:value-type="string">
            <text:p>, </text:p>
          </table:table-cell>
          <table:table-cell table:formula="of:=[.AJ15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5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5];[.F15];[.G15];[.H15];[.I15];[.J15];[.K15];[.L15];[.M15];[.N15];[.O15];[.P15];[.Q15];[.R15];[.S15])" office:value-type="string" office:string-value="insert into BADANIA (ID_BADANIA, NAZWA_BADANIA, JM, KOD_BADANIA, LP_WEWN, LI_MIEJSC_PP, MATERIAL) values (948, 'Kryształy', 'plusowe', 'OSAD-M-12', 1041, 2, 'M');" calcext:value-type="string">
            <text:p>insert into BADANIA (ID_BADANIA, NAZWA_BADANIA, JM, KOD_BADANIA, LP_WEWN, LI_MIEJSC_PP, MATERIAL) values (948, 'Kryształy', 'plusowe', 'OSAD-M-12', 1041, 2, 'M');</text:p>
          </table:table-cell>
          <table:table-cell table:formula="of:=[.U14]+1" office:value-type="float" office:value="948" calcext:value-type="float">
            <text:p>948</text:p>
          </table:table-cell>
          <table:table-cell office:value-type="string" calcext:value-type="string">
            <text:p>53334-9^^^CRY</text:p>
          </table:table-cell>
          <table:table-cell office:value-type="string" calcext:value-type="string">
            <text:p>Kryształy</text:p>
          </table:table-cell>
          <table:table-cell table:formula="of:=[.X1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5];[.C15])" office:value-type="string" office:string-value="OSAD-M-12" calcext:value-type="string">
            <text:p>OSAD-M-12</text:p>
          </table:table-cell>
          <table:table-cell table:number-columns-repeated="6"/>
          <table:table-cell table:formula="of:=[.AI14]+1" office:value-type="float" office:value="1041" calcext:value-type="float">
            <text:p>1041</text:p>
          </table:table-cell>
          <table:table-cell table:formula="of:=[.AJ14]" office:value-type="float" office:value="2" calcext:value-type="float">
            <text:p>2</text:p>
          </table:table-cell>
          <table:table-cell table:formula="of:=[.AK1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5];[.CQ15];[.CR15];[.CS15])" office:value-type="string" office:string-value="update BADANIA set TEST_UKRYTY='T' where ID_BADANIA = 948" calcext:value-type="string">
            <text:p>update BADANIA set TEST_UKRYTY='T' where ID_BADANIA = 948</text:p>
          </table:table-cell>
          <table:table-cell office:value-type="string" calcext:value-type="string">
            <text:p>update BADANIA set TEST_UKRYTY='</text:p>
          </table:table-cell>
          <table:table-cell table:formula="of:=[.BB1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5]" office:value-type="float" office:value="948" calcext:value-type="float">
            <text:p>948</text:p>
          </table:table-cell>
          <table:table-cell table:style-name="ce2" table:formula="of:=CONCATENATE([.CU15];[.CW15];[.CX15])" office:value-type="string" office:string-value="update BADANIA set TYP_WYNIKU='N' where ID_BADANIA = 948" calcext:value-type="string">
            <text:p>update BADANIA set TYP_WYNIKU='N' where ID_BADANIA = 94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5]" office:value-type="float" office:value="948" calcext:value-type="float">
            <text:p>94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13|53307-5^^^.CRY|1.50|p/HPF||A||F||Operator|||UriSed mini</text:p>
          </table:table-cell>
          <table:table-cell office:value-type="string" calcext:value-type="string">
            <text:p>OSAD-M-</text:p>
          </table:table-cell>
          <table:table-cell table:formula="of:=[.C15]+1" office:value-type="float" office:value="13" calcext:value-type="float">
            <text:p>13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6]" office:value-type="float" office:value="949" calcext:value-type="float">
            <text:p>949</text:p>
          </table:table-cell>
          <table:table-cell office:value-type="string" calcext:value-type="string">
            <text:p>, '</text:p>
          </table:table-cell>
          <table:table-cell table:formula="of:=[.W16]" office:value-type="string" office:string-value="Kryształy" calcext:value-type="string">
            <text:p>Kryształy</text:p>
          </table:table-cell>
          <table:table-cell office:value-type="string" calcext:value-type="string">
            <text:p>', '</text:p>
          </table:table-cell>
          <table:table-cell table:formula="of:=[.Y16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16]" office:value-type="string" office:string-value="OSAD-M-13" calcext:value-type="string">
            <text:p>OSAD-M-13</text:p>
          </table:table-cell>
          <table:table-cell office:value-type="string" calcext:value-type="string">
            <text:p>', </text:p>
          </table:table-cell>
          <table:table-cell table:formula="of:=[.AI16]" office:value-type="float" office:value="1042" calcext:value-type="float">
            <text:p>1042</text:p>
          </table:table-cell>
          <table:table-cell office:value-type="string" calcext:value-type="string">
            <text:p>, </text:p>
          </table:table-cell>
          <table:table-cell table:formula="of:=[.AJ16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6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6];[.F16];[.G16];[.H16];[.I16];[.J16];[.K16];[.L16];[.M16];[.N16];[.O16];[.P16];[.Q16];[.R16];[.S16])" office:value-type="string" office:string-value="insert into BADANIA (ID_BADANIA, NAZWA_BADANIA, JM, KOD_BADANIA, LP_WEWN, LI_MIEJSC_PP, MATERIAL) values (949, 'Kryształy', 'p/HPF', 'OSAD-M-13', 1042, 2, 'M');" calcext:value-type="string">
            <text:p>insert into BADANIA (ID_BADANIA, NAZWA_BADANIA, JM, KOD_BADANIA, LP_WEWN, LI_MIEJSC_PP, MATERIAL) values (949, 'Kryształy', 'p/HPF', 'OSAD-M-13', 1042, 2, 'M');</text:p>
          </table:table-cell>
          <table:table-cell table:formula="of:=[.U15]+1" office:value-type="float" office:value="949" calcext:value-type="float">
            <text:p>949</text:p>
          </table:table-cell>
          <table:table-cell office:value-type="string" calcext:value-type="string">
            <text:p>53307-5^^^.CRY</text:p>
          </table:table-cell>
          <table:table-cell office:value-type="string" calcext:value-type="string">
            <text:p>Kryształy</text:p>
          </table:table-cell>
          <table:table-cell table:formula="of:=[.X1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16];[.C16])" office:value-type="string" office:string-value="OSAD-M-13" calcext:value-type="string">
            <text:p>OSAD-M-13</text:p>
          </table:table-cell>
          <table:table-cell table:number-columns-repeated="6"/>
          <table:table-cell table:formula="of:=[.AI15]+1" office:value-type="float" office:value="1042" calcext:value-type="float">
            <text:p>1042</text:p>
          </table:table-cell>
          <table:table-cell table:formula="of:=[.AJ15]" office:value-type="float" office:value="2" calcext:value-type="float">
            <text:p>2</text:p>
          </table:table-cell>
          <table:table-cell table:formula="of:=[.AK1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6];[.CQ16];[.CR16];[.CS16])" office:value-type="string" office:string-value="update BADANIA set TEST_UKRYTY='T' where ID_BADANIA = 949" calcext:value-type="string">
            <text:p>update BADANIA set TEST_UKRYTY='T' where ID_BADANIA = 949</text:p>
          </table:table-cell>
          <table:table-cell office:value-type="string" calcext:value-type="string">
            <text:p>update BADANIA set TEST_UKRYTY='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6]" office:value-type="float" office:value="949" calcext:value-type="float">
            <text:p>949</text:p>
          </table:table-cell>
          <table:table-cell table:style-name="ce2" table:formula="of:=CONCATENATE([.CU16];[.CW16];[.CX16])" office:value-type="string" office:string-value="update BADANIA set TYP_WYNIKU='N' where ID_BADANIA = 949" calcext:value-type="string">
            <text:p>update BADANIA set TYP_WYNIKU='N' where ID_BADANIA = 94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6]" office:value-type="float" office:value="949" calcext:value-type="float">
            <text:p>94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14|53297-8^^^.CRY|6.60|p/ul||A||F||Operator|||UriSed mini</text:p>
          </table:table-cell>
          <table:table-cell office:value-type="string" calcext:value-type="string">
            <text:p>OSAD-M-</text:p>
          </table:table-cell>
          <table:table-cell table:formula="of:=[.C16]+1" office:value-type="float" office:value="14" calcext:value-type="float">
            <text:p>14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7]" office:value-type="float" office:value="950" calcext:value-type="float">
            <text:p>950</text:p>
          </table:table-cell>
          <table:table-cell office:value-type="string" calcext:value-type="string">
            <text:p>, '</text:p>
          </table:table-cell>
          <table:table-cell table:formula="of:=[.W17]" office:value-type="string" office:string-value="Kryształy" calcext:value-type="string">
            <text:p>Kryształy</text:p>
          </table:table-cell>
          <table:table-cell office:value-type="string" calcext:value-type="string">
            <text:p>', '</text:p>
          </table:table-cell>
          <table:table-cell table:formula="of:=[.Y17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17]" office:value-type="string" office:string-value="OSAD-M-14" calcext:value-type="string">
            <text:p>OSAD-M-14</text:p>
          </table:table-cell>
          <table:table-cell office:value-type="string" calcext:value-type="string">
            <text:p>', </text:p>
          </table:table-cell>
          <table:table-cell table:formula="of:=[.AI17]" office:value-type="float" office:value="1043" calcext:value-type="float">
            <text:p>1043</text:p>
          </table:table-cell>
          <table:table-cell office:value-type="string" calcext:value-type="string">
            <text:p>, </text:p>
          </table:table-cell>
          <table:table-cell table:formula="of:=[.AJ17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7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7];[.F17];[.G17];[.H17];[.I17];[.J17];[.K17];[.L17];[.M17];[.N17];[.O17];[.P17];[.Q17];[.R17];[.S17])" office:value-type="string" office:string-value="insert into BADANIA (ID_BADANIA, NAZWA_BADANIA, JM, KOD_BADANIA, LP_WEWN, LI_MIEJSC_PP, MATERIAL) values (950, 'Kryształy', 'p/ul', 'OSAD-M-14', 1043, 2, 'M');" calcext:value-type="string">
            <text:p>insert into BADANIA (ID_BADANIA, NAZWA_BADANIA, JM, KOD_BADANIA, LP_WEWN, LI_MIEJSC_PP, MATERIAL) values (950, 'Kryształy', 'p/ul', 'OSAD-M-14', 1043, 2, 'M');</text:p>
          </table:table-cell>
          <table:table-cell table:formula="of:=[.U16]+1" office:value-type="float" office:value="950" calcext:value-type="float">
            <text:p>950</text:p>
          </table:table-cell>
          <table:table-cell office:value-type="string" calcext:value-type="string">
            <text:p>53297-8^^^.CRY</text:p>
          </table:table-cell>
          <table:table-cell office:value-type="string" calcext:value-type="string">
            <text:p>Kryształy</text:p>
          </table:table-cell>
          <table:table-cell table:formula="of:=[.X1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17];[.C17])" office:value-type="string" office:string-value="OSAD-M-14" calcext:value-type="string">
            <text:p>OSAD-M-14</text:p>
          </table:table-cell>
          <table:table-cell table:number-columns-repeated="6"/>
          <table:table-cell table:formula="of:=[.AI16]+1" office:value-type="float" office:value="1043" calcext:value-type="float">
            <text:p>1043</text:p>
          </table:table-cell>
          <table:table-cell table:formula="of:=[.AJ16]" office:value-type="float" office:value="2" calcext:value-type="float">
            <text:p>2</text:p>
          </table:table-cell>
          <table:table-cell table:formula="of:=[.AK1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7];[.CQ17];[.CR17];[.CS17])" office:value-type="string" office:string-value="update BADANIA set TEST_UKRYTY='T' where ID_BADANIA = 950" calcext:value-type="string">
            <text:p>update BADANIA set TEST_UKRYTY='T' where ID_BADANIA = 950</text:p>
          </table:table-cell>
          <table:table-cell office:value-type="string" calcext:value-type="string">
            <text:p>update BADANIA set TEST_UKRYTY='</text:p>
          </table:table-cell>
          <table:table-cell table:formula="of:=[.BB1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7]" office:value-type="float" office:value="950" calcext:value-type="float">
            <text:p>950</text:p>
          </table:table-cell>
          <table:table-cell table:style-name="ce2" table:formula="of:=CONCATENATE([.CU17];[.CW17];[.CX17])" office:value-type="string" office:string-value="update BADANIA set TYP_WYNIKU='N' where ID_BADANIA = 950" calcext:value-type="string">
            <text:p>update BADANIA set TYP_WYNIKU='N' where ID_BADANIA = 95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7]" office:value-type="float" office:value="950" calcext:value-type="float">
            <text:p>95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15|^^^.CRY|1.00|||A||F||Operator|||UriSed mini</text:p>
          </table:table-cell>
          <table:table-cell office:value-type="string" calcext:value-type="string">
            <text:p>OSAD-M-</text:p>
          </table:table-cell>
          <table:table-cell table:formula="of:=[.C17]+1" office:value-type="float" office:value="15" calcext:value-type="float">
            <text:p>15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8]" office:value-type="float" office:value="951" calcext:value-type="float">
            <text:p>951</text:p>
          </table:table-cell>
          <table:table-cell office:value-type="string" calcext:value-type="string">
            <text:p>, '</text:p>
          </table:table-cell>
          <table:table-cell table:formula="of:=[.W18]" office:value-type="string" office:string-value="Kryształy" calcext:value-type="string">
            <text:p>Kryształy</text:p>
          </table:table-cell>
          <table:table-cell office:value-type="string" calcext:value-type="string">
            <text:p>', '</text:p>
          </table:table-cell>
          <table:table-cell table:formula="of:=[.Y18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18]" office:value-type="string" office:string-value="OSAD-M-15" calcext:value-type="string">
            <text:p>OSAD-M-15</text:p>
          </table:table-cell>
          <table:table-cell office:value-type="string" calcext:value-type="string">
            <text:p>', </text:p>
          </table:table-cell>
          <table:table-cell table:formula="of:=[.AI18]" office:value-type="float" office:value="1044" calcext:value-type="float">
            <text:p>1044</text:p>
          </table:table-cell>
          <table:table-cell office:value-type="string" calcext:value-type="string">
            <text:p>, </text:p>
          </table:table-cell>
          <table:table-cell table:formula="of:=[.AJ18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8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8];[.F18];[.G18];[.H18];[.I18];[.J18];[.K18];[.L18];[.M18];[.N18];[.O18];[.P18];[.Q18];[.R18];[.S18])" office:value-type="string" office:string-value="insert into BADANIA (ID_BADANIA, NAZWA_BADANIA, JM, KOD_BADANIA, LP_WEWN, LI_MIEJSC_PP, MATERIAL) values (951, 'Kryształy', '0', 'OSAD-M-15', 1044, 2, 'M');" calcext:value-type="string">
            <text:p>insert into BADANIA (ID_BADANIA, NAZWA_BADANIA, JM, KOD_BADANIA, LP_WEWN, LI_MIEJSC_PP, MATERIAL) values (951, 'Kryształy', '0', 'OSAD-M-15', 1044, 2, 'M');</text:p>
          </table:table-cell>
          <table:table-cell table:formula="of:=[.U17]+1" office:value-type="float" office:value="951" calcext:value-type="float">
            <text:p>951</text:p>
          </table:table-cell>
          <table:table-cell office:value-type="string" calcext:value-type="string">
            <text:p>^^^.CRY</text:p>
          </table:table-cell>
          <table:table-cell office:value-type="string" calcext:value-type="string">
            <text:p>Kryształy</text:p>
          </table:table-cell>
          <table:table-cell table:formula="of:=[.X1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8];[.C18])" office:value-type="string" office:string-value="OSAD-M-15" calcext:value-type="string">
            <text:p>OSAD-M-15</text:p>
          </table:table-cell>
          <table:table-cell table:number-columns-repeated="6"/>
          <table:table-cell table:formula="of:=[.AI17]+1" office:value-type="float" office:value="1044" calcext:value-type="float">
            <text:p>1044</text:p>
          </table:table-cell>
          <table:table-cell table:formula="of:=[.AJ17]" office:value-type="float" office:value="2" calcext:value-type="float">
            <text:p>2</text:p>
          </table:table-cell>
          <table:table-cell table:formula="of:=[.AK1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8];[.CQ18];[.CR18];[.CS18])" office:value-type="string" office:string-value="update BADANIA set TEST_UKRYTY='T' where ID_BADANIA = 951" calcext:value-type="string">
            <text:p>update BADANIA set TEST_UKRYTY='T' where ID_BADANIA = 951</text:p>
          </table:table-cell>
          <table:table-cell office:value-type="string" calcext:value-type="string">
            <text:p>update BADANIA set TEST_UKRYTY='</text:p>
          </table:table-cell>
          <table:table-cell table:formula="of:=[.BB1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8]" office:value-type="float" office:value="951" calcext:value-type="float">
            <text:p>951</text:p>
          </table:table-cell>
          <table:table-cell table:style-name="ce2" table:formula="of:=CONCATENATE([.CU18];[.CW18];[.CX18])" office:value-type="string" office:string-value="update BADANIA set TYP_WYNIKU='N' where ID_BADANIA = 951" calcext:value-type="string">
            <text:p>update BADANIA set TYP_WYNIKU='N' where ID_BADANIA = 95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8]" office:value-type="float" office:value="951" calcext:value-type="float">
            <text:p>95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16|53334-9^^^.CRY|+|||A||F||Operator|||UriSed mini</text:p>
          </table:table-cell>
          <table:table-cell office:value-type="string" calcext:value-type="string">
            <text:p>OSAD-M-</text:p>
          </table:table-cell>
          <table:table-cell table:formula="of:=[.C18]+1" office:value-type="float" office:value="16" calcext:value-type="float">
            <text:p>16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19]" office:value-type="float" office:value="952" calcext:value-type="float">
            <text:p>952</text:p>
          </table:table-cell>
          <table:table-cell office:value-type="string" calcext:value-type="string">
            <text:p>, '</text:p>
          </table:table-cell>
          <table:table-cell table:formula="of:=[.W19]" office:value-type="string" office:string-value="Kryształy" calcext:value-type="string">
            <text:p>Kryształy</text:p>
          </table:table-cell>
          <table:table-cell office:value-type="string" calcext:value-type="string">
            <text:p>', '</text:p>
          </table:table-cell>
          <table:table-cell table:formula="of:=[.Y19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19]" office:value-type="string" office:string-value="OSAD-M-16" calcext:value-type="string">
            <text:p>OSAD-M-16</text:p>
          </table:table-cell>
          <table:table-cell office:value-type="string" calcext:value-type="string">
            <text:p>', </text:p>
          </table:table-cell>
          <table:table-cell table:formula="of:=[.AI19]" office:value-type="float" office:value="1045" calcext:value-type="float">
            <text:p>1045</text:p>
          </table:table-cell>
          <table:table-cell office:value-type="string" calcext:value-type="string">
            <text:p>, </text:p>
          </table:table-cell>
          <table:table-cell table:formula="of:=[.AJ19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19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19];[.F19];[.G19];[.H19];[.I19];[.J19];[.K19];[.L19];[.M19];[.N19];[.O19];[.P19];[.Q19];[.R19];[.S19])" office:value-type="string" office:string-value="insert into BADANIA (ID_BADANIA, NAZWA_BADANIA, JM, KOD_BADANIA, LP_WEWN, LI_MIEJSC_PP, MATERIAL) values (952, 'Kryształy', 'plusowe', 'OSAD-M-16', 1045, 2, 'M');" calcext:value-type="string">
            <text:p>insert into BADANIA (ID_BADANIA, NAZWA_BADANIA, JM, KOD_BADANIA, LP_WEWN, LI_MIEJSC_PP, MATERIAL) values (952, 'Kryształy', 'plusowe', 'OSAD-M-16', 1045, 2, 'M');</text:p>
          </table:table-cell>
          <table:table-cell table:formula="of:=[.U18]+1" office:value-type="float" office:value="952" calcext:value-type="float">
            <text:p>952</text:p>
          </table:table-cell>
          <table:table-cell office:value-type="string" calcext:value-type="string">
            <text:p>53334-9^^^.CRY</text:p>
          </table:table-cell>
          <table:table-cell office:value-type="string" calcext:value-type="string">
            <text:p>Kryształy</text:p>
          </table:table-cell>
          <table:table-cell table:formula="of:=[.X1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9];[.C19])" office:value-type="string" office:string-value="OSAD-M-16" calcext:value-type="string">
            <text:p>OSAD-M-16</text:p>
          </table:table-cell>
          <table:table-cell table:number-columns-repeated="6"/>
          <table:table-cell table:formula="of:=[.AI18]+1" office:value-type="float" office:value="1045" calcext:value-type="float">
            <text:p>1045</text:p>
          </table:table-cell>
          <table:table-cell table:formula="of:=[.AJ18]" office:value-type="float" office:value="2" calcext:value-type="float">
            <text:p>2</text:p>
          </table:table-cell>
          <table:table-cell table:formula="of:=[.AK1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9];[.CQ19];[.CR19];[.CS19])" office:value-type="string" office:string-value="update BADANIA set TEST_UKRYTY='T' where ID_BADANIA = 952" calcext:value-type="string">
            <text:p>update BADANIA set TEST_UKRYTY='T' where ID_BADANIA = 952</text:p>
          </table:table-cell>
          <table:table-cell office:value-type="string" calcext:value-type="string">
            <text:p>update BADANIA set TEST_UKRYTY='</text:p>
          </table:table-cell>
          <table:table-cell table:formula="of:=[.BB1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9]" office:value-type="float" office:value="952" calcext:value-type="float">
            <text:p>952</text:p>
          </table:table-cell>
          <table:table-cell table:style-name="ce2" table:formula="of:=CONCATENATE([.CU19];[.CW19];[.CX19])" office:value-type="string" office:string-value="update BADANIA set TYP_WYNIKU='N' where ID_BADANIA = 952" calcext:value-type="string">
            <text:p>update BADANIA set TYP_WYNIKU='N' where ID_BADANIA = 95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9]" office:value-type="float" office:value="952" calcext:value-type="float">
            <text:p>95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17|^^^.CaOxm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19]+1" office:value-type="float" office:value="17" calcext:value-type="float">
            <text:p>17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0]" office:value-type="float" office:value="953" calcext:value-type="float">
            <text:p>953</text:p>
          </table:table-cell>
          <table:table-cell office:value-type="string" calcext:value-type="string">
            <text:p>, '</text:p>
          </table:table-cell>
          <table:table-cell table:formula="of:=[.W20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, '</text:p>
          </table:table-cell>
          <table:table-cell table:formula="of:=[.Y20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20]" office:value-type="string" office:string-value="OSAD-M-17" calcext:value-type="string">
            <text:p>OSAD-M-17</text:p>
          </table:table-cell>
          <table:table-cell office:value-type="string" calcext:value-type="string">
            <text:p>', </text:p>
          </table:table-cell>
          <table:table-cell table:formula="of:=[.AI20]" office:value-type="float" office:value="1046" calcext:value-type="float">
            <text:p>1046</text:p>
          </table:table-cell>
          <table:table-cell office:value-type="string" calcext:value-type="string">
            <text:p>, </text:p>
          </table:table-cell>
          <table:table-cell table:formula="of:=[.AJ20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0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0];[.F20];[.G20];[.H20];[.I20];[.J20];[.K20];[.L20];[.M20];[.N20];[.O20];[.P20];[.Q20];[.R20];[.S20])" office:value-type="string" office:string-value="insert into BADANIA (ID_BADANIA, NAZWA_BADANIA, JM, KOD_BADANIA, LP_WEWN, LI_MIEJSC_PP, MATERIAL) values (953, 'Jednowodny szczawian wapnia', 'p/HPF', 'OSAD-M-17', 1046, 2, 'M');" calcext:value-type="string">
            <text:p>insert into BADANIA (ID_BADANIA, NAZWA_BADANIA, JM, KOD_BADANIA, LP_WEWN, LI_MIEJSC_PP, MATERIAL) values (953, 'Jednowodny szczawian wapnia', 'p/HPF', 'OSAD-M-17', 1046, 2, 'M');</text:p>
          </table:table-cell>
          <table:table-cell table:formula="of:=[.U19]+1" office:value-type="float" office:value="953" calcext:value-type="float">
            <text:p>953</text:p>
          </table:table-cell>
          <table:table-cell office:value-type="string" calcext:value-type="string">
            <text:p>^^^.CaOxm</text:p>
          </table:table-cell>
          <table:table-cell office:value-type="string" calcext:value-type="string">
            <text:p>Jednowodny szczawian wapnia</text:p>
          </table:table-cell>
          <table:table-cell table:formula="of:=[.X1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20];[.C20])" office:value-type="string" office:string-value="OSAD-M-17" calcext:value-type="string">
            <text:p>OSAD-M-17</text:p>
          </table:table-cell>
          <table:table-cell table:number-columns-repeated="6"/>
          <table:table-cell table:formula="of:=[.AI19]+1" office:value-type="float" office:value="1046" calcext:value-type="float">
            <text:p>1046</text:p>
          </table:table-cell>
          <table:table-cell table:formula="of:=[.AJ19]" office:value-type="float" office:value="2" calcext:value-type="float">
            <text:p>2</text:p>
          </table:table-cell>
          <table:table-cell table:formula="of:=[.AK1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0];[.CQ20];[.CR20];[.CS20])" office:value-type="string" office:string-value="update BADANIA set TEST_UKRYTY='T' where ID_BADANIA = 953" calcext:value-type="string">
            <text:p>update BADANIA set TEST_UKRYTY='T' where ID_BADANIA = 953</text:p>
          </table:table-cell>
          <table:table-cell office:value-type="string" calcext:value-type="string">
            <text:p>update BADANIA set TEST_UKRYTY='</text:p>
          </table:table-cell>
          <table:table-cell table:formula="of:=[.BB2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0]" office:value-type="float" office:value="953" calcext:value-type="float">
            <text:p>953</text:p>
          </table:table-cell>
          <table:table-cell table:style-name="ce2" table:formula="of:=CONCATENATE([.CU20];[.CV20];[.CW20];[.CX20])" office:value-type="string" office:string-value="update BADANIA set NAZWA_BADANIA='Jednowodny szczawian wapnia' where ID_BADANIA = 953" calcext:value-type="string">
            <text:p>update BADANIA set NAZWA_BADANIA='Jednowodny szczawian wapnia' where ID_BADANIA = 953</text:p>
          </table:table-cell>
          <table:table-cell office:value-type="string" calcext:value-type="string">
            <text:p>update BADANIA set NAZWA_BADANIA='</text:p>
          </table:table-cell>
          <table:table-cell table:formula="of:=[.W20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U20]" office:value-type="float" office:value="953" calcext:value-type="float">
            <text:p>95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18|^^^.CaOxm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20]+1" office:value-type="float" office:value="18" calcext:value-type="float">
            <text:p>18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1]" office:value-type="float" office:value="954" calcext:value-type="float">
            <text:p>954</text:p>
          </table:table-cell>
          <table:table-cell office:value-type="string" calcext:value-type="string">
            <text:p>, '</text:p>
          </table:table-cell>
          <table:table-cell table:formula="of:=[.W21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, '</text:p>
          </table:table-cell>
          <table:table-cell table:formula="of:=[.Y21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21]" office:value-type="string" office:string-value="OSAD-M-18" calcext:value-type="string">
            <text:p>OSAD-M-18</text:p>
          </table:table-cell>
          <table:table-cell office:value-type="string" calcext:value-type="string">
            <text:p>', </text:p>
          </table:table-cell>
          <table:table-cell table:formula="of:=[.AI21]" office:value-type="float" office:value="1047" calcext:value-type="float">
            <text:p>1047</text:p>
          </table:table-cell>
          <table:table-cell office:value-type="string" calcext:value-type="string">
            <text:p>, </text:p>
          </table:table-cell>
          <table:table-cell table:formula="of:=[.AJ21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1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1];[.F21];[.G21];[.H21];[.I21];[.J21];[.K21];[.L21];[.M21];[.N21];[.O21];[.P21];[.Q21];[.R21];[.S21])" office:value-type="string" office:string-value="insert into BADANIA (ID_BADANIA, NAZWA_BADANIA, JM, KOD_BADANIA, LP_WEWN, LI_MIEJSC_PP, MATERIAL) values (954, 'Jednowodny szczawian wapnia', 'p/ul', 'OSAD-M-18', 1047, 2, 'M');" calcext:value-type="string">
            <text:p>insert into BADANIA (ID_BADANIA, NAZWA_BADANIA, JM, KOD_BADANIA, LP_WEWN, LI_MIEJSC_PP, MATERIAL) values (954, 'Jednowodny szczawian wapnia', 'p/ul', 'OSAD-M-18', 1047, 2, 'M');</text:p>
          </table:table-cell>
          <table:table-cell table:formula="of:=[.U20]+1" office:value-type="float" office:value="954" calcext:value-type="float">
            <text:p>954</text:p>
          </table:table-cell>
          <table:table-cell office:value-type="string" calcext:value-type="string">
            <text:p>^^^.CaOxm</text:p>
          </table:table-cell>
          <table:table-cell office:value-type="string" calcext:value-type="string">
            <text:p>Jednowodny szczawian wapnia</text:p>
          </table:table-cell>
          <table:table-cell table:formula="of:=[.X2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21];[.C21])" office:value-type="string" office:string-value="OSAD-M-18" calcext:value-type="string">
            <text:p>OSAD-M-18</text:p>
          </table:table-cell>
          <table:table-cell table:number-columns-repeated="6"/>
          <table:table-cell table:formula="of:=[.AI20]+1" office:value-type="float" office:value="1047" calcext:value-type="float">
            <text:p>1047</text:p>
          </table:table-cell>
          <table:table-cell table:formula="of:=[.AJ20]" office:value-type="float" office:value="2" calcext:value-type="float">
            <text:p>2</text:p>
          </table:table-cell>
          <table:table-cell table:formula="of:=[.AK2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1];[.CQ21];[.CR21];[.CS21])" office:value-type="string" office:string-value="update BADANIA set TEST_UKRYTY='T' where ID_BADANIA = 954" calcext:value-type="string">
            <text:p>update BADANIA set TEST_UKRYTY='T' where ID_BADANIA = 954</text:p>
          </table:table-cell>
          <table:table-cell office:value-type="string" calcext:value-type="string">
            <text:p>update BADANIA set TEST_UKRYTY='</text:p>
          </table:table-cell>
          <table:table-cell table:formula="of:=[.BB2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1]" office:value-type="float" office:value="954" calcext:value-type="float">
            <text:p>954</text:p>
          </table:table-cell>
          <table:table-cell table:style-name="ce2" table:formula="of:=CONCATENATE([.CU21];[.CV21];[.CW21];[.CX21])" office:value-type="string" office:string-value="update BADANIA set NAZWA_BADANIA='Jednowodny szczawian wapnia' where ID_BADANIA = 954" calcext:value-type="string">
            <text:p>update BADANIA set NAZWA_BADANIA='Jednowodny szczawian wapnia' where ID_BADANIA = 954</text:p>
          </table:table-cell>
          <table:table-cell office:value-type="string" calcext:value-type="string">
            <text:p>update BADANIA set NAZWA_BADANIA='</text:p>
          </table:table-cell>
          <table:table-cell table:formula="of:=[.W21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U21]" office:value-type="float" office:value="954" calcext:value-type="float">
            <text:p>95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19|^^^.CaOxm|0.00|||N||F||Operator|||UriSed mini</text:p>
          </table:table-cell>
          <table:table-cell office:value-type="string" calcext:value-type="string">
            <text:p>OSAD-M-</text:p>
          </table:table-cell>
          <table:table-cell table:formula="of:=[.C21]+1" office:value-type="float" office:value="19" calcext:value-type="float">
            <text:p>19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2]" office:value-type="float" office:value="955" calcext:value-type="float">
            <text:p>955</text:p>
          </table:table-cell>
          <table:table-cell office:value-type="string" calcext:value-type="string">
            <text:p>, '</text:p>
          </table:table-cell>
          <table:table-cell table:formula="of:=[.W22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, '</text:p>
          </table:table-cell>
          <table:table-cell table:formula="of:=[.Y22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22]" office:value-type="string" office:string-value="OSAD-M-19" calcext:value-type="string">
            <text:p>OSAD-M-19</text:p>
          </table:table-cell>
          <table:table-cell office:value-type="string" calcext:value-type="string">
            <text:p>', </text:p>
          </table:table-cell>
          <table:table-cell table:formula="of:=[.AI22]" office:value-type="float" office:value="1048" calcext:value-type="float">
            <text:p>1048</text:p>
          </table:table-cell>
          <table:table-cell office:value-type="string" calcext:value-type="string">
            <text:p>, </text:p>
          </table:table-cell>
          <table:table-cell table:formula="of:=[.AJ22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2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2];[.F22];[.G22];[.H22];[.I22];[.J22];[.K22];[.L22];[.M22];[.N22];[.O22];[.P22];[.Q22];[.R22];[.S22])" office:value-type="string" office:string-value="insert into BADANIA (ID_BADANIA, NAZWA_BADANIA, JM, KOD_BADANIA, LP_WEWN, LI_MIEJSC_PP, MATERIAL) values (955, 'Jednowodny szczawian wapnia', '0', 'OSAD-M-19', 1048, 2, 'M');" calcext:value-type="string">
            <text:p>insert into BADANIA (ID_BADANIA, NAZWA_BADANIA, JM, KOD_BADANIA, LP_WEWN, LI_MIEJSC_PP, MATERIAL) values (955, 'Jednowodny szczawian wapnia', '0', 'OSAD-M-19', 1048, 2, 'M');</text:p>
          </table:table-cell>
          <table:table-cell table:formula="of:=[.U21]+1" office:value-type="float" office:value="955" calcext:value-type="float">
            <text:p>955</text:p>
          </table:table-cell>
          <table:table-cell office:value-type="string" calcext:value-type="string">
            <text:p>^^^.CaOxm</text:p>
          </table:table-cell>
          <table:table-cell office:value-type="string" calcext:value-type="string">
            <text:p>Jednowodny szczawian wapnia</text:p>
          </table:table-cell>
          <table:table-cell table:formula="of:=[.X2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22];[.C22])" office:value-type="string" office:string-value="OSAD-M-19" calcext:value-type="string">
            <text:p>OSAD-M-19</text:p>
          </table:table-cell>
          <table:table-cell table:number-columns-repeated="6"/>
          <table:table-cell table:formula="of:=[.AI21]+1" office:value-type="float" office:value="1048" calcext:value-type="float">
            <text:p>1048</text:p>
          </table:table-cell>
          <table:table-cell table:formula="of:=[.AJ21]" office:value-type="float" office:value="2" calcext:value-type="float">
            <text:p>2</text:p>
          </table:table-cell>
          <table:table-cell table:formula="of:=[.AK2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2];[.CQ22];[.CR22];[.CS22])" office:value-type="string" office:string-value="update BADANIA set TEST_UKRYTY='T' where ID_BADANIA = 955" calcext:value-type="string">
            <text:p>update BADANIA set TEST_UKRYTY='T' where ID_BADANIA = 955</text:p>
          </table:table-cell>
          <table:table-cell office:value-type="string" calcext:value-type="string">
            <text:p>update BADANIA set TEST_UKRYTY='</text:p>
          </table:table-cell>
          <table:table-cell table:formula="of:=[.BB2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2]" office:value-type="float" office:value="955" calcext:value-type="float">
            <text:p>955</text:p>
          </table:table-cell>
          <table:table-cell table:style-name="ce2" table:formula="of:=CONCATENATE([.CU22];[.CV22];[.CW22];[.CX22])" office:value-type="string" office:string-value="update BADANIA set NAZWA_BADANIA='Jednowodny szczawian wapnia' where ID_BADANIA = 955" calcext:value-type="string">
            <text:p>update BADANIA set NAZWA_BADANIA='Jednowodny szczawian wapnia' where ID_BADANIA = 955</text:p>
          </table:table-cell>
          <table:table-cell office:value-type="string" calcext:value-type="string">
            <text:p>update BADANIA set NAZWA_BADANIA='</text:p>
          </table:table-cell>
          <table:table-cell table:formula="of:=[.W22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U22]" office:value-type="float" office:value="955" calcext:value-type="float">
            <text:p>95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20|^^^.CaOxm|-|||N||F||Operator|||UriSed mini</text:p>
          </table:table-cell>
          <table:table-cell office:value-type="string" calcext:value-type="string">
            <text:p>OSAD-M-</text:p>
          </table:table-cell>
          <table:table-cell table:formula="of:=[.C22]+1" office:value-type="float" office:value="20" calcext:value-type="float">
            <text:p>20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3]" office:value-type="float" office:value="956" calcext:value-type="float">
            <text:p>956</text:p>
          </table:table-cell>
          <table:table-cell office:value-type="string" calcext:value-type="string">
            <text:p>, '</text:p>
          </table:table-cell>
          <table:table-cell table:formula="of:=[.W23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, '</text:p>
          </table:table-cell>
          <table:table-cell table:formula="of:=[.Y23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23]" office:value-type="string" office:string-value="OSAD-M-20" calcext:value-type="string">
            <text:p>OSAD-M-20</text:p>
          </table:table-cell>
          <table:table-cell office:value-type="string" calcext:value-type="string">
            <text:p>', </text:p>
          </table:table-cell>
          <table:table-cell table:formula="of:=[.AI23]" office:value-type="float" office:value="1049" calcext:value-type="float">
            <text:p>1049</text:p>
          </table:table-cell>
          <table:table-cell office:value-type="string" calcext:value-type="string">
            <text:p>, </text:p>
          </table:table-cell>
          <table:table-cell table:formula="of:=[.AJ23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3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3];[.F23];[.G23];[.H23];[.I23];[.J23];[.K23];[.L23];[.M23];[.N23];[.O23];[.P23];[.Q23];[.R23];[.S23])" office:value-type="string" office:string-value="insert into BADANIA (ID_BADANIA, NAZWA_BADANIA, JM, KOD_BADANIA, LP_WEWN, LI_MIEJSC_PP, MATERIAL) values (956, 'Jednowodny szczawian wapnia', 'plusowe', 'OSAD-M-20', 1049, 2, 'M');" calcext:value-type="string">
            <text:p>insert into BADANIA (ID_BADANIA, NAZWA_BADANIA, JM, KOD_BADANIA, LP_WEWN, LI_MIEJSC_PP, MATERIAL) values (956, 'Jednowodny szczawian wapnia', 'plusowe', 'OSAD-M-20', 1049, 2, 'M');</text:p>
          </table:table-cell>
          <table:table-cell table:formula="of:=[.U22]+1" office:value-type="float" office:value="956" calcext:value-type="float">
            <text:p>956</text:p>
          </table:table-cell>
          <table:table-cell office:value-type="string" calcext:value-type="string">
            <text:p>^^^.CaOxm</text:p>
          </table:table-cell>
          <table:table-cell office:value-type="string" calcext:value-type="string">
            <text:p>Jednowodny szczawian wapnia</text:p>
          </table:table-cell>
          <table:table-cell table:formula="of:=[.X2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23];[.C23])" office:value-type="string" office:string-value="OSAD-M-20" calcext:value-type="string">
            <text:p>OSAD-M-20</text:p>
          </table:table-cell>
          <table:table-cell table:number-columns-repeated="6"/>
          <table:table-cell table:formula="of:=[.AI22]+1" office:value-type="float" office:value="1049" calcext:value-type="float">
            <text:p>1049</text:p>
          </table:table-cell>
          <table:table-cell table:formula="of:=[.AJ22]" office:value-type="float" office:value="2" calcext:value-type="float">
            <text:p>2</text:p>
          </table:table-cell>
          <table:table-cell table:formula="of:=[.AK2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3];[.CQ23];[.CR23];[.CS23])" office:value-type="string" office:string-value="update BADANIA set TEST_UKRYTY='T' where ID_BADANIA = 956" calcext:value-type="string">
            <text:p>update BADANIA set TEST_UKRYTY='T' where ID_BADANIA = 956</text:p>
          </table:table-cell>
          <table:table-cell office:value-type="string" calcext:value-type="string">
            <text:p>update BADANIA set TEST_UKRYTY='</text:p>
          </table:table-cell>
          <table:table-cell table:formula="of:=[.BB2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3]" office:value-type="float" office:value="956" calcext:value-type="float">
            <text:p>956</text:p>
          </table:table-cell>
          <table:table-cell table:style-name="ce2" table:formula="of:=CONCATENATE([.CU23];[.CV23];[.CW23];[.CX23])" office:value-type="string" office:string-value="update BADANIA set NAZWA_BADANIA='Jednowodny szczawian wapnia' where ID_BADANIA = 956" calcext:value-type="string">
            <text:p>update BADANIA set NAZWA_BADANIA='Jednowodny szczawian wapnia' where ID_BADANIA = 956</text:p>
          </table:table-cell>
          <table:table-cell office:value-type="string" calcext:value-type="string">
            <text:p>update BADANIA set NAZWA_BADANIA='</text:p>
          </table:table-cell>
          <table:table-cell table:formula="of:=[.W23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U23]" office:value-type="float" office:value="956" calcext:value-type="float">
            <text:p>95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21|^^^.CaOxd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23]+1" office:value-type="float" office:value="21" calcext:value-type="float">
            <text:p>21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4]" office:value-type="float" office:value="957" calcext:value-type="float">
            <text:p>957</text:p>
          </table:table-cell>
          <table:table-cell office:value-type="string" calcext:value-type="string">
            <text:p>, '</text:p>
          </table:table-cell>
          <table:table-cell table:formula="of:=[.W24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, '</text:p>
          </table:table-cell>
          <table:table-cell table:formula="of:=[.Y24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24]" office:value-type="string" office:string-value="OSAD-M-21" calcext:value-type="string">
            <text:p>OSAD-M-21</text:p>
          </table:table-cell>
          <table:table-cell office:value-type="string" calcext:value-type="string">
            <text:p>', </text:p>
          </table:table-cell>
          <table:table-cell table:formula="of:=[.AI24]" office:value-type="float" office:value="1050" calcext:value-type="float">
            <text:p>1050</text:p>
          </table:table-cell>
          <table:table-cell office:value-type="string" calcext:value-type="string">
            <text:p>, </text:p>
          </table:table-cell>
          <table:table-cell table:formula="of:=[.AJ24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4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4];[.F24];[.G24];[.H24];[.I24];[.J24];[.K24];[.L24];[.M24];[.N24];[.O24];[.P24];[.Q24];[.R24];[.S24])" office:value-type="string" office:string-value="insert into BADANIA (ID_BADANIA, NAZWA_BADANIA, JM, KOD_BADANIA, LP_WEWN, LI_MIEJSC_PP, MATERIAL) values (957, 'Dwuwodny szczawian wapnia', 'p/HPF', 'OSAD-M-21', 1050, 2, 'M');" calcext:value-type="string">
            <text:p>insert into BADANIA (ID_BADANIA, NAZWA_BADANIA, JM, KOD_BADANIA, LP_WEWN, LI_MIEJSC_PP, MATERIAL) values (957, 'Dwuwodny szczawian wapnia', 'p/HPF', 'OSAD-M-21', 1050, 2, 'M');</text:p>
          </table:table-cell>
          <table:table-cell table:formula="of:=[.U23]+1" office:value-type="float" office:value="957" calcext:value-type="float">
            <text:p>957</text:p>
          </table:table-cell>
          <table:table-cell office:value-type="string" calcext:value-type="string">
            <text:p>^^^.CaOxd</text:p>
          </table:table-cell>
          <table:table-cell office:value-type="string" calcext:value-type="string">
            <text:p>Dwuwodny szczawian wapnia</text:p>
          </table:table-cell>
          <table:table-cell table:formula="of:=[.X2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24];[.C24])" office:value-type="string" office:string-value="OSAD-M-21" calcext:value-type="string">
            <text:p>OSAD-M-21</text:p>
          </table:table-cell>
          <table:table-cell table:number-columns-repeated="6"/>
          <table:table-cell table:formula="of:=[.AI23]+1" office:value-type="float" office:value="1050" calcext:value-type="float">
            <text:p>1050</text:p>
          </table:table-cell>
          <table:table-cell table:formula="of:=[.AJ23]" office:value-type="float" office:value="2" calcext:value-type="float">
            <text:p>2</text:p>
          </table:table-cell>
          <table:table-cell table:formula="of:=[.AK2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4];[.CQ24];[.CR24];[.CS24])" office:value-type="string" office:string-value="update BADANIA set TEST_UKRYTY='T' where ID_BADANIA = 957" calcext:value-type="string">
            <text:p>update BADANIA set TEST_UKRYTY='T' where ID_BADANIA = 957</text:p>
          </table:table-cell>
          <table:table-cell office:value-type="string" calcext:value-type="string">
            <text:p>update BADANIA set TEST_UKRYTY='</text:p>
          </table:table-cell>
          <table:table-cell table:formula="of:=[.BB2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4]" office:value-type="float" office:value="957" calcext:value-type="float">
            <text:p>957</text:p>
          </table:table-cell>
          <table:table-cell table:style-name="ce2" table:formula="of:=CONCATENATE([.CU24];[.CV24];[.CW24];[.CX24])" office:value-type="string" office:string-value="update BADANIA set NAZWA_BADANIA='Dwuwodny szczawian wapnia' where ID_BADANIA = 957" calcext:value-type="string">
            <text:p>update BADANIA set NAZWA_BADANIA='Dwuwodny szczawian wapnia' where ID_BADANIA = 957</text:p>
          </table:table-cell>
          <table:table-cell office:value-type="string" calcext:value-type="string">
            <text:p>update BADANIA set NAZWA_BADANIA='</text:p>
          </table:table-cell>
          <table:table-cell table:formula="of:=[.W24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U24]" office:value-type="float" office:value="957" calcext:value-type="float">
            <text:p>95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22|^^^.CaOxd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24]+1" office:value-type="float" office:value="22" calcext:value-type="float">
            <text:p>22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5]" office:value-type="float" office:value="958" calcext:value-type="float">
            <text:p>958</text:p>
          </table:table-cell>
          <table:table-cell office:value-type="string" calcext:value-type="string">
            <text:p>, '</text:p>
          </table:table-cell>
          <table:table-cell table:formula="of:=[.W25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, '</text:p>
          </table:table-cell>
          <table:table-cell table:formula="of:=[.Y25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25]" office:value-type="string" office:string-value="OSAD-M-22" calcext:value-type="string">
            <text:p>OSAD-M-22</text:p>
          </table:table-cell>
          <table:table-cell office:value-type="string" calcext:value-type="string">
            <text:p>', </text:p>
          </table:table-cell>
          <table:table-cell table:formula="of:=[.AI25]" office:value-type="float" office:value="1051" calcext:value-type="float">
            <text:p>1051</text:p>
          </table:table-cell>
          <table:table-cell office:value-type="string" calcext:value-type="string">
            <text:p>, </text:p>
          </table:table-cell>
          <table:table-cell table:formula="of:=[.AJ25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5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5];[.F25];[.G25];[.H25];[.I25];[.J25];[.K25];[.L25];[.M25];[.N25];[.O25];[.P25];[.Q25];[.R25];[.S25])" office:value-type="string" office:string-value="insert into BADANIA (ID_BADANIA, NAZWA_BADANIA, JM, KOD_BADANIA, LP_WEWN, LI_MIEJSC_PP, MATERIAL) values (958, 'Dwuwodny szczawian wapnia', 'p/ul', 'OSAD-M-22', 1051, 2, 'M');" calcext:value-type="string">
            <text:p>insert into BADANIA (ID_BADANIA, NAZWA_BADANIA, JM, KOD_BADANIA, LP_WEWN, LI_MIEJSC_PP, MATERIAL) values (958, 'Dwuwodny szczawian wapnia', 'p/ul', 'OSAD-M-22', 1051, 2, 'M');</text:p>
          </table:table-cell>
          <table:table-cell table:formula="of:=[.U24]+1" office:value-type="float" office:value="958" calcext:value-type="float">
            <text:p>958</text:p>
          </table:table-cell>
          <table:table-cell office:value-type="string" calcext:value-type="string">
            <text:p>^^^.CaOxd</text:p>
          </table:table-cell>
          <table:table-cell office:value-type="string" calcext:value-type="string">
            <text:p>Dwuwodny szczawian wapnia</text:p>
          </table:table-cell>
          <table:table-cell table:formula="of:=[.X2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25];[.C25])" office:value-type="string" office:string-value="OSAD-M-22" calcext:value-type="string">
            <text:p>OSAD-M-22</text:p>
          </table:table-cell>
          <table:table-cell table:number-columns-repeated="6"/>
          <table:table-cell table:formula="of:=[.AI24]+1" office:value-type="float" office:value="1051" calcext:value-type="float">
            <text:p>1051</text:p>
          </table:table-cell>
          <table:table-cell table:formula="of:=[.AJ24]" office:value-type="float" office:value="2" calcext:value-type="float">
            <text:p>2</text:p>
          </table:table-cell>
          <table:table-cell table:formula="of:=[.AK2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5];[.CQ25];[.CR25];[.CS25])" office:value-type="string" office:string-value="update BADANIA set TEST_UKRYTY='T' where ID_BADANIA = 958" calcext:value-type="string">
            <text:p>update BADANIA set TEST_UKRYTY='T' where ID_BADANIA = 958</text:p>
          </table:table-cell>
          <table:table-cell office:value-type="string" calcext:value-type="string">
            <text:p>update BADANIA set TEST_UKRYTY='</text:p>
          </table:table-cell>
          <table:table-cell table:formula="of:=[.BB2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5]" office:value-type="float" office:value="958" calcext:value-type="float">
            <text:p>958</text:p>
          </table:table-cell>
          <table:table-cell table:style-name="ce2" table:formula="of:=CONCATENATE([.CU25];[.CV25];[.CW25];[.CX25])" office:value-type="string" office:string-value="update BADANIA set NAZWA_BADANIA='Dwuwodny szczawian wapnia' where ID_BADANIA = 958" calcext:value-type="string">
            <text:p>update BADANIA set NAZWA_BADANIA='Dwuwodny szczawian wapnia' where ID_BADANIA = 958</text:p>
          </table:table-cell>
          <table:table-cell office:value-type="string" calcext:value-type="string">
            <text:p>update BADANIA set NAZWA_BADANIA='</text:p>
          </table:table-cell>
          <table:table-cell table:formula="of:=[.W25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U25]" office:value-type="float" office:value="958" calcext:value-type="float">
            <text:p>95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23|^^^.CaOxd|0.00|||N||F||Operator|||UriSed mini</text:p>
          </table:table-cell>
          <table:table-cell office:value-type="string" calcext:value-type="string">
            <text:p>OSAD-M-</text:p>
          </table:table-cell>
          <table:table-cell table:formula="of:=[.C25]+1" office:value-type="float" office:value="23" calcext:value-type="float">
            <text:p>23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6]" office:value-type="float" office:value="959" calcext:value-type="float">
            <text:p>959</text:p>
          </table:table-cell>
          <table:table-cell office:value-type="string" calcext:value-type="string">
            <text:p>, '</text:p>
          </table:table-cell>
          <table:table-cell table:formula="of:=[.W26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, '</text:p>
          </table:table-cell>
          <table:table-cell table:formula="of:=[.Y26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26]" office:value-type="string" office:string-value="OSAD-M-23" calcext:value-type="string">
            <text:p>OSAD-M-23</text:p>
          </table:table-cell>
          <table:table-cell office:value-type="string" calcext:value-type="string">
            <text:p>', </text:p>
          </table:table-cell>
          <table:table-cell table:formula="of:=[.AI26]" office:value-type="float" office:value="1052" calcext:value-type="float">
            <text:p>1052</text:p>
          </table:table-cell>
          <table:table-cell office:value-type="string" calcext:value-type="string">
            <text:p>, </text:p>
          </table:table-cell>
          <table:table-cell table:formula="of:=[.AJ26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6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6];[.F26];[.G26];[.H26];[.I26];[.J26];[.K26];[.L26];[.M26];[.N26];[.O26];[.P26];[.Q26];[.R26];[.S26])" office:value-type="string" office:string-value="insert into BADANIA (ID_BADANIA, NAZWA_BADANIA, JM, KOD_BADANIA, LP_WEWN, LI_MIEJSC_PP, MATERIAL) values (959, 'Dwuwodny szczawian wapnia', '0', 'OSAD-M-23', 1052, 2, 'M');" calcext:value-type="string">
            <text:p>insert into BADANIA (ID_BADANIA, NAZWA_BADANIA, JM, KOD_BADANIA, LP_WEWN, LI_MIEJSC_PP, MATERIAL) values (959, 'Dwuwodny szczawian wapnia', '0', 'OSAD-M-23', 1052, 2, 'M');</text:p>
          </table:table-cell>
          <table:table-cell table:formula="of:=[.U25]+1" office:value-type="float" office:value="959" calcext:value-type="float">
            <text:p>959</text:p>
          </table:table-cell>
          <table:table-cell office:value-type="string" calcext:value-type="string">
            <text:p>^^^.CaOxd</text:p>
          </table:table-cell>
          <table:table-cell office:value-type="string" calcext:value-type="string">
            <text:p>Dwuwodny szczawian wapnia</text:p>
          </table:table-cell>
          <table:table-cell table:formula="of:=[.X2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26];[.C26])" office:value-type="string" office:string-value="OSAD-M-23" calcext:value-type="string">
            <text:p>OSAD-M-23</text:p>
          </table:table-cell>
          <table:table-cell table:number-columns-repeated="6"/>
          <table:table-cell table:formula="of:=[.AI25]+1" office:value-type="float" office:value="1052" calcext:value-type="float">
            <text:p>1052</text:p>
          </table:table-cell>
          <table:table-cell table:formula="of:=[.AJ25]" office:value-type="float" office:value="2" calcext:value-type="float">
            <text:p>2</text:p>
          </table:table-cell>
          <table:table-cell table:formula="of:=[.AK2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6];[.CQ26];[.CR26];[.CS26])" office:value-type="string" office:string-value="update BADANIA set TEST_UKRYTY='T' where ID_BADANIA = 959" calcext:value-type="string">
            <text:p>update BADANIA set TEST_UKRYTY='T' where ID_BADANIA = 959</text:p>
          </table:table-cell>
          <table:table-cell office:value-type="string" calcext:value-type="string">
            <text:p>update BADANIA set TEST_UKRYTY='</text:p>
          </table:table-cell>
          <table:table-cell table:formula="of:=[.BB2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6]" office:value-type="float" office:value="959" calcext:value-type="float">
            <text:p>959</text:p>
          </table:table-cell>
          <table:table-cell table:style-name="ce2" table:formula="of:=CONCATENATE([.CU26];[.CV26];[.CW26];[.CX26])" office:value-type="string" office:string-value="update BADANIA set NAZWA_BADANIA='Dwuwodny szczawian wapnia' where ID_BADANIA = 959" calcext:value-type="string">
            <text:p>update BADANIA set NAZWA_BADANIA='Dwuwodny szczawian wapnia' where ID_BADANIA = 959</text:p>
          </table:table-cell>
          <table:table-cell office:value-type="string" calcext:value-type="string">
            <text:p>update BADANIA set NAZWA_BADANIA='</text:p>
          </table:table-cell>
          <table:table-cell table:formula="of:=[.W26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U26]" office:value-type="float" office:value="959" calcext:value-type="float">
            <text:p>95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24|38993-2^^^.CaOxd|-|||N||F||Operator|||UriSed mini</text:p>
          </table:table-cell>
          <table:table-cell office:value-type="string" calcext:value-type="string">
            <text:p>OSAD-M-</text:p>
          </table:table-cell>
          <table:table-cell table:formula="of:=[.C26]+1" office:value-type="float" office:value="24" calcext:value-type="float">
            <text:p>24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7]" office:value-type="float" office:value="960" calcext:value-type="float">
            <text:p>960</text:p>
          </table:table-cell>
          <table:table-cell office:value-type="string" calcext:value-type="string">
            <text:p>, '</text:p>
          </table:table-cell>
          <table:table-cell table:formula="of:=[.W27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, '</text:p>
          </table:table-cell>
          <table:table-cell table:formula="of:=[.Y27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27]" office:value-type="string" office:string-value="OSAD-M-24" calcext:value-type="string">
            <text:p>OSAD-M-24</text:p>
          </table:table-cell>
          <table:table-cell office:value-type="string" calcext:value-type="string">
            <text:p>', </text:p>
          </table:table-cell>
          <table:table-cell table:formula="of:=[.AI27]" office:value-type="float" office:value="1053" calcext:value-type="float">
            <text:p>1053</text:p>
          </table:table-cell>
          <table:table-cell office:value-type="string" calcext:value-type="string">
            <text:p>, </text:p>
          </table:table-cell>
          <table:table-cell table:formula="of:=[.AJ27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7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7];[.F27];[.G27];[.H27];[.I27];[.J27];[.K27];[.L27];[.M27];[.N27];[.O27];[.P27];[.Q27];[.R27];[.S27])" office:value-type="string" office:string-value="insert into BADANIA (ID_BADANIA, NAZWA_BADANIA, JM, KOD_BADANIA, LP_WEWN, LI_MIEJSC_PP, MATERIAL) values (960, 'Dwuwodny szczawian wapnia', 'plusowe', 'OSAD-M-24', 1053, 2, 'M');" calcext:value-type="string">
            <text:p>insert into BADANIA (ID_BADANIA, NAZWA_BADANIA, JM, KOD_BADANIA, LP_WEWN, LI_MIEJSC_PP, MATERIAL) values (960, 'Dwuwodny szczawian wapnia', 'plusowe', 'OSAD-M-24', 1053, 2, 'M');</text:p>
          </table:table-cell>
          <table:table-cell table:formula="of:=[.U26]+1" office:value-type="float" office:value="960" calcext:value-type="float">
            <text:p>960</text:p>
          </table:table-cell>
          <table:table-cell office:value-type="string" calcext:value-type="string">
            <text:p>38993-2^^^.CaOxd</text:p>
          </table:table-cell>
          <table:table-cell office:value-type="string" calcext:value-type="string">
            <text:p>Dwuwodny szczawian wapnia</text:p>
          </table:table-cell>
          <table:table-cell table:formula="of:=[.X2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27];[.C27])" office:value-type="string" office:string-value="OSAD-M-24" calcext:value-type="string">
            <text:p>OSAD-M-24</text:p>
          </table:table-cell>
          <table:table-cell table:number-columns-repeated="6"/>
          <table:table-cell table:formula="of:=[.AI26]+1" office:value-type="float" office:value="1053" calcext:value-type="float">
            <text:p>1053</text:p>
          </table:table-cell>
          <table:table-cell table:formula="of:=[.AJ26]" office:value-type="float" office:value="2" calcext:value-type="float">
            <text:p>2</text:p>
          </table:table-cell>
          <table:table-cell table:formula="of:=[.AK2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7];[.CQ27];[.CR27];[.CS27])" office:value-type="string" office:string-value="update BADANIA set TEST_UKRYTY='T' where ID_BADANIA = 960" calcext:value-type="string">
            <text:p>update BADANIA set TEST_UKRYTY='T' where ID_BADANIA = 960</text:p>
          </table:table-cell>
          <table:table-cell office:value-type="string" calcext:value-type="string">
            <text:p>update BADANIA set TEST_UKRYTY='</text:p>
          </table:table-cell>
          <table:table-cell table:formula="of:=[.BB2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7]" office:value-type="float" office:value="960" calcext:value-type="float">
            <text:p>960</text:p>
          </table:table-cell>
          <table:table-cell table:style-name="ce2" table:formula="of:=CONCATENATE([.CU27];[.CV27];[.CW27];[.CX27])" office:value-type="string" office:string-value="update BADANIA set NAZWA_BADANIA='Dwuwodny szczawian wapnia' where ID_BADANIA = 960" calcext:value-type="string">
            <text:p>update BADANIA set NAZWA_BADANIA='Dwuwodny szczawian wapnia' where ID_BADANIA = 960</text:p>
          </table:table-cell>
          <table:table-cell office:value-type="string" calcext:value-type="string">
            <text:p>update BADANIA set NAZWA_BADANIA='</text:p>
          </table:table-cell>
          <table:table-cell table:formula="of:=[.W27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U27]" office:value-type="float" office:value="960" calcext:value-type="float">
            <text:p>96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25|33223-9^^^HYA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27]+1" office:value-type="float" office:value="25" calcext:value-type="float">
            <text:p>25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8]" office:value-type="float" office:value="961" calcext:value-type="float">
            <text:p>961</text:p>
          </table:table-cell>
          <table:table-cell office:value-type="string" calcext:value-type="string">
            <text:p>, '</text:p>
          </table:table-cell>
          <table:table-cell table:formula="of:=[.W28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, '</text:p>
          </table:table-cell>
          <table:table-cell table:formula="of:=[.Y28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28]" office:value-type="string" office:string-value="OSAD-M-25" calcext:value-type="string">
            <text:p>OSAD-M-25</text:p>
          </table:table-cell>
          <table:table-cell office:value-type="string" calcext:value-type="string">
            <text:p>', </text:p>
          </table:table-cell>
          <table:table-cell table:formula="of:=[.AI28]" office:value-type="float" office:value="1054" calcext:value-type="float">
            <text:p>1054</text:p>
          </table:table-cell>
          <table:table-cell office:value-type="string" calcext:value-type="string">
            <text:p>, </text:p>
          </table:table-cell>
          <table:table-cell table:formula="of:=[.AJ28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8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8];[.F28];[.G28];[.H28];[.I28];[.J28];[.K28];[.L28];[.M28];[.N28];[.O28];[.P28];[.Q28];[.R28];[.S28])" office:value-type="string" office:string-value="insert into BADANIA (ID_BADANIA, NAZWA_BADANIA, JM, KOD_BADANIA, LP_WEWN, LI_MIEJSC_PP, MATERIAL) values (961, 'Wałeczki szkliste', 'p/HPF', 'OSAD-M-25', 1054, 2, 'M');" calcext:value-type="string">
            <text:p>insert into BADANIA (ID_BADANIA, NAZWA_BADANIA, JM, KOD_BADANIA, LP_WEWN, LI_MIEJSC_PP, MATERIAL) values (961, 'Wałeczki szkliste', 'p/HPF', 'OSAD-M-25', 1054, 2, 'M');</text:p>
          </table:table-cell>
          <table:table-cell table:formula="of:=[.U27]+1" office:value-type="float" office:value="961" calcext:value-type="float">
            <text:p>961</text:p>
          </table:table-cell>
          <table:table-cell office:value-type="string" calcext:value-type="string">
            <text:p>33223-9^^^HYA</text:p>
          </table:table-cell>
          <table:table-cell office:value-type="string" calcext:value-type="string">
            <text:p>Wałeczki szkliste</text:p>
          </table:table-cell>
          <table:table-cell table:formula="of:=[.X2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28];[.C28])" office:value-type="string" office:string-value="OSAD-M-25" calcext:value-type="string">
            <text:p>OSAD-M-25</text:p>
          </table:table-cell>
          <table:table-cell table:number-columns-repeated="6"/>
          <table:table-cell table:formula="of:=[.AI27]+1" office:value-type="float" office:value="1054" calcext:value-type="float">
            <text:p>1054</text:p>
          </table:table-cell>
          <table:table-cell table:formula="of:=[.AJ27]" office:value-type="float" office:value="2" calcext:value-type="float">
            <text:p>2</text:p>
          </table:table-cell>
          <table:table-cell table:formula="of:=[.AK2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8];[.CQ28];[.CR28];[.CS28])" office:value-type="string" office:string-value="update BADANIA set TEST_UKRYTY='T' where ID_BADANIA = 961" calcext:value-type="string">
            <text:p>update BADANIA set TEST_UKRYTY='T' where ID_BADANIA = 961</text:p>
          </table:table-cell>
          <table:table-cell office:value-type="string" calcext:value-type="string">
            <text:p>update BADANIA set TEST_UKRYTY='</text:p>
          </table:table-cell>
          <table:table-cell table:formula="of:=[.BB2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8]" office:value-type="float" office:value="961" calcext:value-type="float">
            <text:p>961</text:p>
          </table:table-cell>
          <table:table-cell table:style-name="ce2" table:formula="of:=CONCATENATE([.CU28];[.CV28];[.CW28];[.CX28])" office:value-type="string" office:string-value="update BADANIA set NAZWA_BADANIA='Wałeczki szkliste' where ID_BADANIA = 961" calcext:value-type="string">
            <text:p>update BADANIA set NAZWA_BADANIA='Wałeczki szkliste' where ID_BADANIA = 961</text:p>
          </table:table-cell>
          <table:table-cell office:value-type="string" calcext:value-type="string">
            <text:p>update BADANIA set NAZWA_BADANIA='</text:p>
          </table:table-cell>
          <table:table-cell table:formula="of:=[.W28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U28]" office:value-type="float" office:value="961" calcext:value-type="float">
            <text:p>96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26|51484-4^^^HYA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28]+1" office:value-type="float" office:value="26" calcext:value-type="float">
            <text:p>26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29]" office:value-type="float" office:value="962" calcext:value-type="float">
            <text:p>962</text:p>
          </table:table-cell>
          <table:table-cell office:value-type="string" calcext:value-type="string">
            <text:p>, '</text:p>
          </table:table-cell>
          <table:table-cell table:formula="of:=[.W29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, '</text:p>
          </table:table-cell>
          <table:table-cell table:formula="of:=[.Y29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29]" office:value-type="string" office:string-value="OSAD-M-26" calcext:value-type="string">
            <text:p>OSAD-M-26</text:p>
          </table:table-cell>
          <table:table-cell office:value-type="string" calcext:value-type="string">
            <text:p>', </text:p>
          </table:table-cell>
          <table:table-cell table:formula="of:=[.AI29]" office:value-type="float" office:value="1055" calcext:value-type="float">
            <text:p>1055</text:p>
          </table:table-cell>
          <table:table-cell office:value-type="string" calcext:value-type="string">
            <text:p>, </text:p>
          </table:table-cell>
          <table:table-cell table:formula="of:=[.AJ29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9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29];[.F29];[.G29];[.H29];[.I29];[.J29];[.K29];[.L29];[.M29];[.N29];[.O29];[.P29];[.Q29];[.R29];[.S29])" office:value-type="string" office:string-value="insert into BADANIA (ID_BADANIA, NAZWA_BADANIA, JM, KOD_BADANIA, LP_WEWN, LI_MIEJSC_PP, MATERIAL) values (962, 'Wałeczki szkliste', 'p/ul', 'OSAD-M-26', 1055, 2, 'M');" calcext:value-type="string">
            <text:p>insert into BADANIA (ID_BADANIA, NAZWA_BADANIA, JM, KOD_BADANIA, LP_WEWN, LI_MIEJSC_PP, MATERIAL) values (962, 'Wałeczki szkliste', 'p/ul', 'OSAD-M-26', 1055, 2, 'M');</text:p>
          </table:table-cell>
          <table:table-cell table:formula="of:=[.U28]+1" office:value-type="float" office:value="962" calcext:value-type="float">
            <text:p>962</text:p>
          </table:table-cell>
          <table:table-cell office:value-type="string" calcext:value-type="string">
            <text:p>51484-4^^^HYA</text:p>
          </table:table-cell>
          <table:table-cell office:value-type="string" calcext:value-type="string">
            <text:p>Wałeczki szkliste</text:p>
          </table:table-cell>
          <table:table-cell table:formula="of:=[.X2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29];[.C29])" office:value-type="string" office:string-value="OSAD-M-26" calcext:value-type="string">
            <text:p>OSAD-M-26</text:p>
          </table:table-cell>
          <table:table-cell table:number-columns-repeated="6"/>
          <table:table-cell table:formula="of:=[.AI28]+1" office:value-type="float" office:value="1055" calcext:value-type="float">
            <text:p>1055</text:p>
          </table:table-cell>
          <table:table-cell table:formula="of:=[.AJ28]" office:value-type="float" office:value="2" calcext:value-type="float">
            <text:p>2</text:p>
          </table:table-cell>
          <table:table-cell table:formula="of:=[.AK2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9];[.CQ29];[.CR29];[.CS29])" office:value-type="string" office:string-value="update BADANIA set TEST_UKRYTY='T' where ID_BADANIA = 962" calcext:value-type="string">
            <text:p>update BADANIA set TEST_UKRYTY='T' where ID_BADANIA = 962</text:p>
          </table:table-cell>
          <table:table-cell office:value-type="string" calcext:value-type="string">
            <text:p>update BADANIA set TEST_UKRYTY='</text:p>
          </table:table-cell>
          <table:table-cell table:formula="of:=[.BB2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9]" office:value-type="float" office:value="962" calcext:value-type="float">
            <text:p>962</text:p>
          </table:table-cell>
          <table:table-cell table:style-name="ce2" table:formula="of:=CONCATENATE([.CU29];[.CV29];[.CW29];[.CX29])" office:value-type="string" office:string-value="update BADANIA set NAZWA_BADANIA='Wałeczki szkliste' where ID_BADANIA = 962" calcext:value-type="string">
            <text:p>update BADANIA set NAZWA_BADANIA='Wałeczki szkliste' where ID_BADANIA = 962</text:p>
          </table:table-cell>
          <table:table-cell office:value-type="string" calcext:value-type="string">
            <text:p>update BADANIA set NAZWA_BADANIA='</text:p>
          </table:table-cell>
          <table:table-cell table:formula="of:=[.W29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U29]" office:value-type="float" office:value="962" calcext:value-type="float">
            <text:p>96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27|^^^HYA|0.00|||N||F||Operator|||UriSed mini</text:p>
          </table:table-cell>
          <table:table-cell office:value-type="string" calcext:value-type="string">
            <text:p>OSAD-M-</text:p>
          </table:table-cell>
          <table:table-cell table:formula="of:=[.C29]+1" office:value-type="float" office:value="27" calcext:value-type="float">
            <text:p>27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0]" office:value-type="float" office:value="963" calcext:value-type="float">
            <text:p>963</text:p>
          </table:table-cell>
          <table:table-cell office:value-type="string" calcext:value-type="string">
            <text:p>, '</text:p>
          </table:table-cell>
          <table:table-cell table:formula="of:=[.W30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, '</text:p>
          </table:table-cell>
          <table:table-cell table:formula="of:=[.Y30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30]" office:value-type="string" office:string-value="OSAD-M-27" calcext:value-type="string">
            <text:p>OSAD-M-27</text:p>
          </table:table-cell>
          <table:table-cell office:value-type="string" calcext:value-type="string">
            <text:p>', </text:p>
          </table:table-cell>
          <table:table-cell table:formula="of:=[.AI30]" office:value-type="float" office:value="1056" calcext:value-type="float">
            <text:p>1056</text:p>
          </table:table-cell>
          <table:table-cell office:value-type="string" calcext:value-type="string">
            <text:p>, </text:p>
          </table:table-cell>
          <table:table-cell table:formula="of:=[.AJ30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0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0];[.F30];[.G30];[.H30];[.I30];[.J30];[.K30];[.L30];[.M30];[.N30];[.O30];[.P30];[.Q30];[.R30];[.S30])" office:value-type="string" office:string-value="insert into BADANIA (ID_BADANIA, NAZWA_BADANIA, JM, KOD_BADANIA, LP_WEWN, LI_MIEJSC_PP, MATERIAL) values (963, 'Wałeczki szkliste', '0', 'OSAD-M-27', 1056, 2, 'M');" calcext:value-type="string">
            <text:p>insert into BADANIA (ID_BADANIA, NAZWA_BADANIA, JM, KOD_BADANIA, LP_WEWN, LI_MIEJSC_PP, MATERIAL) values (963, 'Wałeczki szkliste', '0', 'OSAD-M-27', 1056, 2, 'M');</text:p>
          </table:table-cell>
          <table:table-cell table:formula="of:=[.U29]+1" office:value-type="float" office:value="963" calcext:value-type="float">
            <text:p>963</text:p>
          </table:table-cell>
          <table:table-cell office:value-type="string" calcext:value-type="string">
            <text:p>^^^HYA</text:p>
          </table:table-cell>
          <table:table-cell office:value-type="string" calcext:value-type="string">
            <text:p>Wałeczki szkliste</text:p>
          </table:table-cell>
          <table:table-cell table:formula="of:=[.X2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30];[.C30])" office:value-type="string" office:string-value="OSAD-M-27" calcext:value-type="string">
            <text:p>OSAD-M-27</text:p>
          </table:table-cell>
          <table:table-cell table:number-columns-repeated="6"/>
          <table:table-cell table:formula="of:=[.AI29]+1" office:value-type="float" office:value="1056" calcext:value-type="float">
            <text:p>1056</text:p>
          </table:table-cell>
          <table:table-cell table:formula="of:=[.AJ29]" office:value-type="float" office:value="2" calcext:value-type="float">
            <text:p>2</text:p>
          </table:table-cell>
          <table:table-cell table:formula="of:=[.AK2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0];[.CQ30];[.CR30];[.CS30])" office:value-type="string" office:string-value="update BADANIA set TEST_UKRYTY='T' where ID_BADANIA = 963" calcext:value-type="string">
            <text:p>update BADANIA set TEST_UKRYTY='T' where ID_BADANIA = 963</text:p>
          </table:table-cell>
          <table:table-cell office:value-type="string" calcext:value-type="string">
            <text:p>update BADANIA set TEST_UKRYTY='</text:p>
          </table:table-cell>
          <table:table-cell table:formula="of:=[.BB3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0]" office:value-type="float" office:value="963" calcext:value-type="float">
            <text:p>963</text:p>
          </table:table-cell>
          <table:table-cell table:style-name="ce2" table:formula="of:=CONCATENATE([.CU30];[.CV30];[.CW30];[.CX30])" office:value-type="string" office:string-value="update BADANIA set NAZWA_BADANIA='Wałeczki szkliste' where ID_BADANIA = 963" calcext:value-type="string">
            <text:p>update BADANIA set NAZWA_BADANIA='Wałeczki szkliste' where ID_BADANIA = 963</text:p>
          </table:table-cell>
          <table:table-cell office:value-type="string" calcext:value-type="string">
            <text:p>update BADANIA set NAZWA_BADANIA='</text:p>
          </table:table-cell>
          <table:table-cell table:formula="of:=[.W30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U30]" office:value-type="float" office:value="963" calcext:value-type="float">
            <text:p>96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28|50231-0^^^HYA|-|||N||F||Operator|||UriSed mini</text:p>
          </table:table-cell>
          <table:table-cell office:value-type="string" calcext:value-type="string">
            <text:p>OSAD-M-</text:p>
          </table:table-cell>
          <table:table-cell table:formula="of:=[.C30]+1" office:value-type="float" office:value="28" calcext:value-type="float">
            <text:p>28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1]" office:value-type="float" office:value="964" calcext:value-type="float">
            <text:p>964</text:p>
          </table:table-cell>
          <table:table-cell office:value-type="string" calcext:value-type="string">
            <text:p>, '</text:p>
          </table:table-cell>
          <table:table-cell table:formula="of:=[.W31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, '</text:p>
          </table:table-cell>
          <table:table-cell table:formula="of:=[.Y31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31]" office:value-type="string" office:string-value="OSAD-M-28" calcext:value-type="string">
            <text:p>OSAD-M-28</text:p>
          </table:table-cell>
          <table:table-cell office:value-type="string" calcext:value-type="string">
            <text:p>', </text:p>
          </table:table-cell>
          <table:table-cell table:formula="of:=[.AI31]" office:value-type="float" office:value="1057" calcext:value-type="float">
            <text:p>1057</text:p>
          </table:table-cell>
          <table:table-cell office:value-type="string" calcext:value-type="string">
            <text:p>, </text:p>
          </table:table-cell>
          <table:table-cell table:formula="of:=[.AJ31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1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1];[.F31];[.G31];[.H31];[.I31];[.J31];[.K31];[.L31];[.M31];[.N31];[.O31];[.P31];[.Q31];[.R31];[.S31])" office:value-type="string" office:string-value="insert into BADANIA (ID_BADANIA, NAZWA_BADANIA, JM, KOD_BADANIA, LP_WEWN, LI_MIEJSC_PP, MATERIAL) values (964, 'Wałeczki szkliste', 'plusowe', 'OSAD-M-28', 1057, 2, 'M');" calcext:value-type="string">
            <text:p>insert into BADANIA (ID_BADANIA, NAZWA_BADANIA, JM, KOD_BADANIA, LP_WEWN, LI_MIEJSC_PP, MATERIAL) values (964, 'Wałeczki szkliste', 'plusowe', 'OSAD-M-28', 1057, 2, 'M');</text:p>
          </table:table-cell>
          <table:table-cell table:formula="of:=[.U30]+1" office:value-type="float" office:value="964" calcext:value-type="float">
            <text:p>964</text:p>
          </table:table-cell>
          <table:table-cell office:value-type="string" calcext:value-type="string">
            <text:p>50231-0^^^HYA</text:p>
          </table:table-cell>
          <table:table-cell office:value-type="string" calcext:value-type="string">
            <text:p>Wałeczki szkliste</text:p>
          </table:table-cell>
          <table:table-cell table:formula="of:=[.X3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31];[.C31])" office:value-type="string" office:string-value="OSAD-M-28" calcext:value-type="string">
            <text:p>OSAD-M-28</text:p>
          </table:table-cell>
          <table:table-cell table:number-columns-repeated="6"/>
          <table:table-cell table:formula="of:=[.AI30]+1" office:value-type="float" office:value="1057" calcext:value-type="float">
            <text:p>1057</text:p>
          </table:table-cell>
          <table:table-cell table:formula="of:=[.AJ30]" office:value-type="float" office:value="2" calcext:value-type="float">
            <text:p>2</text:p>
          </table:table-cell>
          <table:table-cell table:formula="of:=[.AK3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1];[.CQ31];[.CR31];[.CS31])" office:value-type="string" office:string-value="update BADANIA set TEST_UKRYTY='T' where ID_BADANIA = 964" calcext:value-type="string">
            <text:p>update BADANIA set TEST_UKRYTY='T' where ID_BADANIA = 964</text:p>
          </table:table-cell>
          <table:table-cell office:value-type="string" calcext:value-type="string">
            <text:p>update BADANIA set TEST_UKRYTY='</text:p>
          </table:table-cell>
          <table:table-cell table:formula="of:=[.BB3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1]" office:value-type="float" office:value="964" calcext:value-type="float">
            <text:p>964</text:p>
          </table:table-cell>
          <table:table-cell table:style-name="ce2" table:formula="of:=CONCATENATE([.CU31];[.CV31];[.CW31];[.CX31])" office:value-type="string" office:string-value="update BADANIA set NAZWA_BADANIA='Wałeczki szkliste' where ID_BADANIA = 964" calcext:value-type="string">
            <text:p>update BADANIA set NAZWA_BADANIA='Wałeczki szkliste' where ID_BADANIA = 964</text:p>
          </table:table-cell>
          <table:table-cell office:value-type="string" calcext:value-type="string">
            <text:p>update BADANIA set NAZWA_BADANIA='</text:p>
          </table:table-cell>
          <table:table-cell table:formula="of:=[.W31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U31]" office:value-type="float" office:value="964" calcext:value-type="float">
            <text:p>96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29|^^^PAT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31]+1" office:value-type="float" office:value="29" calcext:value-type="float">
            <text:p>29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2]" office:value-type="float" office:value="965" calcext:value-type="float">
            <text:p>965</text:p>
          </table:table-cell>
          <table:table-cell office:value-type="string" calcext:value-type="string">
            <text:p>, '</text:p>
          </table:table-cell>
          <table:table-cell table:formula="of:=[.W32]" office:value-type="string" office:string-value="Wałeczki patologiczne" calcext:value-type="string">
            <text:p>Wałeczki patologiczne</text:p>
          </table:table-cell>
          <table:table-cell office:value-type="string" calcext:value-type="string">
            <text:p>', '</text:p>
          </table:table-cell>
          <table:table-cell table:formula="of:=[.Y32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32]" office:value-type="string" office:string-value="OSAD-M-29" calcext:value-type="string">
            <text:p>OSAD-M-29</text:p>
          </table:table-cell>
          <table:table-cell office:value-type="string" calcext:value-type="string">
            <text:p>', </text:p>
          </table:table-cell>
          <table:table-cell table:formula="of:=[.AI32]" office:value-type="float" office:value="1058" calcext:value-type="float">
            <text:p>1058</text:p>
          </table:table-cell>
          <table:table-cell office:value-type="string" calcext:value-type="string">
            <text:p>, </text:p>
          </table:table-cell>
          <table:table-cell table:formula="of:=[.AJ32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2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2];[.F32];[.G32];[.H32];[.I32];[.J32];[.K32];[.L32];[.M32];[.N32];[.O32];[.P32];[.Q32];[.R32];[.S32])" office:value-type="string" office:string-value="insert into BADANIA (ID_BADANIA, NAZWA_BADANIA, JM, KOD_BADANIA, LP_WEWN, LI_MIEJSC_PP, MATERIAL) values (965, 'Wałeczki patologiczne', 'p/HPF', 'OSAD-M-29', 1058, 2, 'M');" calcext:value-type="string">
            <text:p>insert into BADANIA (ID_BADANIA, NAZWA_BADANIA, JM, KOD_BADANIA, LP_WEWN, LI_MIEJSC_PP, MATERIAL) values (965, 'Wałeczki patologiczne', 'p/HPF', 'OSAD-M-29', 1058, 2, 'M');</text:p>
          </table:table-cell>
          <table:table-cell table:formula="of:=[.U31]+1" office:value-type="float" office:value="965" calcext:value-type="float">
            <text:p>965</text:p>
          </table:table-cell>
          <table:table-cell office:value-type="string" calcext:value-type="string">
            <text:p>^^^PAT</text:p>
          </table:table-cell>
          <table:table-cell office:value-type="string" calcext:value-type="string">
            <text:p>Wałeczki patologiczne</text:p>
          </table:table-cell>
          <table:table-cell table:formula="of:=[.X3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32];[.C32])" office:value-type="string" office:string-value="OSAD-M-29" calcext:value-type="string">
            <text:p>OSAD-M-29</text:p>
          </table:table-cell>
          <table:table-cell table:number-columns-repeated="6"/>
          <table:table-cell table:formula="of:=[.AI31]+1" office:value-type="float" office:value="1058" calcext:value-type="float">
            <text:p>1058</text:p>
          </table:table-cell>
          <table:table-cell table:formula="of:=[.AJ31]" office:value-type="float" office:value="2" calcext:value-type="float">
            <text:p>2</text:p>
          </table:table-cell>
          <table:table-cell table:formula="of:=[.AK3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2];[.CQ32];[.CR32];[.CS32])" office:value-type="string" office:string-value="update BADANIA set TEST_UKRYTY='T' where ID_BADANIA = 965" calcext:value-type="string">
            <text:p>update BADANIA set TEST_UKRYTY='T' where ID_BADANIA = 965</text:p>
          </table:table-cell>
          <table:table-cell office:value-type="string" calcext:value-type="string">
            <text:p>update BADANIA set TEST_UKRYTY='</text:p>
          </table:table-cell>
          <table:table-cell table:formula="of:=[.BB3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2]" office:value-type="float" office:value="965" calcext:value-type="float">
            <text:p>965</text:p>
          </table:table-cell>
          <table:table-cell table:style-name="ce2" table:formula="of:=CONCATENATE([.CU32];[.CW32];[.CX32])" office:value-type="string" office:string-value="update BADANIA set TYP_WYNIKU='N' where ID_BADANIA = 965" calcext:value-type="string">
            <text:p>update BADANIA set TYP_WYNIKU='N' where ID_BADANIA = 96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32]" office:value-type="float" office:value="965" calcext:value-type="float">
            <text:p>96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30|^^^PAT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32]+1" office:value-type="float" office:value="30" calcext:value-type="float">
            <text:p>30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3]" office:value-type="float" office:value="966" calcext:value-type="float">
            <text:p>966</text:p>
          </table:table-cell>
          <table:table-cell office:value-type="string" calcext:value-type="string">
            <text:p>, '</text:p>
          </table:table-cell>
          <table:table-cell table:formula="of:=[.W33]" office:value-type="string" office:string-value="Wałeczki patologiczne" calcext:value-type="string">
            <text:p>Wałeczki patologiczne</text:p>
          </table:table-cell>
          <table:table-cell office:value-type="string" calcext:value-type="string">
            <text:p>', '</text:p>
          </table:table-cell>
          <table:table-cell table:formula="of:=[.Y33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33]" office:value-type="string" office:string-value="OSAD-M-30" calcext:value-type="string">
            <text:p>OSAD-M-30</text:p>
          </table:table-cell>
          <table:table-cell office:value-type="string" calcext:value-type="string">
            <text:p>', </text:p>
          </table:table-cell>
          <table:table-cell table:formula="of:=[.AI33]" office:value-type="float" office:value="1059" calcext:value-type="float">
            <text:p>1059</text:p>
          </table:table-cell>
          <table:table-cell office:value-type="string" calcext:value-type="string">
            <text:p>, </text:p>
          </table:table-cell>
          <table:table-cell table:formula="of:=[.AJ33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3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3];[.F33];[.G33];[.H33];[.I33];[.J33];[.K33];[.L33];[.M33];[.N33];[.O33];[.P33];[.Q33];[.R33];[.S33])" office:value-type="string" office:string-value="insert into BADANIA (ID_BADANIA, NAZWA_BADANIA, JM, KOD_BADANIA, LP_WEWN, LI_MIEJSC_PP, MATERIAL) values (966, 'Wałeczki patologiczne', 'p/ul', 'OSAD-M-30', 1059, 2, 'M');" calcext:value-type="string">
            <text:p>insert into BADANIA (ID_BADANIA, NAZWA_BADANIA, JM, KOD_BADANIA, LP_WEWN, LI_MIEJSC_PP, MATERIAL) values (966, 'Wałeczki patologiczne', 'p/ul', 'OSAD-M-30', 1059, 2, 'M');</text:p>
          </table:table-cell>
          <table:table-cell table:formula="of:=[.U32]+1" office:value-type="float" office:value="966" calcext:value-type="float">
            <text:p>966</text:p>
          </table:table-cell>
          <table:table-cell office:value-type="string" calcext:value-type="string">
            <text:p>^^^PAT</text:p>
          </table:table-cell>
          <table:table-cell office:value-type="string" calcext:value-type="string">
            <text:p>Wałeczki patologiczne</text:p>
          </table:table-cell>
          <table:table-cell table:formula="of:=[.X3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33];[.C33])" office:value-type="string" office:string-value="OSAD-M-30" calcext:value-type="string">
            <text:p>OSAD-M-30</text:p>
          </table:table-cell>
          <table:table-cell table:number-columns-repeated="6"/>
          <table:table-cell table:formula="of:=[.AI32]+1" office:value-type="float" office:value="1059" calcext:value-type="float">
            <text:p>1059</text:p>
          </table:table-cell>
          <table:table-cell table:formula="of:=[.AJ32]" office:value-type="float" office:value="2" calcext:value-type="float">
            <text:p>2</text:p>
          </table:table-cell>
          <table:table-cell table:formula="of:=[.AK3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3];[.CQ33];[.CR33];[.CS33])" office:value-type="string" office:string-value="update BADANIA set TEST_UKRYTY='T' where ID_BADANIA = 966" calcext:value-type="string">
            <text:p>update BADANIA set TEST_UKRYTY='T' where ID_BADANIA = 966</text:p>
          </table:table-cell>
          <table:table-cell office:value-type="string" calcext:value-type="string">
            <text:p>update BADANIA set TEST_UKRYTY='</text:p>
          </table:table-cell>
          <table:table-cell table:formula="of:=[.BB3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3]" office:value-type="float" office:value="966" calcext:value-type="float">
            <text:p>966</text:p>
          </table:table-cell>
          <table:table-cell table:style-name="ce2" table:formula="of:=CONCATENATE([.CU33];[.CW33];[.CX33])" office:value-type="string" office:string-value="update BADANIA set TYP_WYNIKU='N' where ID_BADANIA = 966" calcext:value-type="string">
            <text:p>update BADANIA set TYP_WYNIKU='N' where ID_BADANIA = 96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33]" office:value-type="float" office:value="966" calcext:value-type="float">
            <text:p>96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31|^^^PAT|0.00|||N||F||Operator|||UriSed mini</text:p>
          </table:table-cell>
          <table:table-cell office:value-type="string" calcext:value-type="string">
            <text:p>OSAD-M-</text:p>
          </table:table-cell>
          <table:table-cell table:formula="of:=[.C33]+1" office:value-type="float" office:value="31" calcext:value-type="float">
            <text:p>31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4]" office:value-type="float" office:value="967" calcext:value-type="float">
            <text:p>967</text:p>
          </table:table-cell>
          <table:table-cell office:value-type="string" calcext:value-type="string">
            <text:p>, '</text:p>
          </table:table-cell>
          <table:table-cell table:formula="of:=[.W34]" office:value-type="string" office:string-value="Wałeczki patologiczne" calcext:value-type="string">
            <text:p>Wałeczki patologiczne</text:p>
          </table:table-cell>
          <table:table-cell office:value-type="string" calcext:value-type="string">
            <text:p>', '</text:p>
          </table:table-cell>
          <table:table-cell table:formula="of:=[.Y34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34]" office:value-type="string" office:string-value="OSAD-M-31" calcext:value-type="string">
            <text:p>OSAD-M-31</text:p>
          </table:table-cell>
          <table:table-cell office:value-type="string" calcext:value-type="string">
            <text:p>', </text:p>
          </table:table-cell>
          <table:table-cell table:formula="of:=[.AI34]" office:value-type="float" office:value="1060" calcext:value-type="float">
            <text:p>1060</text:p>
          </table:table-cell>
          <table:table-cell office:value-type="string" calcext:value-type="string">
            <text:p>, </text:p>
          </table:table-cell>
          <table:table-cell table:formula="of:=[.AJ34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4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4];[.F34];[.G34];[.H34];[.I34];[.J34];[.K34];[.L34];[.M34];[.N34];[.O34];[.P34];[.Q34];[.R34];[.S34])" office:value-type="string" office:string-value="insert into BADANIA (ID_BADANIA, NAZWA_BADANIA, JM, KOD_BADANIA, LP_WEWN, LI_MIEJSC_PP, MATERIAL) values (967, 'Wałeczki patologiczne', '0', 'OSAD-M-31', 1060, 2, 'M');" calcext:value-type="string">
            <text:p>insert into BADANIA (ID_BADANIA, NAZWA_BADANIA, JM, KOD_BADANIA, LP_WEWN, LI_MIEJSC_PP, MATERIAL) values (967, 'Wałeczki patologiczne', '0', 'OSAD-M-31', 1060, 2, 'M');</text:p>
          </table:table-cell>
          <table:table-cell table:formula="of:=[.U33]+1" office:value-type="float" office:value="967" calcext:value-type="float">
            <text:p>967</text:p>
          </table:table-cell>
          <table:table-cell office:value-type="string" calcext:value-type="string">
            <text:p>^^^PAT</text:p>
          </table:table-cell>
          <table:table-cell office:value-type="string" calcext:value-type="string">
            <text:p>Wałeczki patologiczne</text:p>
          </table:table-cell>
          <table:table-cell table:formula="of:=[.X3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34];[.C34])" office:value-type="string" office:string-value="OSAD-M-31" calcext:value-type="string">
            <text:p>OSAD-M-31</text:p>
          </table:table-cell>
          <table:table-cell table:number-columns-repeated="6"/>
          <table:table-cell table:formula="of:=[.AI33]+1" office:value-type="float" office:value="1060" calcext:value-type="float">
            <text:p>1060</text:p>
          </table:table-cell>
          <table:table-cell table:formula="of:=[.AJ33]" office:value-type="float" office:value="2" calcext:value-type="float">
            <text:p>2</text:p>
          </table:table-cell>
          <table:table-cell table:formula="of:=[.AK3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4];[.CQ34];[.CR34];[.CS34])" office:value-type="string" office:string-value="update BADANIA set TEST_UKRYTY='T' where ID_BADANIA = 967" calcext:value-type="string">
            <text:p>update BADANIA set TEST_UKRYTY='T' where ID_BADANIA = 967</text:p>
          </table:table-cell>
          <table:table-cell office:value-type="string" calcext:value-type="string">
            <text:p>update BADANIA set TEST_UKRYTY='</text:p>
          </table:table-cell>
          <table:table-cell table:formula="of:=[.BB3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4]" office:value-type="float" office:value="967" calcext:value-type="float">
            <text:p>967</text:p>
          </table:table-cell>
          <table:table-cell table:style-name="ce2" table:formula="of:=CONCATENATE([.CU34];[.CW34];[.CX34])" office:value-type="string" office:string-value="update BADANIA set TYP_WYNIKU='N' where ID_BADANIA = 967" calcext:value-type="string">
            <text:p>update BADANIA set TYP_WYNIKU='N' where ID_BADANIA = 96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34]" office:value-type="float" office:value="967" calcext:value-type="float">
            <text:p>96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32|72224-9^^^PAT|-|||N||F||Operator|||UriSed mini</text:p>
          </table:table-cell>
          <table:table-cell office:value-type="string" calcext:value-type="string">
            <text:p>OSAD-M-</text:p>
          </table:table-cell>
          <table:table-cell table:formula="of:=[.C34]+1" office:value-type="float" office:value="32" calcext:value-type="float">
            <text:p>32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5]" office:value-type="float" office:value="968" calcext:value-type="float">
            <text:p>968</text:p>
          </table:table-cell>
          <table:table-cell office:value-type="string" calcext:value-type="string">
            <text:p>, '</text:p>
          </table:table-cell>
          <table:table-cell table:formula="of:=[.W35]" office:value-type="string" office:string-value="Wałeczki patologiczne" calcext:value-type="string">
            <text:p>Wałeczki patologiczne</text:p>
          </table:table-cell>
          <table:table-cell office:value-type="string" calcext:value-type="string">
            <text:p>', '</text:p>
          </table:table-cell>
          <table:table-cell table:formula="of:=[.Y35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35]" office:value-type="string" office:string-value="OSAD-M-32" calcext:value-type="string">
            <text:p>OSAD-M-32</text:p>
          </table:table-cell>
          <table:table-cell office:value-type="string" calcext:value-type="string">
            <text:p>', </text:p>
          </table:table-cell>
          <table:table-cell table:formula="of:=[.AI35]" office:value-type="float" office:value="1061" calcext:value-type="float">
            <text:p>1061</text:p>
          </table:table-cell>
          <table:table-cell office:value-type="string" calcext:value-type="string">
            <text:p>, </text:p>
          </table:table-cell>
          <table:table-cell table:formula="of:=[.AJ35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5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5];[.F35];[.G35];[.H35];[.I35];[.J35];[.K35];[.L35];[.M35];[.N35];[.O35];[.P35];[.Q35];[.R35];[.S35])" office:value-type="string" office:string-value="insert into BADANIA (ID_BADANIA, NAZWA_BADANIA, JM, KOD_BADANIA, LP_WEWN, LI_MIEJSC_PP, MATERIAL) values (968, 'Wałeczki patologiczne', 'plusowe', 'OSAD-M-32', 1061, 2, 'M');" calcext:value-type="string">
            <text:p>insert into BADANIA (ID_BADANIA, NAZWA_BADANIA, JM, KOD_BADANIA, LP_WEWN, LI_MIEJSC_PP, MATERIAL) values (968, 'Wałeczki patologiczne', 'plusowe', 'OSAD-M-32', 1061, 2, 'M');</text:p>
          </table:table-cell>
          <table:table-cell table:formula="of:=[.U34]+1" office:value-type="float" office:value="968" calcext:value-type="float">
            <text:p>968</text:p>
          </table:table-cell>
          <table:table-cell office:value-type="string" calcext:value-type="string">
            <text:p>72224-9^^^PAT</text:p>
          </table:table-cell>
          <table:table-cell office:value-type="string" calcext:value-type="string">
            <text:p>Wałeczki patologiczne</text:p>
          </table:table-cell>
          <table:table-cell table:formula="of:=[.X3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35];[.C35])" office:value-type="string" office:string-value="OSAD-M-32" calcext:value-type="string">
            <text:p>OSAD-M-32</text:p>
          </table:table-cell>
          <table:table-cell table:number-columns-repeated="6"/>
          <table:table-cell table:formula="of:=[.AI34]+1" office:value-type="float" office:value="1061" calcext:value-type="float">
            <text:p>1061</text:p>
          </table:table-cell>
          <table:table-cell table:formula="of:=[.AJ34]" office:value-type="float" office:value="2" calcext:value-type="float">
            <text:p>2</text:p>
          </table:table-cell>
          <table:table-cell table:formula="of:=[.AK3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5];[.CQ35];[.CR35];[.CS35])" office:value-type="string" office:string-value="update BADANIA set TEST_UKRYTY='T' where ID_BADANIA = 968" calcext:value-type="string">
            <text:p>update BADANIA set TEST_UKRYTY='T' where ID_BADANIA = 968</text:p>
          </table:table-cell>
          <table:table-cell office:value-type="string" calcext:value-type="string">
            <text:p>update BADANIA set TEST_UKRYTY='</text:p>
          </table:table-cell>
          <table:table-cell table:formula="of:=[.BB3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5]" office:value-type="float" office:value="968" calcext:value-type="float">
            <text:p>968</text:p>
          </table:table-cell>
          <table:table-cell table:style-name="ce2" table:formula="of:=CONCATENATE([.CU35];[.CW35];[.CX35])" office:value-type="string" office:string-value="update BADANIA set TYP_WYNIKU='N' where ID_BADANIA = 968" calcext:value-type="string">
            <text:p>update BADANIA set TYP_WYNIKU='N' where ID_BADANIA = 96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35]" office:value-type="float" office:value="968" calcext:value-type="float">
            <text:p>96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33|53294-5^^^NEC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35]+1" office:value-type="float" office:value="33" calcext:value-type="float">
            <text:p>33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6]" office:value-type="float" office:value="969" calcext:value-type="float">
            <text:p>969</text:p>
          </table:table-cell>
          <table:table-cell office:value-type="string" calcext:value-type="string">
            <text:p>, '</text:p>
          </table:table-cell>
          <table:table-cell table:formula="of:=[.W36]" office:value-type="string" office:string-value="Nabłonki inne niż płaskie" calcext:value-type="string">
            <text:p>Nabłonki inne niż płaskie</text:p>
          </table:table-cell>
          <table:table-cell office:value-type="string" calcext:value-type="string">
            <text:p>', '</text:p>
          </table:table-cell>
          <table:table-cell table:formula="of:=[.Y36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36]" office:value-type="string" office:string-value="OSAD-M-33" calcext:value-type="string">
            <text:p>OSAD-M-33</text:p>
          </table:table-cell>
          <table:table-cell office:value-type="string" calcext:value-type="string">
            <text:p>', </text:p>
          </table:table-cell>
          <table:table-cell table:formula="of:=[.AI36]" office:value-type="float" office:value="1062" calcext:value-type="float">
            <text:p>1062</text:p>
          </table:table-cell>
          <table:table-cell office:value-type="string" calcext:value-type="string">
            <text:p>, </text:p>
          </table:table-cell>
          <table:table-cell table:formula="of:=[.AJ36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6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6];[.F36];[.G36];[.H36];[.I36];[.J36];[.K36];[.L36];[.M36];[.N36];[.O36];[.P36];[.Q36];[.R36];[.S36])" office:value-type="string" office:string-value="insert into BADANIA (ID_BADANIA, NAZWA_BADANIA, JM, KOD_BADANIA, LP_WEWN, LI_MIEJSC_PP, MATERIAL) values (969, 'Nabłonki inne niż płaskie', 'p/HPF', 'OSAD-M-33', 1062, 2, 'M');" calcext:value-type="string">
            <text:p>insert into BADANIA (ID_BADANIA, NAZWA_BADANIA, JM, KOD_BADANIA, LP_WEWN, LI_MIEJSC_PP, MATERIAL) values (969, 'Nabłonki inne niż płaskie', 'p/HPF', 'OSAD-M-33', 1062, 2, 'M');</text:p>
          </table:table-cell>
          <table:table-cell table:formula="of:=[.U35]+1" office:value-type="float" office:value="969" calcext:value-type="float">
            <text:p>969</text:p>
          </table:table-cell>
          <table:table-cell office:value-type="string" calcext:value-type="string">
            <text:p>53294-5^^^NEC</text:p>
          </table:table-cell>
          <table:table-cell office:value-type="string" calcext:value-type="string">
            <text:p>Nabłonki inne niż płaskie</text:p>
          </table:table-cell>
          <table:table-cell table:formula="of:=[.X3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36];[.C36])" office:value-type="string" office:string-value="OSAD-M-33" calcext:value-type="string">
            <text:p>OSAD-M-33</text:p>
          </table:table-cell>
          <table:table-cell table:number-columns-repeated="6"/>
          <table:table-cell table:formula="of:=[.AI35]+1" office:value-type="float" office:value="1062" calcext:value-type="float">
            <text:p>1062</text:p>
          </table:table-cell>
          <table:table-cell table:formula="of:=[.AJ35]" office:value-type="float" office:value="2" calcext:value-type="float">
            <text:p>2</text:p>
          </table:table-cell>
          <table:table-cell table:formula="of:=[.AK3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6];[.CQ36];[.CR36];[.CS36])" office:value-type="string" office:string-value="update BADANIA set TEST_UKRYTY='T' where ID_BADANIA = 969" calcext:value-type="string">
            <text:p>update BADANIA set TEST_UKRYTY='T' where ID_BADANIA = 969</text:p>
          </table:table-cell>
          <table:table-cell office:value-type="string" calcext:value-type="string">
            <text:p>update BADANIA set TEST_UKRYTY='</text:p>
          </table:table-cell>
          <table:table-cell table:formula="of:=[.BB3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6]" office:value-type="float" office:value="969" calcext:value-type="float">
            <text:p>969</text:p>
          </table:table-cell>
          <table:table-cell table:style-name="ce2" table:formula="of:=CONCATENATE([.CU36];[.CW36];[.CX36])" office:value-type="string" office:string-value="update BADANIA set TYP_WYNIKU='N' where ID_BADANIA = 969" calcext:value-type="string">
            <text:p>update BADANIA set TYP_WYNIKU='N' where ID_BADANIA = 96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36]" office:value-type="float" office:value="969" calcext:value-type="float">
            <text:p>96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34|51485-1^^^NEC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36]+1" office:value-type="float" office:value="34" calcext:value-type="float">
            <text:p>34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7]" office:value-type="float" office:value="970" calcext:value-type="float">
            <text:p>970</text:p>
          </table:table-cell>
          <table:table-cell office:value-type="string" calcext:value-type="string">
            <text:p>, '</text:p>
          </table:table-cell>
          <table:table-cell table:formula="of:=[.W37]" office:value-type="string" office:string-value="Nabłonki inne niż płaskie" calcext:value-type="string">
            <text:p>Nabłonki inne niż płaskie</text:p>
          </table:table-cell>
          <table:table-cell office:value-type="string" calcext:value-type="string">
            <text:p>', '</text:p>
          </table:table-cell>
          <table:table-cell table:formula="of:=[.Y37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37]" office:value-type="string" office:string-value="OSAD-M-34" calcext:value-type="string">
            <text:p>OSAD-M-34</text:p>
          </table:table-cell>
          <table:table-cell office:value-type="string" calcext:value-type="string">
            <text:p>', </text:p>
          </table:table-cell>
          <table:table-cell table:formula="of:=[.AI37]" office:value-type="float" office:value="1063" calcext:value-type="float">
            <text:p>1063</text:p>
          </table:table-cell>
          <table:table-cell office:value-type="string" calcext:value-type="string">
            <text:p>, </text:p>
          </table:table-cell>
          <table:table-cell table:formula="of:=[.AJ37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7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7];[.F37];[.G37];[.H37];[.I37];[.J37];[.K37];[.L37];[.M37];[.N37];[.O37];[.P37];[.Q37];[.R37];[.S37])" office:value-type="string" office:string-value="insert into BADANIA (ID_BADANIA, NAZWA_BADANIA, JM, KOD_BADANIA, LP_WEWN, LI_MIEJSC_PP, MATERIAL) values (970, 'Nabłonki inne niż płaskie', 'p/ul', 'OSAD-M-34', 1063, 2, 'M');" calcext:value-type="string">
            <text:p>insert into BADANIA (ID_BADANIA, NAZWA_BADANIA, JM, KOD_BADANIA, LP_WEWN, LI_MIEJSC_PP, MATERIAL) values (970, 'Nabłonki inne niż płaskie', 'p/ul', 'OSAD-M-34', 1063, 2, 'M');</text:p>
          </table:table-cell>
          <table:table-cell table:formula="of:=[.U36]+1" office:value-type="float" office:value="970" calcext:value-type="float">
            <text:p>970</text:p>
          </table:table-cell>
          <table:table-cell office:value-type="string" calcext:value-type="string">
            <text:p>51485-1^^^NEC</text:p>
          </table:table-cell>
          <table:table-cell office:value-type="string" calcext:value-type="string">
            <text:p>Nabłonki inne niż płaskie</text:p>
          </table:table-cell>
          <table:table-cell table:formula="of:=[.X3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37];[.C37])" office:value-type="string" office:string-value="OSAD-M-34" calcext:value-type="string">
            <text:p>OSAD-M-34</text:p>
          </table:table-cell>
          <table:table-cell table:number-columns-repeated="6"/>
          <table:table-cell table:formula="of:=[.AI36]+1" office:value-type="float" office:value="1063" calcext:value-type="float">
            <text:p>1063</text:p>
          </table:table-cell>
          <table:table-cell table:formula="of:=[.AJ36]" office:value-type="float" office:value="2" calcext:value-type="float">
            <text:p>2</text:p>
          </table:table-cell>
          <table:table-cell table:formula="of:=[.AK3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7];[.CQ37];[.CR37];[.CS37])" office:value-type="string" office:string-value="update BADANIA set TEST_UKRYTY='T' where ID_BADANIA = 970" calcext:value-type="string">
            <text:p>update BADANIA set TEST_UKRYTY='T' where ID_BADANIA = 970</text:p>
          </table:table-cell>
          <table:table-cell office:value-type="string" calcext:value-type="string">
            <text:p>update BADANIA set TEST_UKRYTY='</text:p>
          </table:table-cell>
          <table:table-cell table:formula="of:=[.BB3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7]" office:value-type="float" office:value="970" calcext:value-type="float">
            <text:p>970</text:p>
          </table:table-cell>
          <table:table-cell table:style-name="ce2" table:formula="of:=CONCATENATE([.CU37];[.CW37];[.CX37])" office:value-type="string" office:string-value="update BADANIA set TYP_WYNIKU='N' where ID_BADANIA = 970" calcext:value-type="string">
            <text:p>update BADANIA set TYP_WYNIKU='N' where ID_BADANIA = 97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37]" office:value-type="float" office:value="970" calcext:value-type="float">
            <text:p>97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35|^^^NEC|0.00|||N||F||Operator|||UriSed mini</text:p>
          </table:table-cell>
          <table:table-cell office:value-type="string" calcext:value-type="string">
            <text:p>OSAD-M-</text:p>
          </table:table-cell>
          <table:table-cell table:formula="of:=[.C37]+1" office:value-type="float" office:value="35" calcext:value-type="float">
            <text:p>35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8]" office:value-type="float" office:value="971" calcext:value-type="float">
            <text:p>971</text:p>
          </table:table-cell>
          <table:table-cell office:value-type="string" calcext:value-type="string">
            <text:p>, '</text:p>
          </table:table-cell>
          <table:table-cell table:formula="of:=[.W38]" office:value-type="string" office:string-value="Nabłonki inne niż płaskie" calcext:value-type="string">
            <text:p>Nabłonki inne niż płaskie</text:p>
          </table:table-cell>
          <table:table-cell office:value-type="string" calcext:value-type="string">
            <text:p>', '</text:p>
          </table:table-cell>
          <table:table-cell table:formula="of:=[.Y38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38]" office:value-type="string" office:string-value="OSAD-M-35" calcext:value-type="string">
            <text:p>OSAD-M-35</text:p>
          </table:table-cell>
          <table:table-cell office:value-type="string" calcext:value-type="string">
            <text:p>', </text:p>
          </table:table-cell>
          <table:table-cell table:formula="of:=[.AI38]" office:value-type="float" office:value="1064" calcext:value-type="float">
            <text:p>1064</text:p>
          </table:table-cell>
          <table:table-cell office:value-type="string" calcext:value-type="string">
            <text:p>, </text:p>
          </table:table-cell>
          <table:table-cell table:formula="of:=[.AJ38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8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8];[.F38];[.G38];[.H38];[.I38];[.J38];[.K38];[.L38];[.M38];[.N38];[.O38];[.P38];[.Q38];[.R38];[.S38])" office:value-type="string" office:string-value="insert into BADANIA (ID_BADANIA, NAZWA_BADANIA, JM, KOD_BADANIA, LP_WEWN, LI_MIEJSC_PP, MATERIAL) values (971, 'Nabłonki inne niż płaskie', '0', 'OSAD-M-35', 1064, 2, 'M');" calcext:value-type="string">
            <text:p>insert into BADANIA (ID_BADANIA, NAZWA_BADANIA, JM, KOD_BADANIA, LP_WEWN, LI_MIEJSC_PP, MATERIAL) values (971, 'Nabłonki inne niż płaskie', '0', 'OSAD-M-35', 1064, 2, 'M');</text:p>
          </table:table-cell>
          <table:table-cell table:formula="of:=[.U37]+1" office:value-type="float" office:value="971" calcext:value-type="float">
            <text:p>971</text:p>
          </table:table-cell>
          <table:table-cell office:value-type="string" calcext:value-type="string">
            <text:p>^^^NEC</text:p>
          </table:table-cell>
          <table:table-cell office:value-type="string" calcext:value-type="string">
            <text:p>Nabłonki inne niż płaskie</text:p>
          </table:table-cell>
          <table:table-cell table:formula="of:=[.X3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38];[.C38])" office:value-type="string" office:string-value="OSAD-M-35" calcext:value-type="string">
            <text:p>OSAD-M-35</text:p>
          </table:table-cell>
          <table:table-cell table:number-columns-repeated="6"/>
          <table:table-cell table:formula="of:=[.AI37]+1" office:value-type="float" office:value="1064" calcext:value-type="float">
            <text:p>1064</text:p>
          </table:table-cell>
          <table:table-cell table:formula="of:=[.AJ37]" office:value-type="float" office:value="2" calcext:value-type="float">
            <text:p>2</text:p>
          </table:table-cell>
          <table:table-cell table:formula="of:=[.AK3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8];[.CQ38];[.CR38];[.CS38])" office:value-type="string" office:string-value="update BADANIA set TEST_UKRYTY='T' where ID_BADANIA = 971" calcext:value-type="string">
            <text:p>update BADANIA set TEST_UKRYTY='T' where ID_BADANIA = 971</text:p>
          </table:table-cell>
          <table:table-cell office:value-type="string" calcext:value-type="string">
            <text:p>update BADANIA set TEST_UKRYTY='</text:p>
          </table:table-cell>
          <table:table-cell table:formula="of:=[.BB3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8]" office:value-type="float" office:value="971" calcext:value-type="float">
            <text:p>971</text:p>
          </table:table-cell>
          <table:table-cell table:style-name="ce2" table:formula="of:=CONCATENATE([.CU38];[.CW38];[.CX38])" office:value-type="string" office:string-value="update BADANIA set TYP_WYNIKU='N' where ID_BADANIA = 971" calcext:value-type="string">
            <text:p>update BADANIA set TYP_WYNIKU='N' where ID_BADANIA = 97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38]" office:value-type="float" office:value="971" calcext:value-type="float">
            <text:p>97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36|50225-2^^^NEC|-|||N||F||Operator|||UriSed mini</text:p>
          </table:table-cell>
          <table:table-cell office:value-type="string" calcext:value-type="string">
            <text:p>OSAD-M-</text:p>
          </table:table-cell>
          <table:table-cell table:formula="of:=[.C38]+1" office:value-type="float" office:value="36" calcext:value-type="float">
            <text:p>36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39]" office:value-type="float" office:value="972" calcext:value-type="float">
            <text:p>972</text:p>
          </table:table-cell>
          <table:table-cell office:value-type="string" calcext:value-type="string">
            <text:p>, '</text:p>
          </table:table-cell>
          <table:table-cell table:formula="of:=[.W39]" office:value-type="string" office:string-value="Nabłonki inne niż płaskie" calcext:value-type="string">
            <text:p>Nabłonki inne niż płaskie</text:p>
          </table:table-cell>
          <table:table-cell office:value-type="string" calcext:value-type="string">
            <text:p>', '</text:p>
          </table:table-cell>
          <table:table-cell table:formula="of:=[.Y39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39]" office:value-type="string" office:string-value="OSAD-M-36" calcext:value-type="string">
            <text:p>OSAD-M-36</text:p>
          </table:table-cell>
          <table:table-cell office:value-type="string" calcext:value-type="string">
            <text:p>', </text:p>
          </table:table-cell>
          <table:table-cell table:formula="of:=[.AI39]" office:value-type="float" office:value="1065" calcext:value-type="float">
            <text:p>1065</text:p>
          </table:table-cell>
          <table:table-cell office:value-type="string" calcext:value-type="string">
            <text:p>, </text:p>
          </table:table-cell>
          <table:table-cell table:formula="of:=[.AJ39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9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39];[.F39];[.G39];[.H39];[.I39];[.J39];[.K39];[.L39];[.M39];[.N39];[.O39];[.P39];[.Q39];[.R39];[.S39])" office:value-type="string" office:string-value="insert into BADANIA (ID_BADANIA, NAZWA_BADANIA, JM, KOD_BADANIA, LP_WEWN, LI_MIEJSC_PP, MATERIAL) values (972, 'Nabłonki inne niż płaskie', 'plusowe', 'OSAD-M-36', 1065, 2, 'M');" calcext:value-type="string">
            <text:p>insert into BADANIA (ID_BADANIA, NAZWA_BADANIA, JM, KOD_BADANIA, LP_WEWN, LI_MIEJSC_PP, MATERIAL) values (972, 'Nabłonki inne niż płaskie', 'plusowe', 'OSAD-M-36', 1065, 2, 'M');</text:p>
          </table:table-cell>
          <table:table-cell table:formula="of:=[.U38]+1" office:value-type="float" office:value="972" calcext:value-type="float">
            <text:p>972</text:p>
          </table:table-cell>
          <table:table-cell office:value-type="string" calcext:value-type="string">
            <text:p>50225-2^^^NEC</text:p>
          </table:table-cell>
          <table:table-cell office:value-type="string" calcext:value-type="string">
            <text:p>Nabłonki inne niż płaskie</text:p>
          </table:table-cell>
          <table:table-cell table:formula="of:=[.X3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39];[.C39])" office:value-type="string" office:string-value="OSAD-M-36" calcext:value-type="string">
            <text:p>OSAD-M-36</text:p>
          </table:table-cell>
          <table:table-cell table:number-columns-repeated="6"/>
          <table:table-cell table:formula="of:=[.AI38]+1" office:value-type="float" office:value="1065" calcext:value-type="float">
            <text:p>1065</text:p>
          </table:table-cell>
          <table:table-cell table:formula="of:=[.AJ38]" office:value-type="float" office:value="2" calcext:value-type="float">
            <text:p>2</text:p>
          </table:table-cell>
          <table:table-cell table:formula="of:=[.AK3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39];[.CQ39];[.CR39];[.CS39])" office:value-type="string" office:string-value="update BADANIA set TEST_UKRYTY='T' where ID_BADANIA = 972" calcext:value-type="string">
            <text:p>update BADANIA set TEST_UKRYTY='T' where ID_BADANIA = 972</text:p>
          </table:table-cell>
          <table:table-cell office:value-type="string" calcext:value-type="string">
            <text:p>update BADANIA set TEST_UKRYTY='</text:p>
          </table:table-cell>
          <table:table-cell table:formula="of:=[.BB3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39]" office:value-type="float" office:value="972" calcext:value-type="float">
            <text:p>972</text:p>
          </table:table-cell>
          <table:table-cell table:style-name="ce2" table:formula="of:=CONCATENATE([.CU39];[.CW39];[.CX39])" office:value-type="string" office:string-value="update BADANIA set TYP_WYNIKU='N' where ID_BADANIA = 972" calcext:value-type="string">
            <text:p>update BADANIA set TYP_WYNIKU='N' where ID_BADANIA = 97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39]" office:value-type="float" office:value="972" calcext:value-type="float">
            <text:p>97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37|33219-7^^^EPI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39]+1" office:value-type="float" office:value="37" calcext:value-type="float">
            <text:p>37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0]" office:value-type="float" office:value="973" calcext:value-type="float">
            <text:p>973</text:p>
          </table:table-cell>
          <table:table-cell office:value-type="string" calcext:value-type="string">
            <text:p>, '</text:p>
          </table:table-cell>
          <table:table-cell table:formula="of:=[.W40]" office:value-type="string" office:string-value="Nabłonki" calcext:value-type="string">
            <text:p>Nabłonki</text:p>
          </table:table-cell>
          <table:table-cell office:value-type="string" calcext:value-type="string">
            <text:p>', '</text:p>
          </table:table-cell>
          <table:table-cell table:formula="of:=[.Y40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40]" office:value-type="string" office:string-value="OSAD-M-37" calcext:value-type="string">
            <text:p>OSAD-M-37</text:p>
          </table:table-cell>
          <table:table-cell office:value-type="string" calcext:value-type="string">
            <text:p>', </text:p>
          </table:table-cell>
          <table:table-cell table:formula="of:=[.AI40]" office:value-type="float" office:value="1066" calcext:value-type="float">
            <text:p>1066</text:p>
          </table:table-cell>
          <table:table-cell office:value-type="string" calcext:value-type="string">
            <text:p>, </text:p>
          </table:table-cell>
          <table:table-cell table:formula="of:=[.AJ40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0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0];[.F40];[.G40];[.H40];[.I40];[.J40];[.K40];[.L40];[.M40];[.N40];[.O40];[.P40];[.Q40];[.R40];[.S40])" office:value-type="string" office:string-value="insert into BADANIA (ID_BADANIA, NAZWA_BADANIA, JM, KOD_BADANIA, LP_WEWN, LI_MIEJSC_PP, MATERIAL) values (973, 'Nabłonki', 'p/HPF', 'OSAD-M-37', 1066, 2, 'M');" calcext:value-type="string">
            <text:p>insert into BADANIA (ID_BADANIA, NAZWA_BADANIA, JM, KOD_BADANIA, LP_WEWN, LI_MIEJSC_PP, MATERIAL) values (973, 'Nabłonki', 'p/HPF', 'OSAD-M-37', 1066, 2, 'M');</text:p>
          </table:table-cell>
          <table:table-cell table:formula="of:=[.U39]+1" office:value-type="float" office:value="973" calcext:value-type="float">
            <text:p>973</text:p>
          </table:table-cell>
          <table:table-cell office:value-type="string" calcext:value-type="string">
            <text:p>33219-7^^^EPI</text:p>
          </table:table-cell>
          <table:table-cell office:value-type="string" calcext:value-type="string">
            <text:p>Nabłonki</text:p>
          </table:table-cell>
          <table:table-cell table:formula="of:=[.X3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40];[.C40])" office:value-type="string" office:string-value="OSAD-M-37" calcext:value-type="string">
            <text:p>OSAD-M-37</text:p>
          </table:table-cell>
          <table:table-cell table:number-columns-repeated="6"/>
          <table:table-cell table:formula="of:=[.AI39]+1" office:value-type="float" office:value="1066" calcext:value-type="float">
            <text:p>1066</text:p>
          </table:table-cell>
          <table:table-cell table:formula="of:=[.AJ39]" office:value-type="float" office:value="2" calcext:value-type="float">
            <text:p>2</text:p>
          </table:table-cell>
          <table:table-cell table:formula="of:=[.AK3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0];[.CQ40];[.CR40];[.CS40])" office:value-type="string" office:string-value="update BADANIA set TEST_UKRYTY='T' where ID_BADANIA = 973" calcext:value-type="string">
            <text:p>update BADANIA set TEST_UKRYTY='T' where ID_BADANIA = 973</text:p>
          </table:table-cell>
          <table:table-cell office:value-type="string" calcext:value-type="string">
            <text:p>update BADANIA set TEST_UKRYTY='</text:p>
          </table:table-cell>
          <table:table-cell table:formula="of:=[.BB4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0]" office:value-type="float" office:value="973" calcext:value-type="float">
            <text:p>973</text:p>
          </table:table-cell>
          <table:table-cell table:style-name="ce2" table:formula="of:=CONCATENATE([.CU40];[.CW40];[.CX40])" office:value-type="string" office:string-value="update BADANIA set TYP_WYNIKU='N' where ID_BADANIA = 973" calcext:value-type="string">
            <text:p>update BADANIA set TYP_WYNIKU='N' where ID_BADANIA = 97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0]" office:value-type="float" office:value="973" calcext:value-type="float">
            <text:p>97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38|51486-9^^^EPI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40]+1" office:value-type="float" office:value="38" calcext:value-type="float">
            <text:p>38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1]" office:value-type="float" office:value="974" calcext:value-type="float">
            <text:p>974</text:p>
          </table:table-cell>
          <table:table-cell office:value-type="string" calcext:value-type="string">
            <text:p>, '</text:p>
          </table:table-cell>
          <table:table-cell table:formula="of:=[.W41]" office:value-type="string" office:string-value="Nabłonki" calcext:value-type="string">
            <text:p>Nabłonki</text:p>
          </table:table-cell>
          <table:table-cell office:value-type="string" calcext:value-type="string">
            <text:p>', '</text:p>
          </table:table-cell>
          <table:table-cell table:formula="of:=[.Y41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41]" office:value-type="string" office:string-value="OSAD-M-38" calcext:value-type="string">
            <text:p>OSAD-M-38</text:p>
          </table:table-cell>
          <table:table-cell office:value-type="string" calcext:value-type="string">
            <text:p>', </text:p>
          </table:table-cell>
          <table:table-cell table:formula="of:=[.AI41]" office:value-type="float" office:value="1067" calcext:value-type="float">
            <text:p>1067</text:p>
          </table:table-cell>
          <table:table-cell office:value-type="string" calcext:value-type="string">
            <text:p>, </text:p>
          </table:table-cell>
          <table:table-cell table:formula="of:=[.AJ41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1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1];[.F41];[.G41];[.H41];[.I41];[.J41];[.K41];[.L41];[.M41];[.N41];[.O41];[.P41];[.Q41];[.R41];[.S41])" office:value-type="string" office:string-value="insert into BADANIA (ID_BADANIA, NAZWA_BADANIA, JM, KOD_BADANIA, LP_WEWN, LI_MIEJSC_PP, MATERIAL) values (974, 'Nabłonki', 'p/ul', 'OSAD-M-38', 1067, 2, 'M');" calcext:value-type="string">
            <text:p>insert into BADANIA (ID_BADANIA, NAZWA_BADANIA, JM, KOD_BADANIA, LP_WEWN, LI_MIEJSC_PP, MATERIAL) values (974, 'Nabłonki', 'p/ul', 'OSAD-M-38', 1067, 2, 'M');</text:p>
          </table:table-cell>
          <table:table-cell table:formula="of:=[.U40]+1" office:value-type="float" office:value="974" calcext:value-type="float">
            <text:p>974</text:p>
          </table:table-cell>
          <table:table-cell office:value-type="string" calcext:value-type="string">
            <text:p>51486-9^^^EPI</text:p>
          </table:table-cell>
          <table:table-cell office:value-type="string" calcext:value-type="string">
            <text:p>Nabłonki</text:p>
          </table:table-cell>
          <table:table-cell table:formula="of:=[.X4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41];[.C41])" office:value-type="string" office:string-value="OSAD-M-38" calcext:value-type="string">
            <text:p>OSAD-M-38</text:p>
          </table:table-cell>
          <table:table-cell table:number-columns-repeated="6"/>
          <table:table-cell table:formula="of:=[.AI40]+1" office:value-type="float" office:value="1067" calcext:value-type="float">
            <text:p>1067</text:p>
          </table:table-cell>
          <table:table-cell table:formula="of:=[.AJ40]" office:value-type="float" office:value="2" calcext:value-type="float">
            <text:p>2</text:p>
          </table:table-cell>
          <table:table-cell table:formula="of:=[.AK4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1];[.CQ41];[.CR41];[.CS41])" office:value-type="string" office:string-value="update BADANIA set TEST_UKRYTY='T' where ID_BADANIA = 974" calcext:value-type="string">
            <text:p>update BADANIA set TEST_UKRYTY='T' where ID_BADANIA = 974</text:p>
          </table:table-cell>
          <table:table-cell office:value-type="string" calcext:value-type="string">
            <text:p>update BADANIA set TEST_UKRYTY='</text:p>
          </table:table-cell>
          <table:table-cell table:formula="of:=[.BB4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1]" office:value-type="float" office:value="974" calcext:value-type="float">
            <text:p>974</text:p>
          </table:table-cell>
          <table:table-cell table:style-name="ce2" table:formula="of:=CONCATENATE([.CU41];[.CW41];[.CX41])" office:value-type="string" office:string-value="update BADANIA set TYP_WYNIKU='N' where ID_BADANIA = 974" calcext:value-type="string">
            <text:p>update BADANIA set TYP_WYNIKU='N' where ID_BADANIA = 97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1]" office:value-type="float" office:value="974" calcext:value-type="float">
            <text:p>97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39|^^^EPI|0.00|||N||F||Operator|||UriSed mini</text:p>
          </table:table-cell>
          <table:table-cell office:value-type="string" calcext:value-type="string">
            <text:p>OSAD-M-</text:p>
          </table:table-cell>
          <table:table-cell table:formula="of:=[.C41]+1" office:value-type="float" office:value="39" calcext:value-type="float">
            <text:p>39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2]" office:value-type="float" office:value="975" calcext:value-type="float">
            <text:p>975</text:p>
          </table:table-cell>
          <table:table-cell office:value-type="string" calcext:value-type="string">
            <text:p>, '</text:p>
          </table:table-cell>
          <table:table-cell table:formula="of:=[.W42]" office:value-type="string" office:string-value="Nabłonki" calcext:value-type="string">
            <text:p>Nabłonki</text:p>
          </table:table-cell>
          <table:table-cell office:value-type="string" calcext:value-type="string">
            <text:p>', '</text:p>
          </table:table-cell>
          <table:table-cell table:formula="of:=[.Y42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42]" office:value-type="string" office:string-value="OSAD-M-39" calcext:value-type="string">
            <text:p>OSAD-M-39</text:p>
          </table:table-cell>
          <table:table-cell office:value-type="string" calcext:value-type="string">
            <text:p>', </text:p>
          </table:table-cell>
          <table:table-cell table:formula="of:=[.AI42]" office:value-type="float" office:value="1068" calcext:value-type="float">
            <text:p>1068</text:p>
          </table:table-cell>
          <table:table-cell office:value-type="string" calcext:value-type="string">
            <text:p>, </text:p>
          </table:table-cell>
          <table:table-cell table:formula="of:=[.AJ42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2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2];[.F42];[.G42];[.H42];[.I42];[.J42];[.K42];[.L42];[.M42];[.N42];[.O42];[.P42];[.Q42];[.R42];[.S42])" office:value-type="string" office:string-value="insert into BADANIA (ID_BADANIA, NAZWA_BADANIA, JM, KOD_BADANIA, LP_WEWN, LI_MIEJSC_PP, MATERIAL) values (975, 'Nabłonki', '0', 'OSAD-M-39', 1068, 2, 'M');" calcext:value-type="string">
            <text:p>insert into BADANIA (ID_BADANIA, NAZWA_BADANIA, JM, KOD_BADANIA, LP_WEWN, LI_MIEJSC_PP, MATERIAL) values (975, 'Nabłonki', '0', 'OSAD-M-39', 1068, 2, 'M');</text:p>
          </table:table-cell>
          <table:table-cell table:formula="of:=[.U41]+1" office:value-type="float" office:value="975" calcext:value-type="float">
            <text:p>975</text:p>
          </table:table-cell>
          <table:table-cell office:value-type="string" calcext:value-type="string">
            <text:p>^^^EPI</text:p>
          </table:table-cell>
          <table:table-cell office:value-type="string" calcext:value-type="string">
            <text:p>Nabłonki</text:p>
          </table:table-cell>
          <table:table-cell table:formula="of:=[.X4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42];[.C42])" office:value-type="string" office:string-value="OSAD-M-39" calcext:value-type="string">
            <text:p>OSAD-M-39</text:p>
          </table:table-cell>
          <table:table-cell table:number-columns-repeated="6"/>
          <table:table-cell table:formula="of:=[.AI41]+1" office:value-type="float" office:value="1068" calcext:value-type="float">
            <text:p>1068</text:p>
          </table:table-cell>
          <table:table-cell table:formula="of:=[.AJ41]" office:value-type="float" office:value="2" calcext:value-type="float">
            <text:p>2</text:p>
          </table:table-cell>
          <table:table-cell table:formula="of:=[.AK4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2];[.CQ42];[.CR42];[.CS42])" office:value-type="string" office:string-value="update BADANIA set TEST_UKRYTY='T' where ID_BADANIA = 975" calcext:value-type="string">
            <text:p>update BADANIA set TEST_UKRYTY='T' where ID_BADANIA = 975</text:p>
          </table:table-cell>
          <table:table-cell office:value-type="string" calcext:value-type="string">
            <text:p>update BADANIA set TEST_UKRYTY='</text:p>
          </table:table-cell>
          <table:table-cell table:formula="of:=[.BB4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2]" office:value-type="float" office:value="975" calcext:value-type="float">
            <text:p>975</text:p>
          </table:table-cell>
          <table:table-cell table:style-name="ce2" table:formula="of:=CONCATENATE([.CU42];[.CW42];[.CX42])" office:value-type="string" office:string-value="update BADANIA set TYP_WYNIKU='N' where ID_BADANIA = 975" calcext:value-type="string">
            <text:p>update BADANIA set TYP_WYNIKU='N' where ID_BADANIA = 97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2]" office:value-type="float" office:value="975" calcext:value-type="float">
            <text:p>97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40|53318-2^^^EPI|-|||N||F||Operator|||UriSed mini</text:p>
          </table:table-cell>
          <table:table-cell office:value-type="string" calcext:value-type="string">
            <text:p>OSAD-M-</text:p>
          </table:table-cell>
          <table:table-cell table:formula="of:=[.C42]+1" office:value-type="float" office:value="40" calcext:value-type="float">
            <text:p>40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3]" office:value-type="float" office:value="976" calcext:value-type="float">
            <text:p>976</text:p>
          </table:table-cell>
          <table:table-cell office:value-type="string" calcext:value-type="string">
            <text:p>, '</text:p>
          </table:table-cell>
          <table:table-cell table:formula="of:=[.W43]" office:value-type="string" office:string-value="Nabłonki" calcext:value-type="string">
            <text:p>Nabłonki</text:p>
          </table:table-cell>
          <table:table-cell office:value-type="string" calcext:value-type="string">
            <text:p>', '</text:p>
          </table:table-cell>
          <table:table-cell table:formula="of:=[.Y43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43]" office:value-type="string" office:string-value="OSAD-M-40" calcext:value-type="string">
            <text:p>OSAD-M-40</text:p>
          </table:table-cell>
          <table:table-cell office:value-type="string" calcext:value-type="string">
            <text:p>', </text:p>
          </table:table-cell>
          <table:table-cell table:formula="of:=[.AI43]" office:value-type="float" office:value="1069" calcext:value-type="float">
            <text:p>1069</text:p>
          </table:table-cell>
          <table:table-cell office:value-type="string" calcext:value-type="string">
            <text:p>, </text:p>
          </table:table-cell>
          <table:table-cell table:formula="of:=[.AJ43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3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3];[.F43];[.G43];[.H43];[.I43];[.J43];[.K43];[.L43];[.M43];[.N43];[.O43];[.P43];[.Q43];[.R43];[.S43])" office:value-type="string" office:string-value="insert into BADANIA (ID_BADANIA, NAZWA_BADANIA, JM, KOD_BADANIA, LP_WEWN, LI_MIEJSC_PP, MATERIAL) values (976, 'Nabłonki', 'plusowe', 'OSAD-M-40', 1069, 2, 'M');" calcext:value-type="string">
            <text:p>insert into BADANIA (ID_BADANIA, NAZWA_BADANIA, JM, KOD_BADANIA, LP_WEWN, LI_MIEJSC_PP, MATERIAL) values (976, 'Nabłonki', 'plusowe', 'OSAD-M-40', 1069, 2, 'M');</text:p>
          </table:table-cell>
          <table:table-cell table:formula="of:=[.U42]+1" office:value-type="float" office:value="976" calcext:value-type="float">
            <text:p>976</text:p>
          </table:table-cell>
          <table:table-cell office:value-type="string" calcext:value-type="string">
            <text:p>53318-2^^^EPI</text:p>
          </table:table-cell>
          <table:table-cell office:value-type="string" calcext:value-type="string">
            <text:p>Nabłonki</text:p>
          </table:table-cell>
          <table:table-cell table:formula="of:=[.X4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43];[.C43])" office:value-type="string" office:string-value="OSAD-M-40" calcext:value-type="string">
            <text:p>OSAD-M-40</text:p>
          </table:table-cell>
          <table:table-cell table:number-columns-repeated="6"/>
          <table:table-cell table:formula="of:=[.AI42]+1" office:value-type="float" office:value="1069" calcext:value-type="float">
            <text:p>1069</text:p>
          </table:table-cell>
          <table:table-cell table:formula="of:=[.AJ42]" office:value-type="float" office:value="2" calcext:value-type="float">
            <text:p>2</text:p>
          </table:table-cell>
          <table:table-cell table:formula="of:=[.AK4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3];[.CQ43];[.CR43];[.CS43])" office:value-type="string" office:string-value="update BADANIA set TEST_UKRYTY='T' where ID_BADANIA = 976" calcext:value-type="string">
            <text:p>update BADANIA set TEST_UKRYTY='T' where ID_BADANIA = 976</text:p>
          </table:table-cell>
          <table:table-cell office:value-type="string" calcext:value-type="string">
            <text:p>update BADANIA set TEST_UKRYTY='</text:p>
          </table:table-cell>
          <table:table-cell table:formula="of:=[.BB4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3]" office:value-type="float" office:value="976" calcext:value-type="float">
            <text:p>976</text:p>
          </table:table-cell>
          <table:table-cell table:style-name="ce2" table:formula="of:=CONCATENATE([.CU43];[.CW43];[.CX43])" office:value-type="string" office:string-value="update BADANIA set TYP_WYNIKU='N' where ID_BADANIA = 976" calcext:value-type="string">
            <text:p>update BADANIA set TYP_WYNIKU='N' where ID_BADANIA = 97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3]" office:value-type="float" office:value="976" calcext:value-type="float">
            <text:p>97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41|^^^YEA|0.40|p/HPF||N||F||Operator|||UriSed mini</text:p>
          </table:table-cell>
          <table:table-cell office:value-type="string" calcext:value-type="string">
            <text:p>OSAD-M-</text:p>
          </table:table-cell>
          <table:table-cell table:formula="of:=[.C43]+1" office:value-type="float" office:value="41" calcext:value-type="float">
            <text:p>41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4]" office:value-type="float" office:value="977" calcext:value-type="float">
            <text:p>977</text:p>
          </table:table-cell>
          <table:table-cell office:value-type="string" calcext:value-type="string">
            <text:p>, '</text:p>
          </table:table-cell>
          <table:table-cell table:formula="of:=[.W44]" office:value-type="string" office:string-value="Grzyby" calcext:value-type="string">
            <text:p>Grzyby</text:p>
          </table:table-cell>
          <table:table-cell office:value-type="string" calcext:value-type="string">
            <text:p>', '</text:p>
          </table:table-cell>
          <table:table-cell table:formula="of:=[.Y44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44]" office:value-type="string" office:string-value="OSAD-M-41" calcext:value-type="string">
            <text:p>OSAD-M-41</text:p>
          </table:table-cell>
          <table:table-cell office:value-type="string" calcext:value-type="string">
            <text:p>', </text:p>
          </table:table-cell>
          <table:table-cell table:formula="of:=[.AI44]" office:value-type="float" office:value="1070" calcext:value-type="float">
            <text:p>1070</text:p>
          </table:table-cell>
          <table:table-cell office:value-type="string" calcext:value-type="string">
            <text:p>, </text:p>
          </table:table-cell>
          <table:table-cell table:formula="of:=[.AJ44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4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4];[.F44];[.G44];[.H44];[.I44];[.J44];[.K44];[.L44];[.M44];[.N44];[.O44];[.P44];[.Q44];[.R44];[.S44])" office:value-type="string" office:string-value="insert into BADANIA (ID_BADANIA, NAZWA_BADANIA, JM, KOD_BADANIA, LP_WEWN, LI_MIEJSC_PP, MATERIAL) values (977, 'Grzyby', 'p/HPF', 'OSAD-M-41', 1070, 2, 'M');" calcext:value-type="string">
            <text:p>insert into BADANIA (ID_BADANIA, NAZWA_BADANIA, JM, KOD_BADANIA, LP_WEWN, LI_MIEJSC_PP, MATERIAL) values (977, 'Grzyby', 'p/HPF', 'OSAD-M-41', 1070, 2, 'M');</text:p>
          </table:table-cell>
          <table:table-cell table:formula="of:=[.U43]+1" office:value-type="float" office:value="977" calcext:value-type="float">
            <text:p>977</text:p>
          </table:table-cell>
          <table:table-cell office:value-type="string" calcext:value-type="string">
            <text:p>^^^YEA</text:p>
          </table:table-cell>
          <table:table-cell office:value-type="string" calcext:value-type="string">
            <text:p>Grzyby</text:p>
          </table:table-cell>
          <table:table-cell table:formula="of:=[.X4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44];[.C44])" office:value-type="string" office:string-value="OSAD-M-41" calcext:value-type="string">
            <text:p>OSAD-M-41</text:p>
          </table:table-cell>
          <table:table-cell table:number-columns-repeated="6"/>
          <table:table-cell table:formula="of:=[.AI43]+1" office:value-type="float" office:value="1070" calcext:value-type="float">
            <text:p>1070</text:p>
          </table:table-cell>
          <table:table-cell table:formula="of:=[.AJ43]" office:value-type="float" office:value="2" calcext:value-type="float">
            <text:p>2</text:p>
          </table:table-cell>
          <table:table-cell table:formula="of:=[.AK4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4];[.CQ44];[.CR44];[.CS44])" office:value-type="string" office:string-value="update BADANIA set TEST_UKRYTY='T' where ID_BADANIA = 977" calcext:value-type="string">
            <text:p>update BADANIA set TEST_UKRYTY='T' where ID_BADANIA = 977</text:p>
          </table:table-cell>
          <table:table-cell office:value-type="string" calcext:value-type="string">
            <text:p>update BADANIA set TEST_UKRYTY='</text:p>
          </table:table-cell>
          <table:table-cell table:formula="of:=[.BB4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4]" office:value-type="float" office:value="977" calcext:value-type="float">
            <text:p>977</text:p>
          </table:table-cell>
          <table:table-cell table:style-name="ce2" table:formula="of:=CONCATENATE([.CU44];[.CW44];[.CX44])" office:value-type="string" office:string-value="update BADANIA set TYP_WYNIKU='N' where ID_BADANIA = 977" calcext:value-type="string">
            <text:p>update BADANIA set TYP_WYNIKU='N' where ID_BADANIA = 97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4]" office:value-type="float" office:value="977" calcext:value-type="float">
            <text:p>97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42|51481-0^^^YEA|1.76|p/ul||N||F||Operator|||UriSed mini</text:p>
          </table:table-cell>
          <table:table-cell office:value-type="string" calcext:value-type="string">
            <text:p>OSAD-M-</text:p>
          </table:table-cell>
          <table:table-cell table:formula="of:=[.C44]+1" office:value-type="float" office:value="42" calcext:value-type="float">
            <text:p>42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5]" office:value-type="float" office:value="978" calcext:value-type="float">
            <text:p>978</text:p>
          </table:table-cell>
          <table:table-cell office:value-type="string" calcext:value-type="string">
            <text:p>, '</text:p>
          </table:table-cell>
          <table:table-cell table:formula="of:=[.W45]" office:value-type="string" office:string-value="Grzyby" calcext:value-type="string">
            <text:p>Grzyby</text:p>
          </table:table-cell>
          <table:table-cell office:value-type="string" calcext:value-type="string">
            <text:p>', '</text:p>
          </table:table-cell>
          <table:table-cell table:formula="of:=[.Y45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45]" office:value-type="string" office:string-value="OSAD-M-42" calcext:value-type="string">
            <text:p>OSAD-M-42</text:p>
          </table:table-cell>
          <table:table-cell office:value-type="string" calcext:value-type="string">
            <text:p>', </text:p>
          </table:table-cell>
          <table:table-cell table:formula="of:=[.AI45]" office:value-type="float" office:value="1071" calcext:value-type="float">
            <text:p>1071</text:p>
          </table:table-cell>
          <table:table-cell office:value-type="string" calcext:value-type="string">
            <text:p>, </text:p>
          </table:table-cell>
          <table:table-cell table:formula="of:=[.AJ45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5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5];[.F45];[.G45];[.H45];[.I45];[.J45];[.K45];[.L45];[.M45];[.N45];[.O45];[.P45];[.Q45];[.R45];[.S45])" office:value-type="string" office:string-value="insert into BADANIA (ID_BADANIA, NAZWA_BADANIA, JM, KOD_BADANIA, LP_WEWN, LI_MIEJSC_PP, MATERIAL) values (978, 'Grzyby', 'p/ul', 'OSAD-M-42', 1071, 2, 'M');" calcext:value-type="string">
            <text:p>insert into BADANIA (ID_BADANIA, NAZWA_BADANIA, JM, KOD_BADANIA, LP_WEWN, LI_MIEJSC_PP, MATERIAL) values (978, 'Grzyby', 'p/ul', 'OSAD-M-42', 1071, 2, 'M');</text:p>
          </table:table-cell>
          <table:table-cell table:formula="of:=[.U44]+1" office:value-type="float" office:value="978" calcext:value-type="float">
            <text:p>978</text:p>
          </table:table-cell>
          <table:table-cell office:value-type="string" calcext:value-type="string">
            <text:p>51481-0^^^YEA</text:p>
          </table:table-cell>
          <table:table-cell office:value-type="string" calcext:value-type="string">
            <text:p>Grzyby</text:p>
          </table:table-cell>
          <table:table-cell table:formula="of:=[.X4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45];[.C45])" office:value-type="string" office:string-value="OSAD-M-42" calcext:value-type="string">
            <text:p>OSAD-M-42</text:p>
          </table:table-cell>
          <table:table-cell table:number-columns-repeated="6"/>
          <table:table-cell table:formula="of:=[.AI44]+1" office:value-type="float" office:value="1071" calcext:value-type="float">
            <text:p>1071</text:p>
          </table:table-cell>
          <table:table-cell table:formula="of:=[.AJ44]" office:value-type="float" office:value="2" calcext:value-type="float">
            <text:p>2</text:p>
          </table:table-cell>
          <table:table-cell table:formula="of:=[.AK4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5];[.CQ45];[.CR45];[.CS45])" office:value-type="string" office:string-value="update BADANIA set TEST_UKRYTY='T' where ID_BADANIA = 978" calcext:value-type="string">
            <text:p>update BADANIA set TEST_UKRYTY='T' where ID_BADANIA = 978</text:p>
          </table:table-cell>
          <table:table-cell office:value-type="string" calcext:value-type="string">
            <text:p>update BADANIA set TEST_UKRYTY='</text:p>
          </table:table-cell>
          <table:table-cell table:formula="of:=[.BB4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5]" office:value-type="float" office:value="978" calcext:value-type="float">
            <text:p>978</text:p>
          </table:table-cell>
          <table:table-cell table:style-name="ce2" table:formula="of:=CONCATENATE([.CU45];[.CW45];[.CX45])" office:value-type="string" office:string-value="update BADANIA set TYP_WYNIKU='N' where ID_BADANIA = 978" calcext:value-type="string">
            <text:p>update BADANIA set TYP_WYNIKU='N' where ID_BADANIA = 97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5]" office:value-type="float" office:value="978" calcext:value-type="float">
            <text:p>97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43|^^^YEA|0.27|||N||F||Operator|||UriSed mini</text:p>
          </table:table-cell>
          <table:table-cell office:value-type="string" calcext:value-type="string">
            <text:p>OSAD-M-</text:p>
          </table:table-cell>
          <table:table-cell table:formula="of:=[.C45]+1" office:value-type="float" office:value="43" calcext:value-type="float">
            <text:p>43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6]" office:value-type="float" office:value="979" calcext:value-type="float">
            <text:p>979</text:p>
          </table:table-cell>
          <table:table-cell office:value-type="string" calcext:value-type="string">
            <text:p>, '</text:p>
          </table:table-cell>
          <table:table-cell table:formula="of:=[.W46]" office:value-type="string" office:string-value="Grzyby" calcext:value-type="string">
            <text:p>Grzyby</text:p>
          </table:table-cell>
          <table:table-cell office:value-type="string" calcext:value-type="string">
            <text:p>', '</text:p>
          </table:table-cell>
          <table:table-cell table:formula="of:=[.Y46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46]" office:value-type="string" office:string-value="OSAD-M-43" calcext:value-type="string">
            <text:p>OSAD-M-43</text:p>
          </table:table-cell>
          <table:table-cell office:value-type="string" calcext:value-type="string">
            <text:p>', </text:p>
          </table:table-cell>
          <table:table-cell table:formula="of:=[.AI46]" office:value-type="float" office:value="1072" calcext:value-type="float">
            <text:p>1072</text:p>
          </table:table-cell>
          <table:table-cell office:value-type="string" calcext:value-type="string">
            <text:p>, </text:p>
          </table:table-cell>
          <table:table-cell table:formula="of:=[.AJ46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6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6];[.F46];[.G46];[.H46];[.I46];[.J46];[.K46];[.L46];[.M46];[.N46];[.O46];[.P46];[.Q46];[.R46];[.S46])" office:value-type="string" office:string-value="insert into BADANIA (ID_BADANIA, NAZWA_BADANIA, JM, KOD_BADANIA, LP_WEWN, LI_MIEJSC_PP, MATERIAL) values (979, 'Grzyby', '0', 'OSAD-M-43', 1072, 2, 'M');" calcext:value-type="string">
            <text:p>insert into BADANIA (ID_BADANIA, NAZWA_BADANIA, JM, KOD_BADANIA, LP_WEWN, LI_MIEJSC_PP, MATERIAL) values (979, 'Grzyby', '0', 'OSAD-M-43', 1072, 2, 'M');</text:p>
          </table:table-cell>
          <table:table-cell table:formula="of:=[.U45]+1" office:value-type="float" office:value="979" calcext:value-type="float">
            <text:p>979</text:p>
          </table:table-cell>
          <table:table-cell office:value-type="string" calcext:value-type="string">
            <text:p>^^^YEA</text:p>
          </table:table-cell>
          <table:table-cell office:value-type="string" calcext:value-type="string">
            <text:p>Grzyby</text:p>
          </table:table-cell>
          <table:table-cell table:formula="of:=[.X4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46];[.C46])" office:value-type="string" office:string-value="OSAD-M-43" calcext:value-type="string">
            <text:p>OSAD-M-43</text:p>
          </table:table-cell>
          <table:table-cell table:number-columns-repeated="6"/>
          <table:table-cell table:formula="of:=[.AI45]+1" office:value-type="float" office:value="1072" calcext:value-type="float">
            <text:p>1072</text:p>
          </table:table-cell>
          <table:table-cell table:formula="of:=[.AJ45]" office:value-type="float" office:value="2" calcext:value-type="float">
            <text:p>2</text:p>
          </table:table-cell>
          <table:table-cell table:formula="of:=[.AK4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6];[.CQ46];[.CR46];[.CS46])" office:value-type="string" office:string-value="update BADANIA set TEST_UKRYTY='T' where ID_BADANIA = 979" calcext:value-type="string">
            <text:p>update BADANIA set TEST_UKRYTY='T' where ID_BADANIA = 979</text:p>
          </table:table-cell>
          <table:table-cell office:value-type="string" calcext:value-type="string">
            <text:p>update BADANIA set TEST_UKRYTY='</text:p>
          </table:table-cell>
          <table:table-cell table:formula="of:=[.BB4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6]" office:value-type="float" office:value="979" calcext:value-type="float">
            <text:p>979</text:p>
          </table:table-cell>
          <table:table-cell table:style-name="ce2" table:formula="of:=CONCATENATE([.CU46];[.CW46];[.CX46])" office:value-type="string" office:string-value="update BADANIA set TYP_WYNIKU='N' where ID_BADANIA = 979" calcext:value-type="string">
            <text:p>update BADANIA set TYP_WYNIKU='N' where ID_BADANIA = 97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6]" office:value-type="float" office:value="979" calcext:value-type="float">
            <text:p>97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44|72223-1^^^YEA|-|||N||F||Operator|||UriSed mini</text:p>
          </table:table-cell>
          <table:table-cell office:value-type="string" calcext:value-type="string">
            <text:p>OSAD-M-</text:p>
          </table:table-cell>
          <table:table-cell table:formula="of:=[.C46]+1" office:value-type="float" office:value="44" calcext:value-type="float">
            <text:p>44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7]" office:value-type="float" office:value="980" calcext:value-type="float">
            <text:p>980</text:p>
          </table:table-cell>
          <table:table-cell office:value-type="string" calcext:value-type="string">
            <text:p>, '</text:p>
          </table:table-cell>
          <table:table-cell table:formula="of:=[.W47]" office:value-type="string" office:string-value="Grzyby" calcext:value-type="string">
            <text:p>Grzyby</text:p>
          </table:table-cell>
          <table:table-cell office:value-type="string" calcext:value-type="string">
            <text:p>', '</text:p>
          </table:table-cell>
          <table:table-cell table:formula="of:=[.Y47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47]" office:value-type="string" office:string-value="OSAD-M-44" calcext:value-type="string">
            <text:p>OSAD-M-44</text:p>
          </table:table-cell>
          <table:table-cell office:value-type="string" calcext:value-type="string">
            <text:p>', </text:p>
          </table:table-cell>
          <table:table-cell table:formula="of:=[.AI47]" office:value-type="float" office:value="1073" calcext:value-type="float">
            <text:p>1073</text:p>
          </table:table-cell>
          <table:table-cell office:value-type="string" calcext:value-type="string">
            <text:p>, </text:p>
          </table:table-cell>
          <table:table-cell table:formula="of:=[.AJ47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7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7];[.F47];[.G47];[.H47];[.I47];[.J47];[.K47];[.L47];[.M47];[.N47];[.O47];[.P47];[.Q47];[.R47];[.S47])" office:value-type="string" office:string-value="insert into BADANIA (ID_BADANIA, NAZWA_BADANIA, JM, KOD_BADANIA, LP_WEWN, LI_MIEJSC_PP, MATERIAL) values (980, 'Grzyby', 'plusowe', 'OSAD-M-44', 1073, 2, 'M');" calcext:value-type="string">
            <text:p>insert into BADANIA (ID_BADANIA, NAZWA_BADANIA, JM, KOD_BADANIA, LP_WEWN, LI_MIEJSC_PP, MATERIAL) values (980, 'Grzyby', 'plusowe', 'OSAD-M-44', 1073, 2, 'M');</text:p>
          </table:table-cell>
          <table:table-cell table:formula="of:=[.U46]+1" office:value-type="float" office:value="980" calcext:value-type="float">
            <text:p>980</text:p>
          </table:table-cell>
          <table:table-cell office:value-type="string" calcext:value-type="string">
            <text:p>72223-1^^^YEA</text:p>
          </table:table-cell>
          <table:table-cell office:value-type="string" calcext:value-type="string">
            <text:p>Grzyby</text:p>
          </table:table-cell>
          <table:table-cell table:formula="of:=[.X4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47];[.C47])" office:value-type="string" office:string-value="OSAD-M-44" calcext:value-type="string">
            <text:p>OSAD-M-44</text:p>
          </table:table-cell>
          <table:table-cell table:number-columns-repeated="6"/>
          <table:table-cell table:formula="of:=[.AI46]+1" office:value-type="float" office:value="1073" calcext:value-type="float">
            <text:p>1073</text:p>
          </table:table-cell>
          <table:table-cell table:formula="of:=[.AJ46]" office:value-type="float" office:value="2" calcext:value-type="float">
            <text:p>2</text:p>
          </table:table-cell>
          <table:table-cell table:formula="of:=[.AK4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7];[.CQ47];[.CR47];[.CS47])" office:value-type="string" office:string-value="update BADANIA set TEST_UKRYTY='T' where ID_BADANIA = 980" calcext:value-type="string">
            <text:p>update BADANIA set TEST_UKRYTY='T' where ID_BADANIA = 980</text:p>
          </table:table-cell>
          <table:table-cell office:value-type="string" calcext:value-type="string">
            <text:p>update BADANIA set TEST_UKRYTY='</text:p>
          </table:table-cell>
          <table:table-cell table:formula="of:=[.BB4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7]" office:value-type="float" office:value="980" calcext:value-type="float">
            <text:p>980</text:p>
          </table:table-cell>
          <table:table-cell table:style-name="ce2" table:formula="of:=CONCATENATE([.CU47];[.CW47];[.CX47])" office:value-type="string" office:string-value="update BADANIA set TYP_WYNIKU='N' where ID_BADANIA = 980" calcext:value-type="string">
            <text:p>update BADANIA set TYP_WYNIKU='N' where ID_BADANIA = 98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7]" office:value-type="float" office:value="980" calcext:value-type="float">
            <text:p>98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45|33218-9^^^BAC|1.90|p/HPF||N||F||Operator|||UriSed mini</text:p>
          </table:table-cell>
          <table:table-cell office:value-type="string" calcext:value-type="string">
            <text:p>OSAD-M-</text:p>
          </table:table-cell>
          <table:table-cell table:formula="of:=[.C47]+1" office:value-type="float" office:value="45" calcext:value-type="float">
            <text:p>45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8]" office:value-type="float" office:value="981" calcext:value-type="float">
            <text:p>981</text:p>
          </table:table-cell>
          <table:table-cell office:value-type="string" calcext:value-type="string">
            <text:p>, '</text:p>
          </table:table-cell>
          <table:table-cell table:formula="of:=[.W48]" office:value-type="string" office:string-value="Bakterie" calcext:value-type="string">
            <text:p>Bakterie</text:p>
          </table:table-cell>
          <table:table-cell office:value-type="string" calcext:value-type="string">
            <text:p>', '</text:p>
          </table:table-cell>
          <table:table-cell table:formula="of:=[.Y48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48]" office:value-type="string" office:string-value="OSAD-M-45" calcext:value-type="string">
            <text:p>OSAD-M-45</text:p>
          </table:table-cell>
          <table:table-cell office:value-type="string" calcext:value-type="string">
            <text:p>', </text:p>
          </table:table-cell>
          <table:table-cell table:formula="of:=[.AI48]" office:value-type="float" office:value="1074" calcext:value-type="float">
            <text:p>1074</text:p>
          </table:table-cell>
          <table:table-cell office:value-type="string" calcext:value-type="string">
            <text:p>, </text:p>
          </table:table-cell>
          <table:table-cell table:formula="of:=[.AJ48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8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8];[.F48];[.G48];[.H48];[.I48];[.J48];[.K48];[.L48];[.M48];[.N48];[.O48];[.P48];[.Q48];[.R48];[.S48])" office:value-type="string" office:string-value="insert into BADANIA (ID_BADANIA, NAZWA_BADANIA, JM, KOD_BADANIA, LP_WEWN, LI_MIEJSC_PP, MATERIAL) values (981, 'Bakterie', 'p/HPF', 'OSAD-M-45', 1074, 2, 'M');" calcext:value-type="string">
            <text:p>insert into BADANIA (ID_BADANIA, NAZWA_BADANIA, JM, KOD_BADANIA, LP_WEWN, LI_MIEJSC_PP, MATERIAL) values (981, 'Bakterie', 'p/HPF', 'OSAD-M-45', 1074, 2, 'M');</text:p>
          </table:table-cell>
          <table:table-cell table:formula="of:=[.U47]+1" office:value-type="float" office:value="981" calcext:value-type="float">
            <text:p>981</text:p>
          </table:table-cell>
          <table:table-cell office:value-type="string" calcext:value-type="string">
            <text:p>33218-9^^^BAC</text:p>
          </table:table-cell>
          <table:table-cell office:value-type="string" calcext:value-type="string">
            <text:p>Bakterie</text:p>
          </table:table-cell>
          <table:table-cell table:formula="of:=[.X4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48];[.C48])" office:value-type="string" office:string-value="OSAD-M-45" calcext:value-type="string">
            <text:p>OSAD-M-45</text:p>
          </table:table-cell>
          <table:table-cell table:number-columns-repeated="6"/>
          <table:table-cell table:formula="of:=[.AI47]+1" office:value-type="float" office:value="1074" calcext:value-type="float">
            <text:p>1074</text:p>
          </table:table-cell>
          <table:table-cell table:formula="of:=[.AJ47]" office:value-type="float" office:value="2" calcext:value-type="float">
            <text:p>2</text:p>
          </table:table-cell>
          <table:table-cell table:formula="of:=[.AK4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8];[.CQ48];[.CR48];[.CS48])" office:value-type="string" office:string-value="update BADANIA set TEST_UKRYTY='T' where ID_BADANIA = 981" calcext:value-type="string">
            <text:p>update BADANIA set TEST_UKRYTY='T' where ID_BADANIA = 981</text:p>
          </table:table-cell>
          <table:table-cell office:value-type="string" calcext:value-type="string">
            <text:p>update BADANIA set TEST_UKRYTY='</text:p>
          </table:table-cell>
          <table:table-cell table:formula="of:=[.BB4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8]" office:value-type="float" office:value="981" calcext:value-type="float">
            <text:p>981</text:p>
          </table:table-cell>
          <table:table-cell table:style-name="ce2" table:formula="of:=CONCATENATE([.CU48];[.CW48];[.CX48])" office:value-type="string" office:string-value="update BADANIA set TYP_WYNIKU='N' where ID_BADANIA = 981" calcext:value-type="string">
            <text:p>update BADANIA set TYP_WYNIKU='N' where ID_BADANIA = 98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8]" office:value-type="float" office:value="981" calcext:value-type="float">
            <text:p>98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46|51480-2^^^BAC|8.36|p/ul||N||F||Operator|||UriSed mini</text:p>
          </table:table-cell>
          <table:table-cell office:value-type="string" calcext:value-type="string">
            <text:p>OSAD-M-</text:p>
          </table:table-cell>
          <table:table-cell table:formula="of:=[.C48]+1" office:value-type="float" office:value="46" calcext:value-type="float">
            <text:p>46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49]" office:value-type="float" office:value="982" calcext:value-type="float">
            <text:p>982</text:p>
          </table:table-cell>
          <table:table-cell office:value-type="string" calcext:value-type="string">
            <text:p>, '</text:p>
          </table:table-cell>
          <table:table-cell table:formula="of:=[.W49]" office:value-type="string" office:string-value="Bakterie" calcext:value-type="string">
            <text:p>Bakterie</text:p>
          </table:table-cell>
          <table:table-cell office:value-type="string" calcext:value-type="string">
            <text:p>', '</text:p>
          </table:table-cell>
          <table:table-cell table:formula="of:=[.Y49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49]" office:value-type="string" office:string-value="OSAD-M-46" calcext:value-type="string">
            <text:p>OSAD-M-46</text:p>
          </table:table-cell>
          <table:table-cell office:value-type="string" calcext:value-type="string">
            <text:p>', </text:p>
          </table:table-cell>
          <table:table-cell table:formula="of:=[.AI49]" office:value-type="float" office:value="1075" calcext:value-type="float">
            <text:p>1075</text:p>
          </table:table-cell>
          <table:table-cell office:value-type="string" calcext:value-type="string">
            <text:p>, </text:p>
          </table:table-cell>
          <table:table-cell table:formula="of:=[.AJ49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49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49];[.F49];[.G49];[.H49];[.I49];[.J49];[.K49];[.L49];[.M49];[.N49];[.O49];[.P49];[.Q49];[.R49];[.S49])" office:value-type="string" office:string-value="insert into BADANIA (ID_BADANIA, NAZWA_BADANIA, JM, KOD_BADANIA, LP_WEWN, LI_MIEJSC_PP, MATERIAL) values (982, 'Bakterie', 'p/ul', 'OSAD-M-46', 1075, 2, 'M');" calcext:value-type="string">
            <text:p>insert into BADANIA (ID_BADANIA, NAZWA_BADANIA, JM, KOD_BADANIA, LP_WEWN, LI_MIEJSC_PP, MATERIAL) values (982, 'Bakterie', 'p/ul', 'OSAD-M-46', 1075, 2, 'M');</text:p>
          </table:table-cell>
          <table:table-cell table:formula="of:=[.U48]+1" office:value-type="float" office:value="982" calcext:value-type="float">
            <text:p>982</text:p>
          </table:table-cell>
          <table:table-cell office:value-type="string" calcext:value-type="string">
            <text:p>51480-2^^^BAC</text:p>
          </table:table-cell>
          <table:table-cell office:value-type="string" calcext:value-type="string">
            <text:p>Bakterie</text:p>
          </table:table-cell>
          <table:table-cell table:formula="of:=[.X4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49];[.C49])" office:value-type="string" office:string-value="OSAD-M-46" calcext:value-type="string">
            <text:p>OSAD-M-46</text:p>
          </table:table-cell>
          <table:table-cell table:number-columns-repeated="6"/>
          <table:table-cell table:formula="of:=[.AI48]+1" office:value-type="float" office:value="1075" calcext:value-type="float">
            <text:p>1075</text:p>
          </table:table-cell>
          <table:table-cell table:formula="of:=[.AJ48]" office:value-type="float" office:value="2" calcext:value-type="float">
            <text:p>2</text:p>
          </table:table-cell>
          <table:table-cell table:formula="of:=[.AK4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9];[.CQ49];[.CR49];[.CS49])" office:value-type="string" office:string-value="update BADANIA set TEST_UKRYTY='T' where ID_BADANIA = 982" calcext:value-type="string">
            <text:p>update BADANIA set TEST_UKRYTY='T' where ID_BADANIA = 982</text:p>
          </table:table-cell>
          <table:table-cell office:value-type="string" calcext:value-type="string">
            <text:p>update BADANIA set TEST_UKRYTY='</text:p>
          </table:table-cell>
          <table:table-cell table:formula="of:=[.BB4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9]" office:value-type="float" office:value="982" calcext:value-type="float">
            <text:p>982</text:p>
          </table:table-cell>
          <table:table-cell table:style-name="ce2" table:formula="of:=CONCATENATE([.CU49];[.CW49];[.CX49])" office:value-type="string" office:string-value="update BADANIA set TYP_WYNIKU='N' where ID_BADANIA = 982" calcext:value-type="string">
            <text:p>update BADANIA set TYP_WYNIKU='N' where ID_BADANIA = 98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9]" office:value-type="float" office:value="982" calcext:value-type="float">
            <text:p>98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47|^^^BAC|1.27|||N||F||Operator|||UriSed mini</text:p>
          </table:table-cell>
          <table:table-cell office:value-type="string" calcext:value-type="string">
            <text:p>OSAD-M-</text:p>
          </table:table-cell>
          <table:table-cell table:formula="of:=[.C49]+1" office:value-type="float" office:value="47" calcext:value-type="float">
            <text:p>47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0]" office:value-type="float" office:value="983" calcext:value-type="float">
            <text:p>983</text:p>
          </table:table-cell>
          <table:table-cell office:value-type="string" calcext:value-type="string">
            <text:p>, '</text:p>
          </table:table-cell>
          <table:table-cell table:formula="of:=[.W50]" office:value-type="string" office:string-value="Bakterie" calcext:value-type="string">
            <text:p>Bakterie</text:p>
          </table:table-cell>
          <table:table-cell office:value-type="string" calcext:value-type="string">
            <text:p>', '</text:p>
          </table:table-cell>
          <table:table-cell table:formula="of:=[.Y50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50]" office:value-type="string" office:string-value="OSAD-M-47" calcext:value-type="string">
            <text:p>OSAD-M-47</text:p>
          </table:table-cell>
          <table:table-cell office:value-type="string" calcext:value-type="string">
            <text:p>', </text:p>
          </table:table-cell>
          <table:table-cell table:formula="of:=[.AI50]" office:value-type="float" office:value="1076" calcext:value-type="float">
            <text:p>1076</text:p>
          </table:table-cell>
          <table:table-cell office:value-type="string" calcext:value-type="string">
            <text:p>, </text:p>
          </table:table-cell>
          <table:table-cell table:formula="of:=[.AJ50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0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0];[.F50];[.G50];[.H50];[.I50];[.J50];[.K50];[.L50];[.M50];[.N50];[.O50];[.P50];[.Q50];[.R50];[.S50])" office:value-type="string" office:string-value="insert into BADANIA (ID_BADANIA, NAZWA_BADANIA, JM, KOD_BADANIA, LP_WEWN, LI_MIEJSC_PP, MATERIAL) values (983, 'Bakterie', '0', 'OSAD-M-47', 1076, 2, 'M');" calcext:value-type="string">
            <text:p>insert into BADANIA (ID_BADANIA, NAZWA_BADANIA, JM, KOD_BADANIA, LP_WEWN, LI_MIEJSC_PP, MATERIAL) values (983, 'Bakterie', '0', 'OSAD-M-47', 1076, 2, 'M');</text:p>
          </table:table-cell>
          <table:table-cell table:formula="of:=[.U49]+1" office:value-type="float" office:value="983" calcext:value-type="float">
            <text:p>983</text:p>
          </table:table-cell>
          <table:table-cell office:value-type="string" calcext:value-type="string">
            <text:p>^^^BAC</text:p>
          </table:table-cell>
          <table:table-cell office:value-type="string" calcext:value-type="string">
            <text:p>Bakterie</text:p>
          </table:table-cell>
          <table:table-cell table:formula="of:=[.X4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0];[.C50])" office:value-type="string" office:string-value="OSAD-M-47" calcext:value-type="string">
            <text:p>OSAD-M-47</text:p>
          </table:table-cell>
          <table:table-cell table:number-columns-repeated="6"/>
          <table:table-cell table:formula="of:=[.AI49]+1" office:value-type="float" office:value="1076" calcext:value-type="float">
            <text:p>1076</text:p>
          </table:table-cell>
          <table:table-cell table:formula="of:=[.AJ49]" office:value-type="float" office:value="2" calcext:value-type="float">
            <text:p>2</text:p>
          </table:table-cell>
          <table:table-cell table:formula="of:=[.AK4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0];[.CQ50];[.CR50];[.CS50])" office:value-type="string" office:string-value="update BADANIA set TEST_UKRYTY='T' where ID_BADANIA = 983" calcext:value-type="string">
            <text:p>update BADANIA set TEST_UKRYTY='T' where ID_BADANIA = 983</text:p>
          </table:table-cell>
          <table:table-cell office:value-type="string" calcext:value-type="string">
            <text:p>update BADANIA set TEST_UKRYTY='</text:p>
          </table:table-cell>
          <table:table-cell table:formula="of:=[.BB5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0]" office:value-type="float" office:value="983" calcext:value-type="float">
            <text:p>983</text:p>
          </table:table-cell>
          <table:table-cell table:style-name="ce2" table:formula="of:=CONCATENATE([.CU50];[.CW50];[.CX50])" office:value-type="string" office:string-value="update BADANIA set TYP_WYNIKU='N' where ID_BADANIA = 983" calcext:value-type="string">
            <text:p>update BADANIA set TYP_WYNIKU='N' where ID_BADANIA = 98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0]" office:value-type="float" office:value="983" calcext:value-type="float">
            <text:p>98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48|50221-1^^^BAC|-|||N||F||Operator|||UriSed mini</text:p>
          </table:table-cell>
          <table:table-cell office:value-type="string" calcext:value-type="string">
            <text:p>OSAD-M-</text:p>
          </table:table-cell>
          <table:table-cell table:formula="of:=[.C50]+1" office:value-type="float" office:value="48" calcext:value-type="float">
            <text:p>48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1]" office:value-type="float" office:value="984" calcext:value-type="float">
            <text:p>984</text:p>
          </table:table-cell>
          <table:table-cell office:value-type="string" calcext:value-type="string">
            <text:p>, '</text:p>
          </table:table-cell>
          <table:table-cell table:formula="of:=[.W51]" office:value-type="string" office:string-value="Bakterie" calcext:value-type="string">
            <text:p>Bakterie</text:p>
          </table:table-cell>
          <table:table-cell office:value-type="string" calcext:value-type="string">
            <text:p>', '</text:p>
          </table:table-cell>
          <table:table-cell table:formula="of:=[.Y51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51]" office:value-type="string" office:string-value="OSAD-M-48" calcext:value-type="string">
            <text:p>OSAD-M-48</text:p>
          </table:table-cell>
          <table:table-cell office:value-type="string" calcext:value-type="string">
            <text:p>', </text:p>
          </table:table-cell>
          <table:table-cell table:formula="of:=[.AI51]" office:value-type="float" office:value="1077" calcext:value-type="float">
            <text:p>1077</text:p>
          </table:table-cell>
          <table:table-cell office:value-type="string" calcext:value-type="string">
            <text:p>, </text:p>
          </table:table-cell>
          <table:table-cell table:formula="of:=[.AJ51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1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1];[.F51];[.G51];[.H51];[.I51];[.J51];[.K51];[.L51];[.M51];[.N51];[.O51];[.P51];[.Q51];[.R51];[.S51])" office:value-type="string" office:string-value="insert into BADANIA (ID_BADANIA, NAZWA_BADANIA, JM, KOD_BADANIA, LP_WEWN, LI_MIEJSC_PP, MATERIAL) values (984, 'Bakterie', 'plusowe', 'OSAD-M-48', 1077, 2, 'M');" calcext:value-type="string">
            <text:p>insert into BADANIA (ID_BADANIA, NAZWA_BADANIA, JM, KOD_BADANIA, LP_WEWN, LI_MIEJSC_PP, MATERIAL) values (984, 'Bakterie', 'plusowe', 'OSAD-M-48', 1077, 2, 'M');</text:p>
          </table:table-cell>
          <table:table-cell table:formula="of:=[.U50]+1" office:value-type="float" office:value="984" calcext:value-type="float">
            <text:p>984</text:p>
          </table:table-cell>
          <table:table-cell office:value-type="string" calcext:value-type="string">
            <text:p>50221-1^^^BAC</text:p>
          </table:table-cell>
          <table:table-cell office:value-type="string" calcext:value-type="string">
            <text:p>Bakterie</text:p>
          </table:table-cell>
          <table:table-cell table:formula="of:=[.X5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1];[.C51])" office:value-type="string" office:string-value="OSAD-M-48" calcext:value-type="string">
            <text:p>OSAD-M-48</text:p>
          </table:table-cell>
          <table:table-cell table:number-columns-repeated="6"/>
          <table:table-cell table:formula="of:=[.AI50]+1" office:value-type="float" office:value="1077" calcext:value-type="float">
            <text:p>1077</text:p>
          </table:table-cell>
          <table:table-cell table:formula="of:=[.AJ50]" office:value-type="float" office:value="2" calcext:value-type="float">
            <text:p>2</text:p>
          </table:table-cell>
          <table:table-cell table:formula="of:=[.AK5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1];[.CQ51];[.CR51];[.CS51])" office:value-type="string" office:string-value="update BADANIA set TEST_UKRYTY='T' where ID_BADANIA = 984" calcext:value-type="string">
            <text:p>update BADANIA set TEST_UKRYTY='T' where ID_BADANIA = 984</text:p>
          </table:table-cell>
          <table:table-cell office:value-type="string" calcext:value-type="string">
            <text:p>update BADANIA set TEST_UKRYTY='</text:p>
          </table:table-cell>
          <table:table-cell table:formula="of:=[.BB5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1]" office:value-type="float" office:value="984" calcext:value-type="float">
            <text:p>984</text:p>
          </table:table-cell>
          <table:table-cell table:style-name="ce2" table:formula="of:=CONCATENATE([.CU51];[.CW51];[.CX51])" office:value-type="string" office:string-value="update BADANIA set TYP_WYNIKU='N' where ID_BADANIA = 984" calcext:value-type="string">
            <text:p>update BADANIA set TYP_WYNIKU='N' where ID_BADANIA = 98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1]" office:value-type="float" office:value="984" calcext:value-type="float">
            <text:p>98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49|33218-9^^^.BAC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51]+1" office:value-type="float" office:value="49" calcext:value-type="float">
            <text:p>49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2]" office:value-type="float" office:value="985" calcext:value-type="float">
            <text:p>985</text:p>
          </table:table-cell>
          <table:table-cell office:value-type="string" calcext:value-type="string">
            <text:p>, '</text:p>
          </table:table-cell>
          <table:table-cell table:formula="of:=[.W52]" office:value-type="string" office:string-value="Bakterie" calcext:value-type="string">
            <text:p>Bakterie</text:p>
          </table:table-cell>
          <table:table-cell office:value-type="string" calcext:value-type="string">
            <text:p>', '</text:p>
          </table:table-cell>
          <table:table-cell table:formula="of:=[.Y52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52]" office:value-type="string" office:string-value="OSAD-M-49" calcext:value-type="string">
            <text:p>OSAD-M-49</text:p>
          </table:table-cell>
          <table:table-cell office:value-type="string" calcext:value-type="string">
            <text:p>', </text:p>
          </table:table-cell>
          <table:table-cell table:formula="of:=[.AI52]" office:value-type="float" office:value="1078" calcext:value-type="float">
            <text:p>1078</text:p>
          </table:table-cell>
          <table:table-cell office:value-type="string" calcext:value-type="string">
            <text:p>, </text:p>
          </table:table-cell>
          <table:table-cell table:formula="of:=[.AJ52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2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2];[.F52];[.G52];[.H52];[.I52];[.J52];[.K52];[.L52];[.M52];[.N52];[.O52];[.P52];[.Q52];[.R52];[.S52])" office:value-type="string" office:string-value="insert into BADANIA (ID_BADANIA, NAZWA_BADANIA, JM, KOD_BADANIA, LP_WEWN, LI_MIEJSC_PP, MATERIAL) values (985, 'Bakterie', 'p/HPF', 'OSAD-M-49', 1078, 2, 'M');" calcext:value-type="string">
            <text:p>insert into BADANIA (ID_BADANIA, NAZWA_BADANIA, JM, KOD_BADANIA, LP_WEWN, LI_MIEJSC_PP, MATERIAL) values (985, 'Bakterie', 'p/HPF', 'OSAD-M-49', 1078, 2, 'M');</text:p>
          </table:table-cell>
          <table:table-cell table:formula="of:=[.U51]+1" office:value-type="float" office:value="985" calcext:value-type="float">
            <text:p>985</text:p>
          </table:table-cell>
          <table:table-cell office:value-type="string" calcext:value-type="string">
            <text:p>33218-9^^^.BAC</text:p>
          </table:table-cell>
          <table:table-cell office:value-type="string" calcext:value-type="string">
            <text:p>Bakterie</text:p>
          </table:table-cell>
          <table:table-cell table:formula="of:=[.X5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52];[.C52])" office:value-type="string" office:string-value="OSAD-M-49" calcext:value-type="string">
            <text:p>OSAD-M-49</text:p>
          </table:table-cell>
          <table:table-cell table:number-columns-repeated="6"/>
          <table:table-cell table:formula="of:=[.AI51]+1" office:value-type="float" office:value="1078" calcext:value-type="float">
            <text:p>1078</text:p>
          </table:table-cell>
          <table:table-cell table:formula="of:=[.AJ51]" office:value-type="float" office:value="2" calcext:value-type="float">
            <text:p>2</text:p>
          </table:table-cell>
          <table:table-cell table:formula="of:=[.AK5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2];[.CQ52];[.CR52];[.CS52])" office:value-type="string" office:string-value="update BADANIA set TEST_UKRYTY='T' where ID_BADANIA = 985" calcext:value-type="string">
            <text:p>update BADANIA set TEST_UKRYTY='T' where ID_BADANIA = 985</text:p>
          </table:table-cell>
          <table:table-cell office:value-type="string" calcext:value-type="string">
            <text:p>update BADANIA set TEST_UKRYTY='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2]" office:value-type="float" office:value="985" calcext:value-type="float">
            <text:p>985</text:p>
          </table:table-cell>
          <table:table-cell table:style-name="ce2" table:formula="of:=CONCATENATE([.CU52];[.CW52];[.CX52])" office:value-type="string" office:string-value="update BADANIA set TYP_WYNIKU='N' where ID_BADANIA = 985" calcext:value-type="string">
            <text:p>update BADANIA set TYP_WYNIKU='N' where ID_BADANIA = 98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2]" office:value-type="float" office:value="985" calcext:value-type="float">
            <text:p>98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50|51480-2^^^.BAC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52]+1" office:value-type="float" office:value="50" calcext:value-type="float">
            <text:p>50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3]" office:value-type="float" office:value="986" calcext:value-type="float">
            <text:p>986</text:p>
          </table:table-cell>
          <table:table-cell office:value-type="string" calcext:value-type="string">
            <text:p>, '</text:p>
          </table:table-cell>
          <table:table-cell table:formula="of:=[.W53]" office:value-type="string" office:string-value="Bakterie" calcext:value-type="string">
            <text:p>Bakterie</text:p>
          </table:table-cell>
          <table:table-cell office:value-type="string" calcext:value-type="string">
            <text:p>', '</text:p>
          </table:table-cell>
          <table:table-cell table:formula="of:=[.Y53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53]" office:value-type="string" office:string-value="OSAD-M-50" calcext:value-type="string">
            <text:p>OSAD-M-50</text:p>
          </table:table-cell>
          <table:table-cell office:value-type="string" calcext:value-type="string">
            <text:p>', </text:p>
          </table:table-cell>
          <table:table-cell table:formula="of:=[.AI53]" office:value-type="float" office:value="1079" calcext:value-type="float">
            <text:p>1079</text:p>
          </table:table-cell>
          <table:table-cell office:value-type="string" calcext:value-type="string">
            <text:p>, </text:p>
          </table:table-cell>
          <table:table-cell table:formula="of:=[.AJ53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3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3];[.F53];[.G53];[.H53];[.I53];[.J53];[.K53];[.L53];[.M53];[.N53];[.O53];[.P53];[.Q53];[.R53];[.S53])" office:value-type="string" office:string-value="insert into BADANIA (ID_BADANIA, NAZWA_BADANIA, JM, KOD_BADANIA, LP_WEWN, LI_MIEJSC_PP, MATERIAL) values (986, 'Bakterie', 'p/ul', 'OSAD-M-50', 1079, 2, 'M');" calcext:value-type="string">
            <text:p>insert into BADANIA (ID_BADANIA, NAZWA_BADANIA, JM, KOD_BADANIA, LP_WEWN, LI_MIEJSC_PP, MATERIAL) values (986, 'Bakterie', 'p/ul', 'OSAD-M-50', 1079, 2, 'M');</text:p>
          </table:table-cell>
          <table:table-cell table:formula="of:=[.U52]+1" office:value-type="float" office:value="986" calcext:value-type="float">
            <text:p>986</text:p>
          </table:table-cell>
          <table:table-cell office:value-type="string" calcext:value-type="string">
            <text:p>51480-2^^^.BAC</text:p>
          </table:table-cell>
          <table:table-cell office:value-type="string" calcext:value-type="string">
            <text:p>Bakterie</text:p>
          </table:table-cell>
          <table:table-cell table:formula="of:=[.X5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3];[.C53])" office:value-type="string" office:string-value="OSAD-M-50" calcext:value-type="string">
            <text:p>OSAD-M-50</text:p>
          </table:table-cell>
          <table:table-cell table:number-columns-repeated="6"/>
          <table:table-cell table:formula="of:=[.AI52]+1" office:value-type="float" office:value="1079" calcext:value-type="float">
            <text:p>1079</text:p>
          </table:table-cell>
          <table:table-cell table:formula="of:=[.AJ52]" office:value-type="float" office:value="2" calcext:value-type="float">
            <text:p>2</text:p>
          </table:table-cell>
          <table:table-cell table:formula="of:=[.AK5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3];[.CQ53];[.CR53];[.CS53])" office:value-type="string" office:string-value="update BADANIA set TEST_UKRYTY='T' where ID_BADANIA = 986" calcext:value-type="string">
            <text:p>update BADANIA set TEST_UKRYTY='T' where ID_BADANIA = 986</text:p>
          </table:table-cell>
          <table:table-cell office:value-type="string" calcext:value-type="string">
            <text:p>update BADANIA set TEST_UKRYTY='</text:p>
          </table:table-cell>
          <table:table-cell table:formula="of:=[.BB5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3]" office:value-type="float" office:value="986" calcext:value-type="float">
            <text:p>986</text:p>
          </table:table-cell>
          <table:table-cell table:style-name="ce2" table:formula="of:=CONCATENATE([.CU53];[.CW53];[.CX53])" office:value-type="string" office:string-value="update BADANIA set TYP_WYNIKU='N' where ID_BADANIA = 986" calcext:value-type="string">
            <text:p>update BADANIA set TYP_WYNIKU='N' where ID_BADANIA = 98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3]" office:value-type="float" office:value="986" calcext:value-type="float">
            <text:p>98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51|^^^.BAC|0.00|||N||F||Operator|||UriSed mini</text:p>
          </table:table-cell>
          <table:table-cell office:value-type="string" calcext:value-type="string">
            <text:p>OSAD-M-</text:p>
          </table:table-cell>
          <table:table-cell table:formula="of:=[.C53]+1" office:value-type="float" office:value="51" calcext:value-type="float">
            <text:p>51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4]" office:value-type="float" office:value="987" calcext:value-type="float">
            <text:p>987</text:p>
          </table:table-cell>
          <table:table-cell office:value-type="string" calcext:value-type="string">
            <text:p>, '</text:p>
          </table:table-cell>
          <table:table-cell table:formula="of:=[.W54]" office:value-type="string" office:string-value="Bakterie" calcext:value-type="string">
            <text:p>Bakterie</text:p>
          </table:table-cell>
          <table:table-cell office:value-type="string" calcext:value-type="string">
            <text:p>', '</text:p>
          </table:table-cell>
          <table:table-cell table:formula="of:=[.Y54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54]" office:value-type="string" office:string-value="OSAD-M-51" calcext:value-type="string">
            <text:p>OSAD-M-51</text:p>
          </table:table-cell>
          <table:table-cell office:value-type="string" calcext:value-type="string">
            <text:p>', </text:p>
          </table:table-cell>
          <table:table-cell table:formula="of:=[.AI54]" office:value-type="float" office:value="1080" calcext:value-type="float">
            <text:p>1080</text:p>
          </table:table-cell>
          <table:table-cell office:value-type="string" calcext:value-type="string">
            <text:p>, </text:p>
          </table:table-cell>
          <table:table-cell table:formula="of:=[.AJ54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4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4];[.F54];[.G54];[.H54];[.I54];[.J54];[.K54];[.L54];[.M54];[.N54];[.O54];[.P54];[.Q54];[.R54];[.S54])" office:value-type="string" office:string-value="insert into BADANIA (ID_BADANIA, NAZWA_BADANIA, JM, KOD_BADANIA, LP_WEWN, LI_MIEJSC_PP, MATERIAL) values (987, 'Bakterie', '0', 'OSAD-M-51', 1080, 2, 'M');" calcext:value-type="string">
            <text:p>insert into BADANIA (ID_BADANIA, NAZWA_BADANIA, JM, KOD_BADANIA, LP_WEWN, LI_MIEJSC_PP, MATERIAL) values (987, 'Bakterie', '0', 'OSAD-M-51', 1080, 2, 'M');</text:p>
          </table:table-cell>
          <table:table-cell table:formula="of:=[.U53]+1" office:value-type="float" office:value="987" calcext:value-type="float">
            <text:p>987</text:p>
          </table:table-cell>
          <table:table-cell office:value-type="string" calcext:value-type="string">
            <text:p>^^^.BAC</text:p>
          </table:table-cell>
          <table:table-cell office:value-type="string" calcext:value-type="string">
            <text:p>Bakterie</text:p>
          </table:table-cell>
          <table:table-cell table:formula="of:=[.X5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4];[.C54])" office:value-type="string" office:string-value="OSAD-M-51" calcext:value-type="string">
            <text:p>OSAD-M-51</text:p>
          </table:table-cell>
          <table:table-cell table:number-columns-repeated="6"/>
          <table:table-cell table:formula="of:=[.AI53]+1" office:value-type="float" office:value="1080" calcext:value-type="float">
            <text:p>1080</text:p>
          </table:table-cell>
          <table:table-cell table:formula="of:=[.AJ53]" office:value-type="float" office:value="2" calcext:value-type="float">
            <text:p>2</text:p>
          </table:table-cell>
          <table:table-cell table:formula="of:=[.AK5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4];[.CQ54];[.CR54];[.CS54])" office:value-type="string" office:string-value="update BADANIA set TEST_UKRYTY='T' where ID_BADANIA = 987" calcext:value-type="string">
            <text:p>update BADANIA set TEST_UKRYTY='T' where ID_BADANIA = 987</text:p>
          </table:table-cell>
          <table:table-cell office:value-type="string" calcext:value-type="string">
            <text:p>update BADANIA set TEST_UKRYTY='</text:p>
          </table:table-cell>
          <table:table-cell table:formula="of:=[.BB5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4]" office:value-type="float" office:value="987" calcext:value-type="float">
            <text:p>987</text:p>
          </table:table-cell>
          <table:table-cell table:style-name="ce2" table:formula="of:=CONCATENATE([.CU54];[.CW54];[.CX54])" office:value-type="string" office:string-value="update BADANIA set TYP_WYNIKU='N' where ID_BADANIA = 987" calcext:value-type="string">
            <text:p>update BADANIA set TYP_WYNIKU='N' where ID_BADANIA = 98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4]" office:value-type="float" office:value="987" calcext:value-type="float">
            <text:p>98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52|50221-1^^^.BAC|-|||N||F||Operator|||UriSed mini</text:p>
          </table:table-cell>
          <table:table-cell office:value-type="string" calcext:value-type="string">
            <text:p>OSAD-M-</text:p>
          </table:table-cell>
          <table:table-cell table:formula="of:=[.C54]+1" office:value-type="float" office:value="52" calcext:value-type="float">
            <text:p>52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5]" office:value-type="float" office:value="988" calcext:value-type="float">
            <text:p>988</text:p>
          </table:table-cell>
          <table:table-cell office:value-type="string" calcext:value-type="string">
            <text:p>, '</text:p>
          </table:table-cell>
          <table:table-cell table:formula="of:=[.W55]" office:value-type="string" office:string-value="Bakterie" calcext:value-type="string">
            <text:p>Bakterie</text:p>
          </table:table-cell>
          <table:table-cell office:value-type="string" calcext:value-type="string">
            <text:p>', '</text:p>
          </table:table-cell>
          <table:table-cell table:formula="of:=[.Y55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55]" office:value-type="string" office:string-value="OSAD-M-52" calcext:value-type="string">
            <text:p>OSAD-M-52</text:p>
          </table:table-cell>
          <table:table-cell office:value-type="string" calcext:value-type="string">
            <text:p>', </text:p>
          </table:table-cell>
          <table:table-cell table:formula="of:=[.AI55]" office:value-type="float" office:value="1081" calcext:value-type="float">
            <text:p>1081</text:p>
          </table:table-cell>
          <table:table-cell office:value-type="string" calcext:value-type="string">
            <text:p>, </text:p>
          </table:table-cell>
          <table:table-cell table:formula="of:=[.AJ55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5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5];[.F55];[.G55];[.H55];[.I55];[.J55];[.K55];[.L55];[.M55];[.N55];[.O55];[.P55];[.Q55];[.R55];[.S55])" office:value-type="string" office:string-value="insert into BADANIA (ID_BADANIA, NAZWA_BADANIA, JM, KOD_BADANIA, LP_WEWN, LI_MIEJSC_PP, MATERIAL) values (988, 'Bakterie', 'plusowe', 'OSAD-M-52', 1081, 2, 'M');" calcext:value-type="string">
            <text:p>insert into BADANIA (ID_BADANIA, NAZWA_BADANIA, JM, KOD_BADANIA, LP_WEWN, LI_MIEJSC_PP, MATERIAL) values (988, 'Bakterie', 'plusowe', 'OSAD-M-52', 1081, 2, 'M');</text:p>
          </table:table-cell>
          <table:table-cell table:formula="of:=[.U54]+1" office:value-type="float" office:value="988" calcext:value-type="float">
            <text:p>988</text:p>
          </table:table-cell>
          <table:table-cell office:value-type="string" calcext:value-type="string">
            <text:p>50221-1^^^.BAC</text:p>
          </table:table-cell>
          <table:table-cell office:value-type="string" calcext:value-type="string">
            <text:p>Bakterie</text:p>
          </table:table-cell>
          <table:table-cell table:formula="of:=[.X5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5];[.C55])" office:value-type="string" office:string-value="OSAD-M-52" calcext:value-type="string">
            <text:p>OSAD-M-52</text:p>
          </table:table-cell>
          <table:table-cell table:number-columns-repeated="6"/>
          <table:table-cell table:formula="of:=[.AI54]+1" office:value-type="float" office:value="1081" calcext:value-type="float">
            <text:p>1081</text:p>
          </table:table-cell>
          <table:table-cell table:formula="of:=[.AJ54]" office:value-type="float" office:value="2" calcext:value-type="float">
            <text:p>2</text:p>
          </table:table-cell>
          <table:table-cell table:formula="of:=[.AK5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5];[.CQ55];[.CR55];[.CS55])" office:value-type="string" office:string-value="update BADANIA set TEST_UKRYTY='T' where ID_BADANIA = 988" calcext:value-type="string">
            <text:p>update BADANIA set TEST_UKRYTY='T' where ID_BADANIA = 988</text:p>
          </table:table-cell>
          <table:table-cell office:value-type="string" calcext:value-type="string">
            <text:p>update BADANIA set TEST_UKRYTY='</text:p>
          </table:table-cell>
          <table:table-cell table:formula="of:=[.BB5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5]" office:value-type="float" office:value="988" calcext:value-type="float">
            <text:p>988</text:p>
          </table:table-cell>
          <table:table-cell table:style-name="ce2" table:formula="of:=CONCATENATE([.CU55];[.CW55];[.CX55])" office:value-type="string" office:string-value="update BADANIA set TYP_WYNIKU='N' where ID_BADANIA = 988" calcext:value-type="string">
            <text:p>update BADANIA set TYP_WYNIKU='N' where ID_BADANIA = 98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5]" office:value-type="float" office:value="988" calcext:value-type="float">
            <text:p>98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53|^^^.BACr|1.30|p/HPF||N||F||Operator|||UriSed mini</text:p>
          </table:table-cell>
          <table:table-cell office:value-type="string" calcext:value-type="string">
            <text:p>OSAD-M-</text:p>
          </table:table-cell>
          <table:table-cell table:formula="of:=[.C55]+1" office:value-type="float" office:value="53" calcext:value-type="float">
            <text:p>53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6]" office:value-type="float" office:value="989" calcext:value-type="float">
            <text:p>989</text:p>
          </table:table-cell>
          <table:table-cell office:value-type="string" calcext:value-type="string">
            <text:p>, '</text:p>
          </table:table-cell>
          <table:table-cell table:formula="of:=[.W56]" office:value-type="string" office:string-value="Bakterie pałeczki" calcext:value-type="string">
            <text:p>Bakterie pałeczki</text:p>
          </table:table-cell>
          <table:table-cell office:value-type="string" calcext:value-type="string">
            <text:p>', '</text:p>
          </table:table-cell>
          <table:table-cell table:formula="of:=[.Y56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56]" office:value-type="string" office:string-value="OSAD-M-53" calcext:value-type="string">
            <text:p>OSAD-M-53</text:p>
          </table:table-cell>
          <table:table-cell office:value-type="string" calcext:value-type="string">
            <text:p>', </text:p>
          </table:table-cell>
          <table:table-cell table:formula="of:=[.AI56]" office:value-type="float" office:value="1082" calcext:value-type="float">
            <text:p>1082</text:p>
          </table:table-cell>
          <table:table-cell office:value-type="string" calcext:value-type="string">
            <text:p>, </text:p>
          </table:table-cell>
          <table:table-cell table:formula="of:=[.AJ56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6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6];[.F56];[.G56];[.H56];[.I56];[.J56];[.K56];[.L56];[.M56];[.N56];[.O56];[.P56];[.Q56];[.R56];[.S56])" office:value-type="string" office:string-value="insert into BADANIA (ID_BADANIA, NAZWA_BADANIA, JM, KOD_BADANIA, LP_WEWN, LI_MIEJSC_PP, MATERIAL) values (989, 'Bakterie pałeczki', 'p/HPF', 'OSAD-M-53', 1082, 2, 'M');" calcext:value-type="string">
            <text:p>insert into BADANIA (ID_BADANIA, NAZWA_BADANIA, JM, KOD_BADANIA, LP_WEWN, LI_MIEJSC_PP, MATERIAL) values (989, 'Bakterie pałeczki', 'p/HPF', 'OSAD-M-53', 1082, 2, 'M');</text:p>
          </table:table-cell>
          <table:table-cell table:formula="of:=[.U55]+1" office:value-type="float" office:value="989" calcext:value-type="float">
            <text:p>989</text:p>
          </table:table-cell>
          <table:table-cell office:value-type="string" calcext:value-type="string">
            <text:p>^^^.BACr</text:p>
          </table:table-cell>
          <table:table-cell office:value-type="string" calcext:value-type="string">
            <text:p>Bakterie pałeczki</text:p>
          </table:table-cell>
          <table:table-cell table:formula="of:=[.X5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56];[.C56])" office:value-type="string" office:string-value="OSAD-M-53" calcext:value-type="string">
            <text:p>OSAD-M-53</text:p>
          </table:table-cell>
          <table:table-cell table:number-columns-repeated="6"/>
          <table:table-cell table:formula="of:=[.AI55]+1" office:value-type="float" office:value="1082" calcext:value-type="float">
            <text:p>1082</text:p>
          </table:table-cell>
          <table:table-cell table:formula="of:=[.AJ55]" office:value-type="float" office:value="2" calcext:value-type="float">
            <text:p>2</text:p>
          </table:table-cell>
          <table:table-cell table:formula="of:=[.AK5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6];[.CQ56];[.CR56];[.CS56])" office:value-type="string" office:string-value="update BADANIA set TEST_UKRYTY='T' where ID_BADANIA = 989" calcext:value-type="string">
            <text:p>update BADANIA set TEST_UKRYTY='T' where ID_BADANIA = 989</text:p>
          </table:table-cell>
          <table:table-cell office:value-type="string" calcext:value-type="string">
            <text:p>update BADANIA set TEST_UKRYTY='</text:p>
          </table:table-cell>
          <table:table-cell table:formula="of:=[.BB5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6]" office:value-type="float" office:value="989" calcext:value-type="float">
            <text:p>989</text:p>
          </table:table-cell>
          <table:table-cell table:style-name="ce2" table:formula="of:=CONCATENATE([.CU56];[.CW56];[.CX56])" office:value-type="string" office:string-value="update BADANIA set TYP_WYNIKU='N' where ID_BADANIA = 989" calcext:value-type="string">
            <text:p>update BADANIA set TYP_WYNIKU='N' where ID_BADANIA = 98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6]" office:value-type="float" office:value="989" calcext:value-type="float">
            <text:p>98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54|^^^.BACr|5.72|p/ul||N||F||Operator|||UriSed mini</text:p>
          </table:table-cell>
          <table:table-cell office:value-type="string" calcext:value-type="string">
            <text:p>OSAD-M-</text:p>
          </table:table-cell>
          <table:table-cell table:formula="of:=[.C56]+1" office:value-type="float" office:value="54" calcext:value-type="float">
            <text:p>54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7]" office:value-type="float" office:value="990" calcext:value-type="float">
            <text:p>990</text:p>
          </table:table-cell>
          <table:table-cell office:value-type="string" calcext:value-type="string">
            <text:p>, '</text:p>
          </table:table-cell>
          <table:table-cell table:formula="of:=[.W57]" office:value-type="string" office:string-value="Bakterie pałeczki" calcext:value-type="string">
            <text:p>Bakterie pałeczki</text:p>
          </table:table-cell>
          <table:table-cell office:value-type="string" calcext:value-type="string">
            <text:p>', '</text:p>
          </table:table-cell>
          <table:table-cell table:formula="of:=[.Y57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57]" office:value-type="string" office:string-value="OSAD-M-54" calcext:value-type="string">
            <text:p>OSAD-M-54</text:p>
          </table:table-cell>
          <table:table-cell office:value-type="string" calcext:value-type="string">
            <text:p>', </text:p>
          </table:table-cell>
          <table:table-cell table:formula="of:=[.AI57]" office:value-type="float" office:value="1083" calcext:value-type="float">
            <text:p>1083</text:p>
          </table:table-cell>
          <table:table-cell office:value-type="string" calcext:value-type="string">
            <text:p>, </text:p>
          </table:table-cell>
          <table:table-cell table:formula="of:=[.AJ57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7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7];[.F57];[.G57];[.H57];[.I57];[.J57];[.K57];[.L57];[.M57];[.N57];[.O57];[.P57];[.Q57];[.R57];[.S57])" office:value-type="string" office:string-value="insert into BADANIA (ID_BADANIA, NAZWA_BADANIA, JM, KOD_BADANIA, LP_WEWN, LI_MIEJSC_PP, MATERIAL) values (990, 'Bakterie pałeczki', 'p/ul', 'OSAD-M-54', 1083, 2, 'M');" calcext:value-type="string">
            <text:p>insert into BADANIA (ID_BADANIA, NAZWA_BADANIA, JM, KOD_BADANIA, LP_WEWN, LI_MIEJSC_PP, MATERIAL) values (990, 'Bakterie pałeczki', 'p/ul', 'OSAD-M-54', 1083, 2, 'M');</text:p>
          </table:table-cell>
          <table:table-cell table:formula="of:=[.U56]+1" office:value-type="float" office:value="990" calcext:value-type="float">
            <text:p>990</text:p>
          </table:table-cell>
          <table:table-cell office:value-type="string" calcext:value-type="string">
            <text:p>^^^.BACr</text:p>
          </table:table-cell>
          <table:table-cell office:value-type="string" calcext:value-type="string">
            <text:p>Bakterie pałeczki</text:p>
          </table:table-cell>
          <table:table-cell table:formula="of:=[.X5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7];[.C57])" office:value-type="string" office:string-value="OSAD-M-54" calcext:value-type="string">
            <text:p>OSAD-M-54</text:p>
          </table:table-cell>
          <table:table-cell table:number-columns-repeated="6"/>
          <table:table-cell table:formula="of:=[.AI56]+1" office:value-type="float" office:value="1083" calcext:value-type="float">
            <text:p>1083</text:p>
          </table:table-cell>
          <table:table-cell table:formula="of:=[.AJ56]" office:value-type="float" office:value="2" calcext:value-type="float">
            <text:p>2</text:p>
          </table:table-cell>
          <table:table-cell table:formula="of:=[.AK5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7];[.CQ57];[.CR57];[.CS57])" office:value-type="string" office:string-value="update BADANIA set TEST_UKRYTY='T' where ID_BADANIA = 990" calcext:value-type="string">
            <text:p>update BADANIA set TEST_UKRYTY='T' where ID_BADANIA = 990</text:p>
          </table:table-cell>
          <table:table-cell office:value-type="string" calcext:value-type="string">
            <text:p>update BADANIA set TEST_UKRYTY='</text:p>
          </table:table-cell>
          <table:table-cell table:formula="of:=[.BB5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7]" office:value-type="float" office:value="990" calcext:value-type="float">
            <text:p>990</text:p>
          </table:table-cell>
          <table:table-cell table:style-name="ce2" table:formula="of:=CONCATENATE([.CU57];[.CW57];[.CX57])" office:value-type="string" office:string-value="update BADANIA set TYP_WYNIKU='N' where ID_BADANIA = 990" calcext:value-type="string">
            <text:p>update BADANIA set TYP_WYNIKU='N' where ID_BADANIA = 99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7]" office:value-type="float" office:value="990" calcext:value-type="float">
            <text:p>99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55|^^^.BACr|0.87|||N||F||Operator|||UriSed mini</text:p>
          </table:table-cell>
          <table:table-cell office:value-type="string" calcext:value-type="string">
            <text:p>OSAD-M-</text:p>
          </table:table-cell>
          <table:table-cell table:formula="of:=[.C57]+1" office:value-type="float" office:value="55" calcext:value-type="float">
            <text:p>55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8]" office:value-type="float" office:value="991" calcext:value-type="float">
            <text:p>991</text:p>
          </table:table-cell>
          <table:table-cell office:value-type="string" calcext:value-type="string">
            <text:p>, '</text:p>
          </table:table-cell>
          <table:table-cell table:formula="of:=[.W58]" office:value-type="string" office:string-value="Bakterie pałeczki" calcext:value-type="string">
            <text:p>Bakterie pałeczki</text:p>
          </table:table-cell>
          <table:table-cell office:value-type="string" calcext:value-type="string">
            <text:p>', '</text:p>
          </table:table-cell>
          <table:table-cell table:formula="of:=[.Y58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58]" office:value-type="string" office:string-value="OSAD-M-55" calcext:value-type="string">
            <text:p>OSAD-M-55</text:p>
          </table:table-cell>
          <table:table-cell office:value-type="string" calcext:value-type="string">
            <text:p>', </text:p>
          </table:table-cell>
          <table:table-cell table:formula="of:=[.AI58]" office:value-type="float" office:value="1084" calcext:value-type="float">
            <text:p>1084</text:p>
          </table:table-cell>
          <table:table-cell office:value-type="string" calcext:value-type="string">
            <text:p>, </text:p>
          </table:table-cell>
          <table:table-cell table:formula="of:=[.AJ58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8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8];[.F58];[.G58];[.H58];[.I58];[.J58];[.K58];[.L58];[.M58];[.N58];[.O58];[.P58];[.Q58];[.R58];[.S58])" office:value-type="string" office:string-value="insert into BADANIA (ID_BADANIA, NAZWA_BADANIA, JM, KOD_BADANIA, LP_WEWN, LI_MIEJSC_PP, MATERIAL) values (991, 'Bakterie pałeczki', '0', 'OSAD-M-55', 1084, 2, 'M');" calcext:value-type="string">
            <text:p>insert into BADANIA (ID_BADANIA, NAZWA_BADANIA, JM, KOD_BADANIA, LP_WEWN, LI_MIEJSC_PP, MATERIAL) values (991, 'Bakterie pałeczki', '0', 'OSAD-M-55', 1084, 2, 'M');</text:p>
          </table:table-cell>
          <table:table-cell table:formula="of:=[.U57]+1" office:value-type="float" office:value="991" calcext:value-type="float">
            <text:p>991</text:p>
          </table:table-cell>
          <table:table-cell office:value-type="string" calcext:value-type="string">
            <text:p>^^^.BACr</text:p>
          </table:table-cell>
          <table:table-cell office:value-type="string" calcext:value-type="string">
            <text:p>Bakterie pałeczki</text:p>
          </table:table-cell>
          <table:table-cell table:formula="of:=[.X5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8];[.C58])" office:value-type="string" office:string-value="OSAD-M-55" calcext:value-type="string">
            <text:p>OSAD-M-55</text:p>
          </table:table-cell>
          <table:table-cell table:number-columns-repeated="6"/>
          <table:table-cell table:formula="of:=[.AI57]+1" office:value-type="float" office:value="1084" calcext:value-type="float">
            <text:p>1084</text:p>
          </table:table-cell>
          <table:table-cell table:formula="of:=[.AJ57]" office:value-type="float" office:value="2" calcext:value-type="float">
            <text:p>2</text:p>
          </table:table-cell>
          <table:table-cell table:formula="of:=[.AK5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8];[.CQ58];[.CR58];[.CS58])" office:value-type="string" office:string-value="update BADANIA set TEST_UKRYTY='T' where ID_BADANIA = 991" calcext:value-type="string">
            <text:p>update BADANIA set TEST_UKRYTY='T' where ID_BADANIA = 991</text:p>
          </table:table-cell>
          <table:table-cell office:value-type="string" calcext:value-type="string">
            <text:p>update BADANIA set TEST_UKRYTY='</text:p>
          </table:table-cell>
          <table:table-cell table:formula="of:=[.BB5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8]" office:value-type="float" office:value="991" calcext:value-type="float">
            <text:p>991</text:p>
          </table:table-cell>
          <table:table-cell table:style-name="ce2" table:formula="of:=CONCATENATE([.CU58];[.CW58];[.CX58])" office:value-type="string" office:string-value="update BADANIA set TYP_WYNIKU='N' where ID_BADANIA = 991" calcext:value-type="string">
            <text:p>update BADANIA set TYP_WYNIKU='N' where ID_BADANIA = 99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8]" office:value-type="float" office:value="991" calcext:value-type="float">
            <text:p>99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56|^^^.BACr|-|||N||F||Operator|||UriSed mini</text:p>
          </table:table-cell>
          <table:table-cell office:value-type="string" calcext:value-type="string">
            <text:p>OSAD-M-</text:p>
          </table:table-cell>
          <table:table-cell table:formula="of:=[.C58]+1" office:value-type="float" office:value="56" calcext:value-type="float">
            <text:p>56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59]" office:value-type="float" office:value="992" calcext:value-type="float">
            <text:p>992</text:p>
          </table:table-cell>
          <table:table-cell office:value-type="string" calcext:value-type="string">
            <text:p>, '</text:p>
          </table:table-cell>
          <table:table-cell table:formula="of:=[.W59]" office:value-type="string" office:string-value="Bakterie pałeczki" calcext:value-type="string">
            <text:p>Bakterie pałeczki</text:p>
          </table:table-cell>
          <table:table-cell office:value-type="string" calcext:value-type="string">
            <text:p>', '</text:p>
          </table:table-cell>
          <table:table-cell table:formula="of:=[.Y59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59]" office:value-type="string" office:string-value="OSAD-M-56" calcext:value-type="string">
            <text:p>OSAD-M-56</text:p>
          </table:table-cell>
          <table:table-cell office:value-type="string" calcext:value-type="string">
            <text:p>', </text:p>
          </table:table-cell>
          <table:table-cell table:formula="of:=[.AI59]" office:value-type="float" office:value="1085" calcext:value-type="float">
            <text:p>1085</text:p>
          </table:table-cell>
          <table:table-cell office:value-type="string" calcext:value-type="string">
            <text:p>, </text:p>
          </table:table-cell>
          <table:table-cell table:formula="of:=[.AJ59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59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59];[.F59];[.G59];[.H59];[.I59];[.J59];[.K59];[.L59];[.M59];[.N59];[.O59];[.P59];[.Q59];[.R59];[.S59])" office:value-type="string" office:string-value="insert into BADANIA (ID_BADANIA, NAZWA_BADANIA, JM, KOD_BADANIA, LP_WEWN, LI_MIEJSC_PP, MATERIAL) values (992, 'Bakterie pałeczki', 'plusowe', 'OSAD-M-56', 1085, 2, 'M');" calcext:value-type="string">
            <text:p>insert into BADANIA (ID_BADANIA, NAZWA_BADANIA, JM, KOD_BADANIA, LP_WEWN, LI_MIEJSC_PP, MATERIAL) values (992, 'Bakterie pałeczki', 'plusowe', 'OSAD-M-56', 1085, 2, 'M');</text:p>
          </table:table-cell>
          <table:table-cell table:formula="of:=[.U58]+1" office:value-type="float" office:value="992" calcext:value-type="float">
            <text:p>992</text:p>
          </table:table-cell>
          <table:table-cell office:value-type="string" calcext:value-type="string">
            <text:p>^^^.BACr</text:p>
          </table:table-cell>
          <table:table-cell office:value-type="string" calcext:value-type="string">
            <text:p>Bakterie pałeczki</text:p>
          </table:table-cell>
          <table:table-cell table:formula="of:=[.X5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9];[.C59])" office:value-type="string" office:string-value="OSAD-M-56" calcext:value-type="string">
            <text:p>OSAD-M-56</text:p>
          </table:table-cell>
          <table:table-cell table:number-columns-repeated="6"/>
          <table:table-cell table:formula="of:=[.AI58]+1" office:value-type="float" office:value="1085" calcext:value-type="float">
            <text:p>1085</text:p>
          </table:table-cell>
          <table:table-cell table:formula="of:=[.AJ58]" office:value-type="float" office:value="2" calcext:value-type="float">
            <text:p>2</text:p>
          </table:table-cell>
          <table:table-cell table:formula="of:=[.AK5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9];[.CQ59];[.CR59];[.CS59])" office:value-type="string" office:string-value="update BADANIA set TEST_UKRYTY='T' where ID_BADANIA = 992" calcext:value-type="string">
            <text:p>update BADANIA set TEST_UKRYTY='T' where ID_BADANIA = 992</text:p>
          </table:table-cell>
          <table:table-cell office:value-type="string" calcext:value-type="string">
            <text:p>update BADANIA set TEST_UKRYTY='</text:p>
          </table:table-cell>
          <table:table-cell table:formula="of:=[.BB5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9]" office:value-type="float" office:value="992" calcext:value-type="float">
            <text:p>992</text:p>
          </table:table-cell>
          <table:table-cell table:style-name="ce2" table:formula="of:=CONCATENATE([.CU59];[.CW59];[.CX59])" office:value-type="string" office:string-value="update BADANIA set TYP_WYNIKU='N' where ID_BADANIA = 992" calcext:value-type="string">
            <text:p>update BADANIA set TYP_WYNIKU='N' where ID_BADANIA = 99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9]" office:value-type="float" office:value="992" calcext:value-type="float">
            <text:p>99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57|^^^.BACc|0.60|p/HPF||N||F||Operator|||UriSed mini</text:p>
          </table:table-cell>
          <table:table-cell office:value-type="string" calcext:value-type="string">
            <text:p>OSAD-M-</text:p>
          </table:table-cell>
          <table:table-cell table:formula="of:=[.C59]+1" office:value-type="float" office:value="57" calcext:value-type="float">
            <text:p>57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0]" office:value-type="float" office:value="993" calcext:value-type="float">
            <text:p>993</text:p>
          </table:table-cell>
          <table:table-cell office:value-type="string" calcext:value-type="string">
            <text:p>, '</text:p>
          </table:table-cell>
          <table:table-cell table:formula="of:=[.W60]" office:value-type="string" office:string-value="Bakterie ziarniaki" calcext:value-type="string">
            <text:p>Bakterie ziarniaki</text:p>
          </table:table-cell>
          <table:table-cell office:value-type="string" calcext:value-type="string">
            <text:p>', '</text:p>
          </table:table-cell>
          <table:table-cell table:formula="of:=[.Y60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60]" office:value-type="string" office:string-value="OSAD-M-57" calcext:value-type="string">
            <text:p>OSAD-M-57</text:p>
          </table:table-cell>
          <table:table-cell office:value-type="string" calcext:value-type="string">
            <text:p>', </text:p>
          </table:table-cell>
          <table:table-cell table:formula="of:=[.AI60]" office:value-type="float" office:value="1086" calcext:value-type="float">
            <text:p>1086</text:p>
          </table:table-cell>
          <table:table-cell office:value-type="string" calcext:value-type="string">
            <text:p>, </text:p>
          </table:table-cell>
          <table:table-cell table:formula="of:=[.AJ60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0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0];[.F60];[.G60];[.H60];[.I60];[.J60];[.K60];[.L60];[.M60];[.N60];[.O60];[.P60];[.Q60];[.R60];[.S60])" office:value-type="string" office:string-value="insert into BADANIA (ID_BADANIA, NAZWA_BADANIA, JM, KOD_BADANIA, LP_WEWN, LI_MIEJSC_PP, MATERIAL) values (993, 'Bakterie ziarniaki', 'p/HPF', 'OSAD-M-57', 1086, 2, 'M');" calcext:value-type="string">
            <text:p>insert into BADANIA (ID_BADANIA, NAZWA_BADANIA, JM, KOD_BADANIA, LP_WEWN, LI_MIEJSC_PP, MATERIAL) values (993, 'Bakterie ziarniaki', 'p/HPF', 'OSAD-M-57', 1086, 2, 'M');</text:p>
          </table:table-cell>
          <table:table-cell table:formula="of:=[.U59]+1" office:value-type="float" office:value="993" calcext:value-type="float">
            <text:p>993</text:p>
          </table:table-cell>
          <table:table-cell office:value-type="string" calcext:value-type="string">
            <text:p>^^^.BACc</text:p>
          </table:table-cell>
          <table:table-cell office:value-type="string" calcext:value-type="string">
            <text:p>Bakterie ziarniaki</text:p>
          </table:table-cell>
          <table:table-cell table:formula="of:=[.X5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60];[.C60])" office:value-type="string" office:string-value="OSAD-M-57" calcext:value-type="string">
            <text:p>OSAD-M-57</text:p>
          </table:table-cell>
          <table:table-cell table:number-columns-repeated="6"/>
          <table:table-cell table:formula="of:=[.AI59]+1" office:value-type="float" office:value="1086" calcext:value-type="float">
            <text:p>1086</text:p>
          </table:table-cell>
          <table:table-cell table:formula="of:=[.AJ59]" office:value-type="float" office:value="2" calcext:value-type="float">
            <text:p>2</text:p>
          </table:table-cell>
          <table:table-cell table:formula="of:=[.AK5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0];[.CQ60];[.CR60];[.CS60])" office:value-type="string" office:string-value="update BADANIA set TEST_UKRYTY='T' where ID_BADANIA = 993" calcext:value-type="string">
            <text:p>update BADANIA set TEST_UKRYTY='T' where ID_BADANIA = 993</text:p>
          </table:table-cell>
          <table:table-cell office:value-type="string" calcext:value-type="string">
            <text:p>update BADANIA set TEST_UKRYTY='</text:p>
          </table:table-cell>
          <table:table-cell table:formula="of:=[.BB6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0]" office:value-type="float" office:value="993" calcext:value-type="float">
            <text:p>993</text:p>
          </table:table-cell>
          <table:table-cell table:style-name="ce2" table:formula="of:=CONCATENATE([.CU60];[.CW60];[.CX60])" office:value-type="string" office:string-value="update BADANIA set TYP_WYNIKU='N' where ID_BADANIA = 993" calcext:value-type="string">
            <text:p>update BADANIA set TYP_WYNIKU='N' where ID_BADANIA = 99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0]" office:value-type="float" office:value="993" calcext:value-type="float">
            <text:p>99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58|^^^.BACc|2.64|p/ul||N||F||Operator|||UriSed mini</text:p>
          </table:table-cell>
          <table:table-cell office:value-type="string" calcext:value-type="string">
            <text:p>OSAD-M-</text:p>
          </table:table-cell>
          <table:table-cell table:formula="of:=[.C60]+1" office:value-type="float" office:value="58" calcext:value-type="float">
            <text:p>58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1]" office:value-type="float" office:value="994" calcext:value-type="float">
            <text:p>994</text:p>
          </table:table-cell>
          <table:table-cell office:value-type="string" calcext:value-type="string">
            <text:p>, '</text:p>
          </table:table-cell>
          <table:table-cell table:formula="of:=[.W61]" office:value-type="string" office:string-value="Bakterie ziarniaki" calcext:value-type="string">
            <text:p>Bakterie ziarniaki</text:p>
          </table:table-cell>
          <table:table-cell office:value-type="string" calcext:value-type="string">
            <text:p>', '</text:p>
          </table:table-cell>
          <table:table-cell table:formula="of:=[.Y61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61]" office:value-type="string" office:string-value="OSAD-M-58" calcext:value-type="string">
            <text:p>OSAD-M-58</text:p>
          </table:table-cell>
          <table:table-cell office:value-type="string" calcext:value-type="string">
            <text:p>', </text:p>
          </table:table-cell>
          <table:table-cell table:formula="of:=[.AI61]" office:value-type="float" office:value="1087" calcext:value-type="float">
            <text:p>1087</text:p>
          </table:table-cell>
          <table:table-cell office:value-type="string" calcext:value-type="string">
            <text:p>, </text:p>
          </table:table-cell>
          <table:table-cell table:formula="of:=[.AJ61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1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1];[.F61];[.G61];[.H61];[.I61];[.J61];[.K61];[.L61];[.M61];[.N61];[.O61];[.P61];[.Q61];[.R61];[.S61])" office:value-type="string" office:string-value="insert into BADANIA (ID_BADANIA, NAZWA_BADANIA, JM, KOD_BADANIA, LP_WEWN, LI_MIEJSC_PP, MATERIAL) values (994, 'Bakterie ziarniaki', 'p/ul', 'OSAD-M-58', 1087, 2, 'M');" calcext:value-type="string">
            <text:p>insert into BADANIA (ID_BADANIA, NAZWA_BADANIA, JM, KOD_BADANIA, LP_WEWN, LI_MIEJSC_PP, MATERIAL) values (994, 'Bakterie ziarniaki', 'p/ul', 'OSAD-M-58', 1087, 2, 'M');</text:p>
          </table:table-cell>
          <table:table-cell table:formula="of:=[.U60]+1" office:value-type="float" office:value="994" calcext:value-type="float">
            <text:p>994</text:p>
          </table:table-cell>
          <table:table-cell office:value-type="string" calcext:value-type="string">
            <text:p>^^^.BACc</text:p>
          </table:table-cell>
          <table:table-cell office:value-type="string" calcext:value-type="string">
            <text:p>Bakterie ziarniaki</text:p>
          </table:table-cell>
          <table:table-cell table:formula="of:=[.X6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61];[.C61])" office:value-type="string" office:string-value="OSAD-M-58" calcext:value-type="string">
            <text:p>OSAD-M-58</text:p>
          </table:table-cell>
          <table:table-cell table:number-columns-repeated="6"/>
          <table:table-cell table:formula="of:=[.AI60]+1" office:value-type="float" office:value="1087" calcext:value-type="float">
            <text:p>1087</text:p>
          </table:table-cell>
          <table:table-cell table:formula="of:=[.AJ60]" office:value-type="float" office:value="2" calcext:value-type="float">
            <text:p>2</text:p>
          </table:table-cell>
          <table:table-cell table:formula="of:=[.AK6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1];[.CQ61];[.CR61];[.CS61])" office:value-type="string" office:string-value="update BADANIA set TEST_UKRYTY='T' where ID_BADANIA = 994" calcext:value-type="string">
            <text:p>update BADANIA set TEST_UKRYTY='T' where ID_BADANIA = 994</text:p>
          </table:table-cell>
          <table:table-cell office:value-type="string" calcext:value-type="string">
            <text:p>update BADANIA set TEST_UKRYTY='</text:p>
          </table:table-cell>
          <table:table-cell table:formula="of:=[.BB6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1]" office:value-type="float" office:value="994" calcext:value-type="float">
            <text:p>994</text:p>
          </table:table-cell>
          <table:table-cell table:style-name="ce2" table:formula="of:=CONCATENATE([.CU61];[.CW61];[.CX61])" office:value-type="string" office:string-value="update BADANIA set TYP_WYNIKU='N' where ID_BADANIA = 994" calcext:value-type="string">
            <text:p>update BADANIA set TYP_WYNIKU='N' where ID_BADANIA = 99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1]" office:value-type="float" office:value="994" calcext:value-type="float">
            <text:p>99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59|^^^.BACc|0.40|||N||F||Operator|||UriSed mini</text:p>
          </table:table-cell>
          <table:table-cell office:value-type="string" calcext:value-type="string">
            <text:p>OSAD-M-</text:p>
          </table:table-cell>
          <table:table-cell table:formula="of:=[.C61]+1" office:value-type="float" office:value="59" calcext:value-type="float">
            <text:p>59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2]" office:value-type="float" office:value="995" calcext:value-type="float">
            <text:p>995</text:p>
          </table:table-cell>
          <table:table-cell office:value-type="string" calcext:value-type="string">
            <text:p>, '</text:p>
          </table:table-cell>
          <table:table-cell table:formula="of:=[.W62]" office:value-type="string" office:string-value="Bakterie ziarniaki" calcext:value-type="string">
            <text:p>Bakterie ziarniaki</text:p>
          </table:table-cell>
          <table:table-cell office:value-type="string" calcext:value-type="string">
            <text:p>', '</text:p>
          </table:table-cell>
          <table:table-cell table:formula="of:=[.Y62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62]" office:value-type="string" office:string-value="OSAD-M-59" calcext:value-type="string">
            <text:p>OSAD-M-59</text:p>
          </table:table-cell>
          <table:table-cell office:value-type="string" calcext:value-type="string">
            <text:p>', </text:p>
          </table:table-cell>
          <table:table-cell table:formula="of:=[.AI62]" office:value-type="float" office:value="1088" calcext:value-type="float">
            <text:p>1088</text:p>
          </table:table-cell>
          <table:table-cell office:value-type="string" calcext:value-type="string">
            <text:p>, </text:p>
          </table:table-cell>
          <table:table-cell table:formula="of:=[.AJ62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2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2];[.F62];[.G62];[.H62];[.I62];[.J62];[.K62];[.L62];[.M62];[.N62];[.O62];[.P62];[.Q62];[.R62];[.S62])" office:value-type="string" office:string-value="insert into BADANIA (ID_BADANIA, NAZWA_BADANIA, JM, KOD_BADANIA, LP_WEWN, LI_MIEJSC_PP, MATERIAL) values (995, 'Bakterie ziarniaki', '0', 'OSAD-M-59', 1088, 2, 'M');" calcext:value-type="string">
            <text:p>insert into BADANIA (ID_BADANIA, NAZWA_BADANIA, JM, KOD_BADANIA, LP_WEWN, LI_MIEJSC_PP, MATERIAL) values (995, 'Bakterie ziarniaki', '0', 'OSAD-M-59', 1088, 2, 'M');</text:p>
          </table:table-cell>
          <table:table-cell table:formula="of:=[.U61]+1" office:value-type="float" office:value="995" calcext:value-type="float">
            <text:p>995</text:p>
          </table:table-cell>
          <table:table-cell office:value-type="string" calcext:value-type="string">
            <text:p>^^^.BACc</text:p>
          </table:table-cell>
          <table:table-cell office:value-type="string" calcext:value-type="string">
            <text:p>Bakterie ziarniaki</text:p>
          </table:table-cell>
          <table:table-cell table:formula="of:=[.X6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2];[.C62])" office:value-type="string" office:string-value="OSAD-M-59" calcext:value-type="string">
            <text:p>OSAD-M-59</text:p>
          </table:table-cell>
          <table:table-cell table:number-columns-repeated="6"/>
          <table:table-cell table:formula="of:=[.AI61]+1" office:value-type="float" office:value="1088" calcext:value-type="float">
            <text:p>1088</text:p>
          </table:table-cell>
          <table:table-cell table:formula="of:=[.AJ61]" office:value-type="float" office:value="2" calcext:value-type="float">
            <text:p>2</text:p>
          </table:table-cell>
          <table:table-cell table:formula="of:=[.AK6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2];[.CQ62];[.CR62];[.CS62])" office:value-type="string" office:string-value="update BADANIA set TEST_UKRYTY='T' where ID_BADANIA = 995" calcext:value-type="string">
            <text:p>update BADANIA set TEST_UKRYTY='T' where ID_BADANIA = 995</text:p>
          </table:table-cell>
          <table:table-cell office:value-type="string" calcext:value-type="string">
            <text:p>update BADANIA set TEST_UKRYTY='</text:p>
          </table:table-cell>
          <table:table-cell table:formula="of:=[.BB6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2]" office:value-type="float" office:value="995" calcext:value-type="float">
            <text:p>995</text:p>
          </table:table-cell>
          <table:table-cell table:style-name="ce2" table:formula="of:=CONCATENATE([.CU62];[.CW62];[.CX62])" office:value-type="string" office:string-value="update BADANIA set TYP_WYNIKU='N' where ID_BADANIA = 995" calcext:value-type="string">
            <text:p>update BADANIA set TYP_WYNIKU='N' where ID_BADANIA = 99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2]" office:value-type="float" office:value="995" calcext:value-type="float">
            <text:p>99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60|^^^.BACc|-|||N||F||Operator|||UriSed mini</text:p>
          </table:table-cell>
          <table:table-cell office:value-type="string" calcext:value-type="string">
            <text:p>OSAD-M-</text:p>
          </table:table-cell>
          <table:table-cell table:formula="of:=[.C62]+1" office:value-type="float" office:value="60" calcext:value-type="float">
            <text:p>60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3]" office:value-type="float" office:value="996" calcext:value-type="float">
            <text:p>996</text:p>
          </table:table-cell>
          <table:table-cell office:value-type="string" calcext:value-type="string">
            <text:p>, '</text:p>
          </table:table-cell>
          <table:table-cell table:formula="of:=[.W63]" office:value-type="string" office:string-value="Bakterie ziarniaki" calcext:value-type="string">
            <text:p>Bakterie ziarniaki</text:p>
          </table:table-cell>
          <table:table-cell office:value-type="string" calcext:value-type="string">
            <text:p>', '</text:p>
          </table:table-cell>
          <table:table-cell table:formula="of:=[.Y63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63]" office:value-type="string" office:string-value="OSAD-M-60" calcext:value-type="string">
            <text:p>OSAD-M-60</text:p>
          </table:table-cell>
          <table:table-cell office:value-type="string" calcext:value-type="string">
            <text:p>', </text:p>
          </table:table-cell>
          <table:table-cell table:formula="of:=[.AI63]" office:value-type="float" office:value="1089" calcext:value-type="float">
            <text:p>1089</text:p>
          </table:table-cell>
          <table:table-cell office:value-type="string" calcext:value-type="string">
            <text:p>, </text:p>
          </table:table-cell>
          <table:table-cell table:formula="of:=[.AJ63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3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3];[.F63];[.G63];[.H63];[.I63];[.J63];[.K63];[.L63];[.M63];[.N63];[.O63];[.P63];[.Q63];[.R63];[.S63])" office:value-type="string" office:string-value="insert into BADANIA (ID_BADANIA, NAZWA_BADANIA, JM, KOD_BADANIA, LP_WEWN, LI_MIEJSC_PP, MATERIAL) values (996, 'Bakterie ziarniaki', 'plusowe', 'OSAD-M-60', 1089, 2, 'M');" calcext:value-type="string">
            <text:p>insert into BADANIA (ID_BADANIA, NAZWA_BADANIA, JM, KOD_BADANIA, LP_WEWN, LI_MIEJSC_PP, MATERIAL) values (996, 'Bakterie ziarniaki', 'plusowe', 'OSAD-M-60', 1089, 2, 'M');</text:p>
          </table:table-cell>
          <table:table-cell table:formula="of:=[.U62]+1" office:value-type="float" office:value="996" calcext:value-type="float">
            <text:p>996</text:p>
          </table:table-cell>
          <table:table-cell office:value-type="string" calcext:value-type="string">
            <text:p>^^^.BACc</text:p>
          </table:table-cell>
          <table:table-cell office:value-type="string" calcext:value-type="string">
            <text:p>Bakterie ziarniaki</text:p>
          </table:table-cell>
          <table:table-cell table:formula="of:=[.X6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63];[.C63])" office:value-type="string" office:string-value="OSAD-M-60" calcext:value-type="string">
            <text:p>OSAD-M-60</text:p>
          </table:table-cell>
          <table:table-cell table:number-columns-repeated="6"/>
          <table:table-cell table:formula="of:=[.AI62]+1" office:value-type="float" office:value="1089" calcext:value-type="float">
            <text:p>1089</text:p>
          </table:table-cell>
          <table:table-cell table:formula="of:=[.AJ62]" office:value-type="float" office:value="2" calcext:value-type="float">
            <text:p>2</text:p>
          </table:table-cell>
          <table:table-cell table:formula="of:=[.AK6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3];[.CQ63];[.CR63];[.CS63])" office:value-type="string" office:string-value="update BADANIA set TEST_UKRYTY='T' where ID_BADANIA = 996" calcext:value-type="string">
            <text:p>update BADANIA set TEST_UKRYTY='T' where ID_BADANIA = 996</text:p>
          </table:table-cell>
          <table:table-cell office:value-type="string" calcext:value-type="string">
            <text:p>update BADANIA set TEST_UKRYTY='</text:p>
          </table:table-cell>
          <table:table-cell table:formula="of:=[.BB6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3]" office:value-type="float" office:value="996" calcext:value-type="float">
            <text:p>996</text:p>
          </table:table-cell>
          <table:table-cell table:style-name="ce2" table:formula="of:=CONCATENATE([.CU63];[.CW63];[.CX63])" office:value-type="string" office:string-value="update BADANIA set TYP_WYNIKU='N' where ID_BADANIA = 996" calcext:value-type="string">
            <text:p>update BADANIA set TYP_WYNIKU='N' where ID_BADANIA = 99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3]" office:value-type="float" office:value="996" calcext:value-type="float">
            <text:p>99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61|50235-1^^^MUC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63]+1" office:value-type="float" office:value="61" calcext:value-type="float">
            <text:p>61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4]" office:value-type="float" office:value="997" calcext:value-type="float">
            <text:p>997</text:p>
          </table:table-cell>
          <table:table-cell office:value-type="string" calcext:value-type="string">
            <text:p>, '</text:p>
          </table:table-cell>
          <table:table-cell table:formula="of:=[.W64]" office:value-type="string" office:string-value="Śluz" calcext:value-type="string">
            <text:p>Śluz</text:p>
          </table:table-cell>
          <table:table-cell office:value-type="string" calcext:value-type="string">
            <text:p>', '</text:p>
          </table:table-cell>
          <table:table-cell table:formula="of:=[.Y64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64]" office:value-type="string" office:string-value="OSAD-M-61" calcext:value-type="string">
            <text:p>OSAD-M-61</text:p>
          </table:table-cell>
          <table:table-cell office:value-type="string" calcext:value-type="string">
            <text:p>', </text:p>
          </table:table-cell>
          <table:table-cell table:formula="of:=[.AI64]" office:value-type="float" office:value="1090" calcext:value-type="float">
            <text:p>1090</text:p>
          </table:table-cell>
          <table:table-cell office:value-type="string" calcext:value-type="string">
            <text:p>, </text:p>
          </table:table-cell>
          <table:table-cell table:formula="of:=[.AJ64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4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4];[.F64];[.G64];[.H64];[.I64];[.J64];[.K64];[.L64];[.M64];[.N64];[.O64];[.P64];[.Q64];[.R64];[.S64])" office:value-type="string" office:string-value="insert into BADANIA (ID_BADANIA, NAZWA_BADANIA, JM, KOD_BADANIA, LP_WEWN, LI_MIEJSC_PP, MATERIAL) values (997, 'Śluz', 'p/HPF', 'OSAD-M-61', 1090, 2, 'M');" calcext:value-type="string">
            <text:p>insert into BADANIA (ID_BADANIA, NAZWA_BADANIA, JM, KOD_BADANIA, LP_WEWN, LI_MIEJSC_PP, MATERIAL) values (997, 'Śluz', 'p/HPF', 'OSAD-M-61', 1090, 2, 'M');</text:p>
          </table:table-cell>
          <table:table-cell table:formula="of:=[.U63]+1" office:value-type="float" office:value="997" calcext:value-type="float">
            <text:p>997</text:p>
          </table:table-cell>
          <table:table-cell office:value-type="string" calcext:value-type="string">
            <text:p>50235-1^^^MUC</text:p>
          </table:table-cell>
          <table:table-cell office:value-type="string" calcext:value-type="string">
            <text:p>Śluz</text:p>
          </table:table-cell>
          <table:table-cell table:formula="of:=[.X6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64];[.C64])" office:value-type="string" office:string-value="OSAD-M-61" calcext:value-type="string">
            <text:p>OSAD-M-61</text:p>
          </table:table-cell>
          <table:table-cell table:number-columns-repeated="6"/>
          <table:table-cell table:formula="of:=[.AI63]+1" office:value-type="float" office:value="1090" calcext:value-type="float">
            <text:p>1090</text:p>
          </table:table-cell>
          <table:table-cell table:formula="of:=[.AJ63]" office:value-type="float" office:value="2" calcext:value-type="float">
            <text:p>2</text:p>
          </table:table-cell>
          <table:table-cell table:formula="of:=[.AK6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4];[.CQ64];[.CR64];[.CS64])" office:value-type="string" office:string-value="update BADANIA set TEST_UKRYTY='T' where ID_BADANIA = 997" calcext:value-type="string">
            <text:p>update BADANIA set TEST_UKRYTY='T' where ID_BADANIA = 997</text:p>
          </table:table-cell>
          <table:table-cell office:value-type="string" calcext:value-type="string">
            <text:p>update BADANIA set TEST_UKRYTY='</text:p>
          </table:table-cell>
          <table:table-cell table:formula="of:=[.BB6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4]" office:value-type="float" office:value="997" calcext:value-type="float">
            <text:p>997</text:p>
          </table:table-cell>
          <table:table-cell table:style-name="ce2" table:formula="of:=CONCATENATE([.CU64];[.CW64];[.CX64])" office:value-type="string" office:string-value="update BADANIA set TYP_WYNIKU='N' where ID_BADANIA = 997" calcext:value-type="string">
            <text:p>update BADANIA set TYP_WYNIKU='N' where ID_BADANIA = 99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4]" office:value-type="float" office:value="997" calcext:value-type="float">
            <text:p>99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62|51478-6^^^MUC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64]+1" office:value-type="float" office:value="62" calcext:value-type="float">
            <text:p>62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5]" office:value-type="float" office:value="998" calcext:value-type="float">
            <text:p>998</text:p>
          </table:table-cell>
          <table:table-cell office:value-type="string" calcext:value-type="string">
            <text:p>, '</text:p>
          </table:table-cell>
          <table:table-cell table:formula="of:=[.W65]" office:value-type="string" office:string-value="Śluz" calcext:value-type="string">
            <text:p>Śluz</text:p>
          </table:table-cell>
          <table:table-cell office:value-type="string" calcext:value-type="string">
            <text:p>', '</text:p>
          </table:table-cell>
          <table:table-cell table:formula="of:=[.Y65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65]" office:value-type="string" office:string-value="OSAD-M-62" calcext:value-type="string">
            <text:p>OSAD-M-62</text:p>
          </table:table-cell>
          <table:table-cell office:value-type="string" calcext:value-type="string">
            <text:p>', </text:p>
          </table:table-cell>
          <table:table-cell table:formula="of:=[.AI65]" office:value-type="float" office:value="1091" calcext:value-type="float">
            <text:p>1091</text:p>
          </table:table-cell>
          <table:table-cell office:value-type="string" calcext:value-type="string">
            <text:p>, </text:p>
          </table:table-cell>
          <table:table-cell table:formula="of:=[.AJ65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5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5];[.F65];[.G65];[.H65];[.I65];[.J65];[.K65];[.L65];[.M65];[.N65];[.O65];[.P65];[.Q65];[.R65];[.S65])" office:value-type="string" office:string-value="insert into BADANIA (ID_BADANIA, NAZWA_BADANIA, JM, KOD_BADANIA, LP_WEWN, LI_MIEJSC_PP, MATERIAL) values (998, 'Śluz', 'p/ul', 'OSAD-M-62', 1091, 2, 'M');" calcext:value-type="string">
            <text:p>insert into BADANIA (ID_BADANIA, NAZWA_BADANIA, JM, KOD_BADANIA, LP_WEWN, LI_MIEJSC_PP, MATERIAL) values (998, 'Śluz', 'p/ul', 'OSAD-M-62', 1091, 2, 'M');</text:p>
          </table:table-cell>
          <table:table-cell table:formula="of:=[.U64]+1" office:value-type="float" office:value="998" calcext:value-type="float">
            <text:p>998</text:p>
          </table:table-cell>
          <table:table-cell office:value-type="string" calcext:value-type="string">
            <text:p>51478-6^^^MUC</text:p>
          </table:table-cell>
          <table:table-cell office:value-type="string" calcext:value-type="string">
            <text:p>Śluz</text:p>
          </table:table-cell>
          <table:table-cell table:formula="of:=[.X6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65];[.C65])" office:value-type="string" office:string-value="OSAD-M-62" calcext:value-type="string">
            <text:p>OSAD-M-62</text:p>
          </table:table-cell>
          <table:table-cell table:number-columns-repeated="6"/>
          <table:table-cell table:formula="of:=[.AI64]+1" office:value-type="float" office:value="1091" calcext:value-type="float">
            <text:p>1091</text:p>
          </table:table-cell>
          <table:table-cell table:formula="of:=[.AJ64]" office:value-type="float" office:value="2" calcext:value-type="float">
            <text:p>2</text:p>
          </table:table-cell>
          <table:table-cell table:formula="of:=[.AK6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5];[.CQ65];[.CR65];[.CS65])" office:value-type="string" office:string-value="update BADANIA set TEST_UKRYTY='T' where ID_BADANIA = 998" calcext:value-type="string">
            <text:p>update BADANIA set TEST_UKRYTY='T' where ID_BADANIA = 998</text:p>
          </table:table-cell>
          <table:table-cell office:value-type="string" calcext:value-type="string">
            <text:p>update BADANIA set TEST_UKRYTY='</text:p>
          </table:table-cell>
          <table:table-cell table:formula="of:=[.BB6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5]" office:value-type="float" office:value="998" calcext:value-type="float">
            <text:p>998</text:p>
          </table:table-cell>
          <table:table-cell table:style-name="ce2" table:formula="of:=CONCATENATE([.CU65];[.CW65];[.CX65])" office:value-type="string" office:string-value="update BADANIA set TYP_WYNIKU='N' where ID_BADANIA = 998" calcext:value-type="string">
            <text:p>update BADANIA set TYP_WYNIKU='N' where ID_BADANIA = 99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5]" office:value-type="float" office:value="998" calcext:value-type="float">
            <text:p>99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63|^^^MUC|0.00|||N||F||Operator|||UriSed mini</text:p>
          </table:table-cell>
          <table:table-cell office:value-type="string" calcext:value-type="string">
            <text:p>OSAD-M-</text:p>
          </table:table-cell>
          <table:table-cell table:formula="of:=[.C65]+1" office:value-type="float" office:value="63" calcext:value-type="float">
            <text:p>63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6]" office:value-type="float" office:value="999" calcext:value-type="float">
            <text:p>999</text:p>
          </table:table-cell>
          <table:table-cell office:value-type="string" calcext:value-type="string">
            <text:p>, '</text:p>
          </table:table-cell>
          <table:table-cell table:formula="of:=[.W66]" office:value-type="string" office:string-value="Śluz" calcext:value-type="string">
            <text:p>Śluz</text:p>
          </table:table-cell>
          <table:table-cell office:value-type="string" calcext:value-type="string">
            <text:p>', '</text:p>
          </table:table-cell>
          <table:table-cell table:formula="of:=[.Y66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66]" office:value-type="string" office:string-value="OSAD-M-63" calcext:value-type="string">
            <text:p>OSAD-M-63</text:p>
          </table:table-cell>
          <table:table-cell office:value-type="string" calcext:value-type="string">
            <text:p>', </text:p>
          </table:table-cell>
          <table:table-cell table:formula="of:=[.AI66]" office:value-type="float" office:value="1092" calcext:value-type="float">
            <text:p>1092</text:p>
          </table:table-cell>
          <table:table-cell office:value-type="string" calcext:value-type="string">
            <text:p>, </text:p>
          </table:table-cell>
          <table:table-cell table:formula="of:=[.AJ66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6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6];[.F66];[.G66];[.H66];[.I66];[.J66];[.K66];[.L66];[.M66];[.N66];[.O66];[.P66];[.Q66];[.R66];[.S66])" office:value-type="string" office:string-value="insert into BADANIA (ID_BADANIA, NAZWA_BADANIA, JM, KOD_BADANIA, LP_WEWN, LI_MIEJSC_PP, MATERIAL) values (999, 'Śluz', '0', 'OSAD-M-63', 1092, 2, 'M');" calcext:value-type="string">
            <text:p>insert into BADANIA (ID_BADANIA, NAZWA_BADANIA, JM, KOD_BADANIA, LP_WEWN, LI_MIEJSC_PP, MATERIAL) values (999, 'Śluz', '0', 'OSAD-M-63', 1092, 2, 'M');</text:p>
          </table:table-cell>
          <table:table-cell table:formula="of:=[.U65]+1" office:value-type="float" office:value="999" calcext:value-type="float">
            <text:p>999</text:p>
          </table:table-cell>
          <table:table-cell office:value-type="string" calcext:value-type="string">
            <text:p>^^^MUC</text:p>
          </table:table-cell>
          <table:table-cell office:value-type="string" calcext:value-type="string">
            <text:p>Śluz</text:p>
          </table:table-cell>
          <table:table-cell table:formula="of:=[.X6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6];[.C66])" office:value-type="string" office:string-value="OSAD-M-63" calcext:value-type="string">
            <text:p>OSAD-M-63</text:p>
          </table:table-cell>
          <table:table-cell table:number-columns-repeated="6"/>
          <table:table-cell table:formula="of:=[.AI65]+1" office:value-type="float" office:value="1092" calcext:value-type="float">
            <text:p>1092</text:p>
          </table:table-cell>
          <table:table-cell table:formula="of:=[.AJ65]" office:value-type="float" office:value="2" calcext:value-type="float">
            <text:p>2</text:p>
          </table:table-cell>
          <table:table-cell table:formula="of:=[.AK6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6];[.CQ66];[.CR66];[.CS66])" office:value-type="string" office:string-value="update BADANIA set TEST_UKRYTY='T' where ID_BADANIA = 999" calcext:value-type="string">
            <text:p>update BADANIA set TEST_UKRYTY='T' where ID_BADANIA = 999</text:p>
          </table:table-cell>
          <table:table-cell office:value-type="string" calcext:value-type="string">
            <text:p>update BADANIA set TEST_UKRYTY='</text:p>
          </table:table-cell>
          <table:table-cell table:formula="of:=[.BB6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6]" office:value-type="float" office:value="999" calcext:value-type="float">
            <text:p>999</text:p>
          </table:table-cell>
          <table:table-cell table:style-name="ce2" table:formula="of:=CONCATENATE([.CU66];[.CW66];[.CX66])" office:value-type="string" office:string-value="update BADANIA set TYP_WYNIKU='N' where ID_BADANIA = 999" calcext:value-type="string">
            <text:p>update BADANIA set TYP_WYNIKU='N' where ID_BADANIA = 99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6]" office:value-type="float" office:value="999" calcext:value-type="float">
            <text:p>99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64|53321-6^^^MUC|-|||N||F||Operator|||UriSed mini</text:p>
          </table:table-cell>
          <table:table-cell office:value-type="string" calcext:value-type="string">
            <text:p>OSAD-M-</text:p>
          </table:table-cell>
          <table:table-cell table:formula="of:=[.C66]+1" office:value-type="float" office:value="64" calcext:value-type="float">
            <text:p>64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7]" office:value-type="float" office:value="1000" calcext:value-type="float">
            <text:p>1000</text:p>
          </table:table-cell>
          <table:table-cell office:value-type="string" calcext:value-type="string">
            <text:p>, '</text:p>
          </table:table-cell>
          <table:table-cell table:formula="of:=[.W67]" office:value-type="string" office:string-value="Śluz" calcext:value-type="string">
            <text:p>Śluz</text:p>
          </table:table-cell>
          <table:table-cell office:value-type="string" calcext:value-type="string">
            <text:p>', '</text:p>
          </table:table-cell>
          <table:table-cell table:formula="of:=[.Y67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67]" office:value-type="string" office:string-value="OSAD-M-64" calcext:value-type="string">
            <text:p>OSAD-M-64</text:p>
          </table:table-cell>
          <table:table-cell office:value-type="string" calcext:value-type="string">
            <text:p>', </text:p>
          </table:table-cell>
          <table:table-cell table:formula="of:=[.AI67]" office:value-type="float" office:value="1093" calcext:value-type="float">
            <text:p>1093</text:p>
          </table:table-cell>
          <table:table-cell office:value-type="string" calcext:value-type="string">
            <text:p>, </text:p>
          </table:table-cell>
          <table:table-cell table:formula="of:=[.AJ67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7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7];[.F67];[.G67];[.H67];[.I67];[.J67];[.K67];[.L67];[.M67];[.N67];[.O67];[.P67];[.Q67];[.R67];[.S67])" office:value-type="string" office:string-value="insert into BADANIA (ID_BADANIA, NAZWA_BADANIA, JM, KOD_BADANIA, LP_WEWN, LI_MIEJSC_PP, MATERIAL) values (1000, 'Śluz', 'plusowe', 'OSAD-M-64', 1093, 2, 'M');" calcext:value-type="string">
            <text:p>insert into BADANIA (ID_BADANIA, NAZWA_BADANIA, JM, KOD_BADANIA, LP_WEWN, LI_MIEJSC_PP, MATERIAL) values (1000, 'Śluz', 'plusowe', 'OSAD-M-64', 1093, 2, 'M');</text:p>
          </table:table-cell>
          <table:table-cell table:formula="of:=[.U66]+1" office:value-type="float" office:value="1000" calcext:value-type="float">
            <text:p>1000</text:p>
          </table:table-cell>
          <table:table-cell office:value-type="string" calcext:value-type="string">
            <text:p>53321-6^^^MUC</text:p>
          </table:table-cell>
          <table:table-cell office:value-type="string" calcext:value-type="string">
            <text:p>Śluz</text:p>
          </table:table-cell>
          <table:table-cell table:formula="of:=[.X6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67];[.C67])" office:value-type="string" office:string-value="OSAD-M-64" calcext:value-type="string">
            <text:p>OSAD-M-64</text:p>
          </table:table-cell>
          <table:table-cell table:number-columns-repeated="6"/>
          <table:table-cell table:formula="of:=[.AI66]+1" office:value-type="float" office:value="1093" calcext:value-type="float">
            <text:p>1093</text:p>
          </table:table-cell>
          <table:table-cell table:formula="of:=[.AJ66]" office:value-type="float" office:value="2" calcext:value-type="float">
            <text:p>2</text:p>
          </table:table-cell>
          <table:table-cell table:formula="of:=[.AK6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7];[.CQ67];[.CR67];[.CS67])" office:value-type="string" office:string-value="update BADANIA set TEST_UKRYTY='T' where ID_BADANIA = 1000" calcext:value-type="string">
            <text:p>update BADANIA set TEST_UKRYTY='T' where ID_BADANIA = 1000</text:p>
          </table:table-cell>
          <table:table-cell office:value-type="string" calcext:value-type="string">
            <text:p>update BADANIA set TEST_UKRYTY='</text:p>
          </table:table-cell>
          <table:table-cell table:formula="of:=[.BB6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7]" office:value-type="float" office:value="1000" calcext:value-type="float">
            <text:p>1000</text:p>
          </table:table-cell>
          <table:table-cell table:style-name="ce2" table:formula="of:=CONCATENATE([.CU67];[.CW67];[.CX67])" office:value-type="string" office:string-value="update BADANIA set TYP_WYNIKU='N' where ID_BADANIA = 1000" calcext:value-type="string">
            <text:p>update BADANIA set TYP_WYNIKU='N' where ID_BADANIA = 100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7]" office:value-type="float" office:value="1000" calcext:value-type="float">
            <text:p>1000</text:p>
          </table:table-cell>
          <table:table-cell table:number-columns-repeated="922"/>
        </table:table-row>
        <table:table-row table:style-name="ro1">
          <table:table-cell/>
          <table:table-cell office:value-type="string" calcext:value-type="string">
            <text:p>OSAD-M-</text:p>
          </table:table-cell>
          <table:table-cell table:formula="of:=[.C67]+1" office:value-type="float" office:value="65" calcext:value-type="float">
            <text:p>65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8]" office:value-type="float" office:value="1001" calcext:value-type="float">
            <text:p>1001</text:p>
          </table:table-cell>
          <table:table-cell office:value-type="string" calcext:value-type="string">
            <text:p>, '</text:p>
          </table:table-cell>
          <table:table-cell table:formula="of:=[.W68]" office:value-type="string" office:string-value="Kolor moczu" calcext:value-type="string">
            <text:p>Kolor moczu</text:p>
          </table:table-cell>
          <table:table-cell office:value-type="string" calcext:value-type="string">
            <text:p>', '</text:p>
          </table:table-cell>
          <table:table-cell table:formula="of:=[.Y68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68]" office:value-type="string" office:string-value="OSAD-M-65" calcext:value-type="string">
            <text:p>OSAD-M-65</text:p>
          </table:table-cell>
          <table:table-cell office:value-type="string" calcext:value-type="string">
            <text:p>', </text:p>
          </table:table-cell>
          <table:table-cell table:formula="of:=[.AI68]" office:value-type="float" office:value="1094" calcext:value-type="float">
            <text:p>1094</text:p>
          </table:table-cell>
          <table:table-cell office:value-type="string" calcext:value-type="string">
            <text:p>, </text:p>
          </table:table-cell>
          <table:table-cell table:formula="of:=[.AJ68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8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8];[.F68];[.G68];[.H68];[.I68];[.J68];[.K68];[.L68];[.M68];[.N68];[.O68];[.P68];[.Q68];[.R68];[.S68])" office:value-type="string" office:string-value="insert into BADANIA (ID_BADANIA, NAZWA_BADANIA, JM, KOD_BADANIA, LP_WEWN, LI_MIEJSC_PP, MATERIAL) values (1001, 'Kolor moczu', '0', 'OSAD-M-65', 1094, 2, 'M');" calcext:value-type="string">
            <text:p>insert into BADANIA (ID_BADANIA, NAZWA_BADANIA, JM, KOD_BADANIA, LP_WEWN, LI_MIEJSC_PP, MATERIAL) values (1001, 'Kolor moczu', '0', 'OSAD-M-65', 1094, 2, 'M');</text:p>
          </table:table-cell>
          <table:table-cell table:formula="of:=[.U67]+1" office:value-type="float" office:value="1001" calcext:value-type="float">
            <text:p>1001</text:p>
          </table:table-cell>
          <table:table-cell office:value-type="string" calcext:value-type="string">
            <text:p>^^^Col</text:p>
          </table:table-cell>
          <table:table-cell office:value-type="string" calcext:value-type="string">
            <text:p>Kolor moczu</text:p>
          </table:table-cell>
          <table:table-cell table:formula="of:=[.X6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8];[.C68])" office:value-type="string" office:string-value="OSAD-M-65" calcext:value-type="string">
            <text:p>OSAD-M-65</text:p>
          </table:table-cell>
          <table:table-cell table:number-columns-repeated="6"/>
          <table:table-cell office:value-type="float" office:value="1094" calcext:value-type="float">
            <text:p>1094</text:p>
          </table:table-cell>
          <table:table-cell table:formula="of:=[.AJ67]" office:value-type="float" office:value="2" calcext:value-type="float">
            <text:p>2</text:p>
          </table:table-cell>
          <table:table-cell table:formula="of:=[.AK67]" office:value-type="string" office:string-value="M" calcext:value-type="string">
            <text:p>M</text:p>
          </table:table-cell>
          <table:table-cell table:style-name="ce4" table:number-columns-repeated="16"/>
          <table:table-cell office:value-type="string" calcext:value-type="string">
            <text:p>T</text:p>
          </table:table-cell>
          <table:table-cell table:style-name="ce4" table:number-columns-repeated="38"/>
          <table:table-cell table:style-name="ce2" table:formula="of:=CONCATENATE([.CP68];[.CQ68];[.CR68];[.CS68])" office:value-type="string" office:string-value="update BADANIA set TEST_UKRYTY='T' where ID_BADANIA = 1001" calcext:value-type="string">
            <text:p>update BADANIA set TEST_UKRYTY='T' where ID_BADANIA = 1001</text:p>
          </table:table-cell>
          <table:table-cell office:value-type="string" calcext:value-type="string">
            <text:p>update BADANIA set TEST_UKRYTY='</text:p>
          </table:table-cell>
          <table:table-cell table:formula="of:=[.BB6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8]" office:value-type="float" office:value="1001" calcext:value-type="float">
            <text:p>1001</text:p>
          </table:table-cell>
          <table:table-cell table:style-name="ce2" table:formula="of:=CONCATENATE([.CU68];[.CW68];[.CX68])" office:value-type="string" office:string-value="update BADANIA set TYP_WYNIKU='N" calcext:value-type="string">
            <text:p>update BADANIA set TYP_WYNIKU='N</text:p>
          </table:table-cell>
          <table:table-cell office:value-type="string" calcext:value-type="string">
            <text:p>update BADANIA set TYP_WYNIKU='N</text:p>
          </table:table-cell>
          <table:table-cell/>
          <table:table-cell table:style-name="ce4" table:number-columns-repeated="2"/>
          <table:table-cell table:number-columns-repeated="922"/>
        </table:table-row>
        <table:table-row table:style-name="ro1">
          <table:table-cell/>
          <table:table-cell office:value-type="string" calcext:value-type="string">
            <text:p>OSAD-M-</text:p>
          </table:table-cell>
          <table:table-cell table:formula="of:=[.C68]+1" office:value-type="float" office:value="66" calcext:value-type="float">
            <text:p>66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69]" office:value-type="float" office:value="1002" calcext:value-type="float">
            <text:p>1002</text:p>
          </table:table-cell>
          <table:table-cell office:value-type="string" calcext:value-type="string">
            <text:p>, '</text:p>
          </table:table-cell>
          <table:table-cell table:formula="of:=[.W69]" office:value-type="string" office:string-value="Przejrzystość moczu" calcext:value-type="string">
            <text:p>Przejrzystość moczu</text:p>
          </table:table-cell>
          <table:table-cell office:value-type="string" calcext:value-type="string">
            <text:p>', '</text:p>
          </table:table-cell>
          <table:table-cell table:formula="of:=[.Y69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69]" office:value-type="string" office:string-value="OSAD-M-66" calcext:value-type="string">
            <text:p>OSAD-M-66</text:p>
          </table:table-cell>
          <table:table-cell office:value-type="string" calcext:value-type="string">
            <text:p>', </text:p>
          </table:table-cell>
          <table:table-cell table:formula="of:=[.AI69]" office:value-type="float" office:value="1095" calcext:value-type="float">
            <text:p>1095</text:p>
          </table:table-cell>
          <table:table-cell office:value-type="string" calcext:value-type="string">
            <text:p>, </text:p>
          </table:table-cell>
          <table:table-cell table:formula="of:=[.AJ69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69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69];[.F69];[.G69];[.H69];[.I69];[.J69];[.K69];[.L69];[.M69];[.N69];[.O69];[.P69];[.Q69];[.R69];[.S69])" office:value-type="string" office:string-value="insert into BADANIA (ID_BADANIA, NAZWA_BADANIA, JM, KOD_BADANIA, LP_WEWN, LI_MIEJSC_PP, MATERIAL) values (1002, 'Przejrzystość moczu', '0', 'OSAD-M-66', 1095, 2, 'M');" calcext:value-type="string">
            <text:p>insert into BADANIA (ID_BADANIA, NAZWA_BADANIA, JM, KOD_BADANIA, LP_WEWN, LI_MIEJSC_PP, MATERIAL) values (1002, 'Przejrzystość moczu', '0', 'OSAD-M-66', 1095, 2, 'M');</text:p>
          </table:table-cell>
          <table:table-cell table:formula="of:=[.U68]+1" office:value-type="float" office:value="1002" calcext:value-type="float">
            <text:p>1002</text:p>
          </table:table-cell>
          <table:table-cell office:value-type="string" calcext:value-type="string">
            <text:p>^^^Cla</text:p>
          </table:table-cell>
          <table:table-cell office:value-type="string" calcext:value-type="string">
            <text:p>Przejrzystość moczu</text:p>
          </table:table-cell>
          <table:table-cell table:formula="of:=[.X68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9];[.C69])" office:value-type="string" office:string-value="OSAD-M-66" calcext:value-type="string">
            <text:p>OSAD-M-66</text:p>
          </table:table-cell>
          <table:table-cell table:number-columns-repeated="6"/>
          <table:table-cell office:value-type="float" office:value="1095" calcext:value-type="float">
            <text:p>1095</text:p>
          </table:table-cell>
          <table:table-cell table:formula="of:=[.AJ68]" office:value-type="float" office:value="2" calcext:value-type="float">
            <text:p>2</text:p>
          </table:table-cell>
          <table:table-cell table:formula="of:=[.AK68]" office:value-type="string" office:string-value="M" calcext:value-type="string">
            <text:p>M</text:p>
          </table:table-cell>
          <table:table-cell table:style-name="ce4" table:number-columns-repeated="16"/>
          <table:table-cell office:value-type="string" calcext:value-type="string">
            <text:p>T</text:p>
          </table:table-cell>
          <table:table-cell table:style-name="ce4" table:number-columns-repeated="38"/>
          <table:table-cell table:style-name="ce2" table:formula="of:=CONCATENATE([.CP69];[.CQ69];[.CR69];[.CS69])" office:value-type="string" office:string-value="update BADANIA set TEST_UKRYTY='T' where ID_BADANIA = 1002" calcext:value-type="string">
            <text:p>update BADANIA set TEST_UKRYTY='T' where ID_BADANIA = 1002</text:p>
          </table:table-cell>
          <table:table-cell office:value-type="string" calcext:value-type="string">
            <text:p>update BADANIA set TEST_UKRYTY='</text:p>
          </table:table-cell>
          <table:table-cell table:formula="of:=[.BB6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9]" office:value-type="float" office:value="1002" calcext:value-type="float">
            <text:p>1002</text:p>
          </table:table-cell>
          <table:table-cell table:style-name="ce2" table:formula="of:=CONCATENATE([.CU69];[.CW69];[.CX69])" office:value-type="string" office:string-value="update BADANIA set TYP_WYNIKU='N" calcext:value-type="string">
            <text:p>update BADANIA set TYP_WYNIKU='N</text:p>
          </table:table-cell>
          <table:table-cell office:value-type="string" calcext:value-type="string">
            <text:p>update BADANIA set TYP_WYNIKU='N</text:p>
          </table:table-cell>
          <table:table-cell/>
          <table:table-cell table:style-name="ce4" table:number-columns-repeated="2"/>
          <table:table-cell table:number-columns-repeated="922"/>
        </table:table-row>
        <table:table-row table:style-name="ro1" table:number-rows-repeated="2">
          <table:table-cell table:number-columns-repeated="36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4L|1|N</text:p>
          </table:table-cell>
          <table:table-cell table:number-columns-repeated="35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1H|\^&amp;|||LUP2^LUP2^1.0.11^1^UA301000462|||||||P|LIS2-A2|20190329112545</text:p>
          </table:table-cell>
          <table:table-cell table:number-columns-repeated="35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2P|1||||-</text:p>
          </table:table-cell>
          <table:table-cell table:number-columns-repeated="35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3O|1|083544009506|0^0^Service^SAMPLE|C|R||||||N|||20190328130052|||||||||||F</text:p>
          </table:table-cell>
          <table:table-cell table:number-columns-repeated="35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4R|1|^^^Bil|neg|mg/dl||N||F||autologin|||LUP2</text:p>
          </table:table-cell>
          <table:table-cell table:number-columns-repeated="19"/>
          <table:table-cell office:value-type="float" office:value="65" calcext:value-type="float">
            <text:p>65</text:p>
          </table:table-cell>
          <table:table-cell office:value-type="string" calcext:value-type="string">
            <text:p>^^^Bil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5R|2|^^^Ubg|norm|mg/dl||N||F||autologin|||LUP2</text:p>
          </table:table-cell>
          <table:table-cell table:number-columns-repeated="19"/>
          <table:table-cell office:value-type="float" office:value="70" calcext:value-type="float">
            <text:p>70</text:p>
          </table:table-cell>
          <table:table-cell office:value-type="string" calcext:value-type="string">
            <text:p>^^^Ubg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6R|3|^^^Ket|5|mg/dl||A||F||autologin|||LUP2</text:p>
          </table:table-cell>
          <table:table-cell table:number-columns-repeated="19"/>
          <table:table-cell office:value-type="float" office:value="66" calcext:value-type="float">
            <text:p>66</text:p>
          </table:table-cell>
          <table:table-cell office:value-type="string" calcext:value-type="string">
            <text:p>^^^Ket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0R|4|^^^Asc|neg|mg/dl||N||F||autologin|||LUP2</text:p>
          </table:table-cell>
          <table:table-cell table:number-columns-repeated="19"/>
          <table:table-cell office:value-type="float" office:value="936" calcext:value-type="float">
            <text:p>936</text:p>
          </table:table-cell>
          <table:table-cell office:value-type="string" calcext:value-type="string">
            <text:p>^^^Asc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1R|5|^^^Glu|norm|mg/dl||N||F||autologin|||LUP2</text:p>
          </table:table-cell>
          <table:table-cell table:number-columns-repeated="19"/>
          <table:table-cell office:value-type="float" office:value="64" calcext:value-type="float">
            <text:p>64</text:p>
          </table:table-cell>
          <table:table-cell office:value-type="string" calcext:value-type="string">
            <text:p>^^^Glu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2R|6|^^^Pro|30|mg/dl||A||F||autologin|||LUP2</text:p>
          </table:table-cell>
          <table:table-cell table:number-columns-repeated="19"/>
          <table:table-cell office:value-type="float" office:value="69" calcext:value-type="float">
            <text:p>69</text:p>
          </table:table-cell>
          <table:table-cell office:value-type="string" calcext:value-type="string">
            <text:p>^^^Pro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4R|7|^^^Ery|300|Ery/µl||A||F||autologin|||LUP2</text:p>
          </table:table-cell>
          <table:table-cell table:number-columns-repeated="19"/>
          <table:table-cell office:value-type="float" office:value="72" calcext:value-type="float">
            <text:p>72</text:p>
          </table:table-cell>
          <table:table-cell office:value-type="string" calcext:value-type="string">
            <text:p>^^^Ery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kom/u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6R|8|^^^pH|5.5|||N||F||autologin|||LUP2</text:p>
          </table:table-cell>
          <table:table-cell table:number-columns-repeated="19"/>
          <table:table-cell office:value-type="float" office:value="68" calcext:value-type="float">
            <text:p>68</text:p>
          </table:table-cell>
          <table:table-cell office:value-type="string" calcext:value-type="string">
            <text:p>^^^pH</text:p>
          </table:table-cell>
          <table:table-cell office:value-type="float" office:value="68" calcext:value-type="float">
            <text:p>68</text:p>
          </table:table-cell>
          <table:table-cell table:number-columns-repeated="13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7R|9|^^^Nit|neg|||N||F||autologin|||LUP2</text:p>
          </table:table-cell>
          <table:table-cell table:number-columns-repeated="19"/>
          <table:table-cell office:value-type="float" office:value="71" calcext:value-type="float">
            <text:p>71</text:p>
          </table:table-cell>
          <table:table-cell office:value-type="string" calcext:value-type="string">
            <text:p>^^^Nit</text:p>
          </table:table-cell>
          <table:table-cell office:value-type="float" office:value="71" calcext:value-type="float">
            <text:p>71</text:p>
          </table:table-cell>
          <table:table-cell table:number-columns-repeated="13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0R|10|^^^Leu|25|Leu/µl||A||F||autologin|||LUP2</text:p>
          </table:table-cell>
          <table:table-cell table:number-columns-repeated="19"/>
          <table:table-cell office:value-type="float" office:value="73" calcext:value-type="float">
            <text:p>73</text:p>
          </table:table-cell>
          <table:table-cell office:value-type="string" calcext:value-type="string">
            <text:p>^^^Leu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kom/u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2R|11|^^^SG|1.030|||N||F||autologin|||LUP2</text:p>
          </table:table-cell>
          <table:table-cell table:number-columns-repeated="19"/>
          <table:table-cell office:value-type="float" office:value="67" calcext:value-type="float">
            <text:p>67</text:p>
          </table:table-cell>
          <table:table-cell office:value-type="string" calcext:value-type="string">
            <text:p>^^^SG</text:p>
          </table:table-cell>
          <table:table-cell office:value-type="float" office:value="67" calcext:value-type="float">
            <text:p>67</text:p>
          </table:table-cell>
          <table:table-cell table:number-columns-repeated="13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3R|12|^^^Col|wodojasny|||N||F||autologin|||LUP2</text:p>
          </table:table-cell>
          <table:table-cell table:number-columns-repeated="19"/>
          <table:table-cell office:value-type="float" office:value="63" calcext:value-type="float">
            <text:p>63</text:p>
          </table:table-cell>
          <table:table-cell office:value-type="string" calcext:value-type="string">
            <text:p>^^^Col</text:p>
          </table:table-cell>
          <table:table-cell office:value-type="float" office:value="63" calcext:value-type="float">
            <text:p>63</text:p>
          </table:table-cell>
          <table:table-cell table:number-columns-repeated="13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4R|13|^^^Cla|przejrzysty|||N||F||autologin|||LUP2</text:p>
          </table:table-cell>
          <table:table-cell table:number-columns-repeated="19"/>
          <table:table-cell office:value-type="float" office:value="391" calcext:value-type="float">
            <text:p>391</text:p>
          </table:table-cell>
          <table:table-cell office:value-type="string" calcext:value-type="string">
            <text:p>^^^Cla</text:p>
          </table:table-cell>
          <table:table-cell office:value-type="float" office:value="391" calcext:value-type="float">
            <text:p>391</text:p>
          </table:table-cell>
          <table:table-cell table:number-columns-repeated="13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5L|1|N</text:p>
          </table:table-cell>
          <table:table-cell table:number-columns-repeated="19"/>
          <table:table-cell table:style-name="Default"/>
          <table:table-cell table:number-columns-repeated="15"/>
          <table:table-cell table:style-name="ce4" table:number-columns-repeated="66"/>
          <table:table-cell table:number-columns-repeated="922"/>
        </table:table-row>
        <table:table-row table:style-name="ro1" table:number-rows-repeated="16">
          <table:table-cell table:number-columns-repeated="92"/>
          <table:table-cell table:style-name="ce4" table:number-columns-repeated="10"/>
          <table:table-cell table:number-columns-repeated="9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danie-profil" table:style-name="ta1">
        <table:table-column table:style-name="co16" table:default-cell-style-name="ce1"/>
        <table:table-column table:style-name="co16" table:number-columns-repeated="3" table:default-cell-style-name="Default"/>
        <table:table-column table:style-name="co16" table:default-cell-style-name="ce1"/>
        <table:table-column table:style-name="co16" table:number-columns-repeated="6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]" office:value-type="float" office:value="65" calcext:value-type="float">
            <text:p>65</text:p>
          </table:table-cell>
          <table:table-cell office:value-type="string" calcext:value-type="string">
            <text:p>, </text:p>
          </table:table-cell>
          <table:table-cell table:formula="of:=[.B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]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CONCATENATE([.D1];[.E1];[.F1];[.G1];[.H1];[.I1];[.J1])" office:value-type="string" office:string-value="insert into badanie_profil (ID_BADANIA, ID_PROFILU, LP_WYD) values (65, 210, 1)" calcext:value-type="string">
            <text:p>insert into badanie_profil (ID_BADANIA, ID_PROFILU, LP_WYD) values (65, 210, 1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table:formula="of:=[.C1]+1" office:value-type="float" office:value="2" calcext:value-type="float">
            <text:p>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]" office:value-type="float" office:value="70" calcext:value-type="float">
            <text:p>70</text:p>
          </table:table-cell>
          <table:table-cell office:value-type="string" calcext:value-type="string">
            <text:p>, </text:p>
          </table:table-cell>
          <table:table-cell table:formula="of:=[.B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]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CONCATENATE([.D2];[.E2];[.F2];[.G2];[.H2];[.I2];[.J2])" office:value-type="string" office:string-value="insert into badanie_profil (ID_BADANIA, ID_PROFILU, LP_WYD) values (70, 210, 2)" calcext:value-type="string">
            <text:p>insert into badanie_profil (ID_BADANIA, ID_PROFILU, LP_WYD) values (70, 210, 2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0" calcext:value-type="float">
            <text:p>210</text:p>
          </table:table-cell>
          <table:table-cell table:formula="of:=[.C2]+1" office:value-type="float" office:value="3" calcext:value-type="float">
            <text:p>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]" office:value-type="float" office:value="66" calcext:value-type="float">
            <text:p>66</text:p>
          </table:table-cell>
          <table:table-cell office:value-type="string" calcext:value-type="string">
            <text:p>, </text:p>
          </table:table-cell>
          <table:table-cell table:formula="of:=[.B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]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CONCATENATE([.D3];[.E3];[.F3];[.G3];[.H3];[.I3];[.J3])" office:value-type="string" office:string-value="insert into badanie_profil (ID_BADANIA, ID_PROFILU, LP_WYD) values (66, 210, 3)" calcext:value-type="string">
            <text:p>insert into badanie_profil (ID_BADANIA, ID_PROFILU, LP_WYD) values (66, 210, 3)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10" calcext:value-type="float">
            <text:p>210</text:p>
          </table:table-cell>
          <table:table-cell table:formula="of:=[.C3]+1" office:value-type="float" office:value="4" calcext:value-type="float">
            <text:p>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]" office:value-type="float" office:value="936" calcext:value-type="float">
            <text:p>936</text:p>
          </table:table-cell>
          <table:table-cell office:value-type="string" calcext:value-type="string">
            <text:p>, </text:p>
          </table:table-cell>
          <table:table-cell table:formula="of:=[.B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]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CONCATENATE([.D4];[.E4];[.F4];[.G4];[.H4];[.I4];[.J4])" office:value-type="string" office:string-value="insert into badanie_profil (ID_BADANIA, ID_PROFILU, LP_WYD) values (936, 210, 4)" calcext:value-type="string">
            <text:p>insert into badanie_profil (ID_BADANIA, ID_PROFILU, LP_WYD) values (936, 210, 4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0" calcext:value-type="float">
            <text:p>210</text:p>
          </table:table-cell>
          <table:table-cell table:formula="of:=[.C4]+1" office:value-type="float" office:value="5" calcext:value-type="float">
            <text:p>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]" office:value-type="float" office:value="64" calcext:value-type="float">
            <text:p>64</text:p>
          </table:table-cell>
          <table:table-cell office:value-type="string" calcext:value-type="string">
            <text:p>, </text:p>
          </table:table-cell>
          <table:table-cell table:formula="of:=[.B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]"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CONCATENATE([.D5];[.E5];[.F5];[.G5];[.H5];[.I5];[.J5])" office:value-type="string" office:string-value="insert into badanie_profil (ID_BADANIA, ID_PROFILU, LP_WYD) values (64, 210, 5)" calcext:value-type="string">
            <text:p>insert into badanie_profil (ID_BADANIA, ID_PROFILU, LP_WYD) values (64, 210, 5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" calcext:value-type="float">
            <text:p>210</text:p>
          </table:table-cell>
          <table:table-cell table:formula="of:=[.C5]+1" office:value-type="float" office:value="6" calcext:value-type="float">
            <text:p>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]" office:value-type="float" office:value="69" calcext:value-type="float">
            <text:p>69</text:p>
          </table:table-cell>
          <table:table-cell office:value-type="string" calcext:value-type="string">
            <text:p>, </text:p>
          </table:table-cell>
          <table:table-cell table:formula="of:=[.B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]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CONCATENATE([.D6];[.E6];[.F6];[.G6];[.H6];[.I6];[.J6])" office:value-type="string" office:string-value="insert into badanie_profil (ID_BADANIA, ID_PROFILU, LP_WYD) values (69, 210, 6)" calcext:value-type="string">
            <text:p>insert into badanie_profil (ID_BADANIA, ID_PROFILU, LP_WYD) values (69, 210, 6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table:formula="of:=[.C6]+1" office:value-type="float" office:value="7" calcext:value-type="float">
            <text:p>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]" office:value-type="float" office:value="72" calcext:value-type="float">
            <text:p>72</text:p>
          </table:table-cell>
          <table:table-cell office:value-type="string" calcext:value-type="string">
            <text:p>, </text:p>
          </table:table-cell>
          <table:table-cell table:formula="of:=[.B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]"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CONCATENATE([.D7];[.E7];[.F7];[.G7];[.H7];[.I7];[.J7])" office:value-type="string" office:string-value="insert into badanie_profil (ID_BADANIA, ID_PROFILU, LP_WYD) values (72, 210, 7)" calcext:value-type="string">
            <text:p>insert into badanie_profil (ID_BADANIA, ID_PROFILU, LP_WYD) values (72, 210, 7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0" calcext:value-type="float">
            <text:p>210</text:p>
          </table:table-cell>
          <table:table-cell table:formula="of:=[.C7]+1" office:value-type="float" office:value="8" calcext:value-type="float">
            <text:p>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]" office:value-type="float" office:value="68" calcext:value-type="float">
            <text:p>68</text:p>
          </table:table-cell>
          <table:table-cell office:value-type="string" calcext:value-type="string">
            <text:p>, </text:p>
          </table:table-cell>
          <table:table-cell table:formula="of:=[.B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]" office:value-type="float" office:value="8" calcext:value-type="float">
            <text:p>8</text:p>
          </table:table-cell>
          <table:table-cell office:value-type="string" calcext:value-type="string">
            <text:p>)</text:p>
          </table:table-cell>
          <table:table-cell table:formula="of:=CONCATENATE([.D8];[.E8];[.F8];[.G8];[.H8];[.I8];[.J8])" office:value-type="string" office:string-value="insert into badanie_profil (ID_BADANIA, ID_PROFILU, LP_WYD) values (68, 210, 8)" calcext:value-type="string">
            <text:p>insert into badanie_profil (ID_BADANIA, ID_PROFILU, LP_WYD) values (68, 210, 8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table:formula="of:=[.C8]+1" office:value-type="float" office:value="9" calcext:value-type="float">
            <text:p>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9]" office:value-type="float" office:value="71" calcext:value-type="float">
            <text:p>71</text:p>
          </table:table-cell>
          <table:table-cell office:value-type="string" calcext:value-type="string">
            <text:p>, </text:p>
          </table:table-cell>
          <table:table-cell table:formula="of:=[.B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9]"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CONCATENATE([.D9];[.E9];[.F9];[.G9];[.H9];[.I9];[.J9])" office:value-type="string" office:string-value="insert into badanie_profil (ID_BADANIA, ID_PROFILU, LP_WYD) values (71, 210, 9)" calcext:value-type="string">
            <text:p>insert into badanie_profil (ID_BADANIA, ID_PROFILU, LP_WYD) values (71, 210, 9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table:formula="of:=[.C9]+1" office:value-type="float" office:value="10" calcext:value-type="float">
            <text:p>1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0]" office:value-type="float" office:value="73" calcext:value-type="float">
            <text:p>73</text:p>
          </table:table-cell>
          <table:table-cell office:value-type="string" calcext:value-type="string">
            <text:p>, </text:p>
          </table:table-cell>
          <table:table-cell table:formula="of:=[.B1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0]"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CONCATENATE([.D10];[.E10];[.F10];[.G10];[.H10];[.I10];[.J10])" office:value-type="string" office:string-value="insert into badanie_profil (ID_BADANIA, ID_PROFILU, LP_WYD) values (73, 210, 10)" calcext:value-type="string">
            <text:p>insert into badanie_profil (ID_BADANIA, ID_PROFILU, LP_WYD) values (73, 210, 10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0" calcext:value-type="float">
            <text:p>210</text:p>
          </table:table-cell>
          <table:table-cell table:formula="of:=[.C10]+1" office:value-type="float" office:value="11" calcext:value-type="float">
            <text:p>1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1]" office:value-type="float" office:value="67" calcext:value-type="float">
            <text:p>67</text:p>
          </table:table-cell>
          <table:table-cell office:value-type="string" calcext:value-type="string">
            <text:p>, </text:p>
          </table:table-cell>
          <table:table-cell table:formula="of:=[.B1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1]"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CONCATENATE([.D11];[.E11];[.F11];[.G11];[.H11];[.I11];[.J11])" office:value-type="string" office:string-value="insert into badanie_profil (ID_BADANIA, ID_PROFILU, LP_WYD) values (67, 210, 11)" calcext:value-type="string">
            <text:p>insert into badanie_profil (ID_BADANIA, ID_PROFILU, LP_WYD) values (67, 210, 11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table:formula="of:=[.C11]+1" office:value-type="float" office:value="12" calcext:value-type="float">
            <text:p>1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2]" office:value-type="float" office:value="63" calcext:value-type="float">
            <text:p>63</text:p>
          </table:table-cell>
          <table:table-cell office:value-type="string" calcext:value-type="string">
            <text:p>, </text:p>
          </table:table-cell>
          <table:table-cell table:formula="of:=[.B1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2]" office:value-type="float" office:value="12" calcext:value-type="float">
            <text:p>12</text:p>
          </table:table-cell>
          <table:table-cell office:value-type="string" calcext:value-type="string">
            <text:p>)</text:p>
          </table:table-cell>
          <table:table-cell table:formula="of:=CONCATENATE([.D12];[.E12];[.F12];[.G12];[.H12];[.I12];[.J12])" office:value-type="string" office:string-value="insert into badanie_profil (ID_BADANIA, ID_PROFILU, LP_WYD) values (63, 210, 12)" calcext:value-type="string">
            <text:p>insert into badanie_profil (ID_BADANIA, ID_PROFILU, LP_WYD) values (63, 210, 12)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0" calcext:value-type="float">
            <text:p>210</text:p>
          </table:table-cell>
          <table:table-cell table:formula="of:=[.C12]+1" office:value-type="float" office:value="13" calcext:value-type="float">
            <text:p>1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3]" office:value-type="float" office:value="391" calcext:value-type="float">
            <text:p>391</text:p>
          </table:table-cell>
          <table:table-cell office:value-type="string" calcext:value-type="string">
            <text:p>, </text:p>
          </table:table-cell>
          <table:table-cell table:formula="of:=[.B1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3]"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 table:formula="of:=CONCATENATE([.D13];[.E13];[.F13];[.G13];[.H13];[.I13];[.J13])" office:value-type="string" office:string-value="insert into badanie_profil (ID_BADANIA, ID_PROFILU, LP_WYD) values (391, 210, 13)" calcext:value-type="string">
            <text:p>insert into badanie_profil (ID_BADANIA, ID_PROFILU, LP_WYD) values (391, 210, 13)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10" calcext:value-type="float">
            <text:p>210</text:p>
          </table:table-cell>
          <table:table-cell table:formula="of:=[.C13]+1" office:value-type="float" office:value="14" calcext:value-type="float">
            <text:p>1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4]" office:value-type="float" office:value="937" calcext:value-type="float">
            <text:p>937</text:p>
          </table:table-cell>
          <table:table-cell office:value-type="string" calcext:value-type="string">
            <text:p>, </text:p>
          </table:table-cell>
          <table:table-cell table:formula="of:=[.B1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4]"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 table:formula="of:=CONCATENATE([.D14];[.E14];[.F14];[.G14];[.H14];[.I14];[.J14])" office:value-type="string" office:string-value="insert into badanie_profil (ID_BADANIA, ID_PROFILU, LP_WYD) values (937, 210, 14)" calcext:value-type="string">
            <text:p>insert into badanie_profil (ID_BADANIA, ID_PROFILU, LP_WYD) values (937, 210, 14)</text:p>
          </table:table-cell>
        </table:table-row>
        <table:table-row table:style-name="ro1">
          <table:table-cell table:formula="of:=[.A14]+1" office:value-type="float" office:value="938" calcext:value-type="float">
            <text:p>938</text:p>
          </table:table-cell>
          <table:table-cell office:value-type="float" office:value="210" calcext:value-type="float">
            <text:p>210</text:p>
          </table:table-cell>
          <table:table-cell table:formula="of:=[.C14]+1" office:value-type="float" office:value="15" calcext:value-type="float">
            <text:p>1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5]" office:value-type="float" office:value="938" calcext:value-type="float">
            <text:p>938</text:p>
          </table:table-cell>
          <table:table-cell office:value-type="string" calcext:value-type="string">
            <text:p>, </text:p>
          </table:table-cell>
          <table:table-cell table:formula="of:=[.B1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5]" office:value-type="float" office:value="15" calcext:value-type="float">
            <text:p>15</text:p>
          </table:table-cell>
          <table:table-cell office:value-type="string" calcext:value-type="string">
            <text:p>)</text:p>
          </table:table-cell>
          <table:table-cell table:formula="of:=CONCATENATE([.D15];[.E15];[.F15];[.G15];[.H15];[.I15];[.J15])" office:value-type="string" office:string-value="insert into badanie_profil (ID_BADANIA, ID_PROFILU, LP_WYD) values (938, 210, 15)" calcext:value-type="string">
            <text:p>insert into badanie_profil (ID_BADANIA, ID_PROFILU, LP_WYD) values (938, 210, 15)</text:p>
          </table:table-cell>
        </table:table-row>
        <table:table-row table:style-name="ro1">
          <table:table-cell table:formula="of:=[.A15]+1" office:value-type="float" office:value="939" calcext:value-type="float">
            <text:p>939</text:p>
          </table:table-cell>
          <table:table-cell office:value-type="float" office:value="210" calcext:value-type="float">
            <text:p>210</text:p>
          </table:table-cell>
          <table:table-cell table:formula="of:=[.C15]+1" office:value-type="float" office:value="16" calcext:value-type="float">
            <text:p>1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6]" office:value-type="float" office:value="939" calcext:value-type="float">
            <text:p>939</text:p>
          </table:table-cell>
          <table:table-cell office:value-type="string" calcext:value-type="string">
            <text:p>, </text:p>
          </table:table-cell>
          <table:table-cell table:formula="of:=[.B1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6]" office:value-type="float" office:value="16" calcext:value-type="float">
            <text:p>16</text:p>
          </table:table-cell>
          <table:table-cell office:value-type="string" calcext:value-type="string">
            <text:p>)</text:p>
          </table:table-cell>
          <table:table-cell table:formula="of:=CONCATENATE([.D16];[.E16];[.F16];[.G16];[.H16];[.I16];[.J16])" office:value-type="string" office:string-value="insert into badanie_profil (ID_BADANIA, ID_PROFILU, LP_WYD) values (939, 210, 16)" calcext:value-type="string">
            <text:p>insert into badanie_profil (ID_BADANIA, ID_PROFILU, LP_WYD) values (939, 210, 16)</text:p>
          </table:table-cell>
        </table:table-row>
        <table:table-row table:style-name="ro1">
          <table:table-cell table:formula="of:=[.A16]+1" office:value-type="float" office:value="940" calcext:value-type="float">
            <text:p>940</text:p>
          </table:table-cell>
          <table:table-cell office:value-type="float" office:value="210" calcext:value-type="float">
            <text:p>210</text:p>
          </table:table-cell>
          <table:table-cell table:formula="of:=[.C16]+1" office:value-type="float" office:value="17" calcext:value-type="float">
            <text:p>1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7]" office:value-type="float" office:value="940" calcext:value-type="float">
            <text:p>940</text:p>
          </table:table-cell>
          <table:table-cell office:value-type="string" calcext:value-type="string">
            <text:p>, </text:p>
          </table:table-cell>
          <table:table-cell table:formula="of:=[.B1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7]"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 table:formula="of:=CONCATENATE([.D17];[.E17];[.F17];[.G17];[.H17];[.I17];[.J17])" office:value-type="string" office:string-value="insert into badanie_profil (ID_BADANIA, ID_PROFILU, LP_WYD) values (940, 210, 17)" calcext:value-type="string">
            <text:p>insert into badanie_profil (ID_BADANIA, ID_PROFILU, LP_WYD) values (940, 210, 17)</text:p>
          </table:table-cell>
        </table:table-row>
        <table:table-row table:style-name="ro1">
          <table:table-cell table:formula="of:=[.A17]+1" office:value-type="float" office:value="941" calcext:value-type="float">
            <text:p>941</text:p>
          </table:table-cell>
          <table:table-cell office:value-type="float" office:value="210" calcext:value-type="float">
            <text:p>210</text:p>
          </table:table-cell>
          <table:table-cell table:formula="of:=[.C17]+1" office:value-type="float" office:value="18" calcext:value-type="float">
            <text:p>1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8]" office:value-type="float" office:value="941" calcext:value-type="float">
            <text:p>941</text:p>
          </table:table-cell>
          <table:table-cell office:value-type="string" calcext:value-type="string">
            <text:p>, </text:p>
          </table:table-cell>
          <table:table-cell table:formula="of:=[.B1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8]" office:value-type="float" office:value="18" calcext:value-type="float">
            <text:p>18</text:p>
          </table:table-cell>
          <table:table-cell office:value-type="string" calcext:value-type="string">
            <text:p>)</text:p>
          </table:table-cell>
          <table:table-cell table:formula="of:=CONCATENATE([.D18];[.E18];[.F18];[.G18];[.H18];[.I18];[.J18])" office:value-type="string" office:string-value="insert into badanie_profil (ID_BADANIA, ID_PROFILU, LP_WYD) values (941, 210, 18)" calcext:value-type="string">
            <text:p>insert into badanie_profil (ID_BADANIA, ID_PROFILU, LP_WYD) values (941, 210, 18)</text:p>
          </table:table-cell>
        </table:table-row>
        <table:table-row table:style-name="ro1">
          <table:table-cell table:formula="of:=[.A18]+1" office:value-type="float" office:value="942" calcext:value-type="float">
            <text:p>942</text:p>
          </table:table-cell>
          <table:table-cell office:value-type="float" office:value="210" calcext:value-type="float">
            <text:p>210</text:p>
          </table:table-cell>
          <table:table-cell table:formula="of:=[.C18]+1" office:value-type="float" office:value="19" calcext:value-type="float">
            <text:p>1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19]" office:value-type="float" office:value="942" calcext:value-type="float">
            <text:p>942</text:p>
          </table:table-cell>
          <table:table-cell office:value-type="string" calcext:value-type="string">
            <text:p>, </text:p>
          </table:table-cell>
          <table:table-cell table:formula="of:=[.B1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19]"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  <table:table-cell table:formula="of:=CONCATENATE([.D19];[.E19];[.F19];[.G19];[.H19];[.I19];[.J19])" office:value-type="string" office:string-value="insert into badanie_profil (ID_BADANIA, ID_PROFILU, LP_WYD) values (942, 210, 19)" calcext:value-type="string">
            <text:p>insert into badanie_profil (ID_BADANIA, ID_PROFILU, LP_WYD) values (942, 210, 19)</text:p>
          </table:table-cell>
        </table:table-row>
        <table:table-row table:style-name="ro1">
          <table:table-cell table:formula="of:=[.A19]+1" office:value-type="float" office:value="943" calcext:value-type="float">
            <text:p>943</text:p>
          </table:table-cell>
          <table:table-cell office:value-type="float" office:value="210" calcext:value-type="float">
            <text:p>210</text:p>
          </table:table-cell>
          <table:table-cell table:formula="of:=[.C19]+1" office:value-type="float" office:value="20" calcext:value-type="float">
            <text:p>2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0]" office:value-type="float" office:value="943" calcext:value-type="float">
            <text:p>943</text:p>
          </table:table-cell>
          <table:table-cell office:value-type="string" calcext:value-type="string">
            <text:p>, </text:p>
          </table:table-cell>
          <table:table-cell table:formula="of:=[.B2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0]"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  <table:table-cell table:formula="of:=CONCATENATE([.D20];[.E20];[.F20];[.G20];[.H20];[.I20];[.J20])" office:value-type="string" office:string-value="insert into badanie_profil (ID_BADANIA, ID_PROFILU, LP_WYD) values (943, 210, 20)" calcext:value-type="string">
            <text:p>insert into badanie_profil (ID_BADANIA, ID_PROFILU, LP_WYD) values (943, 210, 20)</text:p>
          </table:table-cell>
        </table:table-row>
        <table:table-row table:style-name="ro1">
          <table:table-cell table:formula="of:=[.A20]+1" office:value-type="float" office:value="944" calcext:value-type="float">
            <text:p>944</text:p>
          </table:table-cell>
          <table:table-cell office:value-type="float" office:value="210" calcext:value-type="float">
            <text:p>210</text:p>
          </table:table-cell>
          <table:table-cell table:formula="of:=[.C20]+1" office:value-type="float" office:value="21" calcext:value-type="float">
            <text:p>2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1]" office:value-type="float" office:value="944" calcext:value-type="float">
            <text:p>944</text:p>
          </table:table-cell>
          <table:table-cell office:value-type="string" calcext:value-type="string">
            <text:p>, </text:p>
          </table:table-cell>
          <table:table-cell table:formula="of:=[.B2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1]" office:value-type="float" office:value="21" calcext:value-type="float">
            <text:p>21</text:p>
          </table:table-cell>
          <table:table-cell office:value-type="string" calcext:value-type="string">
            <text:p>)</text:p>
          </table:table-cell>
          <table:table-cell table:formula="of:=CONCATENATE([.D21];[.E21];[.F21];[.G21];[.H21];[.I21];[.J21])" office:value-type="string" office:string-value="insert into badanie_profil (ID_BADANIA, ID_PROFILU, LP_WYD) values (944, 210, 21)" calcext:value-type="string">
            <text:p>insert into badanie_profil (ID_BADANIA, ID_PROFILU, LP_WYD) values (944, 210, 21)</text:p>
          </table:table-cell>
        </table:table-row>
        <table:table-row table:style-name="ro1">
          <table:table-cell table:formula="of:=[.A21]+1" office:value-type="float" office:value="945" calcext:value-type="float">
            <text:p>945</text:p>
          </table:table-cell>
          <table:table-cell office:value-type="float" office:value="210" calcext:value-type="float">
            <text:p>210</text:p>
          </table:table-cell>
          <table:table-cell table:formula="of:=[.C21]+1" office:value-type="float" office:value="22" calcext:value-type="float">
            <text:p>2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2]" office:value-type="float" office:value="945" calcext:value-type="float">
            <text:p>945</text:p>
          </table:table-cell>
          <table:table-cell office:value-type="string" calcext:value-type="string">
            <text:p>, </text:p>
          </table:table-cell>
          <table:table-cell table:formula="of:=[.B2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2]" office:value-type="float" office:value="22" calcext:value-type="float">
            <text:p>22</text:p>
          </table:table-cell>
          <table:table-cell office:value-type="string" calcext:value-type="string">
            <text:p>)</text:p>
          </table:table-cell>
          <table:table-cell table:formula="of:=CONCATENATE([.D22];[.E22];[.F22];[.G22];[.H22];[.I22];[.J22])" office:value-type="string" office:string-value="insert into badanie_profil (ID_BADANIA, ID_PROFILU, LP_WYD) values (945, 210, 22)" calcext:value-type="string">
            <text:p>insert into badanie_profil (ID_BADANIA, ID_PROFILU, LP_WYD) values (945, 210, 22)</text:p>
          </table:table-cell>
        </table:table-row>
        <table:table-row table:style-name="ro1">
          <table:table-cell table:formula="of:=[.A22]+1"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table:formula="of:=[.C22]+1" office:value-type="float" office:value="23" calcext:value-type="float">
            <text:p>2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3]" office:value-type="float" office:value="946" calcext:value-type="float">
            <text:p>946</text:p>
          </table:table-cell>
          <table:table-cell office:value-type="string" calcext:value-type="string">
            <text:p>, </text:p>
          </table:table-cell>
          <table:table-cell table:formula="of:=[.B2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3]" office:value-type="float" office:value="23" calcext:value-type="float">
            <text:p>23</text:p>
          </table:table-cell>
          <table:table-cell office:value-type="string" calcext:value-type="string">
            <text:p>)</text:p>
          </table:table-cell>
          <table:table-cell table:formula="of:=CONCATENATE([.D23];[.E23];[.F23];[.G23];[.H23];[.I23];[.J23])" office:value-type="string" office:string-value="insert into badanie_profil (ID_BADANIA, ID_PROFILU, LP_WYD) values (946, 210, 23)" calcext:value-type="string">
            <text:p>insert into badanie_profil (ID_BADANIA, ID_PROFILU, LP_WYD) values (946, 210, 23)</text:p>
          </table:table-cell>
        </table:table-row>
        <table:table-row table:style-name="ro1">
          <table:table-cell table:formula="of:=[.A23]+1" office:value-type="float" office:value="947" calcext:value-type="float">
            <text:p>947</text:p>
          </table:table-cell>
          <table:table-cell office:value-type="float" office:value="210" calcext:value-type="float">
            <text:p>210</text:p>
          </table:table-cell>
          <table:table-cell table:formula="of:=[.C23]+1" office:value-type="float" office:value="24" calcext:value-type="float">
            <text:p>2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4]" office:value-type="float" office:value="947" calcext:value-type="float">
            <text:p>947</text:p>
          </table:table-cell>
          <table:table-cell office:value-type="string" calcext:value-type="string">
            <text:p>, </text:p>
          </table:table-cell>
          <table:table-cell table:formula="of:=[.B2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4]" office:value-type="float" office:value="24" calcext:value-type="float">
            <text:p>24</text:p>
          </table:table-cell>
          <table:table-cell office:value-type="string" calcext:value-type="string">
            <text:p>)</text:p>
          </table:table-cell>
          <table:table-cell table:formula="of:=CONCATENATE([.D24];[.E24];[.F24];[.G24];[.H24];[.I24];[.J24])" office:value-type="string" office:string-value="insert into badanie_profil (ID_BADANIA, ID_PROFILU, LP_WYD) values (947, 210, 24)" calcext:value-type="string">
            <text:p>insert into badanie_profil (ID_BADANIA, ID_PROFILU, LP_WYD) values (947, 210, 24)</text:p>
          </table:table-cell>
        </table:table-row>
        <table:table-row table:style-name="ro1">
          <table:table-cell table:formula="of:=[.A24]+1" office:value-type="float" office:value="948" calcext:value-type="float">
            <text:p>948</text:p>
          </table:table-cell>
          <table:table-cell office:value-type="float" office:value="210" calcext:value-type="float">
            <text:p>210</text:p>
          </table:table-cell>
          <table:table-cell table:formula="of:=[.C24]+1" office:value-type="float" office:value="25" calcext:value-type="float">
            <text:p>2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5]" office:value-type="float" office:value="948" calcext:value-type="float">
            <text:p>948</text:p>
          </table:table-cell>
          <table:table-cell office:value-type="string" calcext:value-type="string">
            <text:p>, </text:p>
          </table:table-cell>
          <table:table-cell table:formula="of:=[.B2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5]" office:value-type="float" office:value="25" calcext:value-type="float">
            <text:p>25</text:p>
          </table:table-cell>
          <table:table-cell office:value-type="string" calcext:value-type="string">
            <text:p>)</text:p>
          </table:table-cell>
          <table:table-cell table:formula="of:=CONCATENATE([.D25];[.E25];[.F25];[.G25];[.H25];[.I25];[.J25])" office:value-type="string" office:string-value="insert into badanie_profil (ID_BADANIA, ID_PROFILU, LP_WYD) values (948, 210, 25)" calcext:value-type="string">
            <text:p>insert into badanie_profil (ID_BADANIA, ID_PROFILU, LP_WYD) values (948, 210, 25)</text:p>
          </table:table-cell>
        </table:table-row>
        <table:table-row table:style-name="ro1">
          <table:table-cell table:formula="of:=[.A25]+1" office:value-type="float" office:value="949" calcext:value-type="float">
            <text:p>949</text:p>
          </table:table-cell>
          <table:table-cell office:value-type="float" office:value="210" calcext:value-type="float">
            <text:p>210</text:p>
          </table:table-cell>
          <table:table-cell table:formula="of:=[.C25]+1" office:value-type="float" office:value="26" calcext:value-type="float">
            <text:p>2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6]" office:value-type="float" office:value="949" calcext:value-type="float">
            <text:p>949</text:p>
          </table:table-cell>
          <table:table-cell office:value-type="string" calcext:value-type="string">
            <text:p>, </text:p>
          </table:table-cell>
          <table:table-cell table:formula="of:=[.B2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6]" office:value-type="float" office:value="26" calcext:value-type="float">
            <text:p>26</text:p>
          </table:table-cell>
          <table:table-cell office:value-type="string" calcext:value-type="string">
            <text:p>)</text:p>
          </table:table-cell>
          <table:table-cell table:formula="of:=CONCATENATE([.D26];[.E26];[.F26];[.G26];[.H26];[.I26];[.J26])" office:value-type="string" office:string-value="insert into badanie_profil (ID_BADANIA, ID_PROFILU, LP_WYD) values (949, 210, 26)" calcext:value-type="string">
            <text:p>insert into badanie_profil (ID_BADANIA, ID_PROFILU, LP_WYD) values (949, 210, 26)</text:p>
          </table:table-cell>
        </table:table-row>
        <table:table-row table:style-name="ro1">
          <table:table-cell table:formula="of:=[.A26]+1" office:value-type="float" office:value="950" calcext:value-type="float">
            <text:p>950</text:p>
          </table:table-cell>
          <table:table-cell office:value-type="float" office:value="210" calcext:value-type="float">
            <text:p>210</text:p>
          </table:table-cell>
          <table:table-cell table:formula="of:=[.C26]+1" office:value-type="float" office:value="27" calcext:value-type="float">
            <text:p>2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7]" office:value-type="float" office:value="950" calcext:value-type="float">
            <text:p>950</text:p>
          </table:table-cell>
          <table:table-cell office:value-type="string" calcext:value-type="string">
            <text:p>, </text:p>
          </table:table-cell>
          <table:table-cell table:formula="of:=[.B2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7]" office:value-type="float" office:value="27" calcext:value-type="float">
            <text:p>27</text:p>
          </table:table-cell>
          <table:table-cell office:value-type="string" calcext:value-type="string">
            <text:p>)</text:p>
          </table:table-cell>
          <table:table-cell table:formula="of:=CONCATENATE([.D27];[.E27];[.F27];[.G27];[.H27];[.I27];[.J27])" office:value-type="string" office:string-value="insert into badanie_profil (ID_BADANIA, ID_PROFILU, LP_WYD) values (950, 210, 27)" calcext:value-type="string">
            <text:p>insert into badanie_profil (ID_BADANIA, ID_PROFILU, LP_WYD) values (950, 210, 27)</text:p>
          </table:table-cell>
        </table:table-row>
        <table:table-row table:style-name="ro1">
          <table:table-cell table:formula="of:=[.A27]+1" office:value-type="float" office:value="951" calcext:value-type="float">
            <text:p>951</text:p>
          </table:table-cell>
          <table:table-cell office:value-type="float" office:value="210" calcext:value-type="float">
            <text:p>210</text:p>
          </table:table-cell>
          <table:table-cell table:formula="of:=[.C27]+1" office:value-type="float" office:value="28" calcext:value-type="float">
            <text:p>2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8]" office:value-type="float" office:value="951" calcext:value-type="float">
            <text:p>951</text:p>
          </table:table-cell>
          <table:table-cell office:value-type="string" calcext:value-type="string">
            <text:p>, </text:p>
          </table:table-cell>
          <table:table-cell table:formula="of:=[.B2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8]" office:value-type="float" office:value="28" calcext:value-type="float">
            <text:p>28</text:p>
          </table:table-cell>
          <table:table-cell office:value-type="string" calcext:value-type="string">
            <text:p>)</text:p>
          </table:table-cell>
          <table:table-cell table:formula="of:=CONCATENATE([.D28];[.E28];[.F28];[.G28];[.H28];[.I28];[.J28])" office:value-type="string" office:string-value="insert into badanie_profil (ID_BADANIA, ID_PROFILU, LP_WYD) values (951, 210, 28)" calcext:value-type="string">
            <text:p>insert into badanie_profil (ID_BADANIA, ID_PROFILU, LP_WYD) values (951, 210, 28)</text:p>
          </table:table-cell>
        </table:table-row>
        <table:table-row table:style-name="ro1">
          <table:table-cell table:formula="of:=[.A28]+1" office:value-type="float" office:value="952" calcext:value-type="float">
            <text:p>952</text:p>
          </table:table-cell>
          <table:table-cell office:value-type="float" office:value="210" calcext:value-type="float">
            <text:p>210</text:p>
          </table:table-cell>
          <table:table-cell table:formula="of:=[.C28]+1" office:value-type="float" office:value="29" calcext:value-type="float">
            <text:p>2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29]" office:value-type="float" office:value="952" calcext:value-type="float">
            <text:p>952</text:p>
          </table:table-cell>
          <table:table-cell office:value-type="string" calcext:value-type="string">
            <text:p>, </text:p>
          </table:table-cell>
          <table:table-cell table:formula="of:=[.B2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29]" office:value-type="float" office:value="29" calcext:value-type="float">
            <text:p>29</text:p>
          </table:table-cell>
          <table:table-cell office:value-type="string" calcext:value-type="string">
            <text:p>)</text:p>
          </table:table-cell>
          <table:table-cell table:formula="of:=CONCATENATE([.D29];[.E29];[.F29];[.G29];[.H29];[.I29];[.J29])" office:value-type="string" office:string-value="insert into badanie_profil (ID_BADANIA, ID_PROFILU, LP_WYD) values (952, 210, 29)" calcext:value-type="string">
            <text:p>insert into badanie_profil (ID_BADANIA, ID_PROFILU, LP_WYD) values (952, 210, 29)</text:p>
          </table:table-cell>
        </table:table-row>
        <table:table-row table:style-name="ro1">
          <table:table-cell table:formula="of:=[.A29]+1" office:value-type="float" office:value="953" calcext:value-type="float">
            <text:p>953</text:p>
          </table:table-cell>
          <table:table-cell office:value-type="float" office:value="210" calcext:value-type="float">
            <text:p>210</text:p>
          </table:table-cell>
          <table:table-cell table:formula="of:=[.C29]+1" office:value-type="float" office:value="30" calcext:value-type="float">
            <text:p>3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0]" office:value-type="float" office:value="953" calcext:value-type="float">
            <text:p>953</text:p>
          </table:table-cell>
          <table:table-cell office:value-type="string" calcext:value-type="string">
            <text:p>, </text:p>
          </table:table-cell>
          <table:table-cell table:formula="of:=[.B3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0]" office:value-type="float" office:value="30" calcext:value-type="float">
            <text:p>30</text:p>
          </table:table-cell>
          <table:table-cell office:value-type="string" calcext:value-type="string">
            <text:p>)</text:p>
          </table:table-cell>
          <table:table-cell table:formula="of:=CONCATENATE([.D30];[.E30];[.F30];[.G30];[.H30];[.I30];[.J30])" office:value-type="string" office:string-value="insert into badanie_profil (ID_BADANIA, ID_PROFILU, LP_WYD) values (953, 210, 30)" calcext:value-type="string">
            <text:p>insert into badanie_profil (ID_BADANIA, ID_PROFILU, LP_WYD) values (953, 210, 30)</text:p>
          </table:table-cell>
        </table:table-row>
        <table:table-row table:style-name="ro1">
          <table:table-cell table:formula="of:=[.A30]+1" office:value-type="float" office:value="954" calcext:value-type="float">
            <text:p>954</text:p>
          </table:table-cell>
          <table:table-cell office:value-type="float" office:value="210" calcext:value-type="float">
            <text:p>210</text:p>
          </table:table-cell>
          <table:table-cell table:formula="of:=[.C30]+1" office:value-type="float" office:value="31" calcext:value-type="float">
            <text:p>3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1]" office:value-type="float" office:value="954" calcext:value-type="float">
            <text:p>954</text:p>
          </table:table-cell>
          <table:table-cell office:value-type="string" calcext:value-type="string">
            <text:p>, </text:p>
          </table:table-cell>
          <table:table-cell table:formula="of:=[.B3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1]" office:value-type="float" office:value="31" calcext:value-type="float">
            <text:p>31</text:p>
          </table:table-cell>
          <table:table-cell office:value-type="string" calcext:value-type="string">
            <text:p>)</text:p>
          </table:table-cell>
          <table:table-cell table:formula="of:=CONCATENATE([.D31];[.E31];[.F31];[.G31];[.H31];[.I31];[.J31])" office:value-type="string" office:string-value="insert into badanie_profil (ID_BADANIA, ID_PROFILU, LP_WYD) values (954, 210, 31)" calcext:value-type="string">
            <text:p>insert into badanie_profil (ID_BADANIA, ID_PROFILU, LP_WYD) values (954, 210, 31)</text:p>
          </table:table-cell>
        </table:table-row>
        <table:table-row table:style-name="ro1">
          <table:table-cell table:formula="of:=[.A31]+1" office:value-type="float" office:value="955" calcext:value-type="float">
            <text:p>955</text:p>
          </table:table-cell>
          <table:table-cell office:value-type="float" office:value="210" calcext:value-type="float">
            <text:p>210</text:p>
          </table:table-cell>
          <table:table-cell table:formula="of:=[.C31]+1" office:value-type="float" office:value="32" calcext:value-type="float">
            <text:p>3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2]" office:value-type="float" office:value="955" calcext:value-type="float">
            <text:p>955</text:p>
          </table:table-cell>
          <table:table-cell office:value-type="string" calcext:value-type="string">
            <text:p>, </text:p>
          </table:table-cell>
          <table:table-cell table:formula="of:=[.B3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2]" office:value-type="float" office:value="32" calcext:value-type="float">
            <text:p>32</text:p>
          </table:table-cell>
          <table:table-cell office:value-type="string" calcext:value-type="string">
            <text:p>)</text:p>
          </table:table-cell>
          <table:table-cell table:formula="of:=CONCATENATE([.D32];[.E32];[.F32];[.G32];[.H32];[.I32];[.J32])" office:value-type="string" office:string-value="insert into badanie_profil (ID_BADANIA, ID_PROFILU, LP_WYD) values (955, 210, 32)" calcext:value-type="string">
            <text:p>insert into badanie_profil (ID_BADANIA, ID_PROFILU, LP_WYD) values (955, 210, 32)</text:p>
          </table:table-cell>
        </table:table-row>
        <table:table-row table:style-name="ro1">
          <table:table-cell table:formula="of:=[.A32]+1" office:value-type="float" office:value="956" calcext:value-type="float">
            <text:p>956</text:p>
          </table:table-cell>
          <table:table-cell office:value-type="float" office:value="210" calcext:value-type="float">
            <text:p>210</text:p>
          </table:table-cell>
          <table:table-cell table:formula="of:=[.C32]+1" office:value-type="float" office:value="33" calcext:value-type="float">
            <text:p>3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3]" office:value-type="float" office:value="956" calcext:value-type="float">
            <text:p>956</text:p>
          </table:table-cell>
          <table:table-cell office:value-type="string" calcext:value-type="string">
            <text:p>, </text:p>
          </table:table-cell>
          <table:table-cell table:formula="of:=[.B3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3]" office:value-type="float" office:value="33" calcext:value-type="float">
            <text:p>33</text:p>
          </table:table-cell>
          <table:table-cell office:value-type="string" calcext:value-type="string">
            <text:p>)</text:p>
          </table:table-cell>
          <table:table-cell table:formula="of:=CONCATENATE([.D33];[.E33];[.F33];[.G33];[.H33];[.I33];[.J33])" office:value-type="string" office:string-value="insert into badanie_profil (ID_BADANIA, ID_PROFILU, LP_WYD) values (956, 210, 33)" calcext:value-type="string">
            <text:p>insert into badanie_profil (ID_BADANIA, ID_PROFILU, LP_WYD) values (956, 210, 33)</text:p>
          </table:table-cell>
        </table:table-row>
        <table:table-row table:style-name="ro1">
          <table:table-cell table:formula="of:=[.A33]+1" office:value-type="float" office:value="957" calcext:value-type="float">
            <text:p>957</text:p>
          </table:table-cell>
          <table:table-cell office:value-type="float" office:value="210" calcext:value-type="float">
            <text:p>210</text:p>
          </table:table-cell>
          <table:table-cell table:formula="of:=[.C33]+1" office:value-type="float" office:value="34" calcext:value-type="float">
            <text:p>3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4]" office:value-type="float" office:value="957" calcext:value-type="float">
            <text:p>957</text:p>
          </table:table-cell>
          <table:table-cell office:value-type="string" calcext:value-type="string">
            <text:p>, </text:p>
          </table:table-cell>
          <table:table-cell table:formula="of:=[.B3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4]"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 table:formula="of:=CONCATENATE([.D34];[.E34];[.F34];[.G34];[.H34];[.I34];[.J34])" office:value-type="string" office:string-value="insert into badanie_profil (ID_BADANIA, ID_PROFILU, LP_WYD) values (957, 210, 34)" calcext:value-type="string">
            <text:p>insert into badanie_profil (ID_BADANIA, ID_PROFILU, LP_WYD) values (957, 210, 34)</text:p>
          </table:table-cell>
        </table:table-row>
        <table:table-row table:style-name="ro1">
          <table:table-cell table:formula="of:=[.A34]+1" office:value-type="float" office:value="958" calcext:value-type="float">
            <text:p>958</text:p>
          </table:table-cell>
          <table:table-cell office:value-type="float" office:value="210" calcext:value-type="float">
            <text:p>210</text:p>
          </table:table-cell>
          <table:table-cell table:formula="of:=[.C34]+1" office:value-type="float" office:value="35" calcext:value-type="float">
            <text:p>3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5]" office:value-type="float" office:value="958" calcext:value-type="float">
            <text:p>958</text:p>
          </table:table-cell>
          <table:table-cell office:value-type="string" calcext:value-type="string">
            <text:p>, </text:p>
          </table:table-cell>
          <table:table-cell table:formula="of:=[.B3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5]" office:value-type="float" office:value="35" calcext:value-type="float">
            <text:p>35</text:p>
          </table:table-cell>
          <table:table-cell office:value-type="string" calcext:value-type="string">
            <text:p>)</text:p>
          </table:table-cell>
          <table:table-cell table:formula="of:=CONCATENATE([.D35];[.E35];[.F35];[.G35];[.H35];[.I35];[.J35])" office:value-type="string" office:string-value="insert into badanie_profil (ID_BADANIA, ID_PROFILU, LP_WYD) values (958, 210, 35)" calcext:value-type="string">
            <text:p>insert into badanie_profil (ID_BADANIA, ID_PROFILU, LP_WYD) values (958, 210, 35)</text:p>
          </table:table-cell>
        </table:table-row>
        <table:table-row table:style-name="ro1">
          <table:table-cell table:formula="of:=[.A35]+1" office:value-type="float" office:value="959" calcext:value-type="float">
            <text:p>959</text:p>
          </table:table-cell>
          <table:table-cell office:value-type="float" office:value="210" calcext:value-type="float">
            <text:p>210</text:p>
          </table:table-cell>
          <table:table-cell table:formula="of:=[.C35]+1" office:value-type="float" office:value="36" calcext:value-type="float">
            <text:p>3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6]" office:value-type="float" office:value="959" calcext:value-type="float">
            <text:p>959</text:p>
          </table:table-cell>
          <table:table-cell office:value-type="string" calcext:value-type="string">
            <text:p>, </text:p>
          </table:table-cell>
          <table:table-cell table:formula="of:=[.B3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6]"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 table:formula="of:=CONCATENATE([.D36];[.E36];[.F36];[.G36];[.H36];[.I36];[.J36])" office:value-type="string" office:string-value="insert into badanie_profil (ID_BADANIA, ID_PROFILU, LP_WYD) values (959, 210, 36)" calcext:value-type="string">
            <text:p>insert into badanie_profil (ID_BADANIA, ID_PROFILU, LP_WYD) values (959, 210, 36)</text:p>
          </table:table-cell>
        </table:table-row>
        <table:table-row table:style-name="ro1">
          <table:table-cell table:formula="of:=[.A36]+1" office:value-type="float" office:value="960" calcext:value-type="float">
            <text:p>960</text:p>
          </table:table-cell>
          <table:table-cell office:value-type="float" office:value="210" calcext:value-type="float">
            <text:p>210</text:p>
          </table:table-cell>
          <table:table-cell table:formula="of:=[.C36]+1" office:value-type="float" office:value="37" calcext:value-type="float">
            <text:p>3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7]" office:value-type="float" office:value="960" calcext:value-type="float">
            <text:p>960</text:p>
          </table:table-cell>
          <table:table-cell office:value-type="string" calcext:value-type="string">
            <text:p>, </text:p>
          </table:table-cell>
          <table:table-cell table:formula="of:=[.B3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7]" office:value-type="float" office:value="37" calcext:value-type="float">
            <text:p>37</text:p>
          </table:table-cell>
          <table:table-cell office:value-type="string" calcext:value-type="string">
            <text:p>)</text:p>
          </table:table-cell>
          <table:table-cell table:formula="of:=CONCATENATE([.D37];[.E37];[.F37];[.G37];[.H37];[.I37];[.J37])" office:value-type="string" office:string-value="insert into badanie_profil (ID_BADANIA, ID_PROFILU, LP_WYD) values (960, 210, 37)" calcext:value-type="string">
            <text:p>insert into badanie_profil (ID_BADANIA, ID_PROFILU, LP_WYD) values (960, 210, 37)</text:p>
          </table:table-cell>
        </table:table-row>
        <table:table-row table:style-name="ro1">
          <table:table-cell table:formula="of:=[.A37]+1" office:value-type="float" office:value="961" calcext:value-type="float">
            <text:p>961</text:p>
          </table:table-cell>
          <table:table-cell office:value-type="float" office:value="210" calcext:value-type="float">
            <text:p>210</text:p>
          </table:table-cell>
          <table:table-cell table:formula="of:=[.C37]+1" office:value-type="float" office:value="38" calcext:value-type="float">
            <text:p>3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8]" office:value-type="float" office:value="961" calcext:value-type="float">
            <text:p>961</text:p>
          </table:table-cell>
          <table:table-cell office:value-type="string" calcext:value-type="string">
            <text:p>, </text:p>
          </table:table-cell>
          <table:table-cell table:formula="of:=[.B3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8]"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  <table:table-cell table:formula="of:=CONCATENATE([.D38];[.E38];[.F38];[.G38];[.H38];[.I38];[.J38])" office:value-type="string" office:string-value="insert into badanie_profil (ID_BADANIA, ID_PROFILU, LP_WYD) values (961, 210, 38)" calcext:value-type="string">
            <text:p>insert into badanie_profil (ID_BADANIA, ID_PROFILU, LP_WYD) values (961, 210, 38)</text:p>
          </table:table-cell>
        </table:table-row>
        <table:table-row table:style-name="ro1">
          <table:table-cell table:formula="of:=[.A38]+1" office:value-type="float" office:value="962" calcext:value-type="float">
            <text:p>962</text:p>
          </table:table-cell>
          <table:table-cell office:value-type="float" office:value="210" calcext:value-type="float">
            <text:p>210</text:p>
          </table:table-cell>
          <table:table-cell table:formula="of:=[.C38]+1" office:value-type="float" office:value="39" calcext:value-type="float">
            <text:p>3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39]" office:value-type="float" office:value="962" calcext:value-type="float">
            <text:p>962</text:p>
          </table:table-cell>
          <table:table-cell office:value-type="string" calcext:value-type="string">
            <text:p>, </text:p>
          </table:table-cell>
          <table:table-cell table:formula="of:=[.B3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39]" office:value-type="float" office:value="39" calcext:value-type="float">
            <text:p>39</text:p>
          </table:table-cell>
          <table:table-cell office:value-type="string" calcext:value-type="string">
            <text:p>)</text:p>
          </table:table-cell>
          <table:table-cell table:formula="of:=CONCATENATE([.D39];[.E39];[.F39];[.G39];[.H39];[.I39];[.J39])" office:value-type="string" office:string-value="insert into badanie_profil (ID_BADANIA, ID_PROFILU, LP_WYD) values (962, 210, 39)" calcext:value-type="string">
            <text:p>insert into badanie_profil (ID_BADANIA, ID_PROFILU, LP_WYD) values (962, 210, 39)</text:p>
          </table:table-cell>
        </table:table-row>
        <table:table-row table:style-name="ro1">
          <table:table-cell table:formula="of:=[.A39]+1" office:value-type="float" office:value="963" calcext:value-type="float">
            <text:p>963</text:p>
          </table:table-cell>
          <table:table-cell office:value-type="float" office:value="210" calcext:value-type="float">
            <text:p>210</text:p>
          </table:table-cell>
          <table:table-cell table:formula="of:=[.C39]+1" office:value-type="float" office:value="40" calcext:value-type="float">
            <text:p>4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0]" office:value-type="float" office:value="963" calcext:value-type="float">
            <text:p>963</text:p>
          </table:table-cell>
          <table:table-cell office:value-type="string" calcext:value-type="string">
            <text:p>, </text:p>
          </table:table-cell>
          <table:table-cell table:formula="of:=[.B4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0]" office:value-type="float" office:value="40" calcext:value-type="float">
            <text:p>40</text:p>
          </table:table-cell>
          <table:table-cell office:value-type="string" calcext:value-type="string">
            <text:p>)</text:p>
          </table:table-cell>
          <table:table-cell table:formula="of:=CONCATENATE([.D40];[.E40];[.F40];[.G40];[.H40];[.I40];[.J40])" office:value-type="string" office:string-value="insert into badanie_profil (ID_BADANIA, ID_PROFILU, LP_WYD) values (963, 210, 40)" calcext:value-type="string">
            <text:p>insert into badanie_profil (ID_BADANIA, ID_PROFILU, LP_WYD) values (963, 210, 40)</text:p>
          </table:table-cell>
        </table:table-row>
        <table:table-row table:style-name="ro1">
          <table:table-cell table:formula="of:=[.A40]+1" office:value-type="float" office:value="964" calcext:value-type="float">
            <text:p>964</text:p>
          </table:table-cell>
          <table:table-cell office:value-type="float" office:value="210" calcext:value-type="float">
            <text:p>210</text:p>
          </table:table-cell>
          <table:table-cell table:formula="of:=[.C40]+1" office:value-type="float" office:value="41" calcext:value-type="float">
            <text:p>4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1]" office:value-type="float" office:value="964" calcext:value-type="float">
            <text:p>964</text:p>
          </table:table-cell>
          <table:table-cell office:value-type="string" calcext:value-type="string">
            <text:p>, </text:p>
          </table:table-cell>
          <table:table-cell table:formula="of:=[.B4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1]" office:value-type="float" office:value="41" calcext:value-type="float">
            <text:p>41</text:p>
          </table:table-cell>
          <table:table-cell office:value-type="string" calcext:value-type="string">
            <text:p>)</text:p>
          </table:table-cell>
          <table:table-cell table:formula="of:=CONCATENATE([.D41];[.E41];[.F41];[.G41];[.H41];[.I41];[.J41])" office:value-type="string" office:string-value="insert into badanie_profil (ID_BADANIA, ID_PROFILU, LP_WYD) values (964, 210, 41)" calcext:value-type="string">
            <text:p>insert into badanie_profil (ID_BADANIA, ID_PROFILU, LP_WYD) values (964, 210, 41)</text:p>
          </table:table-cell>
        </table:table-row>
        <table:table-row table:style-name="ro1">
          <table:table-cell table:formula="of:=[.A41]+1" office:value-type="float" office:value="965" calcext:value-type="float">
            <text:p>965</text:p>
          </table:table-cell>
          <table:table-cell office:value-type="float" office:value="210" calcext:value-type="float">
            <text:p>210</text:p>
          </table:table-cell>
          <table:table-cell table:formula="of:=[.C41]+1" office:value-type="float" office:value="42" calcext:value-type="float">
            <text:p>4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2]" office:value-type="float" office:value="965" calcext:value-type="float">
            <text:p>965</text:p>
          </table:table-cell>
          <table:table-cell office:value-type="string" calcext:value-type="string">
            <text:p>, </text:p>
          </table:table-cell>
          <table:table-cell table:formula="of:=[.B4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2]" office:value-type="float" office:value="42" calcext:value-type="float">
            <text:p>42</text:p>
          </table:table-cell>
          <table:table-cell office:value-type="string" calcext:value-type="string">
            <text:p>)</text:p>
          </table:table-cell>
          <table:table-cell table:formula="of:=CONCATENATE([.D42];[.E42];[.F42];[.G42];[.H42];[.I42];[.J42])" office:value-type="string" office:string-value="insert into badanie_profil (ID_BADANIA, ID_PROFILU, LP_WYD) values (965, 210, 42)" calcext:value-type="string">
            <text:p>insert into badanie_profil (ID_BADANIA, ID_PROFILU, LP_WYD) values (965, 210, 42)</text:p>
          </table:table-cell>
        </table:table-row>
        <table:table-row table:style-name="ro1">
          <table:table-cell table:formula="of:=[.A42]+1" office:value-type="float" office:value="966" calcext:value-type="float">
            <text:p>966</text:p>
          </table:table-cell>
          <table:table-cell office:value-type="float" office:value="210" calcext:value-type="float">
            <text:p>210</text:p>
          </table:table-cell>
          <table:table-cell table:formula="of:=[.C42]+1" office:value-type="float" office:value="43" calcext:value-type="float">
            <text:p>4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3]" office:value-type="float" office:value="966" calcext:value-type="float">
            <text:p>966</text:p>
          </table:table-cell>
          <table:table-cell office:value-type="string" calcext:value-type="string">
            <text:p>, </text:p>
          </table:table-cell>
          <table:table-cell table:formula="of:=[.B4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3]" office:value-type="float" office:value="43" calcext:value-type="float">
            <text:p>43</text:p>
          </table:table-cell>
          <table:table-cell office:value-type="string" calcext:value-type="string">
            <text:p>)</text:p>
          </table:table-cell>
          <table:table-cell table:formula="of:=CONCATENATE([.D43];[.E43];[.F43];[.G43];[.H43];[.I43];[.J43])" office:value-type="string" office:string-value="insert into badanie_profil (ID_BADANIA, ID_PROFILU, LP_WYD) values (966, 210, 43)" calcext:value-type="string">
            <text:p>insert into badanie_profil (ID_BADANIA, ID_PROFILU, LP_WYD) values (966, 210, 43)</text:p>
          </table:table-cell>
        </table:table-row>
        <table:table-row table:style-name="ro1">
          <table:table-cell table:formula="of:=[.A43]+1" office:value-type="float" office:value="967" calcext:value-type="float">
            <text:p>967</text:p>
          </table:table-cell>
          <table:table-cell office:value-type="float" office:value="210" calcext:value-type="float">
            <text:p>210</text:p>
          </table:table-cell>
          <table:table-cell table:formula="of:=[.C43]+1" office:value-type="float" office:value="44" calcext:value-type="float">
            <text:p>4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4]" office:value-type="float" office:value="967" calcext:value-type="float">
            <text:p>967</text:p>
          </table:table-cell>
          <table:table-cell office:value-type="string" calcext:value-type="string">
            <text:p>, </text:p>
          </table:table-cell>
          <table:table-cell table:formula="of:=[.B4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4]" office:value-type="float" office:value="44" calcext:value-type="float">
            <text:p>44</text:p>
          </table:table-cell>
          <table:table-cell office:value-type="string" calcext:value-type="string">
            <text:p>)</text:p>
          </table:table-cell>
          <table:table-cell table:formula="of:=CONCATENATE([.D44];[.E44];[.F44];[.G44];[.H44];[.I44];[.J44])" office:value-type="string" office:string-value="insert into badanie_profil (ID_BADANIA, ID_PROFILU, LP_WYD) values (967, 210, 44)" calcext:value-type="string">
            <text:p>insert into badanie_profil (ID_BADANIA, ID_PROFILU, LP_WYD) values (967, 210, 44)</text:p>
          </table:table-cell>
        </table:table-row>
        <table:table-row table:style-name="ro1">
          <table:table-cell table:formula="of:=[.A44]+1" office:value-type="float" office:value="968" calcext:value-type="float">
            <text:p>968</text:p>
          </table:table-cell>
          <table:table-cell office:value-type="float" office:value="210" calcext:value-type="float">
            <text:p>210</text:p>
          </table:table-cell>
          <table:table-cell table:formula="of:=[.C44]+1" office:value-type="float" office:value="45" calcext:value-type="float">
            <text:p>4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5]" office:value-type="float" office:value="968" calcext:value-type="float">
            <text:p>968</text:p>
          </table:table-cell>
          <table:table-cell office:value-type="string" calcext:value-type="string">
            <text:p>, </text:p>
          </table:table-cell>
          <table:table-cell table:formula="of:=[.B4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5]" office:value-type="float" office:value="45" calcext:value-type="float">
            <text:p>45</text:p>
          </table:table-cell>
          <table:table-cell office:value-type="string" calcext:value-type="string">
            <text:p>)</text:p>
          </table:table-cell>
          <table:table-cell table:formula="of:=CONCATENATE([.D45];[.E45];[.F45];[.G45];[.H45];[.I45];[.J45])" office:value-type="string" office:string-value="insert into badanie_profil (ID_BADANIA, ID_PROFILU, LP_WYD) values (968, 210, 45)" calcext:value-type="string">
            <text:p>insert into badanie_profil (ID_BADANIA, ID_PROFILU, LP_WYD) values (968, 210, 45)</text:p>
          </table:table-cell>
        </table:table-row>
        <table:table-row table:style-name="ro1">
          <table:table-cell table:formula="of:=[.A45]+1" office:value-type="float" office:value="969" calcext:value-type="float">
            <text:p>969</text:p>
          </table:table-cell>
          <table:table-cell office:value-type="float" office:value="210" calcext:value-type="float">
            <text:p>210</text:p>
          </table:table-cell>
          <table:table-cell table:formula="of:=[.C45]+1" office:value-type="float" office:value="46" calcext:value-type="float">
            <text:p>4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6]" office:value-type="float" office:value="969" calcext:value-type="float">
            <text:p>969</text:p>
          </table:table-cell>
          <table:table-cell office:value-type="string" calcext:value-type="string">
            <text:p>, </text:p>
          </table:table-cell>
          <table:table-cell table:formula="of:=[.B4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6]" office:value-type="float" office:value="46" calcext:value-type="float">
            <text:p>46</text:p>
          </table:table-cell>
          <table:table-cell office:value-type="string" calcext:value-type="string">
            <text:p>)</text:p>
          </table:table-cell>
          <table:table-cell table:formula="of:=CONCATENATE([.D46];[.E46];[.F46];[.G46];[.H46];[.I46];[.J46])" office:value-type="string" office:string-value="insert into badanie_profil (ID_BADANIA, ID_PROFILU, LP_WYD) values (969, 210, 46)" calcext:value-type="string">
            <text:p>insert into badanie_profil (ID_BADANIA, ID_PROFILU, LP_WYD) values (969, 210, 46)</text:p>
          </table:table-cell>
        </table:table-row>
        <table:table-row table:style-name="ro1">
          <table:table-cell table:formula="of:=[.A46]+1" office:value-type="float" office:value="970" calcext:value-type="float">
            <text:p>970</text:p>
          </table:table-cell>
          <table:table-cell office:value-type="float" office:value="210" calcext:value-type="float">
            <text:p>210</text:p>
          </table:table-cell>
          <table:table-cell table:formula="of:=[.C46]+1" office:value-type="float" office:value="47" calcext:value-type="float">
            <text:p>4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7]" office:value-type="float" office:value="970" calcext:value-type="float">
            <text:p>970</text:p>
          </table:table-cell>
          <table:table-cell office:value-type="string" calcext:value-type="string">
            <text:p>, </text:p>
          </table:table-cell>
          <table:table-cell table:formula="of:=[.B4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7]" office:value-type="float" office:value="47" calcext:value-type="float">
            <text:p>47</text:p>
          </table:table-cell>
          <table:table-cell office:value-type="string" calcext:value-type="string">
            <text:p>)</text:p>
          </table:table-cell>
          <table:table-cell table:formula="of:=CONCATENATE([.D47];[.E47];[.F47];[.G47];[.H47];[.I47];[.J47])" office:value-type="string" office:string-value="insert into badanie_profil (ID_BADANIA, ID_PROFILU, LP_WYD) values (970, 210, 47)" calcext:value-type="string">
            <text:p>insert into badanie_profil (ID_BADANIA, ID_PROFILU, LP_WYD) values (970, 210, 47)</text:p>
          </table:table-cell>
        </table:table-row>
        <table:table-row table:style-name="ro1">
          <table:table-cell table:formula="of:=[.A47]+1" office:value-type="float" office:value="971" calcext:value-type="float">
            <text:p>971</text:p>
          </table:table-cell>
          <table:table-cell office:value-type="float" office:value="210" calcext:value-type="float">
            <text:p>210</text:p>
          </table:table-cell>
          <table:table-cell table:formula="of:=[.C47]+1" office:value-type="float" office:value="48" calcext:value-type="float">
            <text:p>4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8]" office:value-type="float" office:value="971" calcext:value-type="float">
            <text:p>971</text:p>
          </table:table-cell>
          <table:table-cell office:value-type="string" calcext:value-type="string">
            <text:p>, </text:p>
          </table:table-cell>
          <table:table-cell table:formula="of:=[.B4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8]" office:value-type="float" office:value="48" calcext:value-type="float">
            <text:p>48</text:p>
          </table:table-cell>
          <table:table-cell office:value-type="string" calcext:value-type="string">
            <text:p>)</text:p>
          </table:table-cell>
          <table:table-cell table:formula="of:=CONCATENATE([.D48];[.E48];[.F48];[.G48];[.H48];[.I48];[.J48])" office:value-type="string" office:string-value="insert into badanie_profil (ID_BADANIA, ID_PROFILU, LP_WYD) values (971, 210, 48)" calcext:value-type="string">
            <text:p>insert into badanie_profil (ID_BADANIA, ID_PROFILU, LP_WYD) values (971, 210, 48)</text:p>
          </table:table-cell>
        </table:table-row>
        <table:table-row table:style-name="ro1">
          <table:table-cell table:formula="of:=[.A48]+1" office:value-type="float" office:value="972" calcext:value-type="float">
            <text:p>972</text:p>
          </table:table-cell>
          <table:table-cell office:value-type="float" office:value="210" calcext:value-type="float">
            <text:p>210</text:p>
          </table:table-cell>
          <table:table-cell table:formula="of:=[.C48]+1" office:value-type="float" office:value="49" calcext:value-type="float">
            <text:p>4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49]" office:value-type="float" office:value="972" calcext:value-type="float">
            <text:p>972</text:p>
          </table:table-cell>
          <table:table-cell office:value-type="string" calcext:value-type="string">
            <text:p>, </text:p>
          </table:table-cell>
          <table:table-cell table:formula="of:=[.B4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49]" office:value-type="float" office:value="49" calcext:value-type="float">
            <text:p>49</text:p>
          </table:table-cell>
          <table:table-cell office:value-type="string" calcext:value-type="string">
            <text:p>)</text:p>
          </table:table-cell>
          <table:table-cell table:formula="of:=CONCATENATE([.D49];[.E49];[.F49];[.G49];[.H49];[.I49];[.J49])" office:value-type="string" office:string-value="insert into badanie_profil (ID_BADANIA, ID_PROFILU, LP_WYD) values (972, 210, 49)" calcext:value-type="string">
            <text:p>insert into badanie_profil (ID_BADANIA, ID_PROFILU, LP_WYD) values (972, 210, 49)</text:p>
          </table:table-cell>
        </table:table-row>
        <table:table-row table:style-name="ro1">
          <table:table-cell table:formula="of:=[.A49]+1" office:value-type="float" office:value="973" calcext:value-type="float">
            <text:p>973</text:p>
          </table:table-cell>
          <table:table-cell office:value-type="float" office:value="210" calcext:value-type="float">
            <text:p>210</text:p>
          </table:table-cell>
          <table:table-cell table:formula="of:=[.C49]+1" office:value-type="float" office:value="50" calcext:value-type="float">
            <text:p>5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0]" office:value-type="float" office:value="973" calcext:value-type="float">
            <text:p>973</text:p>
          </table:table-cell>
          <table:table-cell office:value-type="string" calcext:value-type="string">
            <text:p>, </text:p>
          </table:table-cell>
          <table:table-cell table:formula="of:=[.B5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0]" office:value-type="float" office:value="50" calcext:value-type="float">
            <text:p>50</text:p>
          </table:table-cell>
          <table:table-cell office:value-type="string" calcext:value-type="string">
            <text:p>)</text:p>
          </table:table-cell>
          <table:table-cell table:formula="of:=CONCATENATE([.D50];[.E50];[.F50];[.G50];[.H50];[.I50];[.J50])" office:value-type="string" office:string-value="insert into badanie_profil (ID_BADANIA, ID_PROFILU, LP_WYD) values (973, 210, 50)" calcext:value-type="string">
            <text:p>insert into badanie_profil (ID_BADANIA, ID_PROFILU, LP_WYD) values (973, 210, 50)</text:p>
          </table:table-cell>
        </table:table-row>
        <table:table-row table:style-name="ro1">
          <table:table-cell table:formula="of:=[.A50]+1" office:value-type="float" office:value="974" calcext:value-type="float">
            <text:p>974</text:p>
          </table:table-cell>
          <table:table-cell office:value-type="float" office:value="210" calcext:value-type="float">
            <text:p>210</text:p>
          </table:table-cell>
          <table:table-cell table:formula="of:=[.C50]+1" office:value-type="float" office:value="51" calcext:value-type="float">
            <text:p>5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1]" office:value-type="float" office:value="974" calcext:value-type="float">
            <text:p>974</text:p>
          </table:table-cell>
          <table:table-cell office:value-type="string" calcext:value-type="string">
            <text:p>, </text:p>
          </table:table-cell>
          <table:table-cell table:formula="of:=[.B5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1]" office:value-type="float" office:value="51" calcext:value-type="float">
            <text:p>51</text:p>
          </table:table-cell>
          <table:table-cell office:value-type="string" calcext:value-type="string">
            <text:p>)</text:p>
          </table:table-cell>
          <table:table-cell table:formula="of:=CONCATENATE([.D51];[.E51];[.F51];[.G51];[.H51];[.I51];[.J51])" office:value-type="string" office:string-value="insert into badanie_profil (ID_BADANIA, ID_PROFILU, LP_WYD) values (974, 210, 51)" calcext:value-type="string">
            <text:p>insert into badanie_profil (ID_BADANIA, ID_PROFILU, LP_WYD) values (974, 210, 51)</text:p>
          </table:table-cell>
        </table:table-row>
        <table:table-row table:style-name="ro1">
          <table:table-cell table:formula="of:=[.A51]+1" office:value-type="float" office:value="975" calcext:value-type="float">
            <text:p>975</text:p>
          </table:table-cell>
          <table:table-cell office:value-type="float" office:value="210" calcext:value-type="float">
            <text:p>210</text:p>
          </table:table-cell>
          <table:table-cell table:formula="of:=[.C51]+1" office:value-type="float" office:value="52" calcext:value-type="float">
            <text:p>5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2]" office:value-type="float" office:value="975" calcext:value-type="float">
            <text:p>975</text:p>
          </table:table-cell>
          <table:table-cell office:value-type="string" calcext:value-type="string">
            <text:p>, </text:p>
          </table:table-cell>
          <table:table-cell table:formula="of:=[.B5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2]" office:value-type="float" office:value="52" calcext:value-type="float">
            <text:p>52</text:p>
          </table:table-cell>
          <table:table-cell office:value-type="string" calcext:value-type="string">
            <text:p>)</text:p>
          </table:table-cell>
          <table:table-cell table:formula="of:=CONCATENATE([.D52];[.E52];[.F52];[.G52];[.H52];[.I52];[.J52])" office:value-type="string" office:string-value="insert into badanie_profil (ID_BADANIA, ID_PROFILU, LP_WYD) values (975, 210, 52)" calcext:value-type="string">
            <text:p>insert into badanie_profil (ID_BADANIA, ID_PROFILU, LP_WYD) values (975, 210, 52)</text:p>
          </table:table-cell>
        </table:table-row>
        <table:table-row table:style-name="ro1">
          <table:table-cell table:formula="of:=[.A52]+1" office:value-type="float" office:value="976" calcext:value-type="float">
            <text:p>976</text:p>
          </table:table-cell>
          <table:table-cell office:value-type="float" office:value="210" calcext:value-type="float">
            <text:p>210</text:p>
          </table:table-cell>
          <table:table-cell table:formula="of:=[.C52]+1" office:value-type="float" office:value="53" calcext:value-type="float">
            <text:p>5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3]" office:value-type="float" office:value="976" calcext:value-type="float">
            <text:p>976</text:p>
          </table:table-cell>
          <table:table-cell office:value-type="string" calcext:value-type="string">
            <text:p>, </text:p>
          </table:table-cell>
          <table:table-cell table:formula="of:=[.B5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3]" office:value-type="float" office:value="53" calcext:value-type="float">
            <text:p>53</text:p>
          </table:table-cell>
          <table:table-cell office:value-type="string" calcext:value-type="string">
            <text:p>)</text:p>
          </table:table-cell>
          <table:table-cell table:formula="of:=CONCATENATE([.D53];[.E53];[.F53];[.G53];[.H53];[.I53];[.J53])" office:value-type="string" office:string-value="insert into badanie_profil (ID_BADANIA, ID_PROFILU, LP_WYD) values (976, 210, 53)" calcext:value-type="string">
            <text:p>insert into badanie_profil (ID_BADANIA, ID_PROFILU, LP_WYD) values (976, 210, 53)</text:p>
          </table:table-cell>
        </table:table-row>
        <table:table-row table:style-name="ro1">
          <table:table-cell table:formula="of:=[.A53]+1" office:value-type="float" office:value="977" calcext:value-type="float">
            <text:p>977</text:p>
          </table:table-cell>
          <table:table-cell office:value-type="float" office:value="210" calcext:value-type="float">
            <text:p>210</text:p>
          </table:table-cell>
          <table:table-cell table:formula="of:=[.C53]+1" office:value-type="float" office:value="54" calcext:value-type="float">
            <text:p>5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4]" office:value-type="float" office:value="977" calcext:value-type="float">
            <text:p>977</text:p>
          </table:table-cell>
          <table:table-cell office:value-type="string" calcext:value-type="string">
            <text:p>, </text:p>
          </table:table-cell>
          <table:table-cell table:formula="of:=[.B5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4]" office:value-type="float" office:value="54" calcext:value-type="float">
            <text:p>54</text:p>
          </table:table-cell>
          <table:table-cell office:value-type="string" calcext:value-type="string">
            <text:p>)</text:p>
          </table:table-cell>
          <table:table-cell table:formula="of:=CONCATENATE([.D54];[.E54];[.F54];[.G54];[.H54];[.I54];[.J54])" office:value-type="string" office:string-value="insert into badanie_profil (ID_BADANIA, ID_PROFILU, LP_WYD) values (977, 210, 54)" calcext:value-type="string">
            <text:p>insert into badanie_profil (ID_BADANIA, ID_PROFILU, LP_WYD) values (977, 210, 54)</text:p>
          </table:table-cell>
        </table:table-row>
        <table:table-row table:style-name="ro1">
          <table:table-cell table:formula="of:=[.A54]+1" office:value-type="float" office:value="978" calcext:value-type="float">
            <text:p>978</text:p>
          </table:table-cell>
          <table:table-cell office:value-type="float" office:value="210" calcext:value-type="float">
            <text:p>210</text:p>
          </table:table-cell>
          <table:table-cell table:formula="of:=[.C54]+1" office:value-type="float" office:value="55" calcext:value-type="float">
            <text:p>5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5]" office:value-type="float" office:value="978" calcext:value-type="float">
            <text:p>978</text:p>
          </table:table-cell>
          <table:table-cell office:value-type="string" calcext:value-type="string">
            <text:p>, </text:p>
          </table:table-cell>
          <table:table-cell table:formula="of:=[.B5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5]" office:value-type="float" office:value="55" calcext:value-type="float">
            <text:p>55</text:p>
          </table:table-cell>
          <table:table-cell office:value-type="string" calcext:value-type="string">
            <text:p>)</text:p>
          </table:table-cell>
          <table:table-cell table:formula="of:=CONCATENATE([.D55];[.E55];[.F55];[.G55];[.H55];[.I55];[.J55])" office:value-type="string" office:string-value="insert into badanie_profil (ID_BADANIA, ID_PROFILU, LP_WYD) values (978, 210, 55)" calcext:value-type="string">
            <text:p>insert into badanie_profil (ID_BADANIA, ID_PROFILU, LP_WYD) values (978, 210, 55)</text:p>
          </table:table-cell>
        </table:table-row>
        <table:table-row table:style-name="ro1">
          <table:table-cell table:formula="of:=[.A55]+1" office:value-type="float" office:value="979" calcext:value-type="float">
            <text:p>979</text:p>
          </table:table-cell>
          <table:table-cell office:value-type="float" office:value="210" calcext:value-type="float">
            <text:p>210</text:p>
          </table:table-cell>
          <table:table-cell table:formula="of:=[.C55]+1" office:value-type="float" office:value="56" calcext:value-type="float">
            <text:p>5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6]" office:value-type="float" office:value="979" calcext:value-type="float">
            <text:p>979</text:p>
          </table:table-cell>
          <table:table-cell office:value-type="string" calcext:value-type="string">
            <text:p>, </text:p>
          </table:table-cell>
          <table:table-cell table:formula="of:=[.B5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6]" office:value-type="float" office:value="56" calcext:value-type="float">
            <text:p>56</text:p>
          </table:table-cell>
          <table:table-cell office:value-type="string" calcext:value-type="string">
            <text:p>)</text:p>
          </table:table-cell>
          <table:table-cell table:formula="of:=CONCATENATE([.D56];[.E56];[.F56];[.G56];[.H56];[.I56];[.J56])" office:value-type="string" office:string-value="insert into badanie_profil (ID_BADANIA, ID_PROFILU, LP_WYD) values (979, 210, 56)" calcext:value-type="string">
            <text:p>insert into badanie_profil (ID_BADANIA, ID_PROFILU, LP_WYD) values (979, 210, 56)</text:p>
          </table:table-cell>
        </table:table-row>
        <table:table-row table:style-name="ro1">
          <table:table-cell table:formula="of:=[.A56]+1" office:value-type="float" office:value="980" calcext:value-type="float">
            <text:p>980</text:p>
          </table:table-cell>
          <table:table-cell office:value-type="float" office:value="210" calcext:value-type="float">
            <text:p>210</text:p>
          </table:table-cell>
          <table:table-cell table:formula="of:=[.C56]+1" office:value-type="float" office:value="57" calcext:value-type="float">
            <text:p>5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7]" office:value-type="float" office:value="980" calcext:value-type="float">
            <text:p>980</text:p>
          </table:table-cell>
          <table:table-cell office:value-type="string" calcext:value-type="string">
            <text:p>, </text:p>
          </table:table-cell>
          <table:table-cell table:formula="of:=[.B5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7]" office:value-type="float" office:value="57" calcext:value-type="float">
            <text:p>57</text:p>
          </table:table-cell>
          <table:table-cell office:value-type="string" calcext:value-type="string">
            <text:p>)</text:p>
          </table:table-cell>
          <table:table-cell table:formula="of:=CONCATENATE([.D57];[.E57];[.F57];[.G57];[.H57];[.I57];[.J57])" office:value-type="string" office:string-value="insert into badanie_profil (ID_BADANIA, ID_PROFILU, LP_WYD) values (980, 210, 57)" calcext:value-type="string">
            <text:p>insert into badanie_profil (ID_BADANIA, ID_PROFILU, LP_WYD) values (980, 210, 57)</text:p>
          </table:table-cell>
        </table:table-row>
        <table:table-row table:style-name="ro1">
          <table:table-cell table:formula="of:=[.A57]+1" office:value-type="float" office:value="981" calcext:value-type="float">
            <text:p>981</text:p>
          </table:table-cell>
          <table:table-cell office:value-type="float" office:value="210" calcext:value-type="float">
            <text:p>210</text:p>
          </table:table-cell>
          <table:table-cell table:formula="of:=[.C57]+1" office:value-type="float" office:value="58" calcext:value-type="float">
            <text:p>5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8]" office:value-type="float" office:value="981" calcext:value-type="float">
            <text:p>981</text:p>
          </table:table-cell>
          <table:table-cell office:value-type="string" calcext:value-type="string">
            <text:p>, </text:p>
          </table:table-cell>
          <table:table-cell table:formula="of:=[.B5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8]" office:value-type="float" office:value="58" calcext:value-type="float">
            <text:p>58</text:p>
          </table:table-cell>
          <table:table-cell office:value-type="string" calcext:value-type="string">
            <text:p>)</text:p>
          </table:table-cell>
          <table:table-cell table:formula="of:=CONCATENATE([.D58];[.E58];[.F58];[.G58];[.H58];[.I58];[.J58])" office:value-type="string" office:string-value="insert into badanie_profil (ID_BADANIA, ID_PROFILU, LP_WYD) values (981, 210, 58)" calcext:value-type="string">
            <text:p>insert into badanie_profil (ID_BADANIA, ID_PROFILU, LP_WYD) values (981, 210, 58)</text:p>
          </table:table-cell>
        </table:table-row>
        <table:table-row table:style-name="ro1">
          <table:table-cell table:formula="of:=[.A58]+1" office:value-type="float" office:value="982" calcext:value-type="float">
            <text:p>982</text:p>
          </table:table-cell>
          <table:table-cell office:value-type="float" office:value="210" calcext:value-type="float">
            <text:p>210</text:p>
          </table:table-cell>
          <table:table-cell table:formula="of:=[.C58]+1" office:value-type="float" office:value="59" calcext:value-type="float">
            <text:p>5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59]" office:value-type="float" office:value="982" calcext:value-type="float">
            <text:p>982</text:p>
          </table:table-cell>
          <table:table-cell office:value-type="string" calcext:value-type="string">
            <text:p>, </text:p>
          </table:table-cell>
          <table:table-cell table:formula="of:=[.B5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59]" office:value-type="float" office:value="59" calcext:value-type="float">
            <text:p>59</text:p>
          </table:table-cell>
          <table:table-cell office:value-type="string" calcext:value-type="string">
            <text:p>)</text:p>
          </table:table-cell>
          <table:table-cell table:formula="of:=CONCATENATE([.D59];[.E59];[.F59];[.G59];[.H59];[.I59];[.J59])" office:value-type="string" office:string-value="insert into badanie_profil (ID_BADANIA, ID_PROFILU, LP_WYD) values (982, 210, 59)" calcext:value-type="string">
            <text:p>insert into badanie_profil (ID_BADANIA, ID_PROFILU, LP_WYD) values (982, 210, 59)</text:p>
          </table:table-cell>
        </table:table-row>
        <table:table-row table:style-name="ro1">
          <table:table-cell table:formula="of:=[.A59]+1" office:value-type="float" office:value="983" calcext:value-type="float">
            <text:p>983</text:p>
          </table:table-cell>
          <table:table-cell office:value-type="float" office:value="210" calcext:value-type="float">
            <text:p>210</text:p>
          </table:table-cell>
          <table:table-cell table:formula="of:=[.C59]+1" office:value-type="float" office:value="60" calcext:value-type="float">
            <text:p>6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0]" office:value-type="float" office:value="983" calcext:value-type="float">
            <text:p>983</text:p>
          </table:table-cell>
          <table:table-cell office:value-type="string" calcext:value-type="string">
            <text:p>, </text:p>
          </table:table-cell>
          <table:table-cell table:formula="of:=[.B6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0]" office:value-type="float" office:value="60" calcext:value-type="float">
            <text:p>60</text:p>
          </table:table-cell>
          <table:table-cell office:value-type="string" calcext:value-type="string">
            <text:p>)</text:p>
          </table:table-cell>
          <table:table-cell table:formula="of:=CONCATENATE([.D60];[.E60];[.F60];[.G60];[.H60];[.I60];[.J60])" office:value-type="string" office:string-value="insert into badanie_profil (ID_BADANIA, ID_PROFILU, LP_WYD) values (983, 210, 60)" calcext:value-type="string">
            <text:p>insert into badanie_profil (ID_BADANIA, ID_PROFILU, LP_WYD) values (983, 210, 60)</text:p>
          </table:table-cell>
        </table:table-row>
        <table:table-row table:style-name="ro1">
          <table:table-cell table:formula="of:=[.A60]+1" office:value-type="float" office:value="984" calcext:value-type="float">
            <text:p>984</text:p>
          </table:table-cell>
          <table:table-cell office:value-type="float" office:value="210" calcext:value-type="float">
            <text:p>210</text:p>
          </table:table-cell>
          <table:table-cell table:formula="of:=[.C60]+1" office:value-type="float" office:value="61" calcext:value-type="float">
            <text:p>6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1]" office:value-type="float" office:value="984" calcext:value-type="float">
            <text:p>984</text:p>
          </table:table-cell>
          <table:table-cell office:value-type="string" calcext:value-type="string">
            <text:p>, </text:p>
          </table:table-cell>
          <table:table-cell table:formula="of:=[.B6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1]" office:value-type="float" office:value="61" calcext:value-type="float">
            <text:p>61</text:p>
          </table:table-cell>
          <table:table-cell office:value-type="string" calcext:value-type="string">
            <text:p>)</text:p>
          </table:table-cell>
          <table:table-cell table:formula="of:=CONCATENATE([.D61];[.E61];[.F61];[.G61];[.H61];[.I61];[.J61])" office:value-type="string" office:string-value="insert into badanie_profil (ID_BADANIA, ID_PROFILU, LP_WYD) values (984, 210, 61)" calcext:value-type="string">
            <text:p>insert into badanie_profil (ID_BADANIA, ID_PROFILU, LP_WYD) values (984, 210, 61)</text:p>
          </table:table-cell>
        </table:table-row>
        <table:table-row table:style-name="ro1">
          <table:table-cell table:formula="of:=[.A61]+1" office:value-type="float" office:value="985" calcext:value-type="float">
            <text:p>985</text:p>
          </table:table-cell>
          <table:table-cell office:value-type="float" office:value="210" calcext:value-type="float">
            <text:p>210</text:p>
          </table:table-cell>
          <table:table-cell table:formula="of:=[.C61]+1" office:value-type="float" office:value="62" calcext:value-type="float">
            <text:p>6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2]" office:value-type="float" office:value="985" calcext:value-type="float">
            <text:p>985</text:p>
          </table:table-cell>
          <table:table-cell office:value-type="string" calcext:value-type="string">
            <text:p>, </text:p>
          </table:table-cell>
          <table:table-cell table:formula="of:=[.B6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2]" office:value-type="float" office:value="62" calcext:value-type="float">
            <text:p>62</text:p>
          </table:table-cell>
          <table:table-cell office:value-type="string" calcext:value-type="string">
            <text:p>)</text:p>
          </table:table-cell>
          <table:table-cell table:formula="of:=CONCATENATE([.D62];[.E62];[.F62];[.G62];[.H62];[.I62];[.J62])" office:value-type="string" office:string-value="insert into badanie_profil (ID_BADANIA, ID_PROFILU, LP_WYD) values (985, 210, 62)" calcext:value-type="string">
            <text:p>insert into badanie_profil (ID_BADANIA, ID_PROFILU, LP_WYD) values (985, 210, 62)</text:p>
          </table:table-cell>
        </table:table-row>
        <table:table-row table:style-name="ro1">
          <table:table-cell table:formula="of:=[.A62]+1" office:value-type="float" office:value="986" calcext:value-type="float">
            <text:p>986</text:p>
          </table:table-cell>
          <table:table-cell office:value-type="float" office:value="210" calcext:value-type="float">
            <text:p>210</text:p>
          </table:table-cell>
          <table:table-cell table:formula="of:=[.C62]+1" office:value-type="float" office:value="63" calcext:value-type="float">
            <text:p>6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3]" office:value-type="float" office:value="986" calcext:value-type="float">
            <text:p>986</text:p>
          </table:table-cell>
          <table:table-cell office:value-type="string" calcext:value-type="string">
            <text:p>, </text:p>
          </table:table-cell>
          <table:table-cell table:formula="of:=[.B6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3]" office:value-type="float" office:value="63" calcext:value-type="float">
            <text:p>63</text:p>
          </table:table-cell>
          <table:table-cell office:value-type="string" calcext:value-type="string">
            <text:p>)</text:p>
          </table:table-cell>
          <table:table-cell table:formula="of:=CONCATENATE([.D63];[.E63];[.F63];[.G63];[.H63];[.I63];[.J63])" office:value-type="string" office:string-value="insert into badanie_profil (ID_BADANIA, ID_PROFILU, LP_WYD) values (986, 210, 63)" calcext:value-type="string">
            <text:p>insert into badanie_profil (ID_BADANIA, ID_PROFILU, LP_WYD) values (986, 210, 63)</text:p>
          </table:table-cell>
        </table:table-row>
        <table:table-row table:style-name="ro1">
          <table:table-cell table:formula="of:=[.A63]+1" office:value-type="float" office:value="987" calcext:value-type="float">
            <text:p>987</text:p>
          </table:table-cell>
          <table:table-cell office:value-type="float" office:value="210" calcext:value-type="float">
            <text:p>210</text:p>
          </table:table-cell>
          <table:table-cell table:formula="of:=[.C63]+1" office:value-type="float" office:value="64" calcext:value-type="float">
            <text:p>6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4]" office:value-type="float" office:value="987" calcext:value-type="float">
            <text:p>987</text:p>
          </table:table-cell>
          <table:table-cell office:value-type="string" calcext:value-type="string">
            <text:p>, </text:p>
          </table:table-cell>
          <table:table-cell table:formula="of:=[.B6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4]" office:value-type="float" office:value="64" calcext:value-type="float">
            <text:p>64</text:p>
          </table:table-cell>
          <table:table-cell office:value-type="string" calcext:value-type="string">
            <text:p>)</text:p>
          </table:table-cell>
          <table:table-cell table:formula="of:=CONCATENATE([.D64];[.E64];[.F64];[.G64];[.H64];[.I64];[.J64])" office:value-type="string" office:string-value="insert into badanie_profil (ID_BADANIA, ID_PROFILU, LP_WYD) values (987, 210, 64)" calcext:value-type="string">
            <text:p>insert into badanie_profil (ID_BADANIA, ID_PROFILU, LP_WYD) values (987, 210, 64)</text:p>
          </table:table-cell>
        </table:table-row>
        <table:table-row table:style-name="ro1">
          <table:table-cell table:formula="of:=[.A64]+1" office:value-type="float" office:value="988" calcext:value-type="float">
            <text:p>988</text:p>
          </table:table-cell>
          <table:table-cell office:value-type="float" office:value="210" calcext:value-type="float">
            <text:p>210</text:p>
          </table:table-cell>
          <table:table-cell table:formula="of:=[.C64]+1" office:value-type="float" office:value="65" calcext:value-type="float">
            <text:p>6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5]" office:value-type="float" office:value="988" calcext:value-type="float">
            <text:p>988</text:p>
          </table:table-cell>
          <table:table-cell office:value-type="string" calcext:value-type="string">
            <text:p>, </text:p>
          </table:table-cell>
          <table:table-cell table:formula="of:=[.B6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5]" office:value-type="float" office:value="65" calcext:value-type="float">
            <text:p>65</text:p>
          </table:table-cell>
          <table:table-cell office:value-type="string" calcext:value-type="string">
            <text:p>)</text:p>
          </table:table-cell>
          <table:table-cell table:formula="of:=CONCATENATE([.D65];[.E65];[.F65];[.G65];[.H65];[.I65];[.J65])" office:value-type="string" office:string-value="insert into badanie_profil (ID_BADANIA, ID_PROFILU, LP_WYD) values (988, 210, 65)" calcext:value-type="string">
            <text:p>insert into badanie_profil (ID_BADANIA, ID_PROFILU, LP_WYD) values (988, 210, 65)</text:p>
          </table:table-cell>
        </table:table-row>
        <table:table-row table:style-name="ro1">
          <table:table-cell table:formula="of:=[.A65]+1" office:value-type="float" office:value="989" calcext:value-type="float">
            <text:p>989</text:p>
          </table:table-cell>
          <table:table-cell office:value-type="float" office:value="210" calcext:value-type="float">
            <text:p>210</text:p>
          </table:table-cell>
          <table:table-cell table:formula="of:=[.C65]+1" office:value-type="float" office:value="66" calcext:value-type="float">
            <text:p>6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6]" office:value-type="float" office:value="989" calcext:value-type="float">
            <text:p>989</text:p>
          </table:table-cell>
          <table:table-cell office:value-type="string" calcext:value-type="string">
            <text:p>, </text:p>
          </table:table-cell>
          <table:table-cell table:formula="of:=[.B6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6]" office:value-type="float" office:value="66" calcext:value-type="float">
            <text:p>66</text:p>
          </table:table-cell>
          <table:table-cell office:value-type="string" calcext:value-type="string">
            <text:p>)</text:p>
          </table:table-cell>
          <table:table-cell table:formula="of:=CONCATENATE([.D66];[.E66];[.F66];[.G66];[.H66];[.I66];[.J66])" office:value-type="string" office:string-value="insert into badanie_profil (ID_BADANIA, ID_PROFILU, LP_WYD) values (989, 210, 66)" calcext:value-type="string">
            <text:p>insert into badanie_profil (ID_BADANIA, ID_PROFILU, LP_WYD) values (989, 210, 66)</text:p>
          </table:table-cell>
        </table:table-row>
        <table:table-row table:style-name="ro1">
          <table:table-cell table:formula="of:=[.A66]+1" office:value-type="float" office:value="990" calcext:value-type="float">
            <text:p>990</text:p>
          </table:table-cell>
          <table:table-cell office:value-type="float" office:value="210" calcext:value-type="float">
            <text:p>210</text:p>
          </table:table-cell>
          <table:table-cell table:formula="of:=[.C66]+1" office:value-type="float" office:value="67" calcext:value-type="float">
            <text:p>6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7]" office:value-type="float" office:value="990" calcext:value-type="float">
            <text:p>990</text:p>
          </table:table-cell>
          <table:table-cell office:value-type="string" calcext:value-type="string">
            <text:p>, </text:p>
          </table:table-cell>
          <table:table-cell table:formula="of:=[.B6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7]" office:value-type="float" office:value="67" calcext:value-type="float">
            <text:p>67</text:p>
          </table:table-cell>
          <table:table-cell office:value-type="string" calcext:value-type="string">
            <text:p>)</text:p>
          </table:table-cell>
          <table:table-cell table:formula="of:=CONCATENATE([.D67];[.E67];[.F67];[.G67];[.H67];[.I67];[.J67])" office:value-type="string" office:string-value="insert into badanie_profil (ID_BADANIA, ID_PROFILU, LP_WYD) values (990, 210, 67)" calcext:value-type="string">
            <text:p>insert into badanie_profil (ID_BADANIA, ID_PROFILU, LP_WYD) values (990, 210, 67)</text:p>
          </table:table-cell>
        </table:table-row>
        <table:table-row table:style-name="ro1">
          <table:table-cell table:formula="of:=[.A67]+1" office:value-type="float" office:value="991" calcext:value-type="float">
            <text:p>991</text:p>
          </table:table-cell>
          <table:table-cell office:value-type="float" office:value="210" calcext:value-type="float">
            <text:p>210</text:p>
          </table:table-cell>
          <table:table-cell table:formula="of:=[.C67]+1" office:value-type="float" office:value="68" calcext:value-type="float">
            <text:p>6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8]" office:value-type="float" office:value="991" calcext:value-type="float">
            <text:p>991</text:p>
          </table:table-cell>
          <table:table-cell office:value-type="string" calcext:value-type="string">
            <text:p>, </text:p>
          </table:table-cell>
          <table:table-cell table:formula="of:=[.B6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8]" office:value-type="float" office:value="68" calcext:value-type="float">
            <text:p>68</text:p>
          </table:table-cell>
          <table:table-cell office:value-type="string" calcext:value-type="string">
            <text:p>)</text:p>
          </table:table-cell>
          <table:table-cell table:formula="of:=CONCATENATE([.D68];[.E68];[.F68];[.G68];[.H68];[.I68];[.J68])" office:value-type="string" office:string-value="insert into badanie_profil (ID_BADANIA, ID_PROFILU, LP_WYD) values (991, 210, 68)" calcext:value-type="string">
            <text:p>insert into badanie_profil (ID_BADANIA, ID_PROFILU, LP_WYD) values (991, 210, 68)</text:p>
          </table:table-cell>
        </table:table-row>
        <table:table-row table:style-name="ro1">
          <table:table-cell table:formula="of:=[.A68]+1" office:value-type="float" office:value="992" calcext:value-type="float">
            <text:p>992</text:p>
          </table:table-cell>
          <table:table-cell office:value-type="float" office:value="210" calcext:value-type="float">
            <text:p>210</text:p>
          </table:table-cell>
          <table:table-cell table:formula="of:=[.C68]+1" office:value-type="float" office:value="69" calcext:value-type="float">
            <text:p>6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69]" office:value-type="float" office:value="992" calcext:value-type="float">
            <text:p>992</text:p>
          </table:table-cell>
          <table:table-cell office:value-type="string" calcext:value-type="string">
            <text:p>, </text:p>
          </table:table-cell>
          <table:table-cell table:formula="of:=[.B6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69]" office:value-type="float" office:value="69" calcext:value-type="float">
            <text:p>69</text:p>
          </table:table-cell>
          <table:table-cell office:value-type="string" calcext:value-type="string">
            <text:p>)</text:p>
          </table:table-cell>
          <table:table-cell table:formula="of:=CONCATENATE([.D69];[.E69];[.F69];[.G69];[.H69];[.I69];[.J69])" office:value-type="string" office:string-value="insert into badanie_profil (ID_BADANIA, ID_PROFILU, LP_WYD) values (992, 210, 69)" calcext:value-type="string">
            <text:p>insert into badanie_profil (ID_BADANIA, ID_PROFILU, LP_WYD) values (992, 210, 69)</text:p>
          </table:table-cell>
        </table:table-row>
        <table:table-row table:style-name="ro1">
          <table:table-cell table:formula="of:=[.A69]+1" office:value-type="float" office:value="993" calcext:value-type="float">
            <text:p>993</text:p>
          </table:table-cell>
          <table:table-cell office:value-type="float" office:value="210" calcext:value-type="float">
            <text:p>210</text:p>
          </table:table-cell>
          <table:table-cell table:formula="of:=[.C69]+1" office:value-type="float" office:value="70" calcext:value-type="float">
            <text:p>7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0]" office:value-type="float" office:value="993" calcext:value-type="float">
            <text:p>993</text:p>
          </table:table-cell>
          <table:table-cell office:value-type="string" calcext:value-type="string">
            <text:p>, </text:p>
          </table:table-cell>
          <table:table-cell table:formula="of:=[.B7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0]" office:value-type="float" office:value="70" calcext:value-type="float">
            <text:p>70</text:p>
          </table:table-cell>
          <table:table-cell office:value-type="string" calcext:value-type="string">
            <text:p>)</text:p>
          </table:table-cell>
          <table:table-cell table:formula="of:=CONCATENATE([.D70];[.E70];[.F70];[.G70];[.H70];[.I70];[.J70])" office:value-type="string" office:string-value="insert into badanie_profil (ID_BADANIA, ID_PROFILU, LP_WYD) values (993, 210, 70)" calcext:value-type="string">
            <text:p>insert into badanie_profil (ID_BADANIA, ID_PROFILU, LP_WYD) values (993, 210, 70)</text:p>
          </table:table-cell>
        </table:table-row>
        <table:table-row table:style-name="ro1">
          <table:table-cell table:formula="of:=[.A70]+1" office:value-type="float" office:value="994" calcext:value-type="float">
            <text:p>994</text:p>
          </table:table-cell>
          <table:table-cell office:value-type="float" office:value="210" calcext:value-type="float">
            <text:p>210</text:p>
          </table:table-cell>
          <table:table-cell table:formula="of:=[.C70]+1" office:value-type="float" office:value="71" calcext:value-type="float">
            <text:p>7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1]" office:value-type="float" office:value="994" calcext:value-type="float">
            <text:p>994</text:p>
          </table:table-cell>
          <table:table-cell office:value-type="string" calcext:value-type="string">
            <text:p>, </text:p>
          </table:table-cell>
          <table:table-cell table:formula="of:=[.B7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1]" office:value-type="float" office:value="71" calcext:value-type="float">
            <text:p>71</text:p>
          </table:table-cell>
          <table:table-cell office:value-type="string" calcext:value-type="string">
            <text:p>)</text:p>
          </table:table-cell>
          <table:table-cell table:formula="of:=CONCATENATE([.D71];[.E71];[.F71];[.G71];[.H71];[.I71];[.J71])" office:value-type="string" office:string-value="insert into badanie_profil (ID_BADANIA, ID_PROFILU, LP_WYD) values (994, 210, 71)" calcext:value-type="string">
            <text:p>insert into badanie_profil (ID_BADANIA, ID_PROFILU, LP_WYD) values (994, 210, 71)</text:p>
          </table:table-cell>
        </table:table-row>
        <table:table-row table:style-name="ro1">
          <table:table-cell table:formula="of:=[.A71]+1" office:value-type="float" office:value="995" calcext:value-type="float">
            <text:p>995</text:p>
          </table:table-cell>
          <table:table-cell office:value-type="float" office:value="210" calcext:value-type="float">
            <text:p>210</text:p>
          </table:table-cell>
          <table:table-cell table:formula="of:=[.C71]+1" office:value-type="float" office:value="72" calcext:value-type="float">
            <text:p>7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2]" office:value-type="float" office:value="995" calcext:value-type="float">
            <text:p>995</text:p>
          </table:table-cell>
          <table:table-cell office:value-type="string" calcext:value-type="string">
            <text:p>, </text:p>
          </table:table-cell>
          <table:table-cell table:formula="of:=[.B7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2]" office:value-type="float" office:value="72" calcext:value-type="float">
            <text:p>72</text:p>
          </table:table-cell>
          <table:table-cell office:value-type="string" calcext:value-type="string">
            <text:p>)</text:p>
          </table:table-cell>
          <table:table-cell table:formula="of:=CONCATENATE([.D72];[.E72];[.F72];[.G72];[.H72];[.I72];[.J72])" office:value-type="string" office:string-value="insert into badanie_profil (ID_BADANIA, ID_PROFILU, LP_WYD) values (995, 210, 72)" calcext:value-type="string">
            <text:p>insert into badanie_profil (ID_BADANIA, ID_PROFILU, LP_WYD) values (995, 210, 72)</text:p>
          </table:table-cell>
        </table:table-row>
        <table:table-row table:style-name="ro1">
          <table:table-cell table:formula="of:=[.A72]+1" office:value-type="float" office:value="996" calcext:value-type="float">
            <text:p>996</text:p>
          </table:table-cell>
          <table:table-cell office:value-type="float" office:value="210" calcext:value-type="float">
            <text:p>210</text:p>
          </table:table-cell>
          <table:table-cell table:formula="of:=[.C72]+1" office:value-type="float" office:value="73" calcext:value-type="float">
            <text:p>7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3]" office:value-type="float" office:value="996" calcext:value-type="float">
            <text:p>996</text:p>
          </table:table-cell>
          <table:table-cell office:value-type="string" calcext:value-type="string">
            <text:p>, </text:p>
          </table:table-cell>
          <table:table-cell table:formula="of:=[.B7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3]" office:value-type="float" office:value="73" calcext:value-type="float">
            <text:p>73</text:p>
          </table:table-cell>
          <table:table-cell office:value-type="string" calcext:value-type="string">
            <text:p>)</text:p>
          </table:table-cell>
          <table:table-cell table:formula="of:=CONCATENATE([.D73];[.E73];[.F73];[.G73];[.H73];[.I73];[.J73])" office:value-type="string" office:string-value="insert into badanie_profil (ID_BADANIA, ID_PROFILU, LP_WYD) values (996, 210, 73)" calcext:value-type="string">
            <text:p>insert into badanie_profil (ID_BADANIA, ID_PROFILU, LP_WYD) values (996, 210, 73)</text:p>
          </table:table-cell>
        </table:table-row>
        <table:table-row table:style-name="ro1">
          <table:table-cell table:formula="of:=[.A73]+1" office:value-type="float" office:value="997" calcext:value-type="float">
            <text:p>997</text:p>
          </table:table-cell>
          <table:table-cell office:value-type="float" office:value="210" calcext:value-type="float">
            <text:p>210</text:p>
          </table:table-cell>
          <table:table-cell table:formula="of:=[.C73]+1" office:value-type="float" office:value="74" calcext:value-type="float">
            <text:p>7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4]" office:value-type="float" office:value="997" calcext:value-type="float">
            <text:p>997</text:p>
          </table:table-cell>
          <table:table-cell office:value-type="string" calcext:value-type="string">
            <text:p>, </text:p>
          </table:table-cell>
          <table:table-cell table:formula="of:=[.B7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4]" office:value-type="float" office:value="74" calcext:value-type="float">
            <text:p>74</text:p>
          </table:table-cell>
          <table:table-cell office:value-type="string" calcext:value-type="string">
            <text:p>)</text:p>
          </table:table-cell>
          <table:table-cell table:formula="of:=CONCATENATE([.D74];[.E74];[.F74];[.G74];[.H74];[.I74];[.J74])" office:value-type="string" office:string-value="insert into badanie_profil (ID_BADANIA, ID_PROFILU, LP_WYD) values (997, 210, 74)" calcext:value-type="string">
            <text:p>insert into badanie_profil (ID_BADANIA, ID_PROFILU, LP_WYD) values (997, 210, 74)</text:p>
          </table:table-cell>
        </table:table-row>
        <table:table-row table:style-name="ro1">
          <table:table-cell table:formula="of:=[.A74]+1" office:value-type="float" office:value="998" calcext:value-type="float">
            <text:p>998</text:p>
          </table:table-cell>
          <table:table-cell office:value-type="float" office:value="210" calcext:value-type="float">
            <text:p>210</text:p>
          </table:table-cell>
          <table:table-cell table:formula="of:=[.C74]+1" office:value-type="float" office:value="75" calcext:value-type="float">
            <text:p>7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5]" office:value-type="float" office:value="998" calcext:value-type="float">
            <text:p>998</text:p>
          </table:table-cell>
          <table:table-cell office:value-type="string" calcext:value-type="string">
            <text:p>, </text:p>
          </table:table-cell>
          <table:table-cell table:formula="of:=[.B7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5]" office:value-type="float" office:value="75" calcext:value-type="float">
            <text:p>75</text:p>
          </table:table-cell>
          <table:table-cell office:value-type="string" calcext:value-type="string">
            <text:p>)</text:p>
          </table:table-cell>
          <table:table-cell table:formula="of:=CONCATENATE([.D75];[.E75];[.F75];[.G75];[.H75];[.I75];[.J75])" office:value-type="string" office:string-value="insert into badanie_profil (ID_BADANIA, ID_PROFILU, LP_WYD) values (998, 210, 75)" calcext:value-type="string">
            <text:p>insert into badanie_profil (ID_BADANIA, ID_PROFILU, LP_WYD) values (998, 210, 75)</text:p>
          </table:table-cell>
        </table:table-row>
        <table:table-row table:style-name="ro1">
          <table:table-cell table:formula="of:=[.A75]+1" office:value-type="float" office:value="999" calcext:value-type="float">
            <text:p>999</text:p>
          </table:table-cell>
          <table:table-cell office:value-type="float" office:value="210" calcext:value-type="float">
            <text:p>210</text:p>
          </table:table-cell>
          <table:table-cell table:formula="of:=[.C75]+1" office:value-type="float" office:value="76" calcext:value-type="float">
            <text:p>7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6]" office:value-type="float" office:value="999" calcext:value-type="float">
            <text:p>999</text:p>
          </table:table-cell>
          <table:table-cell office:value-type="string" calcext:value-type="string">
            <text:p>, </text:p>
          </table:table-cell>
          <table:table-cell table:formula="of:=[.B7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6]" office:value-type="float" office:value="76" calcext:value-type="float">
            <text:p>76</text:p>
          </table:table-cell>
          <table:table-cell office:value-type="string" calcext:value-type="string">
            <text:p>)</text:p>
          </table:table-cell>
          <table:table-cell table:formula="of:=CONCATENATE([.D76];[.E76];[.F76];[.G76];[.H76];[.I76];[.J76])" office:value-type="string" office:string-value="insert into badanie_profil (ID_BADANIA, ID_PROFILU, LP_WYD) values (999, 210, 76)" calcext:value-type="string">
            <text:p>insert into badanie_profil (ID_BADANIA, ID_PROFILU, LP_WYD) values (999, 210, 76)</text:p>
          </table:table-cell>
        </table:table-row>
        <table:table-row table:style-name="ro1">
          <table:table-cell table:formula="of:=[.A76]+1" office:value-type="float" office:value="1000" calcext:value-type="float">
            <text:p>1000</text:p>
          </table:table-cell>
          <table:table-cell office:value-type="float" office:value="210" calcext:value-type="float">
            <text:p>210</text:p>
          </table:table-cell>
          <table:table-cell table:formula="of:=[.C76]+1" office:value-type="float" office:value="77" calcext:value-type="float">
            <text:p>7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7]" office:value-type="float" office:value="1000" calcext:value-type="float">
            <text:p>1000</text:p>
          </table:table-cell>
          <table:table-cell office:value-type="string" calcext:value-type="string">
            <text:p>, </text:p>
          </table:table-cell>
          <table:table-cell table:formula="of:=[.B7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7]" office:value-type="float" office:value="77" calcext:value-type="float">
            <text:p>77</text:p>
          </table:table-cell>
          <table:table-cell office:value-type="string" calcext:value-type="string">
            <text:p>)</text:p>
          </table:table-cell>
          <table:table-cell table:formula="of:=CONCATENATE([.D77];[.E77];[.F77];[.G77];[.H77];[.I77];[.J77])" office:value-type="string" office:string-value="insert into badanie_profil (ID_BADANIA, ID_PROFILU, LP_WYD) values (1000, 210, 77)" calcext:value-type="string">
            <text:p>insert into badanie_profil (ID_BADANIA, ID_PROFILU, LP_WYD) values (1000, 210, 77)</text:p>
          </table:table-cell>
        </table:table-row>
        <table:table-row table:style-name="ro1">
          <table:table-cell table:formula="of:=[.A77]+1" office:value-type="float" office:value="1001" calcext:value-type="float">
            <text:p>1001</text:p>
          </table:table-cell>
          <table:table-cell office:value-type="float" office:value="210" calcext:value-type="float">
            <text:p>210</text:p>
          </table:table-cell>
          <table:table-cell table:formula="of:=[.C77]+1" office:value-type="float" office:value="78" calcext:value-type="float">
            <text:p>7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8]" office:value-type="float" office:value="1001" calcext:value-type="float">
            <text:p>1001</text:p>
          </table:table-cell>
          <table:table-cell office:value-type="string" calcext:value-type="string">
            <text:p>, </text:p>
          </table:table-cell>
          <table:table-cell table:formula="of:=[.B7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8]" office:value-type="float" office:value="78" calcext:value-type="float">
            <text:p>78</text:p>
          </table:table-cell>
          <table:table-cell office:value-type="string" calcext:value-type="string">
            <text:p>)</text:p>
          </table:table-cell>
          <table:table-cell table:formula="of:=CONCATENATE([.D78];[.E78];[.F78];[.G78];[.H78];[.I78];[.J78])" office:value-type="string" office:string-value="insert into badanie_profil (ID_BADANIA, ID_PROFILU, LP_WYD) values (1001, 210, 78)" calcext:value-type="string">
            <text:p>insert into badanie_profil (ID_BADANIA, ID_PROFILU, LP_WYD) values (1001, 210, 78)</text:p>
          </table:table-cell>
        </table:table-row>
        <table:table-row table:style-name="ro1">
          <table:table-cell table:formula="of:=[.A78]+1" office:value-type="float" office:value="1002" calcext:value-type="float">
            <text:p>1002</text:p>
          </table:table-cell>
          <table:table-cell office:value-type="float" office:value="210" calcext:value-type="float">
            <text:p>210</text:p>
          </table:table-cell>
          <table:table-cell table:formula="of:=[.C78]+1" office:value-type="float" office:value="79" calcext:value-type="float">
            <text:p>7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79]" office:value-type="float" office:value="1002" calcext:value-type="float">
            <text:p>1002</text:p>
          </table:table-cell>
          <table:table-cell office:value-type="string" calcext:value-type="string">
            <text:p>, </text:p>
          </table:table-cell>
          <table:table-cell table:formula="of:=[.B7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79]" office:value-type="float" office:value="79" calcext:value-type="float">
            <text:p>79</text:p>
          </table:table-cell>
          <table:table-cell office:value-type="string" calcext:value-type="string">
            <text:p>)</text:p>
          </table:table-cell>
          <table:table-cell table:formula="of:=CONCATENATE([.D79];[.E79];[.F79];[.G79];[.H79];[.I79];[.J79])" office:value-type="string" office:string-value="insert into badanie_profil (ID_BADANIA, ID_PROFILU, LP_WYD) values (1002, 210, 79)" calcext:value-type="string">
            <text:p>insert into badanie_profil (ID_BADANIA, ID_PROFILU, LP_WYD) values (1002, 210, 79)</text:p>
          </table:table-cell>
        </table:table-row>
        <table:table-row table:style-name="ro1">
          <table:table-cell table:formula="of:=[.A79]+1" office:value-type="float" office:value="1003" calcext:value-type="float">
            <text:p>1003</text:p>
          </table:table-cell>
          <table:table-cell office:value-type="float" office:value="210" calcext:value-type="float">
            <text:p>210</text:p>
          </table:table-cell>
          <table:table-cell table:formula="of:=[.C79]+1" office:value-type="float" office:value="80" calcext:value-type="float">
            <text:p>8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0]" office:value-type="float" office:value="1003" calcext:value-type="float">
            <text:p>1003</text:p>
          </table:table-cell>
          <table:table-cell office:value-type="string" calcext:value-type="string">
            <text:p>, </text:p>
          </table:table-cell>
          <table:table-cell table:formula="of:=[.B8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0]" office:value-type="float" office:value="80" calcext:value-type="float">
            <text:p>80</text:p>
          </table:table-cell>
          <table:table-cell office:value-type="string" calcext:value-type="string">
            <text:p>)</text:p>
          </table:table-cell>
          <table:table-cell table:formula="of:=CONCATENATE([.D80];[.E80];[.F80];[.G80];[.H80];[.I80];[.J80])" office:value-type="string" office:string-value="insert into badanie_profil (ID_BADANIA, ID_PROFILU, LP_WYD) values (1003, 210, 80)" calcext:value-type="string">
            <text:p>insert into badanie_profil (ID_BADANIA, ID_PROFILU, LP_WYD) values (1003, 210, 80)</text:p>
          </table:table-cell>
        </table:table-row>
        <table:table-row table:style-name="ro1">
          <table:table-cell table:formula="of:=[.A80]+1" office:value-type="float" office:value="1004" calcext:value-type="float">
            <text:p>1004</text:p>
          </table:table-cell>
          <table:table-cell office:value-type="float" office:value="210" calcext:value-type="float">
            <text:p>210</text:p>
          </table:table-cell>
          <table:table-cell table:formula="of:=[.C80]+1" office:value-type="float" office:value="81" calcext:value-type="float">
            <text:p>8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1]" office:value-type="float" office:value="1004" calcext:value-type="float">
            <text:p>1004</text:p>
          </table:table-cell>
          <table:table-cell office:value-type="string" calcext:value-type="string">
            <text:p>, </text:p>
          </table:table-cell>
          <table:table-cell table:formula="of:=[.B8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1]" office:value-type="float" office:value="81" calcext:value-type="float">
            <text:p>81</text:p>
          </table:table-cell>
          <table:table-cell office:value-type="string" calcext:value-type="string">
            <text:p>)</text:p>
          </table:table-cell>
          <table:table-cell table:formula="of:=CONCATENATE([.D81];[.E81];[.F81];[.G81];[.H81];[.I81];[.J81])" office:value-type="string" office:string-value="insert into badanie_profil (ID_BADANIA, ID_PROFILU, LP_WYD) values (1004, 210, 81)" calcext:value-type="string">
            <text:p>insert into badanie_profil (ID_BADANIA, ID_PROFILU, LP_WYD) values (1004, 210, 81)</text:p>
          </table:table-cell>
        </table:table-row>
        <table:table-row table:style-name="ro1">
          <table:table-cell table:formula="of:=[.A81]+1" office:value-type="float" office:value="1005" calcext:value-type="float">
            <text:p>1005</text:p>
          </table:table-cell>
          <table:table-cell office:value-type="float" office:value="210" calcext:value-type="float">
            <text:p>210</text:p>
          </table:table-cell>
          <table:table-cell table:formula="of:=[.C81]+1" office:value-type="float" office:value="82" calcext:value-type="float">
            <text:p>8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2]" office:value-type="float" office:value="1005" calcext:value-type="float">
            <text:p>1005</text:p>
          </table:table-cell>
          <table:table-cell office:value-type="string" calcext:value-type="string">
            <text:p>, </text:p>
          </table:table-cell>
          <table:table-cell table:formula="of:=[.B8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2]" office:value-type="float" office:value="82" calcext:value-type="float">
            <text:p>82</text:p>
          </table:table-cell>
          <table:table-cell office:value-type="string" calcext:value-type="string">
            <text:p>)</text:p>
          </table:table-cell>
          <table:table-cell table:formula="of:=CONCATENATE([.D82];[.E82];[.F82];[.G82];[.H82];[.I82];[.J82])" office:value-type="string" office:string-value="insert into badanie_profil (ID_BADANIA, ID_PROFILU, LP_WYD) values (1005, 210, 82)" calcext:value-type="string">
            <text:p>insert into badanie_profil (ID_BADANIA, ID_PROFILU, LP_WYD) values (1005, 210, 82)</text:p>
          </table:table-cell>
        </table:table-row>
        <table:table-row table:style-name="ro1">
          <table:table-cell table:formula="of:=[.A82]+1" office:value-type="float" office:value="1006" calcext:value-type="float">
            <text:p>1006</text:p>
          </table:table-cell>
          <table:table-cell office:value-type="float" office:value="210" calcext:value-type="float">
            <text:p>210</text:p>
          </table:table-cell>
          <table:table-cell table:formula="of:=[.C82]+1" office:value-type="float" office:value="83" calcext:value-type="float">
            <text:p>8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3]" office:value-type="float" office:value="1006" calcext:value-type="float">
            <text:p>1006</text:p>
          </table:table-cell>
          <table:table-cell office:value-type="string" calcext:value-type="string">
            <text:p>, </text:p>
          </table:table-cell>
          <table:table-cell table:formula="of:=[.B8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3]" office:value-type="float" office:value="83" calcext:value-type="float">
            <text:p>83</text:p>
          </table:table-cell>
          <table:table-cell office:value-type="string" calcext:value-type="string">
            <text:p>)</text:p>
          </table:table-cell>
          <table:table-cell table:formula="of:=CONCATENATE([.D83];[.E83];[.F83];[.G83];[.H83];[.I83];[.J83])" office:value-type="string" office:string-value="insert into badanie_profil (ID_BADANIA, ID_PROFILU, LP_WYD) values (1006, 210, 83)" calcext:value-type="string">
            <text:p>insert into badanie_profil (ID_BADANIA, ID_PROFILU, LP_WYD) values (1006, 210, 83)</text:p>
          </table:table-cell>
        </table:table-row>
        <table:table-row table:style-name="ro1">
          <table:table-cell table:formula="of:=[.A83]+1" office:value-type="float" office:value="1007" calcext:value-type="float">
            <text:p>1007</text:p>
          </table:table-cell>
          <table:table-cell office:value-type="float" office:value="210" calcext:value-type="float">
            <text:p>210</text:p>
          </table:table-cell>
          <table:table-cell table:formula="of:=[.C83]+1" office:value-type="float" office:value="84" calcext:value-type="float">
            <text:p>8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4]" office:value-type="float" office:value="1007" calcext:value-type="float">
            <text:p>1007</text:p>
          </table:table-cell>
          <table:table-cell office:value-type="string" calcext:value-type="string">
            <text:p>, </text:p>
          </table:table-cell>
          <table:table-cell table:formula="of:=[.B8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4]" office:value-type="float" office:value="84" calcext:value-type="float">
            <text:p>84</text:p>
          </table:table-cell>
          <table:table-cell office:value-type="string" calcext:value-type="string">
            <text:p>)</text:p>
          </table:table-cell>
          <table:table-cell table:formula="of:=CONCATENATE([.D84];[.E84];[.F84];[.G84];[.H84];[.I84];[.J84])" office:value-type="string" office:string-value="insert into badanie_profil (ID_BADANIA, ID_PROFILU, LP_WYD) values (1007, 210, 84)" calcext:value-type="string">
            <text:p>insert into badanie_profil (ID_BADANIA, ID_PROFILU, LP_WYD) values (1007, 210, 84)</text:p>
          </table:table-cell>
        </table:table-row>
        <table:table-row table:style-name="ro1">
          <table:table-cell table:formula="of:=[.A84]+1" office:value-type="float" office:value="1008" calcext:value-type="float">
            <text:p>1008</text:p>
          </table:table-cell>
          <table:table-cell office:value-type="float" office:value="210" calcext:value-type="float">
            <text:p>210</text:p>
          </table:table-cell>
          <table:table-cell table:formula="of:=[.C84]+1" office:value-type="float" office:value="85" calcext:value-type="float">
            <text:p>8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5]" office:value-type="float" office:value="1008" calcext:value-type="float">
            <text:p>1008</text:p>
          </table:table-cell>
          <table:table-cell office:value-type="string" calcext:value-type="string">
            <text:p>, </text:p>
          </table:table-cell>
          <table:table-cell table:formula="of:=[.B8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5]" office:value-type="float" office:value="85" calcext:value-type="float">
            <text:p>85</text:p>
          </table:table-cell>
          <table:table-cell office:value-type="string" calcext:value-type="string">
            <text:p>)</text:p>
          </table:table-cell>
          <table:table-cell table:formula="of:=CONCATENATE([.D85];[.E85];[.F85];[.G85];[.H85];[.I85];[.J85])" office:value-type="string" office:string-value="insert into badanie_profil (ID_BADANIA, ID_PROFILU, LP_WYD) values (1008, 210, 85)" calcext:value-type="string">
            <text:p>insert into badanie_profil (ID_BADANIA, ID_PROFILU, LP_WYD) values (1008, 210, 85)</text:p>
          </table:table-cell>
        </table:table-row>
        <table:table-row table:style-name="ro1">
          <table:table-cell table:formula="of:=[.A85]+1" office:value-type="float" office:value="1009" calcext:value-type="float">
            <text:p>1009</text:p>
          </table:table-cell>
          <table:table-cell office:value-type="float" office:value="210" calcext:value-type="float">
            <text:p>210</text:p>
          </table:table-cell>
          <table:table-cell table:formula="of:=[.C85]+1" office:value-type="float" office:value="86" calcext:value-type="float">
            <text:p>86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6]" office:value-type="float" office:value="1009" calcext:value-type="float">
            <text:p>1009</text:p>
          </table:table-cell>
          <table:table-cell office:value-type="string" calcext:value-type="string">
            <text:p>, </text:p>
          </table:table-cell>
          <table:table-cell table:formula="of:=[.B86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6]" office:value-type="float" office:value="86" calcext:value-type="float">
            <text:p>86</text:p>
          </table:table-cell>
          <table:table-cell office:value-type="string" calcext:value-type="string">
            <text:p>)</text:p>
          </table:table-cell>
          <table:table-cell table:formula="of:=CONCATENATE([.D86];[.E86];[.F86];[.G86];[.H86];[.I86];[.J86])" office:value-type="string" office:string-value="insert into badanie_profil (ID_BADANIA, ID_PROFILU, LP_WYD) values (1009, 210, 86)" calcext:value-type="string">
            <text:p>insert into badanie_profil (ID_BADANIA, ID_PROFILU, LP_WYD) values (1009, 210, 86)</text:p>
          </table:table-cell>
        </table:table-row>
        <table:table-row table:style-name="ro1">
          <table:table-cell table:formula="of:=[.A86]+1" office:value-type="float" office:value="1010" calcext:value-type="float">
            <text:p>1010</text:p>
          </table:table-cell>
          <table:table-cell office:value-type="float" office:value="210" calcext:value-type="float">
            <text:p>210</text:p>
          </table:table-cell>
          <table:table-cell table:formula="of:=[.C86]+1" office:value-type="float" office:value="87" calcext:value-type="float">
            <text:p>87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7]" office:value-type="float" office:value="1010" calcext:value-type="float">
            <text:p>1010</text:p>
          </table:table-cell>
          <table:table-cell office:value-type="string" calcext:value-type="string">
            <text:p>, </text:p>
          </table:table-cell>
          <table:table-cell table:formula="of:=[.B87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7]" office:value-type="float" office:value="87" calcext:value-type="float">
            <text:p>87</text:p>
          </table:table-cell>
          <table:table-cell office:value-type="string" calcext:value-type="string">
            <text:p>)</text:p>
          </table:table-cell>
          <table:table-cell table:formula="of:=CONCATENATE([.D87];[.E87];[.F87];[.G87];[.H87];[.I87];[.J87])" office:value-type="string" office:string-value="insert into badanie_profil (ID_BADANIA, ID_PROFILU, LP_WYD) values (1010, 210, 87)" calcext:value-type="string">
            <text:p>insert into badanie_profil (ID_BADANIA, ID_PROFILU, LP_WYD) values (1010, 210, 87)</text:p>
          </table:table-cell>
        </table:table-row>
        <table:table-row table:style-name="ro1">
          <table:table-cell table:formula="of:=[.A87]+1" office:value-type="float" office:value="1011" calcext:value-type="float">
            <text:p>1011</text:p>
          </table:table-cell>
          <table:table-cell office:value-type="float" office:value="210" calcext:value-type="float">
            <text:p>210</text:p>
          </table:table-cell>
          <table:table-cell table:formula="of:=[.C87]+1" office:value-type="float" office:value="88" calcext:value-type="float">
            <text:p>88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8]" office:value-type="float" office:value="1011" calcext:value-type="float">
            <text:p>1011</text:p>
          </table:table-cell>
          <table:table-cell office:value-type="string" calcext:value-type="string">
            <text:p>, </text:p>
          </table:table-cell>
          <table:table-cell table:formula="of:=[.B88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8]" office:value-type="float" office:value="88" calcext:value-type="float">
            <text:p>88</text:p>
          </table:table-cell>
          <table:table-cell office:value-type="string" calcext:value-type="string">
            <text:p>)</text:p>
          </table:table-cell>
          <table:table-cell table:formula="of:=CONCATENATE([.D88];[.E88];[.F88];[.G88];[.H88];[.I88];[.J88])" office:value-type="string" office:string-value="insert into badanie_profil (ID_BADANIA, ID_PROFILU, LP_WYD) values (1011, 210, 88)" calcext:value-type="string">
            <text:p>insert into badanie_profil (ID_BADANIA, ID_PROFILU, LP_WYD) values (1011, 210, 88)</text:p>
          </table:table-cell>
        </table:table-row>
        <table:table-row table:style-name="ro1">
          <table:table-cell table:formula="of:=[.A88]+1" office:value-type="float" office:value="1012" calcext:value-type="float">
            <text:p>1012</text:p>
          </table:table-cell>
          <table:table-cell office:value-type="float" office:value="210" calcext:value-type="float">
            <text:p>210</text:p>
          </table:table-cell>
          <table:table-cell table:formula="of:=[.C88]+1" office:value-type="float" office:value="89" calcext:value-type="float">
            <text:p>89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89]" office:value-type="float" office:value="1012" calcext:value-type="float">
            <text:p>1012</text:p>
          </table:table-cell>
          <table:table-cell office:value-type="string" calcext:value-type="string">
            <text:p>, </text:p>
          </table:table-cell>
          <table:table-cell table:formula="of:=[.B89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89]" office:value-type="float" office:value="89" calcext:value-type="float">
            <text:p>89</text:p>
          </table:table-cell>
          <table:table-cell office:value-type="string" calcext:value-type="string">
            <text:p>)</text:p>
          </table:table-cell>
          <table:table-cell table:formula="of:=CONCATENATE([.D89];[.E89];[.F89];[.G89];[.H89];[.I89];[.J89])" office:value-type="string" office:string-value="insert into badanie_profil (ID_BADANIA, ID_PROFILU, LP_WYD) values (1012, 210, 89)" calcext:value-type="string">
            <text:p>insert into badanie_profil (ID_BADANIA, ID_PROFILU, LP_WYD) values (1012, 210, 89)</text:p>
          </table:table-cell>
        </table:table-row>
        <table:table-row table:style-name="ro1">
          <table:table-cell table:formula="of:=[.A89]+1" office:value-type="float" office:value="1013" calcext:value-type="float">
            <text:p>1013</text:p>
          </table:table-cell>
          <table:table-cell office:value-type="float" office:value="210" calcext:value-type="float">
            <text:p>210</text:p>
          </table:table-cell>
          <table:table-cell table:formula="of:=[.C89]+1" office:value-type="float" office:value="90" calcext:value-type="float">
            <text:p>90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90]" office:value-type="float" office:value="1013" calcext:value-type="float">
            <text:p>1013</text:p>
          </table:table-cell>
          <table:table-cell office:value-type="string" calcext:value-type="string">
            <text:p>, </text:p>
          </table:table-cell>
          <table:table-cell table:formula="of:=[.B90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90]" office:value-type="float" office:value="90" calcext:value-type="float">
            <text:p>90</text:p>
          </table:table-cell>
          <table:table-cell office:value-type="string" calcext:value-type="string">
            <text:p>)</text:p>
          </table:table-cell>
          <table:table-cell table:formula="of:=CONCATENATE([.D90];[.E90];[.F90];[.G90];[.H90];[.I90];[.J90])" office:value-type="string" office:string-value="insert into badanie_profil (ID_BADANIA, ID_PROFILU, LP_WYD) values (1013, 210, 90)" calcext:value-type="string">
            <text:p>insert into badanie_profil (ID_BADANIA, ID_PROFILU, LP_WYD) values (1013, 210, 90)</text:p>
          </table:table-cell>
        </table:table-row>
        <table:table-row table:style-name="ro1">
          <table:table-cell table:formula="of:=[.A90]+1" office:value-type="float" office:value="1014" calcext:value-type="float">
            <text:p>1014</text:p>
          </table:table-cell>
          <table:table-cell office:value-type="float" office:value="210" calcext:value-type="float">
            <text:p>210</text:p>
          </table:table-cell>
          <table:table-cell table:formula="of:=[.C90]+1" office:value-type="float" office:value="91" calcext:value-type="float">
            <text:p>91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91]" office:value-type="float" office:value="1014" calcext:value-type="float">
            <text:p>1014</text:p>
          </table:table-cell>
          <table:table-cell office:value-type="string" calcext:value-type="string">
            <text:p>, </text:p>
          </table:table-cell>
          <table:table-cell table:formula="of:=[.B91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91]" office:value-type="float" office:value="91" calcext:value-type="float">
            <text:p>91</text:p>
          </table:table-cell>
          <table:table-cell office:value-type="string" calcext:value-type="string">
            <text:p>)</text:p>
          </table:table-cell>
          <table:table-cell table:formula="of:=CONCATENATE([.D91];[.E91];[.F91];[.G91];[.H91];[.I91];[.J91])" office:value-type="string" office:string-value="insert into badanie_profil (ID_BADANIA, ID_PROFILU, LP_WYD) values (1014, 210, 91)" calcext:value-type="string">
            <text:p>insert into badanie_profil (ID_BADANIA, ID_PROFILU, LP_WYD) values (1014, 210, 91)</text:p>
          </table:table-cell>
        </table:table-row>
        <table:table-row table:style-name="ro1">
          <table:table-cell table:formula="of:=[.A91]+1" office:value-type="float" office:value="1015" calcext:value-type="float">
            <text:p>1015</text:p>
          </table:table-cell>
          <table:table-cell office:value-type="float" office:value="210" calcext:value-type="float">
            <text:p>210</text:p>
          </table:table-cell>
          <table:table-cell table:formula="of:=[.C91]+1" office:value-type="float" office:value="92" calcext:value-type="float">
            <text:p>92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92]" office:value-type="float" office:value="1015" calcext:value-type="float">
            <text:p>1015</text:p>
          </table:table-cell>
          <table:table-cell office:value-type="string" calcext:value-type="string">
            <text:p>, </text:p>
          </table:table-cell>
          <table:table-cell table:formula="of:=[.B92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92]" office:value-type="float" office:value="92" calcext:value-type="float">
            <text:p>92</text:p>
          </table:table-cell>
          <table:table-cell office:value-type="string" calcext:value-type="string">
            <text:p>)</text:p>
          </table:table-cell>
          <table:table-cell table:formula="of:=CONCATENATE([.D92];[.E92];[.F92];[.G92];[.H92];[.I92];[.J92])" office:value-type="string" office:string-value="insert into badanie_profil (ID_BADANIA, ID_PROFILU, LP_WYD) values (1015, 210, 92)" calcext:value-type="string">
            <text:p>insert into badanie_profil (ID_BADANIA, ID_PROFILU, LP_WYD) values (1015, 210, 92)</text:p>
          </table:table-cell>
        </table:table-row>
        <table:table-row table:style-name="ro1">
          <table:table-cell table:formula="of:=[.A92]+1" office:value-type="float" office:value="1016" calcext:value-type="float">
            <text:p>1016</text:p>
          </table:table-cell>
          <table:table-cell office:value-type="float" office:value="210" calcext:value-type="float">
            <text:p>210</text:p>
          </table:table-cell>
          <table:table-cell table:formula="of:=[.C92]+1" office:value-type="float" office:value="93" calcext:value-type="float">
            <text:p>93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93]" office:value-type="float" office:value="1016" calcext:value-type="float">
            <text:p>1016</text:p>
          </table:table-cell>
          <table:table-cell office:value-type="string" calcext:value-type="string">
            <text:p>, </text:p>
          </table:table-cell>
          <table:table-cell table:formula="of:=[.B93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93]" office:value-type="float" office:value="93" calcext:value-type="float">
            <text:p>93</text:p>
          </table:table-cell>
          <table:table-cell office:value-type="string" calcext:value-type="string">
            <text:p>)</text:p>
          </table:table-cell>
          <table:table-cell table:formula="of:=CONCATENATE([.D93];[.E93];[.F93];[.G93];[.H93];[.I93];[.J93])" office:value-type="string" office:string-value="insert into badanie_profil (ID_BADANIA, ID_PROFILU, LP_WYD) values (1016, 210, 93)" calcext:value-type="string">
            <text:p>insert into badanie_profil (ID_BADANIA, ID_PROFILU, LP_WYD) values (1016, 210, 93)</text:p>
          </table:table-cell>
        </table:table-row>
        <table:table-row table:style-name="ro1">
          <table:table-cell table:formula="of:=[.A93]+1" office:value-type="float" office:value="1017" calcext:value-type="float">
            <text:p>1017</text:p>
          </table:table-cell>
          <table:table-cell office:value-type="float" office:value="210" calcext:value-type="float">
            <text:p>210</text:p>
          </table:table-cell>
          <table:table-cell table:formula="of:=[.C93]+1" office:value-type="float" office:value="94" calcext:value-type="float">
            <text:p>94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94]" office:value-type="float" office:value="1017" calcext:value-type="float">
            <text:p>1017</text:p>
          </table:table-cell>
          <table:table-cell office:value-type="string" calcext:value-type="string">
            <text:p>, </text:p>
          </table:table-cell>
          <table:table-cell table:formula="of:=[.B94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94]" office:value-type="float" office:value="94" calcext:value-type="float">
            <text:p>94</text:p>
          </table:table-cell>
          <table:table-cell office:value-type="string" calcext:value-type="string">
            <text:p>)</text:p>
          </table:table-cell>
          <table:table-cell table:formula="of:=CONCATENATE([.D94];[.E94];[.F94];[.G94];[.H94];[.I94];[.J94])" office:value-type="string" office:string-value="insert into badanie_profil (ID_BADANIA, ID_PROFILU, LP_WYD) values (1017, 210, 94)" calcext:value-type="string">
            <text:p>insert into badanie_profil (ID_BADANIA, ID_PROFILU, LP_WYD) values (1017, 210, 94)</text:p>
          </table:table-cell>
        </table:table-row>
        <table:table-row table:style-name="ro1">
          <table:table-cell table:formula="of:=[.A94]+1" office:value-type="float" office:value="1018" calcext:value-type="float">
            <text:p>1018</text:p>
          </table:table-cell>
          <table:table-cell office:value-type="float" office:value="210" calcext:value-type="float">
            <text:p>210</text:p>
          </table:table-cell>
          <table:table-cell table:formula="of:=[.C94]+1" office:value-type="float" office:value="95" calcext:value-type="float">
            <text:p>95</text:p>
          </table:table-cell>
          <table:table-cell office:value-type="string" calcext:value-type="string">
            <text:p>insert into badanie_profil (ID_BADANIA, ID_PROFILU, LP_WYD) values (</text:p>
          </table:table-cell>
          <table:table-cell table:formula="of:=[.A95]" office:value-type="float" office:value="1018" calcext:value-type="float">
            <text:p>1018</text:p>
          </table:table-cell>
          <table:table-cell office:value-type="string" calcext:value-type="string">
            <text:p>, </text:p>
          </table:table-cell>
          <table:table-cell table:formula="of:=[.B95]" office:value-type="float" office:value="210" calcext:value-type="float">
            <text:p>210</text:p>
          </table:table-cell>
          <table:table-cell office:value-type="string" calcext:value-type="string">
            <text:p>, </text:p>
          </table:table-cell>
          <table:table-cell table:formula="of:=[.C95]" office:value-type="float" office:value="95" calcext:value-type="float">
            <text:p>95</text:p>
          </table:table-cell>
          <table:table-cell office:value-type="string" calcext:value-type="string">
            <text:p>)</text:p>
          </table:table-cell>
          <table:table-cell table:formula="of:=CONCATENATE([.D95];[.E95];[.F95];[.G95];[.H95];[.I95];[.J95])" office:value-type="string" office:string-value="insert into badanie_profil (ID_BADANIA, ID_PROFILU, LP_WYD) values (1018, 210, 95)" calcext:value-type="string">
            <text:p>insert into badanie_profil (ID_BADANIA, ID_PROFILU, LP_WYD) values (1018, 210, 95)</text:p>
          </table:table-cell>
        </table:table-row>
      </table:table>
      <table:table table:name="objects_cre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4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4" table:number-columns-repeated="16" table:default-cell-style-name="ce1"/>
        <table:table-column table:style-name="co11" table:default-cell-style-name="ce1"/>
        <table:table-column table:style-name="co4" table:number-columns-repeated="3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77" table:default-cell-style-name="ce1"/>
        <table:table-column table:style-name="co5" table:number-columns-repeated="754" table:default-cell-style-name="Default"/>
        <table:table-row table:style-name="ro1">
          <table:table-cell office:value-type="string" calcext:value-type="string">
            <text:p>1H|\^&amp;|||UriSed mini^UriSed mini^3.2.19^1^UMI01000538|||||||P|LIS2-A2|20190329112545</text:p>
          </table:table-cell>
          <table:table-cell table:number-columns-repeated="19"/>
          <table:table-cell office:value-type="string" calcext:value-type="string">
            <text:p>ID_BADANIA</text:p>
          </table:table-cell>
          <table:table-cell office:value-type="string" calcext:value-type="string">
            <text:p>KOD_ASTM</text:p>
          </table:table-cell>
          <table:table-cell table:style-name="ce2" office:value-type="string" calcext:value-type="string">
            <text:p>NAZWA_BADANIA</text:p>
          </table:table-cell>
          <table:table-cell table:style-name="ce3" office:value-type="string" calcext:value-type="string">
            <text:p>TYP_WYNIKU</text:p>
          </table:table-cell>
          <table:table-cell table:style-name="ce2" office:value-type="string" calcext:value-type="string">
            <text:p>JM</text:p>
          </table:table-cell>
          <table:table-cell office:value-type="string" calcext:value-type="string">
            <text:p>LP_WYD</text:p>
          </table:table-cell>
          <table:table-cell office:value-type="string" calcext:value-type="string">
            <text:p>WYB</text:p>
          </table:table-cell>
          <table:table-cell table:style-name="ce2" office:value-type="string" calcext:value-type="string">
            <text:p>KOD_BADANIA</text:p>
          </table:table-cell>
          <table:table-cell office:value-type="string" calcext:value-type="string">
            <text:p>SP_OB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KREDYTOWANE</text:p>
          </table:table-cell>
          <table:table-cell office:value-type="string" calcext:value-type="string">
            <text:p>DL_POLE_WYDR</text:p>
          </table:table-cell>
          <table:table-cell table:style-name="ce2" office:value-type="string" calcext:value-type="string">
            <text:p>LP_WEWN</text:p>
          </table:table-cell>
          <table:table-cell table:style-name="ce2" office:value-type="string" calcext:value-type="string">
            <text:p>LI_MIEJSC_PP</text:p>
          </table:table-cell>
          <table:table-cell table:style-name="ce2" office:value-type="string" calcext:value-type="string">
            <text:p>MATERIAL</text:p>
          </table:table-cell>
          <table:table-cell office:value-type="string" calcext:value-type="string">
            <text:p>NAZWA_ANGIELSKA</text:p>
          </table:table-cell>
          <table:table-cell office:value-type="string" calcext:value-type="string">
            <text:p>NR_PROC</text:p>
          </table:table-cell>
          <table:table-cell office:value-type="string" calcext:value-type="string">
            <text:p>GRUPA_ANALIT</text:p>
          </table:table-cell>
          <table:table-cell office:value-type="string" calcext:value-type="string">
            <text:p>NIE_UWZGL_STAT</text:p>
          </table:table-cell>
          <table:table-cell office:value-type="string" calcext:value-type="string">
            <text:p>ID_MAP_TESTU</text:p>
          </table:table-cell>
          <table:table-cell office:value-type="string" calcext:value-type="string">
            <text:p>WARTOSC_MIN</text:p>
          </table:table-cell>
          <table:table-cell office:value-type="string" calcext:value-type="string">
            <text:p>WARTOSC_MAKS</text:p>
          </table:table-cell>
          <table:table-cell office:value-type="string" calcext:value-type="string">
            <text:p>METODA_WYK</text:p>
          </table:table-cell>
          <table:table-cell office:value-type="string" calcext:value-type="string">
            <text:p>ID_OPISU</text:p>
          </table:table-cell>
          <table:table-cell office:value-type="string" calcext:value-type="string">
            <text:p>NR_PROC1</text:p>
          </table:table-cell>
          <table:table-cell office:value-type="string" calcext:value-type="string">
            <text:p>BR_ID_TEMPERATURY</text:p>
          </table:table-cell>
          <table:table-cell office:value-type="string" calcext:value-type="string">
            <text:p>BR_ID_JEDNOSTKI</text:p>
          </table:table-cell>
          <table:table-cell office:value-type="string" calcext:value-type="string">
            <text:p>BR_ID_TESTU</text:p>
          </table:table-cell>
          <table:table-cell office:value-type="string" calcext:value-type="string">
            <text:p>BR_ID_METODY</text:p>
          </table:table-cell>
          <table:table-cell office:value-type="string" calcext:value-type="string">
            <text:p>BR_ID_ODCZYNNIKA</text:p>
          </table:table-cell>
          <table:table-cell office:value-type="string" calcext:value-type="string">
            <text:p>ID_GRUPY_ANALIT</text:p>
          </table:table-cell>
          <table:table-cell table:style-name="ce2" office:value-type="string" calcext:value-type="string">
            <text:p>TEST_UKRYTY</text:p>
          </table:table-cell>
          <table:table-cell office:value-type="string" calcext:value-type="string">
            <text:p>WARTOSC_DOMYSLNA</text:p>
          </table:table-cell>
          <table:table-cell office:value-type="string" calcext:value-type="string">
            <text:p>BADANIE_NIEAKTYWNE</text:p>
          </table:table-cell>
          <table:table-cell office:value-type="string" calcext:value-type="string">
            <text:p>NIEODSYLANE_ZDALNIE</text:p>
          </table:table-cell>
          <table:table-cell office:value-type="string" calcext:value-type="string">
            <text:p>ICD_ID_BADANIA</text:p>
          </table:table-cell>
          <table:table-cell office:value-type="string" calcext:value-type="string">
            <text:p>ICD_ID_MATERIALU</text:p>
          </table:table-cell>
          <table:table-cell office:value-type="string" calcext:value-type="string">
            <text:p>ICD_ID_METODY</text:p>
          </table:table-cell>
          <table:table-cell office:value-type="string" calcext:value-type="string">
            <text:p>WYGLAD_WYDRUK</text:p>
          </table:table-cell>
          <table:table-cell office:value-type="string" calcext:value-type="string">
            <text:p>WYGLAD_WYDRUK_NAZWA</text:p>
          </table:table-cell>
          <table:table-cell office:value-type="string" calcext:value-type="string">
            <text:p>WYGLAD_WYDRUK_WYNIK</text:p>
          </table:table-cell>
          <table:table-cell office:value-type="string" calcext:value-type="string">
            <text:p>DOSTEPNE_W_IRIS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AUTOWALIDACJA</text:p>
          </table:table-cell>
          <table:table-cell office:value-type="string" calcext:value-type="string">
            <text:p>WALID_WG_FLAG_LH</text:p>
          </table:table-cell>
          <table:table-cell office:value-type="string" calcext:value-type="string">
            <text:p>WALID1</text:p>
          </table:table-cell>
          <table:table-cell office:value-type="string" calcext:value-type="string">
            <text:p>WALID1_MIN</text:p>
          </table:table-cell>
          <table:table-cell office:value-type="string" calcext:value-type="string">
            <text:p>WALID1_MAX</text:p>
          </table:table-cell>
          <table:table-cell office:value-type="string" calcext:value-type="string">
            <text:p>WALID2</text:p>
          </table:table-cell>
          <table:table-cell office:value-type="string" calcext:value-type="string">
            <text:p>WALID2_ROZNICA</text:p>
          </table:table-cell>
          <table:table-cell office:value-type="string" calcext:value-type="string">
            <text:p>WALID2_TYP_ROZNICY</text:p>
          </table:table-cell>
          <table:table-cell office:value-type="string" calcext:value-type="string">
            <text:p>WALID2_JEDN_CZASU</text:p>
          </table:table-cell>
          <table:table-cell office:value-type="string" calcext:value-type="string">
            <text:p>WALID3</text:p>
          </table:table-cell>
          <table:table-cell office:value-type="string" calcext:value-type="string">
            <text:p>WALID3_OKRES</text:p>
          </table:table-cell>
          <table:table-cell office:value-type="string" calcext:value-type="string">
            <text:p>WALID3_ROZNICA</text:p>
          </table:table-cell>
          <table:table-cell office:value-type="string" calcext:value-type="string">
            <text:p>WALID3_TYP_ROZNICY</text:p>
          </table:table-cell>
          <table:table-cell office:value-type="string" calcext:value-type="string">
            <text:p>WALID3_JEDN_CZASU</text:p>
          </table:table-cell>
          <table:table-cell office:value-type="string" calcext:value-type="string">
            <text:p>WALID4</text:p>
          </table:table-cell>
          <table:table-cell office:value-type="string" calcext:value-type="string">
            <text:p>ID_PROBOWKI</text:p>
          </table:table-cell>
          <table:table-cell office:value-type="string" calcext:value-type="string">
            <text:p>DATA_UTWORZENIA</text:p>
          </table:table-cell>
          <table:table-cell office:value-type="string" calcext:value-type="string">
            <text:p>OSOZ_KOD_USLUGI</text:p>
          </table:table-cell>
          <table:table-cell office:value-type="string" calcext:value-type="string">
            <text:p>SEKCJA</text:p>
          </table:table-cell>
          <table:table-cell office:value-type="string" calcext:value-type="string">
            <text:p>REF_NFZ</text:p>
          </table:table-cell>
          <table:table-cell office:value-type="string" calcext:value-type="string">
            <text:p>NA_CENNIK</text:p>
          </table:table-cell>
          <table:table-cell office:value-type="string" calcext:value-type="string">
            <text:p>LP_SEKCJI</text:p>
          </table:table-cell>
          <table:table-cell office:value-type="string" calcext:value-type="string">
            <text:p>CZAS_WYKONANIA</text:p>
          </table:table-cell>
          <table:table-cell office:value-type="string" calcext:value-type="string">
            <text:p>ALAB</text:p>
          </table:table-cell>
          <table:table-cell office:value-type="string" calcext:value-type="string">
            <text:p>INNY</text:p>
          </table:table-cell>
          <table:table-cell office:value-type="string" calcext:value-type="string">
            <text:p>SYNEVO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2P|1||||-</text:p>
          </table:table-cell>
          <table:table-cell table:number-columns-repeated="21"/>
          <table:table-cell office:value-type="string" calcext:value-type="string">
            <text:p>Albumina [I09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/d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.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00083" calcext:value-type="float">
            <text:p>20000083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3O|1|083544009506|0^0^Service^SAMPLE|S|R||||||N|||20190328130052|||||||||||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Białko całkowite [I77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/d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IAŁKO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00087" calcext:value-type="float">
            <text:p>20000087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4R|1|46419-8^^^RBC|1477.40|p/HPF||A||F||Operator|||UriSed mini</text:p>
          </table:table-cell>
          <table:table-cell office:value-type="string" calcext:value-type="string">
            <text:p>OSAD-M-</text:p>
          </table:table-cell>
          <table:table-cell table:formula="of:=[.C3]+1" office:value-type="float" office:value="1" calcext:value-type="float">
            <text:p>1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4]" office:value-type="string" office:string-value="46419-8^^^RBC" calcext:value-type="string">
            <text:p>46419-8^^^RBC</text:p>
          </table:table-cell>
          <table:table-cell office:value-type="string" calcext:value-type="string">
            <text:p>', nazwa_wydruk='</text:p>
          </table:table-cell>
          <table:table-cell table:formula="of:=[.W4]" office:value-type="string" office:string-value="RBC" calcext:value-type="string">
            <text:p>RBC</text:p>
          </table:table-cell>
          <table:table-cell office:value-type="string" calcext:value-type="string">
            <text:p>', jednostki='</text:p>
          </table:table-cell>
          <table:table-cell table:formula="of:=[.Y4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4]" office:value-type="float" office:value="937" calcext:value-type="float">
            <text:p>937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];[.F4];[.G4];[.H4];[.I4];[.J4];[.K4];[.L4];[.M4];[.N4];[.O4];[.P4];[.Q4];[.R4];[.S4])" office:value-type="string" office:string-value="TestZnakowy.objects.create(aparat=aparat, nazwa='46419-8^^^RBC', nazwa_wydruk='RBC', jednostki='p/HPF', tid=937)" calcext:value-type="string">
            <text:p>TestZnakowy.objects.create(aparat=aparat, nazwa='46419-8^^^RBC', nazwa_wydruk='RBC', jednostki='p/HPF', tid=937)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46419-8^^^RBC</text:p>
          </table:table-cell>
          <table:table-cell office:value-type="string" calcext:value-type="string">
            <text:p>RBC</text:p>
          </table:table-cell>
          <table:table-cell table:formula="of:=[.X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formula="of:=[.Z3]" office:value-type="string" office:string-value="NULL" calcext:value-type="string">
            <text:p>NULL</text:p>
          </table:table-cell>
          <table:table-cell table:formula="of:=[.AA3]" office:value-type="string" office:string-value="NULL" calcext:value-type="string">
            <text:p>NULL</text:p>
          </table:table-cell>
          <table:table-cell table:style-name="Default" table:formula="of:=CONCATENATE([.B4];[.C4])" office:value-type="string" office:string-value="OSAD-M-1" calcext:value-type="string">
            <text:p>OSAD-M-1</text:p>
          </table:table-cell>
          <table:table-cell table:formula="of:=[.AC3]" office:value-type="string" office:string-value="NULL" calcext:value-type="string">
            <text:p>NULL</text:p>
          </table:table-cell>
          <table:table-cell table:formula="of:=[.AD3]" office:value-type="string" office:string-value="NULL" calcext:value-type="string">
            <text:p>NULL</text:p>
          </table:table-cell>
          <table:table-cell table:formula="of:=[.AE3]" office:value-type="string" office:string-value="NULL" calcext:value-type="string">
            <text:p>NULL</text:p>
          </table:table-cell>
          <table:table-cell table:formula="of:=[.AF3]" office:value-type="string" office:string-value="NULL" calcext:value-type="string">
            <text:p>NULL</text:p>
          </table:table-cell>
          <table:table-cell table:formula="of:=[.AG3]" office:value-type="string" office:string-value="NULL" calcext:value-type="string">
            <text:p>NULL</text:p>
          </table:table-cell>
          <table:table-cell table:formula="of:=[.AH3]" office:value-type="string" office:string-value="N" calcext:value-type="string">
            <text:p>N</text:p>
          </table:table-cell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[.AL3]" office:value-type="string" office:string-value="NULL" calcext:value-type="string">
            <text:p>NULL</text:p>
          </table:table-cell>
          <table:table-cell/>
          <table:table-cell table:formula="of:=[.AN3]" office:value-type="string" office:string-value="B" calcext:value-type="string">
            <text:p>B</text:p>
          </table:table-cell>
          <table:table-cell table:formula="of:=[.AO3]" office:value-type="string" office:string-value="N" calcext:value-type="string">
            <text:p>N</text:p>
          </table:table-cell>
          <table:table-cell table:formula="of:=[.AP3]" office:value-type="string" office:string-value="NULL" calcext:value-type="string">
            <text:p>NULL</text:p>
          </table:table-cell>
          <table:table-cell table:formula="of:=[.AQ3]" office:value-type="string" office:string-value="NULL" calcext:value-type="string">
            <text:p>NULL</text:p>
          </table:table-cell>
          <table:table-cell table:formula="of:=[.AR3]" office:value-type="string" office:string-value="NULL" calcext:value-type="string">
            <text:p>NULL</text:p>
          </table:table-cell>
          <table:table-cell table:formula="of:=[.AS3]" office:value-type="string" office:string-value="NULL" calcext:value-type="string">
            <text:p>NULL</text:p>
          </table:table-cell>
          <table:table-cell table:formula="of:=[.AT3]" office:value-type="string" office:string-value="NULL" calcext:value-type="string">
            <text:p>NULL</text:p>
          </table:table-cell>
          <table:table-cell/>
          <table:table-cell table:formula="of:=[.AV3]" office:value-type="string" office:string-value="NULL" calcext:value-type="string">
            <text:p>NULL</text:p>
          </table:table-cell>
          <table:table-cell table:formula="of:=[.AW3]" office:value-type="string" office:string-value="NULL" calcext:value-type="string">
            <text:p>NULL</text:p>
          </table:table-cell>
          <table:table-cell table:formula="of:=[.AX3]" office:value-type="string" office:string-value="NULL" calcext:value-type="string">
            <text:p>NULL</text:p>
          </table:table-cell>
          <table:table-cell table:formula="of:=[.AY3]" office:value-type="string" office:string-value="NULL" calcext:value-type="string">
            <text:p>NULL</text:p>
          </table:table-cell>
          <table:table-cell table:formula="of:=[.AZ3]" office:value-type="string" office:string-value="NULL" calcext:value-type="string">
            <text:p>NULL</text:p>
          </table:table-cell>
          <table:table-cell table:formula="of:=[.BA3]" office:value-type="string" office:string-value="NULL" calcext:value-type="string">
            <text:p>NULL</text:p>
          </table:table-cell>
          <table:table-cell office:value-type="string" calcext:value-type="string">
            <text:p>T</text:p>
          </table:table-cell>
          <table:table-cell table:formula="of:=[.BC3]" office:value-type="string" office:string-value="NULL" calcext:value-type="string">
            <text:p>NULL</text:p>
          </table:table-cell>
          <table:table-cell table:formula="of:=[.BD3]" office:value-type="string" office:string-value="N" calcext:value-type="string">
            <text:p>N</text:p>
          </table:table-cell>
          <table:table-cell table:formula="of:=[.BE3]" office:value-type="string" office:string-value="N" calcext:value-type="string">
            <text:p>N</text:p>
          </table:table-cell>
          <table:table-cell table:formula="of:=[.BF3]" office:value-type="string" office:string-value="NULL" calcext:value-type="string">
            <text:p>NULL</text:p>
          </table:table-cell>
          <table:table-cell table:formula="of:=[.BG3]" office:value-type="string" office:string-value="NULL" calcext:value-type="string">
            <text:p>NULL</text:p>
          </table:table-cell>
          <table:table-cell table:formula="of:=[.BH3]" office:value-type="string" office:string-value="NULL" calcext:value-type="string">
            <text:p>NULL</text:p>
          </table:table-cell>
          <table:table-cell table:formula="of:=[.BI3]" office:value-type="string" office:string-value="B9" calcext:value-type="string">
            <text:p>B9</text:p>
          </table:table-cell>
          <table:table-cell table:number-columns-repeated="2"/>
          <table:table-cell table:formula="of:=[.BL3]" office:value-type="string" office:string-value="N" calcext:value-type="string">
            <text:p>N</text:p>
          </table:table-cell>
          <table:table-cell table:formula="of:=[.BM3]" office:value-type="string" office:string-value="NULL" calcext:value-type="string">
            <text:p>NULL</text:p>
          </table:table-cell>
          <table:table-cell table:formula="of:=[.BN3]" office:value-type="string" office:string-value="N" calcext:value-type="string">
            <text:p>N</text:p>
          </table:table-cell>
          <table:table-cell table:formula="of:=[.BO3]" office:value-type="string" office:string-value="N" calcext:value-type="string">
            <text:p>N</text:p>
          </table:table-cell>
          <table:table-cell table:formula="of:=[.BP3]" office:value-type="string" office:string-value="N" calcext:value-type="string">
            <text:p>N</text:p>
          </table:table-cell>
          <table:table-cell table:formula="of:=[.BQ3]" office:value-type="string" office:string-value="NULL" calcext:value-type="string">
            <text:p>NULL</text:p>
          </table:table-cell>
          <table:table-cell table:formula="of:=[.BR3]" office:value-type="string" office:string-value="NULL" calcext:value-type="string">
            <text:p>NULL</text:p>
          </table:table-cell>
          <table:table-cell table:formula="of:=[.BS3]" office:value-type="string" office:string-value="N" calcext:value-type="string">
            <text:p>N</text:p>
          </table:table-cell>
          <table:table-cell table:formula="of:=[.BT3]" office:value-type="string" office:string-value="NULL" calcext:value-type="string">
            <text:p>NULL</text:p>
          </table:table-cell>
          <table:table-cell table:formula="of:=[.BU3]" office:value-type="string" office:string-value="NULL" calcext:value-type="string">
            <text:p>NULL</text:p>
          </table:table-cell>
          <table:table-cell table:formula="of:=[.BV3]" office:value-type="string" office:string-value="NULL" calcext:value-type="string">
            <text:p>NULL</text:p>
          </table:table-cell>
          <table:table-cell table:formula="of:=[.BW3]" office:value-type="string" office:string-value="N" calcext:value-type="string">
            <text:p>N</text:p>
          </table:table-cell>
          <table:table-cell table:formula="of:=[.BX3]" office:value-type="string" office:string-value="NULL" calcext:value-type="string">
            <text:p>NULL</text:p>
          </table:table-cell>
          <table:table-cell table:formula="of:=[.BY3]" office:value-type="string" office:string-value="NULL" calcext:value-type="string">
            <text:p>NULL</text:p>
          </table:table-cell>
          <table:table-cell table:formula="of:=[.BZ3]" office:value-type="string" office:string-value="NULL" calcext:value-type="string">
            <text:p>NULL</text:p>
          </table:table-cell>
          <table:table-cell table:formula="of:=[.CA3]" office:value-type="string" office:string-value="NULL" calcext:value-type="string">
            <text:p>NULL</text:p>
          </table:table-cell>
          <table:table-cell table:formula="of:=[.CB3]" office:value-type="string" office:string-value="N" calcext:value-type="string">
            <text:p>N</text:p>
          </table:table-cell>
          <table:table-cell table:formula="of:=[.CC3]" office:value-type="string" office:string-value="NULL" calcext:value-type="string">
            <text:p>NULL</text:p>
          </table:table-cell>
          <table:table-cell table:formula="of:=[.CD3]" office:value-type="string" office:string-value="NULL" calcext:value-type="string">
            <text:p>NULL</text:p>
          </table:table-cell>
          <table:table-cell table:number-columns-repeated="10"/>
          <table:table-cell table:style-name="ce2" table:formula="of:=CONCATENATE([.CP4];[.CQ4];[.CR4];[.CS4])" office:value-type="string" office:string-value="update BADANIA set TEST_UKRYTY='T' where ID_BADANIA = 937" calcext:value-type="string">
            <text:p>update BADANIA set TEST_UKRYTY='T' where ID_BADANIA = 937</text:p>
          </table:table-cell>
          <table:table-cell office:value-type="string" calcext:value-type="string">
            <text:p>update BADANIA set TEST_UKRYTY='</text:p>
          </table:table-cell>
          <table:table-cell table:formula="of:=[.BB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]" office:value-type="float" office:value="937" calcext:value-type="float">
            <text:p>937</text:p>
          </table:table-cell>
          <table:table-cell table:style-name="ce2" table:formula="of:=CONCATENATE([.CU4];[.CW4];[.CX4])" office:value-type="string" office:string-value="update BADANIA set TYP_WYNIKU='N' where ID_BADANIA = 937" calcext:value-type="string">
            <text:p>update BADANIA set TYP_WYNIKU='N' where ID_BADANIA = 93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4]" office:value-type="float" office:value="937" calcext:value-type="float">
            <text:p>93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2|798-9^^^RBC|6500.56|p/ul||A||F||Operator|||UriSed mini</text:p>
          </table:table-cell>
          <table:table-cell office:value-type="string" calcext:value-type="string">
            <text:p>OSAD-M-</text:p>
          </table:table-cell>
          <table:table-cell table:formula="of:=[.C4]+1" office:value-type="float" office:value="2" calcext:value-type="float">
            <text:p>2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]" office:value-type="string" office:string-value="798-9^^^RBC" calcext:value-type="string">
            <text:p>798-9^^^RBC</text:p>
          </table:table-cell>
          <table:table-cell office:value-type="string" calcext:value-type="string">
            <text:p>', nazwa_wydruk='</text:p>
          </table:table-cell>
          <table:table-cell table:formula="of:=[.W5]" office:value-type="string" office:string-value="RBC" calcext:value-type="string">
            <text:p>RBC</text:p>
          </table:table-cell>
          <table:table-cell office:value-type="string" calcext:value-type="string">
            <text:p>', jednostki='</text:p>
          </table:table-cell>
          <table:table-cell table:formula="of:=[.Y5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5]" office:value-type="float" office:value="938" calcext:value-type="float">
            <text:p>938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];[.F5];[.G5];[.H5];[.I5];[.J5];[.K5];[.L5];[.M5];[.N5];[.O5];[.P5];[.Q5];[.R5];[.S5])" office:value-type="string" office:string-value="TestZnakowy.objects.create(aparat=aparat, nazwa='798-9^^^RBC', nazwa_wydruk='RBC', jednostki='p/ul', tid=938)" calcext:value-type="string">
            <text:p>TestZnakowy.objects.create(aparat=aparat, nazwa='798-9^^^RBC', nazwa_wydruk='RBC', jednostki='p/ul', tid=938)</text:p>
          </table:table-cell>
          <table:table-cell table:formula="of:=[.U4]+1" office:value-type="float" office:value="938" calcext:value-type="float">
            <text:p>938</text:p>
          </table:table-cell>
          <table:table-cell office:value-type="string" calcext:value-type="string">
            <text:p>798-9^^^RBC</text:p>
          </table:table-cell>
          <table:table-cell office:value-type="string" calcext:value-type="string">
            <text:p>RBC</text:p>
          </table:table-cell>
          <table:table-cell table:formula="of:=[.X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];[.C5])" office:value-type="string" office:string-value="OSAD-M-2" calcext:value-type="string">
            <text:p>OSAD-M-2</text:p>
          </table:table-cell>
          <table:table-cell table:number-columns-repeated="6"/>
          <table:table-cell table:formula="of:=[.AI4]+1" office:value-type="float" office:value="1031" calcext:value-type="float">
            <text:p>1031</text:p>
          </table:table-cell>
          <table:table-cell table:formula="of:=[.AJ4]" office:value-type="float" office:value="2" calcext:value-type="float">
            <text:p>2</text:p>
          </table:table-cell>
          <table:table-cell table:formula="of:=[.AK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];[.CQ5];[.CR5];[.CS5])" office:value-type="string" office:string-value="update BADANIA set TEST_UKRYTY='T' where ID_BADANIA = 938" calcext:value-type="string">
            <text:p>update BADANIA set TEST_UKRYTY='T' where ID_BADANIA = 938</text:p>
          </table:table-cell>
          <table:table-cell office:value-type="string" calcext:value-type="string">
            <text:p>update BADANIA set TEST_UKRYTY='</text:p>
          </table:table-cell>
          <table:table-cell table:formula="of:=[.BB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]" office:value-type="float" office:value="938" calcext:value-type="float">
            <text:p>938</text:p>
          </table:table-cell>
          <table:table-cell table:style-name="ce2" table:formula="of:=CONCATENATE([.CU5];[.CW5];[.CX5])" office:value-type="string" office:string-value="update BADANIA set TYP_WYNIKU='N' where ID_BADANIA = 938" calcext:value-type="string">
            <text:p>update BADANIA set TYP_WYNIKU='N' where ID_BADANIA = 93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]" office:value-type="float" office:value="938" calcext:value-type="float">
            <text:p>93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3|^^^RBC|984.93|||A||F||Operator|||UriSed mini</text:p>
          </table:table-cell>
          <table:table-cell office:value-type="string" calcext:value-type="string">
            <text:p>OSAD-M-</text:p>
          </table:table-cell>
          <table:table-cell table:formula="of:=[.C5]+1" office:value-type="float" office:value="3" calcext:value-type="float">
            <text:p>3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]" office:value-type="string" office:string-value="^^^RBC" calcext:value-type="string">
            <text:p>^^^RBC</text:p>
          </table:table-cell>
          <table:table-cell office:value-type="string" calcext:value-type="string">
            <text:p>', nazwa_wydruk='</text:p>
          </table:table-cell>
          <table:table-cell table:formula="of:=[.W6]" office:value-type="string" office:string-value="RBC" calcext:value-type="string">
            <text:p>RBC</text:p>
          </table:table-cell>
          <table:table-cell office:value-type="string" calcext:value-type="string">
            <text:p>', jednostki='</text:p>
          </table:table-cell>
          <table:table-cell table:formula="of:=[.Y6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6]" office:value-type="float" office:value="939" calcext:value-type="float">
            <text:p>939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];[.F6];[.G6];[.H6];[.I6];[.J6];[.K6];[.L6];[.M6];[.N6];[.O6];[.P6];[.Q6];[.R6];[.S6])" office:value-type="string" office:string-value="TestZnakowy.objects.create(aparat=aparat, nazwa='^^^RBC', nazwa_wydruk='RBC', jednostki='0', tid=939)" calcext:value-type="string">
            <text:p>TestZnakowy.objects.create(aparat=aparat, nazwa='^^^RBC', nazwa_wydruk='RBC', jednostki='0', tid=939)</text:p>
          </table:table-cell>
          <table:table-cell table:formula="of:=[.U5]+1" office:value-type="float" office:value="939" calcext:value-type="float">
            <text:p>939</text:p>
          </table:table-cell>
          <table:table-cell office:value-type="string" calcext:value-type="string">
            <text:p>^^^RBC</text:p>
          </table:table-cell>
          <table:table-cell office:value-type="string" calcext:value-type="string">
            <text:p>RBC</text:p>
          </table:table-cell>
          <table:table-cell table:formula="of:=[.X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];[.C6])" office:value-type="string" office:string-value="OSAD-M-3" calcext:value-type="string">
            <text:p>OSAD-M-3</text:p>
          </table:table-cell>
          <table:table-cell table:number-columns-repeated="6"/>
          <table:table-cell table:formula="of:=[.AI5]+1" office:value-type="float" office:value="1032" calcext:value-type="float">
            <text:p>1032</text:p>
          </table:table-cell>
          <table:table-cell table:formula="of:=[.AJ5]" office:value-type="float" office:value="2" calcext:value-type="float">
            <text:p>2</text:p>
          </table:table-cell>
          <table:table-cell table:formula="of:=[.AK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];[.CQ6];[.CR6];[.CS6])" office:value-type="string" office:string-value="update BADANIA set TEST_UKRYTY='T' where ID_BADANIA = 939" calcext:value-type="string">
            <text:p>update BADANIA set TEST_UKRYTY='T' where ID_BADANIA = 939</text:p>
          </table:table-cell>
          <table:table-cell office:value-type="string" calcext:value-type="string">
            <text:p>update BADANIA set TEST_UKRYTY='</text:p>
          </table:table-cell>
          <table:table-cell table:formula="of:=[.BB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]" office:value-type="float" office:value="939" calcext:value-type="float">
            <text:p>939</text:p>
          </table:table-cell>
          <table:table-cell table:style-name="ce2" table:formula="of:=CONCATENATE([.CU6];[.CW6];[.CX6])" office:value-type="string" office:string-value="update BADANIA set TYP_WYNIKU='N' where ID_BADANIA = 939" calcext:value-type="string">
            <text:p>update BADANIA set TYP_WYNIKU='N' where ID_BADANIA = 93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]" office:value-type="float" office:value="939" calcext:value-type="float">
            <text:p>93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4|53292-9^^^RBC|++++|||A||F||Operator|||UriSed mini</text:p>
          </table:table-cell>
          <table:table-cell office:value-type="string" calcext:value-type="string">
            <text:p>OSAD-M-</text:p>
          </table:table-cell>
          <table:table-cell table:formula="of:=[.C6]+1" office:value-type="float" office:value="4" calcext:value-type="float">
            <text:p>4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]" office:value-type="string" office:string-value="53292-9^^^RBC" calcext:value-type="string">
            <text:p>53292-9^^^RBC</text:p>
          </table:table-cell>
          <table:table-cell office:value-type="string" calcext:value-type="string">
            <text:p>', nazwa_wydruk='</text:p>
          </table:table-cell>
          <table:table-cell table:formula="of:=[.W7]" office:value-type="string" office:string-value="RBC" calcext:value-type="string">
            <text:p>RBC</text:p>
          </table:table-cell>
          <table:table-cell office:value-type="string" calcext:value-type="string">
            <text:p>', jednostki='</text:p>
          </table:table-cell>
          <table:table-cell table:formula="of:=[.Y7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7]" office:value-type="float" office:value="940" calcext:value-type="float">
            <text:p>940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];[.F7];[.G7];[.H7];[.I7];[.J7];[.K7];[.L7];[.M7];[.N7];[.O7];[.P7];[.Q7];[.R7];[.S7])" office:value-type="string" office:string-value="TestZnakowy.objects.create(aparat=aparat, nazwa='53292-9^^^RBC', nazwa_wydruk='RBC', jednostki='plusowe', tid=940)" calcext:value-type="string">
            <text:p>TestZnakowy.objects.create(aparat=aparat, nazwa='53292-9^^^RBC', nazwa_wydruk='RBC', jednostki='plusowe', tid=940)</text:p>
          </table:table-cell>
          <table:table-cell table:formula="of:=[.U6]+1" office:value-type="float" office:value="940" calcext:value-type="float">
            <text:p>940</text:p>
          </table:table-cell>
          <table:table-cell office:value-type="string" calcext:value-type="string">
            <text:p>53292-9^^^RBC</text:p>
          </table:table-cell>
          <table:table-cell office:value-type="string" calcext:value-type="string">
            <text:p>RBC</text:p>
          </table:table-cell>
          <table:table-cell table:formula="of:=[.X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7];[.C7])" office:value-type="string" office:string-value="OSAD-M-4" calcext:value-type="string">
            <text:p>OSAD-M-4</text:p>
          </table:table-cell>
          <table:table-cell table:number-columns-repeated="6"/>
          <table:table-cell table:formula="of:=[.AI6]+1" office:value-type="float" office:value="1033" calcext:value-type="float">
            <text:p>1033</text:p>
          </table:table-cell>
          <table:table-cell table:formula="of:=[.AJ6]" office:value-type="float" office:value="2" calcext:value-type="float">
            <text:p>2</text:p>
          </table:table-cell>
          <table:table-cell table:formula="of:=[.AK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];[.CQ7];[.CR7];[.CS7])" office:value-type="string" office:string-value="update BADANIA set TEST_UKRYTY='T' where ID_BADANIA = 940" calcext:value-type="string">
            <text:p>update BADANIA set TEST_UKRYTY='T' where ID_BADANIA = 940</text:p>
          </table:table-cell>
          <table:table-cell office:value-type="string" calcext:value-type="string">
            <text:p>update BADANIA set TEST_UKRYTY='</text:p>
          </table:table-cell>
          <table:table-cell table:formula="of:=[.BB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]" office:value-type="float" office:value="940" calcext:value-type="float">
            <text:p>940</text:p>
          </table:table-cell>
          <table:table-cell table:style-name="ce2" table:formula="of:=CONCATENATE([.CU7];[.CW7];[.CX7])" office:value-type="string" office:string-value="update BADANIA set TYP_WYNIKU='N' where ID_BADANIA = 940" calcext:value-type="string">
            <text:p>update BADANIA set TYP_WYNIKU='N' where ID_BADANIA = 94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]" office:value-type="float" office:value="940" calcext:value-type="float">
            <text:p>94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5|46702-7^^^WBC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7]+1" office:value-type="float" office:value="5" calcext:value-type="float">
            <text:p>5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]" office:value-type="string" office:string-value="46702-7^^^WBC" calcext:value-type="string">
            <text:p>46702-7^^^WBC</text:p>
          </table:table-cell>
          <table:table-cell office:value-type="string" calcext:value-type="string">
            <text:p>', nazwa_wydruk='</text:p>
          </table:table-cell>
          <table:table-cell table:formula="of:=[.W8]" office:value-type="string" office:string-value="WBC" calcext:value-type="string">
            <text:p>WBC</text:p>
          </table:table-cell>
          <table:table-cell office:value-type="string" calcext:value-type="string">
            <text:p>', jednostki='</text:p>
          </table:table-cell>
          <table:table-cell table:formula="of:=[.Y8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8]" office:value-type="float" office:value="941" calcext:value-type="float">
            <text:p>94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];[.F8];[.G8];[.H8];[.I8];[.J8];[.K8];[.L8];[.M8];[.N8];[.O8];[.P8];[.Q8];[.R8];[.S8])" office:value-type="string" office:string-value="TestZnakowy.objects.create(aparat=aparat, nazwa='46702-7^^^WBC', nazwa_wydruk='WBC', jednostki='p/HPF', tid=941)" calcext:value-type="string">
            <text:p>TestZnakowy.objects.create(aparat=aparat, nazwa='46702-7^^^WBC', nazwa_wydruk='WBC', jednostki='p/HPF', tid=941)</text:p>
          </table:table-cell>
          <table:table-cell table:formula="of:=[.U7]+1" office:value-type="float" office:value="941" calcext:value-type="float">
            <text:p>941</text:p>
          </table:table-cell>
          <table:table-cell office:value-type="string" calcext:value-type="string">
            <text:p>46702-7^^^WBC</text:p>
          </table:table-cell>
          <table:table-cell office:value-type="string" calcext:value-type="string">
            <text:p>WBC</text:p>
          </table:table-cell>
          <table:table-cell table:formula="of:=[.X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8];[.C8])" office:value-type="string" office:string-value="OSAD-M-5" calcext:value-type="string">
            <text:p>OSAD-M-5</text:p>
          </table:table-cell>
          <table:table-cell table:number-columns-repeated="6"/>
          <table:table-cell table:formula="of:=[.AI7]+1" office:value-type="float" office:value="1034" calcext:value-type="float">
            <text:p>1034</text:p>
          </table:table-cell>
          <table:table-cell table:formula="of:=[.AJ7]" office:value-type="float" office:value="2" calcext:value-type="float">
            <text:p>2</text:p>
          </table:table-cell>
          <table:table-cell table:formula="of:=[.AK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];[.CQ8];[.CR8];[.CS8])" office:value-type="string" office:string-value="update BADANIA set TEST_UKRYTY='T' where ID_BADANIA = 941" calcext:value-type="string">
            <text:p>update BADANIA set TEST_UKRYTY='T' where ID_BADANIA = 941</text:p>
          </table:table-cell>
          <table:table-cell office:value-type="string" calcext:value-type="string">
            <text:p>update BADANIA set TEST_UKRYTY='</text:p>
          </table:table-cell>
          <table:table-cell table:formula="of:=[.BB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]" office:value-type="float" office:value="941" calcext:value-type="float">
            <text:p>941</text:p>
          </table:table-cell>
          <table:table-cell table:style-name="ce2" table:formula="of:=CONCATENATE([.CU8];[.CW8];[.CX8])" office:value-type="string" office:string-value="update BADANIA set TYP_WYNIKU='N' where ID_BADANIA = 941" calcext:value-type="string">
            <text:p>update BADANIA set TYP_WYNIKU='N' where ID_BADANIA = 94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]" office:value-type="float" office:value="941" calcext:value-type="float">
            <text:p>94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6|51487-7^^^WBC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8]+1" office:value-type="float" office:value="6" calcext:value-type="float">
            <text:p>6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9]" office:value-type="string" office:string-value="51487-7^^^WBC" calcext:value-type="string">
            <text:p>51487-7^^^WBC</text:p>
          </table:table-cell>
          <table:table-cell office:value-type="string" calcext:value-type="string">
            <text:p>', nazwa_wydruk='</text:p>
          </table:table-cell>
          <table:table-cell table:formula="of:=[.W9]" office:value-type="string" office:string-value="WBC" calcext:value-type="string">
            <text:p>WBC</text:p>
          </table:table-cell>
          <table:table-cell office:value-type="string" calcext:value-type="string">
            <text:p>', jednostki='</text:p>
          </table:table-cell>
          <table:table-cell table:formula="of:=[.Y9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9]" office:value-type="float" office:value="942" calcext:value-type="float">
            <text:p>942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9];[.F9];[.G9];[.H9];[.I9];[.J9];[.K9];[.L9];[.M9];[.N9];[.O9];[.P9];[.Q9];[.R9];[.S9])" office:value-type="string" office:string-value="TestZnakowy.objects.create(aparat=aparat, nazwa='51487-7^^^WBC', nazwa_wydruk='WBC', jednostki='p/ul', tid=942)" calcext:value-type="string">
            <text:p>TestZnakowy.objects.create(aparat=aparat, nazwa='51487-7^^^WBC', nazwa_wydruk='WBC', jednostki='p/ul', tid=942)</text:p>
          </table:table-cell>
          <table:table-cell table:formula="of:=[.U8]+1" office:value-type="float" office:value="942" calcext:value-type="float">
            <text:p>942</text:p>
          </table:table-cell>
          <table:table-cell office:value-type="string" calcext:value-type="string">
            <text:p>51487-7^^^WBC</text:p>
          </table:table-cell>
          <table:table-cell office:value-type="string" calcext:value-type="string">
            <text:p>WBC</text:p>
          </table:table-cell>
          <table:table-cell table:formula="of:=[.X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9];[.C9])" office:value-type="string" office:string-value="OSAD-M-6" calcext:value-type="string">
            <text:p>OSAD-M-6</text:p>
          </table:table-cell>
          <table:table-cell table:number-columns-repeated="6"/>
          <table:table-cell table:formula="of:=[.AI8]+1" office:value-type="float" office:value="1035" calcext:value-type="float">
            <text:p>1035</text:p>
          </table:table-cell>
          <table:table-cell table:formula="of:=[.AJ8]" office:value-type="float" office:value="2" calcext:value-type="float">
            <text:p>2</text:p>
          </table:table-cell>
          <table:table-cell table:formula="of:=[.AK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9];[.CQ9];[.CR9];[.CS9])" office:value-type="string" office:string-value="update BADANIA set TEST_UKRYTY='T' where ID_BADANIA = 942" calcext:value-type="string">
            <text:p>update BADANIA set TEST_UKRYTY='T' where ID_BADANIA = 942</text:p>
          </table:table-cell>
          <table:table-cell office:value-type="string" calcext:value-type="string">
            <text:p>update BADANIA set TEST_UKRYTY='</text:p>
          </table:table-cell>
          <table:table-cell table:formula="of:=[.BB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9]" office:value-type="float" office:value="942" calcext:value-type="float">
            <text:p>942</text:p>
          </table:table-cell>
          <table:table-cell table:style-name="ce2" table:formula="of:=CONCATENATE([.CU9];[.CW9];[.CX9])" office:value-type="string" office:string-value="update BADANIA set TYP_WYNIKU='N' where ID_BADANIA = 942" calcext:value-type="string">
            <text:p>update BADANIA set TYP_WYNIKU='N' where ID_BADANIA = 94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9]" office:value-type="float" office:value="942" calcext:value-type="float">
            <text:p>94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7|^^^WBC|0.00|||N||F||Operator|||UriSed mini</text:p>
          </table:table-cell>
          <table:table-cell office:value-type="string" calcext:value-type="string">
            <text:p>OSAD-M-</text:p>
          </table:table-cell>
          <table:table-cell table:formula="of:=[.C9]+1" office:value-type="float" office:value="7" calcext:value-type="float">
            <text:p>7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0]" office:value-type="string" office:string-value="^^^WBC" calcext:value-type="string">
            <text:p>^^^WBC</text:p>
          </table:table-cell>
          <table:table-cell office:value-type="string" calcext:value-type="string">
            <text:p>', nazwa_wydruk='</text:p>
          </table:table-cell>
          <table:table-cell table:formula="of:=[.W10]" office:value-type="string" office:string-value="WBC" calcext:value-type="string">
            <text:p>WBC</text:p>
          </table:table-cell>
          <table:table-cell office:value-type="string" calcext:value-type="string">
            <text:p>', jednostki='</text:p>
          </table:table-cell>
          <table:table-cell table:formula="of:=[.Y10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10]" office:value-type="float" office:value="943" calcext:value-type="float">
            <text:p>94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0];[.F10];[.G10];[.H10];[.I10];[.J10];[.K10];[.L10];[.M10];[.N10];[.O10];[.P10];[.Q10];[.R10];[.S10])" office:value-type="string" office:string-value="TestZnakowy.objects.create(aparat=aparat, nazwa='^^^WBC', nazwa_wydruk='WBC', jednostki='0', tid=943)" calcext:value-type="string">
            <text:p>TestZnakowy.objects.create(aparat=aparat, nazwa='^^^WBC', nazwa_wydruk='WBC', jednostki='0', tid=943)</text:p>
          </table:table-cell>
          <table:table-cell table:formula="of:=[.U9]+1" office:value-type="float" office:value="943" calcext:value-type="float">
            <text:p>943</text:p>
          </table:table-cell>
          <table:table-cell office:value-type="string" calcext:value-type="string">
            <text:p>^^^WBC</text:p>
          </table:table-cell>
          <table:table-cell office:value-type="string" calcext:value-type="string">
            <text:p>WBC</text:p>
          </table:table-cell>
          <table:table-cell table:formula="of:=[.X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0];[.C10])" office:value-type="string" office:string-value="OSAD-M-7" calcext:value-type="string">
            <text:p>OSAD-M-7</text:p>
          </table:table-cell>
          <table:table-cell table:number-columns-repeated="6"/>
          <table:table-cell table:formula="of:=[.AI9]+1" office:value-type="float" office:value="1036" calcext:value-type="float">
            <text:p>1036</text:p>
          </table:table-cell>
          <table:table-cell table:formula="of:=[.AJ9]" office:value-type="float" office:value="2" calcext:value-type="float">
            <text:p>2</text:p>
          </table:table-cell>
          <table:table-cell table:formula="of:=[.AK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0];[.CQ10];[.CR10];[.CS10])" office:value-type="string" office:string-value="update BADANIA set TEST_UKRYTY='T' where ID_BADANIA = 943" calcext:value-type="string">
            <text:p>update BADANIA set TEST_UKRYTY='T' where ID_BADANIA = 943</text:p>
          </table:table-cell>
          <table:table-cell office:value-type="string" calcext:value-type="string">
            <text:p>update BADANIA set TEST_UKRYTY='</text:p>
          </table:table-cell>
          <table:table-cell table:formula="of:=[.BB1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0]" office:value-type="float" office:value="943" calcext:value-type="float">
            <text:p>943</text:p>
          </table:table-cell>
          <table:table-cell table:style-name="ce2" table:formula="of:=CONCATENATE([.CU10];[.CW10];[.CX10])" office:value-type="string" office:string-value="update BADANIA set TYP_WYNIKU='N' where ID_BADANIA = 943" calcext:value-type="string">
            <text:p>update BADANIA set TYP_WYNIKU='N' where ID_BADANIA = 94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0]" office:value-type="float" office:value="943" calcext:value-type="float">
            <text:p>94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8|53316-6^^^WBC|-|||N||F||Operator|||UriSed mini</text:p>
          </table:table-cell>
          <table:table-cell office:value-type="string" calcext:value-type="string">
            <text:p>OSAD-M-</text:p>
          </table:table-cell>
          <table:table-cell table:formula="of:=[.C10]+1" office:value-type="float" office:value="8" calcext:value-type="float">
            <text:p>8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1]" office:value-type="string" office:string-value="53316-6^^^WBC" calcext:value-type="string">
            <text:p>53316-6^^^WBC</text:p>
          </table:table-cell>
          <table:table-cell office:value-type="string" calcext:value-type="string">
            <text:p>', nazwa_wydruk='</text:p>
          </table:table-cell>
          <table:table-cell table:formula="of:=[.W11]" office:value-type="string" office:string-value="WBC" calcext:value-type="string">
            <text:p>WBC</text:p>
          </table:table-cell>
          <table:table-cell office:value-type="string" calcext:value-type="string">
            <text:p>', jednostki='</text:p>
          </table:table-cell>
          <table:table-cell table:formula="of:=[.Y11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11]" office:value-type="float" office:value="944" calcext:value-type="float">
            <text:p>94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1];[.F11];[.G11];[.H11];[.I11];[.J11];[.K11];[.L11];[.M11];[.N11];[.O11];[.P11];[.Q11];[.R11];[.S11])" office:value-type="string" office:string-value="TestZnakowy.objects.create(aparat=aparat, nazwa='53316-6^^^WBC', nazwa_wydruk='WBC', jednostki='plusowe', tid=944)" calcext:value-type="string">
            <text:p>TestZnakowy.objects.create(aparat=aparat, nazwa='53316-6^^^WBC', nazwa_wydruk='WBC', jednostki='plusowe', tid=944)</text:p>
          </table:table-cell>
          <table:table-cell table:formula="of:=[.U10]+1" office:value-type="float" office:value="944" calcext:value-type="float">
            <text:p>944</text:p>
          </table:table-cell>
          <table:table-cell office:value-type="string" calcext:value-type="string">
            <text:p>53316-6^^^WBC</text:p>
          </table:table-cell>
          <table:table-cell office:value-type="string" calcext:value-type="string">
            <text:p>WBC</text:p>
          </table:table-cell>
          <table:table-cell table:formula="of:=[.X1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1];[.C11])" office:value-type="string" office:string-value="OSAD-M-8" calcext:value-type="string">
            <text:p>OSAD-M-8</text:p>
          </table:table-cell>
          <table:table-cell table:number-columns-repeated="6"/>
          <table:table-cell table:formula="of:=[.AI10]+1" office:value-type="float" office:value="1037" calcext:value-type="float">
            <text:p>1037</text:p>
          </table:table-cell>
          <table:table-cell table:formula="of:=[.AJ10]" office:value-type="float" office:value="2" calcext:value-type="float">
            <text:p>2</text:p>
          </table:table-cell>
          <table:table-cell table:formula="of:=[.AK1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1];[.CQ11];[.CR11];[.CS11])" office:value-type="string" office:string-value="update BADANIA set TEST_UKRYTY='T' where ID_BADANIA = 944" calcext:value-type="string">
            <text:p>update BADANIA set TEST_UKRYTY='T' where ID_BADANIA = 944</text:p>
          </table:table-cell>
          <table:table-cell office:value-type="string" calcext:value-type="string">
            <text:p>update BADANIA set TEST_UKRYTY='</text:p>
          </table:table-cell>
          <table:table-cell table:formula="of:=[.BB1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1]" office:value-type="float" office:value="944" calcext:value-type="float">
            <text:p>944</text:p>
          </table:table-cell>
          <table:table-cell table:style-name="ce2" table:formula="of:=CONCATENATE([.CU11];[.CW11];[.CX11])" office:value-type="string" office:string-value="update BADANIA set TYP_WYNIKU='N' where ID_BADANIA = 944" calcext:value-type="string">
            <text:p>update BADANIA set TYP_WYNIKU='N' where ID_BADANIA = 94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1]" office:value-type="float" office:value="944" calcext:value-type="float">
            <text:p>94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9|53307-5^^^CRY|1.50|p/HPF||A||F||Operator|||UriSed mini</text:p>
          </table:table-cell>
          <table:table-cell office:value-type="string" calcext:value-type="string">
            <text:p>OSAD-M-</text:p>
          </table:table-cell>
          <table:table-cell table:formula="of:=[.C11]+1" office:value-type="float" office:value="9" calcext:value-type="float">
            <text:p>9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2]" office:value-type="string" office:string-value="53307-5^^^CRY" calcext:value-type="string">
            <text:p>53307-5^^^CRY</text:p>
          </table:table-cell>
          <table:table-cell office:value-type="string" calcext:value-type="string">
            <text:p>', nazwa_wydruk='</text:p>
          </table:table-cell>
          <table:table-cell table:formula="of:=[.W12]" office:value-type="string" office:string-value="Kryształy" calcext:value-type="string">
            <text:p>Kryształy</text:p>
          </table:table-cell>
          <table:table-cell office:value-type="string" calcext:value-type="string">
            <text:p>', jednostki='</text:p>
          </table:table-cell>
          <table:table-cell table:formula="of:=[.Y12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12]" office:value-type="float" office:value="945" calcext:value-type="float">
            <text:p>94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2];[.F12];[.G12];[.H12];[.I12];[.J12];[.K12];[.L12];[.M12];[.N12];[.O12];[.P12];[.Q12];[.R12];[.S12])" office:value-type="string" office:string-value="TestZnakowy.objects.create(aparat=aparat, nazwa='53307-5^^^CRY', nazwa_wydruk='Kryształy', jednostki='p/HPF', tid=945)" calcext:value-type="string">
            <text:p>TestZnakowy.objects.create(aparat=aparat, nazwa='53307-5^^^CRY', nazwa_wydruk='Kryształy', jednostki='p/HPF', tid=945)</text:p>
          </table:table-cell>
          <table:table-cell table:formula="of:=[.U11]+1" office:value-type="float" office:value="945" calcext:value-type="float">
            <text:p>945</text:p>
          </table:table-cell>
          <table:table-cell office:value-type="string" calcext:value-type="string">
            <text:p>53307-5^^^CRY</text:p>
          </table:table-cell>
          <table:table-cell office:value-type="string" calcext:value-type="string">
            <text:p>Kryształy</text:p>
          </table:table-cell>
          <table:table-cell table:formula="of:=[.X1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12];[.C12])" office:value-type="string" office:string-value="OSAD-M-9" calcext:value-type="string">
            <text:p>OSAD-M-9</text:p>
          </table:table-cell>
          <table:table-cell table:number-columns-repeated="6"/>
          <table:table-cell table:formula="of:=[.AI11]+1" office:value-type="float" office:value="1038" calcext:value-type="float">
            <text:p>1038</text:p>
          </table:table-cell>
          <table:table-cell table:formula="of:=[.AJ11]" office:value-type="float" office:value="2" calcext:value-type="float">
            <text:p>2</text:p>
          </table:table-cell>
          <table:table-cell table:formula="of:=[.AK1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2];[.CQ12];[.CR12];[.CS12])" office:value-type="string" office:string-value="update BADANIA set TEST_UKRYTY='T' where ID_BADANIA = 945" calcext:value-type="string">
            <text:p>update BADANIA set TEST_UKRYTY='T' where ID_BADANIA = 945</text:p>
          </table:table-cell>
          <table:table-cell office:value-type="string" calcext:value-type="string">
            <text:p>update BADANIA set TEST_UKRYTY='</text:p>
          </table:table-cell>
          <table:table-cell table:formula="of:=[.BB1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2]" office:value-type="float" office:value="945" calcext:value-type="float">
            <text:p>945</text:p>
          </table:table-cell>
          <table:table-cell table:style-name="ce2" table:formula="of:=CONCATENATE([.CU12];[.CW12];[.CX12])" office:value-type="string" office:string-value="update BADANIA set TYP_WYNIKU='N' where ID_BADANIA = 945" calcext:value-type="string">
            <text:p>update BADANIA set TYP_WYNIKU='N' where ID_BADANIA = 94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2]" office:value-type="float" office:value="945" calcext:value-type="float">
            <text:p>94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10|53297-8^^^CRY|6.60|p/ul||A||F||Operator|||UriSed mini</text:p>
          </table:table-cell>
          <table:table-cell office:value-type="string" calcext:value-type="string">
            <text:p>OSAD-M-</text:p>
          </table:table-cell>
          <table:table-cell table:formula="of:=[.C12]+1" office:value-type="float" office:value="10" calcext:value-type="float">
            <text:p>10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3]" office:value-type="string" office:string-value="53297-8^^^CRY" calcext:value-type="string">
            <text:p>53297-8^^^CRY</text:p>
          </table:table-cell>
          <table:table-cell office:value-type="string" calcext:value-type="string">
            <text:p>', nazwa_wydruk='</text:p>
          </table:table-cell>
          <table:table-cell table:formula="of:=[.W13]" office:value-type="string" office:string-value="Kryształy" calcext:value-type="string">
            <text:p>Kryształy</text:p>
          </table:table-cell>
          <table:table-cell office:value-type="string" calcext:value-type="string">
            <text:p>', jednostki='</text:p>
          </table:table-cell>
          <table:table-cell table:formula="of:=[.Y13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13]" office:value-type="float" office:value="946" calcext:value-type="float">
            <text:p>94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3];[.F13];[.G13];[.H13];[.I13];[.J13];[.K13];[.L13];[.M13];[.N13];[.O13];[.P13];[.Q13];[.R13];[.S13])" office:value-type="string" office:string-value="TestZnakowy.objects.create(aparat=aparat, nazwa='53297-8^^^CRY', nazwa_wydruk='Kryształy', jednostki='p/ul', tid=946)" calcext:value-type="string">
            <text:p>TestZnakowy.objects.create(aparat=aparat, nazwa='53297-8^^^CRY', nazwa_wydruk='Kryształy', jednostki='p/ul', tid=946)</text:p>
          </table:table-cell>
          <table:table-cell table:formula="of:=[.U12]+1" office:value-type="float" office:value="946" calcext:value-type="float">
            <text:p>946</text:p>
          </table:table-cell>
          <table:table-cell office:value-type="string" calcext:value-type="string">
            <text:p>53297-8^^^CRY</text:p>
          </table:table-cell>
          <table:table-cell office:value-type="string" calcext:value-type="string">
            <text:p>Kryształy</text:p>
          </table:table-cell>
          <table:table-cell table:formula="of:=[.X1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13];[.C13])" office:value-type="string" office:string-value="OSAD-M-10" calcext:value-type="string">
            <text:p>OSAD-M-10</text:p>
          </table:table-cell>
          <table:table-cell table:number-columns-repeated="6"/>
          <table:table-cell table:formula="of:=[.AI12]+1" office:value-type="float" office:value="1039" calcext:value-type="float">
            <text:p>1039</text:p>
          </table:table-cell>
          <table:table-cell table:formula="of:=[.AJ12]" office:value-type="float" office:value="2" calcext:value-type="float">
            <text:p>2</text:p>
          </table:table-cell>
          <table:table-cell table:formula="of:=[.AK1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3];[.CQ13];[.CR13];[.CS13])" office:value-type="string" office:string-value="update BADANIA set TEST_UKRYTY='T' where ID_BADANIA = 946" calcext:value-type="string">
            <text:p>update BADANIA set TEST_UKRYTY='T' where ID_BADANIA = 946</text:p>
          </table:table-cell>
          <table:table-cell office:value-type="string" calcext:value-type="string">
            <text:p>update BADANIA set TEST_UKRYTY='</text:p>
          </table:table-cell>
          <table:table-cell table:formula="of:=[.BB1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3]" office:value-type="float" office:value="946" calcext:value-type="float">
            <text:p>946</text:p>
          </table:table-cell>
          <table:table-cell table:style-name="ce2" table:formula="of:=CONCATENATE([.CU13];[.CW13];[.CX13])" office:value-type="string" office:string-value="update BADANIA set TYP_WYNIKU='N' where ID_BADANIA = 946" calcext:value-type="string">
            <text:p>update BADANIA set TYP_WYNIKU='N' where ID_BADANIA = 94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3]" office:value-type="float" office:value="946" calcext:value-type="float">
            <text:p>94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11|^^^CRY|1.00|||A||F||Operator|||UriSed mini</text:p>
          </table:table-cell>
          <table:table-cell office:value-type="string" calcext:value-type="string">
            <text:p>OSAD-M-</text:p>
          </table:table-cell>
          <table:table-cell table:formula="of:=[.C13]+1" office:value-type="float" office:value="11" calcext:value-type="float">
            <text:p>11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4]" office:value-type="string" office:string-value="^^^CRY" calcext:value-type="string">
            <text:p>^^^CRY</text:p>
          </table:table-cell>
          <table:table-cell office:value-type="string" calcext:value-type="string">
            <text:p>', nazwa_wydruk='</text:p>
          </table:table-cell>
          <table:table-cell table:formula="of:=[.W14]" office:value-type="string" office:string-value="Kryształy" calcext:value-type="string">
            <text:p>Kryształy</text:p>
          </table:table-cell>
          <table:table-cell office:value-type="string" calcext:value-type="string">
            <text:p>', jednostki='</text:p>
          </table:table-cell>
          <table:table-cell table:formula="of:=[.Y14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14]" office:value-type="float" office:value="947" calcext:value-type="float">
            <text:p>947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4];[.F14];[.G14];[.H14];[.I14];[.J14];[.K14];[.L14];[.M14];[.N14];[.O14];[.P14];[.Q14];[.R14];[.S14])" office:value-type="string" office:string-value="TestZnakowy.objects.create(aparat=aparat, nazwa='^^^CRY', nazwa_wydruk='Kryształy', jednostki='0', tid=947)" calcext:value-type="string">
            <text:p>TestZnakowy.objects.create(aparat=aparat, nazwa='^^^CRY', nazwa_wydruk='Kryształy', jednostki='0', tid=947)</text:p>
          </table:table-cell>
          <table:table-cell table:formula="of:=[.U13]+1" office:value-type="float" office:value="947" calcext:value-type="float">
            <text:p>947</text:p>
          </table:table-cell>
          <table:table-cell office:value-type="string" calcext:value-type="string">
            <text:p>^^^CRY</text:p>
          </table:table-cell>
          <table:table-cell office:value-type="string" calcext:value-type="string">
            <text:p>Kryształy</text:p>
          </table:table-cell>
          <table:table-cell table:formula="of:=[.X1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4];[.C14])" office:value-type="string" office:string-value="OSAD-M-11" calcext:value-type="string">
            <text:p>OSAD-M-11</text:p>
          </table:table-cell>
          <table:table-cell table:number-columns-repeated="6"/>
          <table:table-cell table:formula="of:=[.AI13]+1" office:value-type="float" office:value="1040" calcext:value-type="float">
            <text:p>1040</text:p>
          </table:table-cell>
          <table:table-cell table:formula="of:=[.AJ13]" office:value-type="float" office:value="2" calcext:value-type="float">
            <text:p>2</text:p>
          </table:table-cell>
          <table:table-cell table:formula="of:=[.AK1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4];[.CQ14];[.CR14];[.CS14])" office:value-type="string" office:string-value="update BADANIA set TEST_UKRYTY='T' where ID_BADANIA = 947" calcext:value-type="string">
            <text:p>update BADANIA set TEST_UKRYTY='T' where ID_BADANIA = 947</text:p>
          </table:table-cell>
          <table:table-cell office:value-type="string" calcext:value-type="string">
            <text:p>update BADANIA set TEST_UKRYTY='</text:p>
          </table:table-cell>
          <table:table-cell table:formula="of:=[.BB1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4]" office:value-type="float" office:value="947" calcext:value-type="float">
            <text:p>947</text:p>
          </table:table-cell>
          <table:table-cell table:style-name="ce2" table:formula="of:=CONCATENATE([.CU14];[.CW14];[.CX14])" office:value-type="string" office:string-value="update BADANIA set TYP_WYNIKU='N' where ID_BADANIA = 947" calcext:value-type="string">
            <text:p>update BADANIA set TYP_WYNIKU='N' where ID_BADANIA = 94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4]" office:value-type="float" office:value="947" calcext:value-type="float">
            <text:p>94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12|53334-9^^^CRY|+|||A||F||Operator|||UriSed mini</text:p>
          </table:table-cell>
          <table:table-cell office:value-type="string" calcext:value-type="string">
            <text:p>OSAD-M-</text:p>
          </table:table-cell>
          <table:table-cell table:formula="of:=[.C14]+1" office:value-type="float" office:value="12" calcext:value-type="float">
            <text:p>12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5]" office:value-type="string" office:string-value="53334-9^^^CRY" calcext:value-type="string">
            <text:p>53334-9^^^CRY</text:p>
          </table:table-cell>
          <table:table-cell office:value-type="string" calcext:value-type="string">
            <text:p>', nazwa_wydruk='</text:p>
          </table:table-cell>
          <table:table-cell table:formula="of:=[.W15]" office:value-type="string" office:string-value="Kryształy" calcext:value-type="string">
            <text:p>Kryształy</text:p>
          </table:table-cell>
          <table:table-cell office:value-type="string" calcext:value-type="string">
            <text:p>', jednostki='</text:p>
          </table:table-cell>
          <table:table-cell table:formula="of:=[.Y15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15]" office:value-type="float" office:value="948" calcext:value-type="float">
            <text:p>948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5];[.F15];[.G15];[.H15];[.I15];[.J15];[.K15];[.L15];[.M15];[.N15];[.O15];[.P15];[.Q15];[.R15];[.S15])" office:value-type="string" office:string-value="TestZnakowy.objects.create(aparat=aparat, nazwa='53334-9^^^CRY', nazwa_wydruk='Kryształy', jednostki='plusowe', tid=948)" calcext:value-type="string">
            <text:p>TestZnakowy.objects.create(aparat=aparat, nazwa='53334-9^^^CRY', nazwa_wydruk='Kryształy', jednostki='plusowe', tid=948)</text:p>
          </table:table-cell>
          <table:table-cell table:formula="of:=[.U14]+1" office:value-type="float" office:value="948" calcext:value-type="float">
            <text:p>948</text:p>
          </table:table-cell>
          <table:table-cell office:value-type="string" calcext:value-type="string">
            <text:p>53334-9^^^CRY</text:p>
          </table:table-cell>
          <table:table-cell office:value-type="string" calcext:value-type="string">
            <text:p>Kryształy</text:p>
          </table:table-cell>
          <table:table-cell table:formula="of:=[.X1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5];[.C15])" office:value-type="string" office:string-value="OSAD-M-12" calcext:value-type="string">
            <text:p>OSAD-M-12</text:p>
          </table:table-cell>
          <table:table-cell table:number-columns-repeated="6"/>
          <table:table-cell table:formula="of:=[.AI14]+1" office:value-type="float" office:value="1041" calcext:value-type="float">
            <text:p>1041</text:p>
          </table:table-cell>
          <table:table-cell table:formula="of:=[.AJ14]" office:value-type="float" office:value="2" calcext:value-type="float">
            <text:p>2</text:p>
          </table:table-cell>
          <table:table-cell table:formula="of:=[.AK1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5];[.CQ15];[.CR15];[.CS15])" office:value-type="string" office:string-value="update BADANIA set TEST_UKRYTY='T' where ID_BADANIA = 948" calcext:value-type="string">
            <text:p>update BADANIA set TEST_UKRYTY='T' where ID_BADANIA = 948</text:p>
          </table:table-cell>
          <table:table-cell office:value-type="string" calcext:value-type="string">
            <text:p>update BADANIA set TEST_UKRYTY='</text:p>
          </table:table-cell>
          <table:table-cell table:formula="of:=[.BB1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5]" office:value-type="float" office:value="948" calcext:value-type="float">
            <text:p>948</text:p>
          </table:table-cell>
          <table:table-cell table:style-name="ce2" table:formula="of:=CONCATENATE([.CU15];[.CW15];[.CX15])" office:value-type="string" office:string-value="update BADANIA set TYP_WYNIKU='N' where ID_BADANIA = 948" calcext:value-type="string">
            <text:p>update BADANIA set TYP_WYNIKU='N' where ID_BADANIA = 94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5]" office:value-type="float" office:value="948" calcext:value-type="float">
            <text:p>94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13|53307-5^^^.CRY|1.50|p/HPF||A||F||Operator|||UriSed mini</text:p>
          </table:table-cell>
          <table:table-cell office:value-type="string" calcext:value-type="string">
            <text:p>OSAD-M-</text:p>
          </table:table-cell>
          <table:table-cell table:formula="of:=[.C15]+1" office:value-type="float" office:value="13" calcext:value-type="float">
            <text:p>13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6]" office:value-type="string" office:string-value="53307-5^^^.CRY" calcext:value-type="string">
            <text:p>53307-5^^^.CRY</text:p>
          </table:table-cell>
          <table:table-cell office:value-type="string" calcext:value-type="string">
            <text:p>', nazwa_wydruk='</text:p>
          </table:table-cell>
          <table:table-cell table:formula="of:=[.W16]" office:value-type="string" office:string-value="Kryształy" calcext:value-type="string">
            <text:p>Kryształy</text:p>
          </table:table-cell>
          <table:table-cell office:value-type="string" calcext:value-type="string">
            <text:p>', jednostki='</text:p>
          </table:table-cell>
          <table:table-cell table:formula="of:=[.Y16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16]" office:value-type="float" office:value="949" calcext:value-type="float">
            <text:p>949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6];[.F16];[.G16];[.H16];[.I16];[.J16];[.K16];[.L16];[.M16];[.N16];[.O16];[.P16];[.Q16];[.R16];[.S16])" office:value-type="string" office:string-value="TestZnakowy.objects.create(aparat=aparat, nazwa='53307-5^^^.CRY', nazwa_wydruk='Kryształy', jednostki='p/HPF', tid=949)" calcext:value-type="string">
            <text:p>TestZnakowy.objects.create(aparat=aparat, nazwa='53307-5^^^.CRY', nazwa_wydruk='Kryształy', jednostki='p/HPF', tid=949)</text:p>
          </table:table-cell>
          <table:table-cell table:formula="of:=[.U15]+1" office:value-type="float" office:value="949" calcext:value-type="float">
            <text:p>949</text:p>
          </table:table-cell>
          <table:table-cell office:value-type="string" calcext:value-type="string">
            <text:p>53307-5^^^.CRY</text:p>
          </table:table-cell>
          <table:table-cell office:value-type="string" calcext:value-type="string">
            <text:p>Kryształy</text:p>
          </table:table-cell>
          <table:table-cell table:formula="of:=[.X1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16];[.C16])" office:value-type="string" office:string-value="OSAD-M-13" calcext:value-type="string">
            <text:p>OSAD-M-13</text:p>
          </table:table-cell>
          <table:table-cell table:number-columns-repeated="6"/>
          <table:table-cell table:formula="of:=[.AI15]+1" office:value-type="float" office:value="1042" calcext:value-type="float">
            <text:p>1042</text:p>
          </table:table-cell>
          <table:table-cell table:formula="of:=[.AJ15]" office:value-type="float" office:value="2" calcext:value-type="float">
            <text:p>2</text:p>
          </table:table-cell>
          <table:table-cell table:formula="of:=[.AK1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6];[.CQ16];[.CR16];[.CS16])" office:value-type="string" office:string-value="update BADANIA set TEST_UKRYTY='T' where ID_BADANIA = 949" calcext:value-type="string">
            <text:p>update BADANIA set TEST_UKRYTY='T' where ID_BADANIA = 949</text:p>
          </table:table-cell>
          <table:table-cell office:value-type="string" calcext:value-type="string">
            <text:p>update BADANIA set TEST_UKRYTY='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6]" office:value-type="float" office:value="949" calcext:value-type="float">
            <text:p>949</text:p>
          </table:table-cell>
          <table:table-cell table:style-name="ce2" table:formula="of:=CONCATENATE([.CU16];[.CW16];[.CX16])" office:value-type="string" office:string-value="update BADANIA set TYP_WYNIKU='N' where ID_BADANIA = 949" calcext:value-type="string">
            <text:p>update BADANIA set TYP_WYNIKU='N' where ID_BADANIA = 94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6]" office:value-type="float" office:value="949" calcext:value-type="float">
            <text:p>94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14|53297-8^^^.CRY|6.60|p/ul||A||F||Operator|||UriSed mini</text:p>
          </table:table-cell>
          <table:table-cell office:value-type="string" calcext:value-type="string">
            <text:p>OSAD-M-</text:p>
          </table:table-cell>
          <table:table-cell table:formula="of:=[.C16]+1" office:value-type="float" office:value="14" calcext:value-type="float">
            <text:p>14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7]" office:value-type="string" office:string-value="53297-8^^^.CRY" calcext:value-type="string">
            <text:p>53297-8^^^.CRY</text:p>
          </table:table-cell>
          <table:table-cell office:value-type="string" calcext:value-type="string">
            <text:p>', nazwa_wydruk='</text:p>
          </table:table-cell>
          <table:table-cell table:formula="of:=[.W17]" office:value-type="string" office:string-value="Kryształy" calcext:value-type="string">
            <text:p>Kryształy</text:p>
          </table:table-cell>
          <table:table-cell office:value-type="string" calcext:value-type="string">
            <text:p>', jednostki='</text:p>
          </table:table-cell>
          <table:table-cell table:formula="of:=[.Y17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17]" office:value-type="float" office:value="950" calcext:value-type="float">
            <text:p>950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7];[.F17];[.G17];[.H17];[.I17];[.J17];[.K17];[.L17];[.M17];[.N17];[.O17];[.P17];[.Q17];[.R17];[.S17])" office:value-type="string" office:string-value="TestZnakowy.objects.create(aparat=aparat, nazwa='53297-8^^^.CRY', nazwa_wydruk='Kryształy', jednostki='p/ul', tid=950)" calcext:value-type="string">
            <text:p>TestZnakowy.objects.create(aparat=aparat, nazwa='53297-8^^^.CRY', nazwa_wydruk='Kryształy', jednostki='p/ul', tid=950)</text:p>
          </table:table-cell>
          <table:table-cell table:formula="of:=[.U16]+1" office:value-type="float" office:value="950" calcext:value-type="float">
            <text:p>950</text:p>
          </table:table-cell>
          <table:table-cell office:value-type="string" calcext:value-type="string">
            <text:p>53297-8^^^.CRY</text:p>
          </table:table-cell>
          <table:table-cell office:value-type="string" calcext:value-type="string">
            <text:p>Kryształy</text:p>
          </table:table-cell>
          <table:table-cell table:formula="of:=[.X1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17];[.C17])" office:value-type="string" office:string-value="OSAD-M-14" calcext:value-type="string">
            <text:p>OSAD-M-14</text:p>
          </table:table-cell>
          <table:table-cell table:number-columns-repeated="6"/>
          <table:table-cell table:formula="of:=[.AI16]+1" office:value-type="float" office:value="1043" calcext:value-type="float">
            <text:p>1043</text:p>
          </table:table-cell>
          <table:table-cell table:formula="of:=[.AJ16]" office:value-type="float" office:value="2" calcext:value-type="float">
            <text:p>2</text:p>
          </table:table-cell>
          <table:table-cell table:formula="of:=[.AK1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7];[.CQ17];[.CR17];[.CS17])" office:value-type="string" office:string-value="update BADANIA set TEST_UKRYTY='T' where ID_BADANIA = 950" calcext:value-type="string">
            <text:p>update BADANIA set TEST_UKRYTY='T' where ID_BADANIA = 950</text:p>
          </table:table-cell>
          <table:table-cell office:value-type="string" calcext:value-type="string">
            <text:p>update BADANIA set TEST_UKRYTY='</text:p>
          </table:table-cell>
          <table:table-cell table:formula="of:=[.BB1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7]" office:value-type="float" office:value="950" calcext:value-type="float">
            <text:p>950</text:p>
          </table:table-cell>
          <table:table-cell table:style-name="ce2" table:formula="of:=CONCATENATE([.CU17];[.CW17];[.CX17])" office:value-type="string" office:string-value="update BADANIA set TYP_WYNIKU='N' where ID_BADANIA = 950" calcext:value-type="string">
            <text:p>update BADANIA set TYP_WYNIKU='N' where ID_BADANIA = 95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7]" office:value-type="float" office:value="950" calcext:value-type="float">
            <text:p>95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15|^^^.CRY|1.00|||A||F||Operator|||UriSed mini</text:p>
          </table:table-cell>
          <table:table-cell office:value-type="string" calcext:value-type="string">
            <text:p>OSAD-M-</text:p>
          </table:table-cell>
          <table:table-cell table:formula="of:=[.C17]+1" office:value-type="float" office:value="15" calcext:value-type="float">
            <text:p>15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8]" office:value-type="string" office:string-value="^^^.CRY" calcext:value-type="string">
            <text:p>^^^.CRY</text:p>
          </table:table-cell>
          <table:table-cell office:value-type="string" calcext:value-type="string">
            <text:p>', nazwa_wydruk='</text:p>
          </table:table-cell>
          <table:table-cell table:formula="of:=[.W18]" office:value-type="string" office:string-value="Kryształy" calcext:value-type="string">
            <text:p>Kryształy</text:p>
          </table:table-cell>
          <table:table-cell office:value-type="string" calcext:value-type="string">
            <text:p>', jednostki='</text:p>
          </table:table-cell>
          <table:table-cell table:formula="of:=[.Y18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18]" office:value-type="float" office:value="951" calcext:value-type="float">
            <text:p>95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8];[.F18];[.G18];[.H18];[.I18];[.J18];[.K18];[.L18];[.M18];[.N18];[.O18];[.P18];[.Q18];[.R18];[.S18])" office:value-type="string" office:string-value="TestZnakowy.objects.create(aparat=aparat, nazwa='^^^.CRY', nazwa_wydruk='Kryształy', jednostki='0', tid=951)" calcext:value-type="string">
            <text:p>TestZnakowy.objects.create(aparat=aparat, nazwa='^^^.CRY', nazwa_wydruk='Kryształy', jednostki='0', tid=951)</text:p>
          </table:table-cell>
          <table:table-cell table:formula="of:=[.U17]+1" office:value-type="float" office:value="951" calcext:value-type="float">
            <text:p>951</text:p>
          </table:table-cell>
          <table:table-cell office:value-type="string" calcext:value-type="string">
            <text:p>^^^.CRY</text:p>
          </table:table-cell>
          <table:table-cell office:value-type="string" calcext:value-type="string">
            <text:p>Kryształy</text:p>
          </table:table-cell>
          <table:table-cell table:formula="of:=[.X1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8];[.C18])" office:value-type="string" office:string-value="OSAD-M-15" calcext:value-type="string">
            <text:p>OSAD-M-15</text:p>
          </table:table-cell>
          <table:table-cell table:number-columns-repeated="6"/>
          <table:table-cell table:formula="of:=[.AI17]+1" office:value-type="float" office:value="1044" calcext:value-type="float">
            <text:p>1044</text:p>
          </table:table-cell>
          <table:table-cell table:formula="of:=[.AJ17]" office:value-type="float" office:value="2" calcext:value-type="float">
            <text:p>2</text:p>
          </table:table-cell>
          <table:table-cell table:formula="of:=[.AK1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8];[.CQ18];[.CR18];[.CS18])" office:value-type="string" office:string-value="update BADANIA set TEST_UKRYTY='T' where ID_BADANIA = 951" calcext:value-type="string">
            <text:p>update BADANIA set TEST_UKRYTY='T' where ID_BADANIA = 951</text:p>
          </table:table-cell>
          <table:table-cell office:value-type="string" calcext:value-type="string">
            <text:p>update BADANIA set TEST_UKRYTY='</text:p>
          </table:table-cell>
          <table:table-cell table:formula="of:=[.BB1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8]" office:value-type="float" office:value="951" calcext:value-type="float">
            <text:p>951</text:p>
          </table:table-cell>
          <table:table-cell table:style-name="ce2" table:formula="of:=CONCATENATE([.CU18];[.CW18];[.CX18])" office:value-type="string" office:string-value="update BADANIA set TYP_WYNIKU='N' where ID_BADANIA = 951" calcext:value-type="string">
            <text:p>update BADANIA set TYP_WYNIKU='N' where ID_BADANIA = 95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8]" office:value-type="float" office:value="951" calcext:value-type="float">
            <text:p>95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16|53334-9^^^.CRY|+|||A||F||Operator|||UriSed mini</text:p>
          </table:table-cell>
          <table:table-cell office:value-type="string" calcext:value-type="string">
            <text:p>OSAD-M-</text:p>
          </table:table-cell>
          <table:table-cell table:formula="of:=[.C18]+1" office:value-type="float" office:value="16" calcext:value-type="float">
            <text:p>16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19]" office:value-type="string" office:string-value="53334-9^^^.CRY" calcext:value-type="string">
            <text:p>53334-9^^^.CRY</text:p>
          </table:table-cell>
          <table:table-cell office:value-type="string" calcext:value-type="string">
            <text:p>', nazwa_wydruk='</text:p>
          </table:table-cell>
          <table:table-cell table:formula="of:=[.W19]" office:value-type="string" office:string-value="Kryształy" calcext:value-type="string">
            <text:p>Kryształy</text:p>
          </table:table-cell>
          <table:table-cell office:value-type="string" calcext:value-type="string">
            <text:p>', jednostki='</text:p>
          </table:table-cell>
          <table:table-cell table:formula="of:=[.Y19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19]" office:value-type="float" office:value="952" calcext:value-type="float">
            <text:p>952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19];[.F19];[.G19];[.H19];[.I19];[.J19];[.K19];[.L19];[.M19];[.N19];[.O19];[.P19];[.Q19];[.R19];[.S19])" office:value-type="string" office:string-value="TestZnakowy.objects.create(aparat=aparat, nazwa='53334-9^^^.CRY', nazwa_wydruk='Kryształy', jednostki='plusowe', tid=952)" calcext:value-type="string">
            <text:p>TestZnakowy.objects.create(aparat=aparat, nazwa='53334-9^^^.CRY', nazwa_wydruk='Kryształy', jednostki='plusowe', tid=952)</text:p>
          </table:table-cell>
          <table:table-cell table:formula="of:=[.U18]+1" office:value-type="float" office:value="952" calcext:value-type="float">
            <text:p>952</text:p>
          </table:table-cell>
          <table:table-cell office:value-type="string" calcext:value-type="string">
            <text:p>53334-9^^^.CRY</text:p>
          </table:table-cell>
          <table:table-cell office:value-type="string" calcext:value-type="string">
            <text:p>Kryształy</text:p>
          </table:table-cell>
          <table:table-cell table:formula="of:=[.X1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9];[.C19])" office:value-type="string" office:string-value="OSAD-M-16" calcext:value-type="string">
            <text:p>OSAD-M-16</text:p>
          </table:table-cell>
          <table:table-cell table:number-columns-repeated="6"/>
          <table:table-cell table:formula="of:=[.AI18]+1" office:value-type="float" office:value="1045" calcext:value-type="float">
            <text:p>1045</text:p>
          </table:table-cell>
          <table:table-cell table:formula="of:=[.AJ18]" office:value-type="float" office:value="2" calcext:value-type="float">
            <text:p>2</text:p>
          </table:table-cell>
          <table:table-cell table:formula="of:=[.AK1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19];[.CQ19];[.CR19];[.CS19])" office:value-type="string" office:string-value="update BADANIA set TEST_UKRYTY='T' where ID_BADANIA = 952" calcext:value-type="string">
            <text:p>update BADANIA set TEST_UKRYTY='T' where ID_BADANIA = 952</text:p>
          </table:table-cell>
          <table:table-cell office:value-type="string" calcext:value-type="string">
            <text:p>update BADANIA set TEST_UKRYTY='</text:p>
          </table:table-cell>
          <table:table-cell table:formula="of:=[.BB1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19]" office:value-type="float" office:value="952" calcext:value-type="float">
            <text:p>952</text:p>
          </table:table-cell>
          <table:table-cell table:style-name="ce2" table:formula="of:=CONCATENATE([.CU19];[.CW19];[.CX19])" office:value-type="string" office:string-value="update BADANIA set TYP_WYNIKU='N' where ID_BADANIA = 952" calcext:value-type="string">
            <text:p>update BADANIA set TYP_WYNIKU='N' where ID_BADANIA = 95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19]" office:value-type="float" office:value="952" calcext:value-type="float">
            <text:p>95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17|^^^.CaOxm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19]+1" office:value-type="float" office:value="17" calcext:value-type="float">
            <text:p>17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20]" office:value-type="string" office:string-value="^^^.CaOxm" calcext:value-type="string">
            <text:p>^^^.CaOxm</text:p>
          </table:table-cell>
          <table:table-cell office:value-type="string" calcext:value-type="string">
            <text:p>', nazwa_wydruk='</text:p>
          </table:table-cell>
          <table:table-cell table:formula="of:=[.W20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, jednostki='</text:p>
          </table:table-cell>
          <table:table-cell table:formula="of:=[.Y20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20]" office:value-type="float" office:value="953" calcext:value-type="float">
            <text:p>95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20];[.F20];[.G20];[.H20];[.I20];[.J20];[.K20];[.L20];[.M20];[.N20];[.O20];[.P20];[.Q20];[.R20];[.S20])" office:value-type="string" office:string-value="TestZnakowy.objects.create(aparat=aparat, nazwa='^^^.CaOxm', nazwa_wydruk='Jednowodny szczawian wapnia', jednostki='p/HPF', tid=953)" calcext:value-type="string">
            <text:p>TestZnakowy.objects.create(aparat=aparat, nazwa='^^^.CaOxm', nazwa_wydruk='Jednowodny szczawian wapnia', jednostki='p/HPF', tid=953)</text:p>
          </table:table-cell>
          <table:table-cell table:formula="of:=[.U19]+1" office:value-type="float" office:value="953" calcext:value-type="float">
            <text:p>953</text:p>
          </table:table-cell>
          <table:table-cell office:value-type="string" calcext:value-type="string">
            <text:p>^^^.CaOxm</text:p>
          </table:table-cell>
          <table:table-cell office:value-type="string" calcext:value-type="string">
            <text:p>Jednowodny szczawian wapnia</text:p>
          </table:table-cell>
          <table:table-cell table:formula="of:=[.X1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20];[.C20])" office:value-type="string" office:string-value="OSAD-M-17" calcext:value-type="string">
            <text:p>OSAD-M-17</text:p>
          </table:table-cell>
          <table:table-cell table:number-columns-repeated="6"/>
          <table:table-cell table:formula="of:=[.AI19]+1" office:value-type="float" office:value="1046" calcext:value-type="float">
            <text:p>1046</text:p>
          </table:table-cell>
          <table:table-cell table:formula="of:=[.AJ19]" office:value-type="float" office:value="2" calcext:value-type="float">
            <text:p>2</text:p>
          </table:table-cell>
          <table:table-cell table:formula="of:=[.AK1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0];[.CQ20];[.CR20];[.CS20])" office:value-type="string" office:string-value="update BADANIA set TEST_UKRYTY='T' where ID_BADANIA = 953" calcext:value-type="string">
            <text:p>update BADANIA set TEST_UKRYTY='T' where ID_BADANIA = 953</text:p>
          </table:table-cell>
          <table:table-cell office:value-type="string" calcext:value-type="string">
            <text:p>update BADANIA set TEST_UKRYTY='</text:p>
          </table:table-cell>
          <table:table-cell table:formula="of:=[.BB2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0]" office:value-type="float" office:value="953" calcext:value-type="float">
            <text:p>953</text:p>
          </table:table-cell>
          <table:table-cell table:style-name="ce2" table:formula="of:=CONCATENATE([.CU20];[.CV20];[.CW20];[.CX20])" office:value-type="string" office:string-value="update BADANIA set NAZWA_BADANIA='Jednowodny szczawian wapnia' where ID_BADANIA = 953" calcext:value-type="string">
            <text:p>update BADANIA set NAZWA_BADANIA='Jednowodny szczawian wapnia' where ID_BADANIA = 953</text:p>
          </table:table-cell>
          <table:table-cell office:value-type="string" calcext:value-type="string">
            <text:p>update BADANIA set NAZWA_BADANIA='</text:p>
          </table:table-cell>
          <table:table-cell table:formula="of:=[.W20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U20]" office:value-type="float" office:value="953" calcext:value-type="float">
            <text:p>95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18|^^^.CaOxm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20]+1" office:value-type="float" office:value="18" calcext:value-type="float">
            <text:p>18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21]" office:value-type="string" office:string-value="^^^.CaOxm" calcext:value-type="string">
            <text:p>^^^.CaOxm</text:p>
          </table:table-cell>
          <table:table-cell office:value-type="string" calcext:value-type="string">
            <text:p>', nazwa_wydruk='</text:p>
          </table:table-cell>
          <table:table-cell table:formula="of:=[.W21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, jednostki='</text:p>
          </table:table-cell>
          <table:table-cell table:formula="of:=[.Y21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21]" office:value-type="float" office:value="954" calcext:value-type="float">
            <text:p>95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21];[.F21];[.G21];[.H21];[.I21];[.J21];[.K21];[.L21];[.M21];[.N21];[.O21];[.P21];[.Q21];[.R21];[.S21])" office:value-type="string" office:string-value="TestZnakowy.objects.create(aparat=aparat, nazwa='^^^.CaOxm', nazwa_wydruk='Jednowodny szczawian wapnia', jednostki='p/ul', tid=954)" calcext:value-type="string">
            <text:p>TestZnakowy.objects.create(aparat=aparat, nazwa='^^^.CaOxm', nazwa_wydruk='Jednowodny szczawian wapnia', jednostki='p/ul', tid=954)</text:p>
          </table:table-cell>
          <table:table-cell table:formula="of:=[.U20]+1" office:value-type="float" office:value="954" calcext:value-type="float">
            <text:p>954</text:p>
          </table:table-cell>
          <table:table-cell office:value-type="string" calcext:value-type="string">
            <text:p>^^^.CaOxm</text:p>
          </table:table-cell>
          <table:table-cell office:value-type="string" calcext:value-type="string">
            <text:p>Jednowodny szczawian wapnia</text:p>
          </table:table-cell>
          <table:table-cell table:formula="of:=[.X2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21];[.C21])" office:value-type="string" office:string-value="OSAD-M-18" calcext:value-type="string">
            <text:p>OSAD-M-18</text:p>
          </table:table-cell>
          <table:table-cell table:number-columns-repeated="6"/>
          <table:table-cell table:formula="of:=[.AI20]+1" office:value-type="float" office:value="1047" calcext:value-type="float">
            <text:p>1047</text:p>
          </table:table-cell>
          <table:table-cell table:formula="of:=[.AJ20]" office:value-type="float" office:value="2" calcext:value-type="float">
            <text:p>2</text:p>
          </table:table-cell>
          <table:table-cell table:formula="of:=[.AK2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1];[.CQ21];[.CR21];[.CS21])" office:value-type="string" office:string-value="update BADANIA set TEST_UKRYTY='T' where ID_BADANIA = 954" calcext:value-type="string">
            <text:p>update BADANIA set TEST_UKRYTY='T' where ID_BADANIA = 954</text:p>
          </table:table-cell>
          <table:table-cell office:value-type="string" calcext:value-type="string">
            <text:p>update BADANIA set TEST_UKRYTY='</text:p>
          </table:table-cell>
          <table:table-cell table:formula="of:=[.BB2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1]" office:value-type="float" office:value="954" calcext:value-type="float">
            <text:p>954</text:p>
          </table:table-cell>
          <table:table-cell table:style-name="ce2" table:formula="of:=CONCATENATE([.CU21];[.CV21];[.CW21];[.CX21])" office:value-type="string" office:string-value="update BADANIA set NAZWA_BADANIA='Jednowodny szczawian wapnia' where ID_BADANIA = 954" calcext:value-type="string">
            <text:p>update BADANIA set NAZWA_BADANIA='Jednowodny szczawian wapnia' where ID_BADANIA = 954</text:p>
          </table:table-cell>
          <table:table-cell office:value-type="string" calcext:value-type="string">
            <text:p>update BADANIA set NAZWA_BADANIA='</text:p>
          </table:table-cell>
          <table:table-cell table:formula="of:=[.W21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U21]" office:value-type="float" office:value="954" calcext:value-type="float">
            <text:p>95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19|^^^.CaOxm|0.00|||N||F||Operator|||UriSed mini</text:p>
          </table:table-cell>
          <table:table-cell office:value-type="string" calcext:value-type="string">
            <text:p>OSAD-M-</text:p>
          </table:table-cell>
          <table:table-cell table:formula="of:=[.C21]+1" office:value-type="float" office:value="19" calcext:value-type="float">
            <text:p>19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22]" office:value-type="string" office:string-value="^^^.CaOxm" calcext:value-type="string">
            <text:p>^^^.CaOxm</text:p>
          </table:table-cell>
          <table:table-cell office:value-type="string" calcext:value-type="string">
            <text:p>', nazwa_wydruk='</text:p>
          </table:table-cell>
          <table:table-cell table:formula="of:=[.W22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, jednostki='</text:p>
          </table:table-cell>
          <table:table-cell table:formula="of:=[.Y22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22]" office:value-type="float" office:value="955" calcext:value-type="float">
            <text:p>95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22];[.F22];[.G22];[.H22];[.I22];[.J22];[.K22];[.L22];[.M22];[.N22];[.O22];[.P22];[.Q22];[.R22];[.S22])" office:value-type="string" office:string-value="TestZnakowy.objects.create(aparat=aparat, nazwa='^^^.CaOxm', nazwa_wydruk='Jednowodny szczawian wapnia', jednostki='0', tid=955)" calcext:value-type="string">
            <text:p>TestZnakowy.objects.create(aparat=aparat, nazwa='^^^.CaOxm', nazwa_wydruk='Jednowodny szczawian wapnia', jednostki='0', tid=955)</text:p>
          </table:table-cell>
          <table:table-cell table:formula="of:=[.U21]+1" office:value-type="float" office:value="955" calcext:value-type="float">
            <text:p>955</text:p>
          </table:table-cell>
          <table:table-cell office:value-type="string" calcext:value-type="string">
            <text:p>^^^.CaOxm</text:p>
          </table:table-cell>
          <table:table-cell office:value-type="string" calcext:value-type="string">
            <text:p>Jednowodny szczawian wapnia</text:p>
          </table:table-cell>
          <table:table-cell table:formula="of:=[.X2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22];[.C22])" office:value-type="string" office:string-value="OSAD-M-19" calcext:value-type="string">
            <text:p>OSAD-M-19</text:p>
          </table:table-cell>
          <table:table-cell table:number-columns-repeated="6"/>
          <table:table-cell table:formula="of:=[.AI21]+1" office:value-type="float" office:value="1048" calcext:value-type="float">
            <text:p>1048</text:p>
          </table:table-cell>
          <table:table-cell table:formula="of:=[.AJ21]" office:value-type="float" office:value="2" calcext:value-type="float">
            <text:p>2</text:p>
          </table:table-cell>
          <table:table-cell table:formula="of:=[.AK2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2];[.CQ22];[.CR22];[.CS22])" office:value-type="string" office:string-value="update BADANIA set TEST_UKRYTY='T' where ID_BADANIA = 955" calcext:value-type="string">
            <text:p>update BADANIA set TEST_UKRYTY='T' where ID_BADANIA = 955</text:p>
          </table:table-cell>
          <table:table-cell office:value-type="string" calcext:value-type="string">
            <text:p>update BADANIA set TEST_UKRYTY='</text:p>
          </table:table-cell>
          <table:table-cell table:formula="of:=[.BB2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2]" office:value-type="float" office:value="955" calcext:value-type="float">
            <text:p>955</text:p>
          </table:table-cell>
          <table:table-cell table:style-name="ce2" table:formula="of:=CONCATENATE([.CU22];[.CV22];[.CW22];[.CX22])" office:value-type="string" office:string-value="update BADANIA set NAZWA_BADANIA='Jednowodny szczawian wapnia' where ID_BADANIA = 955" calcext:value-type="string">
            <text:p>update BADANIA set NAZWA_BADANIA='Jednowodny szczawian wapnia' where ID_BADANIA = 955</text:p>
          </table:table-cell>
          <table:table-cell office:value-type="string" calcext:value-type="string">
            <text:p>update BADANIA set NAZWA_BADANIA='</text:p>
          </table:table-cell>
          <table:table-cell table:formula="of:=[.W22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U22]" office:value-type="float" office:value="955" calcext:value-type="float">
            <text:p>95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20|^^^.CaOxm|-|||N||F||Operator|||UriSed mini</text:p>
          </table:table-cell>
          <table:table-cell office:value-type="string" calcext:value-type="string">
            <text:p>OSAD-M-</text:p>
          </table:table-cell>
          <table:table-cell table:formula="of:=[.C22]+1" office:value-type="float" office:value="20" calcext:value-type="float">
            <text:p>20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23]" office:value-type="string" office:string-value="^^^.CaOxm" calcext:value-type="string">
            <text:p>^^^.CaOxm</text:p>
          </table:table-cell>
          <table:table-cell office:value-type="string" calcext:value-type="string">
            <text:p>', nazwa_wydruk='</text:p>
          </table:table-cell>
          <table:table-cell table:formula="of:=[.W23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, jednostki='</text:p>
          </table:table-cell>
          <table:table-cell table:formula="of:=[.Y23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23]" office:value-type="float" office:value="956" calcext:value-type="float">
            <text:p>95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23];[.F23];[.G23];[.H23];[.I23];[.J23];[.K23];[.L23];[.M23];[.N23];[.O23];[.P23];[.Q23];[.R23];[.S23])" office:value-type="string" office:string-value="TestZnakowy.objects.create(aparat=aparat, nazwa='^^^.CaOxm', nazwa_wydruk='Jednowodny szczawian wapnia', jednostki='plusowe', tid=956)" calcext:value-type="string">
            <text:p>TestZnakowy.objects.create(aparat=aparat, nazwa='^^^.CaOxm', nazwa_wydruk='Jednowodny szczawian wapnia', jednostki='plusowe', tid=956)</text:p>
          </table:table-cell>
          <table:table-cell table:formula="of:=[.U22]+1" office:value-type="float" office:value="956" calcext:value-type="float">
            <text:p>956</text:p>
          </table:table-cell>
          <table:table-cell office:value-type="string" calcext:value-type="string">
            <text:p>^^^.CaOxm</text:p>
          </table:table-cell>
          <table:table-cell office:value-type="string" calcext:value-type="string">
            <text:p>Jednowodny szczawian wapnia</text:p>
          </table:table-cell>
          <table:table-cell table:formula="of:=[.X2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23];[.C23])" office:value-type="string" office:string-value="OSAD-M-20" calcext:value-type="string">
            <text:p>OSAD-M-20</text:p>
          </table:table-cell>
          <table:table-cell table:number-columns-repeated="6"/>
          <table:table-cell table:formula="of:=[.AI22]+1" office:value-type="float" office:value="1049" calcext:value-type="float">
            <text:p>1049</text:p>
          </table:table-cell>
          <table:table-cell table:formula="of:=[.AJ22]" office:value-type="float" office:value="2" calcext:value-type="float">
            <text:p>2</text:p>
          </table:table-cell>
          <table:table-cell table:formula="of:=[.AK2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3];[.CQ23];[.CR23];[.CS23])" office:value-type="string" office:string-value="update BADANIA set TEST_UKRYTY='T' where ID_BADANIA = 956" calcext:value-type="string">
            <text:p>update BADANIA set TEST_UKRYTY='T' where ID_BADANIA = 956</text:p>
          </table:table-cell>
          <table:table-cell office:value-type="string" calcext:value-type="string">
            <text:p>update BADANIA set TEST_UKRYTY='</text:p>
          </table:table-cell>
          <table:table-cell table:formula="of:=[.BB2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3]" office:value-type="float" office:value="956" calcext:value-type="float">
            <text:p>956</text:p>
          </table:table-cell>
          <table:table-cell table:style-name="ce2" table:formula="of:=CONCATENATE([.CU23];[.CV23];[.CW23];[.CX23])" office:value-type="string" office:string-value="update BADANIA set NAZWA_BADANIA='Jednowodny szczawian wapnia' where ID_BADANIA = 956" calcext:value-type="string">
            <text:p>update BADANIA set NAZWA_BADANIA='Jednowodny szczawian wapnia' where ID_BADANIA = 956</text:p>
          </table:table-cell>
          <table:table-cell office:value-type="string" calcext:value-type="string">
            <text:p>update BADANIA set NAZWA_BADANIA='</text:p>
          </table:table-cell>
          <table:table-cell table:formula="of:=[.W23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U23]" office:value-type="float" office:value="956" calcext:value-type="float">
            <text:p>95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21|^^^.CaOxd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23]+1" office:value-type="float" office:value="21" calcext:value-type="float">
            <text:p>21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24]" office:value-type="string" office:string-value="^^^.CaOxd" calcext:value-type="string">
            <text:p>^^^.CaOxd</text:p>
          </table:table-cell>
          <table:table-cell office:value-type="string" calcext:value-type="string">
            <text:p>', nazwa_wydruk='</text:p>
          </table:table-cell>
          <table:table-cell table:formula="of:=[.W24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, jednostki='</text:p>
          </table:table-cell>
          <table:table-cell table:formula="of:=[.Y24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24]" office:value-type="float" office:value="957" calcext:value-type="float">
            <text:p>957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24];[.F24];[.G24];[.H24];[.I24];[.J24];[.K24];[.L24];[.M24];[.N24];[.O24];[.P24];[.Q24];[.R24];[.S24])" office:value-type="string" office:string-value="TestZnakowy.objects.create(aparat=aparat, nazwa='^^^.CaOxd', nazwa_wydruk='Dwuwodny szczawian wapnia', jednostki='p/HPF', tid=957)" calcext:value-type="string">
            <text:p>TestZnakowy.objects.create(aparat=aparat, nazwa='^^^.CaOxd', nazwa_wydruk='Dwuwodny szczawian wapnia', jednostki='p/HPF', tid=957)</text:p>
          </table:table-cell>
          <table:table-cell table:formula="of:=[.U23]+1" office:value-type="float" office:value="957" calcext:value-type="float">
            <text:p>957</text:p>
          </table:table-cell>
          <table:table-cell office:value-type="string" calcext:value-type="string">
            <text:p>^^^.CaOxd</text:p>
          </table:table-cell>
          <table:table-cell office:value-type="string" calcext:value-type="string">
            <text:p>Dwuwodny szczawian wapnia</text:p>
          </table:table-cell>
          <table:table-cell table:formula="of:=[.X2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24];[.C24])" office:value-type="string" office:string-value="OSAD-M-21" calcext:value-type="string">
            <text:p>OSAD-M-21</text:p>
          </table:table-cell>
          <table:table-cell table:number-columns-repeated="6"/>
          <table:table-cell table:formula="of:=[.AI23]+1" office:value-type="float" office:value="1050" calcext:value-type="float">
            <text:p>1050</text:p>
          </table:table-cell>
          <table:table-cell table:formula="of:=[.AJ23]" office:value-type="float" office:value="2" calcext:value-type="float">
            <text:p>2</text:p>
          </table:table-cell>
          <table:table-cell table:formula="of:=[.AK2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4];[.CQ24];[.CR24];[.CS24])" office:value-type="string" office:string-value="update BADANIA set TEST_UKRYTY='T' where ID_BADANIA = 957" calcext:value-type="string">
            <text:p>update BADANIA set TEST_UKRYTY='T' where ID_BADANIA = 957</text:p>
          </table:table-cell>
          <table:table-cell office:value-type="string" calcext:value-type="string">
            <text:p>update BADANIA set TEST_UKRYTY='</text:p>
          </table:table-cell>
          <table:table-cell table:formula="of:=[.BB2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4]" office:value-type="float" office:value="957" calcext:value-type="float">
            <text:p>957</text:p>
          </table:table-cell>
          <table:table-cell table:style-name="ce2" table:formula="of:=CONCATENATE([.CU24];[.CV24];[.CW24];[.CX24])" office:value-type="string" office:string-value="update BADANIA set NAZWA_BADANIA='Dwuwodny szczawian wapnia' where ID_BADANIA = 957" calcext:value-type="string">
            <text:p>update BADANIA set NAZWA_BADANIA='Dwuwodny szczawian wapnia' where ID_BADANIA = 957</text:p>
          </table:table-cell>
          <table:table-cell office:value-type="string" calcext:value-type="string">
            <text:p>update BADANIA set NAZWA_BADANIA='</text:p>
          </table:table-cell>
          <table:table-cell table:formula="of:=[.W24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U24]" office:value-type="float" office:value="957" calcext:value-type="float">
            <text:p>95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22|^^^.CaOxd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24]+1" office:value-type="float" office:value="22" calcext:value-type="float">
            <text:p>22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25]" office:value-type="string" office:string-value="^^^.CaOxd" calcext:value-type="string">
            <text:p>^^^.CaOxd</text:p>
          </table:table-cell>
          <table:table-cell office:value-type="string" calcext:value-type="string">
            <text:p>', nazwa_wydruk='</text:p>
          </table:table-cell>
          <table:table-cell table:formula="of:=[.W25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, jednostki='</text:p>
          </table:table-cell>
          <table:table-cell table:formula="of:=[.Y25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25]" office:value-type="float" office:value="958" calcext:value-type="float">
            <text:p>958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25];[.F25];[.G25];[.H25];[.I25];[.J25];[.K25];[.L25];[.M25];[.N25];[.O25];[.P25];[.Q25];[.R25];[.S25])" office:value-type="string" office:string-value="TestZnakowy.objects.create(aparat=aparat, nazwa='^^^.CaOxd', nazwa_wydruk='Dwuwodny szczawian wapnia', jednostki='p/ul', tid=958)" calcext:value-type="string">
            <text:p>TestZnakowy.objects.create(aparat=aparat, nazwa='^^^.CaOxd', nazwa_wydruk='Dwuwodny szczawian wapnia', jednostki='p/ul', tid=958)</text:p>
          </table:table-cell>
          <table:table-cell table:formula="of:=[.U24]+1" office:value-type="float" office:value="958" calcext:value-type="float">
            <text:p>958</text:p>
          </table:table-cell>
          <table:table-cell office:value-type="string" calcext:value-type="string">
            <text:p>^^^.CaOxd</text:p>
          </table:table-cell>
          <table:table-cell office:value-type="string" calcext:value-type="string">
            <text:p>Dwuwodny szczawian wapnia</text:p>
          </table:table-cell>
          <table:table-cell table:formula="of:=[.X2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25];[.C25])" office:value-type="string" office:string-value="OSAD-M-22" calcext:value-type="string">
            <text:p>OSAD-M-22</text:p>
          </table:table-cell>
          <table:table-cell table:number-columns-repeated="6"/>
          <table:table-cell table:formula="of:=[.AI24]+1" office:value-type="float" office:value="1051" calcext:value-type="float">
            <text:p>1051</text:p>
          </table:table-cell>
          <table:table-cell table:formula="of:=[.AJ24]" office:value-type="float" office:value="2" calcext:value-type="float">
            <text:p>2</text:p>
          </table:table-cell>
          <table:table-cell table:formula="of:=[.AK2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5];[.CQ25];[.CR25];[.CS25])" office:value-type="string" office:string-value="update BADANIA set TEST_UKRYTY='T' where ID_BADANIA = 958" calcext:value-type="string">
            <text:p>update BADANIA set TEST_UKRYTY='T' where ID_BADANIA = 958</text:p>
          </table:table-cell>
          <table:table-cell office:value-type="string" calcext:value-type="string">
            <text:p>update BADANIA set TEST_UKRYTY='</text:p>
          </table:table-cell>
          <table:table-cell table:formula="of:=[.BB2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5]" office:value-type="float" office:value="958" calcext:value-type="float">
            <text:p>958</text:p>
          </table:table-cell>
          <table:table-cell table:style-name="ce2" table:formula="of:=CONCATENATE([.CU25];[.CV25];[.CW25];[.CX25])" office:value-type="string" office:string-value="update BADANIA set NAZWA_BADANIA='Dwuwodny szczawian wapnia' where ID_BADANIA = 958" calcext:value-type="string">
            <text:p>update BADANIA set NAZWA_BADANIA='Dwuwodny szczawian wapnia' where ID_BADANIA = 958</text:p>
          </table:table-cell>
          <table:table-cell office:value-type="string" calcext:value-type="string">
            <text:p>update BADANIA set NAZWA_BADANIA='</text:p>
          </table:table-cell>
          <table:table-cell table:formula="of:=[.W25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U25]" office:value-type="float" office:value="958" calcext:value-type="float">
            <text:p>95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23|^^^.CaOxd|0.00|||N||F||Operator|||UriSed mini</text:p>
          </table:table-cell>
          <table:table-cell office:value-type="string" calcext:value-type="string">
            <text:p>OSAD-M-</text:p>
          </table:table-cell>
          <table:table-cell table:formula="of:=[.C25]+1" office:value-type="float" office:value="23" calcext:value-type="float">
            <text:p>23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26]" office:value-type="string" office:string-value="^^^.CaOxd" calcext:value-type="string">
            <text:p>^^^.CaOxd</text:p>
          </table:table-cell>
          <table:table-cell office:value-type="string" calcext:value-type="string">
            <text:p>', nazwa_wydruk='</text:p>
          </table:table-cell>
          <table:table-cell table:formula="of:=[.W26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, jednostki='</text:p>
          </table:table-cell>
          <table:table-cell table:formula="of:=[.Y26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26]" office:value-type="float" office:value="959" calcext:value-type="float">
            <text:p>959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26];[.F26];[.G26];[.H26];[.I26];[.J26];[.K26];[.L26];[.M26];[.N26];[.O26];[.P26];[.Q26];[.R26];[.S26])" office:value-type="string" office:string-value="TestZnakowy.objects.create(aparat=aparat, nazwa='^^^.CaOxd', nazwa_wydruk='Dwuwodny szczawian wapnia', jednostki='0', tid=959)" calcext:value-type="string">
            <text:p>TestZnakowy.objects.create(aparat=aparat, nazwa='^^^.CaOxd', nazwa_wydruk='Dwuwodny szczawian wapnia', jednostki='0', tid=959)</text:p>
          </table:table-cell>
          <table:table-cell table:formula="of:=[.U25]+1" office:value-type="float" office:value="959" calcext:value-type="float">
            <text:p>959</text:p>
          </table:table-cell>
          <table:table-cell office:value-type="string" calcext:value-type="string">
            <text:p>^^^.CaOxd</text:p>
          </table:table-cell>
          <table:table-cell office:value-type="string" calcext:value-type="string">
            <text:p>Dwuwodny szczawian wapnia</text:p>
          </table:table-cell>
          <table:table-cell table:formula="of:=[.X2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26];[.C26])" office:value-type="string" office:string-value="OSAD-M-23" calcext:value-type="string">
            <text:p>OSAD-M-23</text:p>
          </table:table-cell>
          <table:table-cell table:number-columns-repeated="6"/>
          <table:table-cell table:formula="of:=[.AI25]+1" office:value-type="float" office:value="1052" calcext:value-type="float">
            <text:p>1052</text:p>
          </table:table-cell>
          <table:table-cell table:formula="of:=[.AJ25]" office:value-type="float" office:value="2" calcext:value-type="float">
            <text:p>2</text:p>
          </table:table-cell>
          <table:table-cell table:formula="of:=[.AK2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6];[.CQ26];[.CR26];[.CS26])" office:value-type="string" office:string-value="update BADANIA set TEST_UKRYTY='T' where ID_BADANIA = 959" calcext:value-type="string">
            <text:p>update BADANIA set TEST_UKRYTY='T' where ID_BADANIA = 959</text:p>
          </table:table-cell>
          <table:table-cell office:value-type="string" calcext:value-type="string">
            <text:p>update BADANIA set TEST_UKRYTY='</text:p>
          </table:table-cell>
          <table:table-cell table:formula="of:=[.BB2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6]" office:value-type="float" office:value="959" calcext:value-type="float">
            <text:p>959</text:p>
          </table:table-cell>
          <table:table-cell table:style-name="ce2" table:formula="of:=CONCATENATE([.CU26];[.CV26];[.CW26];[.CX26])" office:value-type="string" office:string-value="update BADANIA set NAZWA_BADANIA='Dwuwodny szczawian wapnia' where ID_BADANIA = 959" calcext:value-type="string">
            <text:p>update BADANIA set NAZWA_BADANIA='Dwuwodny szczawian wapnia' where ID_BADANIA = 959</text:p>
          </table:table-cell>
          <table:table-cell office:value-type="string" calcext:value-type="string">
            <text:p>update BADANIA set NAZWA_BADANIA='</text:p>
          </table:table-cell>
          <table:table-cell table:formula="of:=[.W26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U26]" office:value-type="float" office:value="959" calcext:value-type="float">
            <text:p>95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24|38993-2^^^.CaOxd|-|||N||F||Operator|||UriSed mini</text:p>
          </table:table-cell>
          <table:table-cell office:value-type="string" calcext:value-type="string">
            <text:p>OSAD-M-</text:p>
          </table:table-cell>
          <table:table-cell table:formula="of:=[.C26]+1" office:value-type="float" office:value="24" calcext:value-type="float">
            <text:p>24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27]" office:value-type="string" office:string-value="38993-2^^^.CaOxd" calcext:value-type="string">
            <text:p>38993-2^^^.CaOxd</text:p>
          </table:table-cell>
          <table:table-cell office:value-type="string" calcext:value-type="string">
            <text:p>', nazwa_wydruk='</text:p>
          </table:table-cell>
          <table:table-cell table:formula="of:=[.W27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, jednostki='</text:p>
          </table:table-cell>
          <table:table-cell table:formula="of:=[.Y27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27]" office:value-type="float" office:value="960" calcext:value-type="float">
            <text:p>960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27];[.F27];[.G27];[.H27];[.I27];[.J27];[.K27];[.L27];[.M27];[.N27];[.O27];[.P27];[.Q27];[.R27];[.S27])" office:value-type="string" office:string-value="TestZnakowy.objects.create(aparat=aparat, nazwa='38993-2^^^.CaOxd', nazwa_wydruk='Dwuwodny szczawian wapnia', jednostki='plusowe', tid=960)" calcext:value-type="string">
            <text:p>TestZnakowy.objects.create(aparat=aparat, nazwa='38993-2^^^.CaOxd', nazwa_wydruk='Dwuwodny szczawian wapnia', jednostki='plusowe', tid=960)</text:p>
          </table:table-cell>
          <table:table-cell table:formula="of:=[.U26]+1" office:value-type="float" office:value="960" calcext:value-type="float">
            <text:p>960</text:p>
          </table:table-cell>
          <table:table-cell office:value-type="string" calcext:value-type="string">
            <text:p>38993-2^^^.CaOxd</text:p>
          </table:table-cell>
          <table:table-cell office:value-type="string" calcext:value-type="string">
            <text:p>Dwuwodny szczawian wapnia</text:p>
          </table:table-cell>
          <table:table-cell table:formula="of:=[.X2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27];[.C27])" office:value-type="string" office:string-value="OSAD-M-24" calcext:value-type="string">
            <text:p>OSAD-M-24</text:p>
          </table:table-cell>
          <table:table-cell table:number-columns-repeated="6"/>
          <table:table-cell table:formula="of:=[.AI26]+1" office:value-type="float" office:value="1053" calcext:value-type="float">
            <text:p>1053</text:p>
          </table:table-cell>
          <table:table-cell table:formula="of:=[.AJ26]" office:value-type="float" office:value="2" calcext:value-type="float">
            <text:p>2</text:p>
          </table:table-cell>
          <table:table-cell table:formula="of:=[.AK2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27];[.CQ27];[.CR27];[.CS27])" office:value-type="string" office:string-value="update BADANIA set TEST_UKRYTY='T' where ID_BADANIA = 960" calcext:value-type="string">
            <text:p>update BADANIA set TEST_UKRYTY='T' where ID_BADANIA = 960</text:p>
          </table:table-cell>
          <table:table-cell office:value-type="string" calcext:value-type="string">
            <text:p>update BADANIA set TEST_UKRYTY='</text:p>
          </table:table-cell>
          <table:table-cell table:formula="of:=[.BB2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27]" office:value-type="float" office:value="960" calcext:value-type="float">
            <text:p>960</text:p>
          </table:table-cell>
          <table:table-cell table:style-name="ce2" table:formula="of:=CONCATENATE([.CU27];[.CV27];[.CW27];[.CX27])" office:value-type="string" office:string-value="update BADANIA set NAZWA_BADANIA='Dwuwodny szczawian wapnia' where ID_BADANIA = 960" calcext:value-type="string">
            <text:p>update BADANIA set NAZWA_BADANIA='Dwuwodny szczawian wapnia' where ID_BADANIA = 960</text:p>
          </table:table-cell>
          <table:table-cell office:value-type="string" calcext:value-type="string">
            <text:p>update BADANIA set NAZWA_BADANIA='</text:p>
          </table:table-cell>
          <table:table-cell table:formula="of:=[.W27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U27]" office:value-type="float" office:value="960" calcext:value-type="float">
            <text:p>960</text:p>
          </table:table-cell>
          <table:table-cell table:number-columns-repeated="922"/>
        </table:table-row>
        <table:table-row table:style-name="ro1">
          <table:table-cell table:number-columns-repeated="27"/>
          <table:table-cell table:style-name="Default"/>
          <table:table-cell table:number-columns-repeated="64"/>
          <table:table-cell table:style-name="ce2"/>
          <table:table-cell table:number-columns-repeated="4"/>
          <table:table-cell table:style-name="ce2"/>
          <table:table-cell table:number-columns-repeated="926"/>
        </table:table-row>
        <table:table-row table:style-name="ro1">
          <table:table-cell table:style-name="ce5" office:value-type="string" calcext:value-type="string">
            <text:p>0R|25|53308-3^^^.TRI|0.00|p/HPF||N||F||Operator|||UriSed mini</text:p>
          </table:table-cell>
          <table:table-cell table:style-name="ce5" office:value-type="string" calcext:value-type="string">
            <text:p>O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nsert into BADANIA (ID_BADANIA, NAZWA_BADANIA, JM, KOD_BADANIA, LP_WEWN, LI_MIEJSC_PP, MATERIAL, TEST_UKRYTY, TYP_WYNIKU) values (</text:p>
          </table:table-cell>
          <table:table-cell table:formula="of:=[.U29]" office:value-type="float" office:value="1003" calcext:value-type="float">
            <text:p>1003</text:p>
          </table:table-cell>
          <table:table-cell office:value-type="string" calcext:value-type="string">
            <text:p>, '</text:p>
          </table:table-cell>
          <table:table-cell table:formula="of:=[.W29]" office:value-type="string" office:string-value="Trójfosforan amonowo-magnezowy" calcext:value-type="string">
            <text:p>Trójfosforan amonowo-magnezowy</text:p>
          </table:table-cell>
          <table:table-cell office:value-type="string" calcext:value-type="string">
            <text:p>', '</text:p>
          </table:table-cell>
          <table:table-cell table:formula="of:=[.Y29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29]" office:value-type="string" office:string-value="O67-.TRI" calcext:value-type="string">
            <text:p>O67-.TRI</text:p>
          </table:table-cell>
          <table:table-cell office:value-type="string" calcext:value-type="string">
            <text:p>', </text:p>
          </table:table-cell>
          <table:table-cell table:formula="of:=[.AI29]" office:value-type="float" office:value="1096" calcext:value-type="float">
            <text:p>1096</text:p>
          </table:table-cell>
          <table:table-cell office:value-type="string" calcext:value-type="string">
            <text:p>, </text:p>
          </table:table-cell>
          <table:table-cell table:formula="of:=[.AJ29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29]" office:value-type="string" office:string-value="M" calcext:value-type="string">
            <text:p>M</text:p>
          </table:table-cell>
          <table:table-cell office:value-type="string" calcext:value-type="string">
            <text:p>', 'T', 'N');</text:p>
          </table:table-cell>
          <table:table-cell table:style-name="ce5" table:formula="of:=CONCATENATE([.E29];[.F29];[.G29];[.H29];[.I29];[.J29];[.K29];[.L29];[.M29];[.N29];[.O29];[.P29];[.Q29];[.R29];[.S29])" office:value-type="string" office:string-value="insert into BADANIA (ID_BADANIA, NAZWA_BADANIA, JM, KOD_BADANIA, LP_WEWN, LI_MIEJSC_PP, MATERIAL, TEST_UKRYTY, TYP_WYNIKU) values (1003, 'Trójfosforan amonowo-magnezowy', 'p/HPF', 'O67-.TRI', 1096, 2, 'M', 'T', 'N');" calcext:value-type="string">
            <text:p>insert into BADANIA (ID_BADANIA, NAZWA_BADANIA, JM, KOD_BADANIA, LP_WEWN, LI_MIEJSC_PP, MATERIAL, TEST_UKRYTY, TYP_WYNIKU) values (1003, 'Trójfosforan amonowo-magnezowy', 'p/HPF', 'O67-.TRI', 1096, 2, 'M', 'T', 'N');</text:p>
          </table:table-cell>
          <table:table-cell table:style-name="ce5" office:value-type="float" office:value="1003" calcext:value-type="float">
            <text:p>1003</text:p>
          </table:table-cell>
          <table:table-cell table:style-name="ce5" office:value-type="string" calcext:value-type="string">
            <text:p>53308-3^^^.TRI</text:p>
          </table:table-cell>
          <table:table-cell table:style-name="ce5" office:value-type="string" calcext:value-type="string">
            <text:p>Trójfosforan amonowo-magnezow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/HPF</text:p>
          </table:table-cell>
          <table:table-cell table:style-name="ce5" office:value-type="string" calcext:value-type="string">
            <text:p>.TRI</text:p>
          </table:table-cell>
          <table:table-cell table:style-name="ce5"/>
          <table:table-cell table:style-name="ce7" table:formula="of:=CONCATENATE([.B29];[.C29];[.D29];[.Z29])" office:value-type="string" office:string-value="O67-.TRI" calcext:value-type="string">
            <text:p>O67-.TRI</text:p>
          </table:table-cell>
          <table:table-cell table:style-name="ce5" table:number-columns-repeated="6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29];[.CQ29];[.CR29];[.CS29])" office:value-type="string" office:string-value="update BADANIA set TEST_UKRYTY='T' where ID_BADANIA = 1003" calcext:value-type="string">
            <text:p>update BADANIA set TEST_UKRYTY='T' where ID_BADANIA = 1003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29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29]" office:value-type="float" office:value="1003" calcext:value-type="float">
            <text:p>1003</text:p>
          </table:table-cell>
          <table:table-cell table:style-name="ce5" table:formula="of:=CONCATENATE([.CU29];[.CV29];[.CW29];[.CX29])" office:value-type="string" office:string-value="update BADANIA set NAZWA_BADANIA='Trójfosforan amonowo-magnezowy' where ID_BADANIA = 1003" calcext:value-type="string">
            <text:p>update BADANIA set NAZWA_BADANIA='Trójfosforan amonowo-magnezowy' where ID_BADANIA = 1003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29]" office:value-type="string" office:string-value="Trójfosforan amonowo-magnezowy" calcext:value-type="string">
            <text:p>Trójfosforan amonowo-magnezowy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29]" office:value-type="float" office:value="1003" calcext:value-type="float">
            <text:p>1003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 office:value-type="string" calcext:value-type="string">
            <text:p>53298-6^^^.TRI|0.00|p/ul||N||F||Operator|||UriSed mini</text:p>
          </table:table-cell>
          <table:table-cell table:style-name="ce5" office:value-type="string" calcext:value-type="string">
            <text:p>O</text:p>
          </table:table-cell>
          <table:table-cell table:style-name="ce5" table:formula="of:=[.C29]+1" office:value-type="float" office:value="68" calcext:value-type="float">
            <text:p>68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nsert into BADANIA (ID_BADANIA, NAZWA_BADANIA, JM, KOD_BADANIA, LP_WEWN, LI_MIEJSC_PP, MATERIAL, TEST_UKRYTY, TYP_WYNIKU) values (</text:p>
          </table:table-cell>
          <table:table-cell table:formula="of:=[.U30]" office:value-type="float" office:value="1004" calcext:value-type="float">
            <text:p>1004</text:p>
          </table:table-cell>
          <table:table-cell office:value-type="string" calcext:value-type="string">
            <text:p>, '</text:p>
          </table:table-cell>
          <table:table-cell table:formula="of:=[.W30]" office:value-type="string" office:string-value="Trójfosforan amonowo-magnezowy" calcext:value-type="string">
            <text:p>Trójfosforan amonowo-magnezowy</text:p>
          </table:table-cell>
          <table:table-cell office:value-type="string" calcext:value-type="string">
            <text:p>', '</text:p>
          </table:table-cell>
          <table:table-cell table:formula="of:=[.Y30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30]" office:value-type="string" office:string-value="O68-.TRI" calcext:value-type="string">
            <text:p>O68-.TRI</text:p>
          </table:table-cell>
          <table:table-cell office:value-type="string" calcext:value-type="string">
            <text:p>', </text:p>
          </table:table-cell>
          <table:table-cell table:formula="of:=[.AI30]" office:value-type="float" office:value="1097" calcext:value-type="float">
            <text:p>1097</text:p>
          </table:table-cell>
          <table:table-cell office:value-type="string" calcext:value-type="string">
            <text:p>, </text:p>
          </table:table-cell>
          <table:table-cell table:formula="of:=[.AJ30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0]" office:value-type="string" office:string-value="M" calcext:value-type="string">
            <text:p>M</text:p>
          </table:table-cell>
          <table:table-cell office:value-type="string" calcext:value-type="string">
            <text:p>', 'T', 'N');</text:p>
          </table:table-cell>
          <table:table-cell table:style-name="ce5" table:formula="of:=CONCATENATE([.E30];[.F30];[.G30];[.H30];[.I30];[.J30];[.K30];[.L30];[.M30];[.N30];[.O30];[.P30];[.Q30];[.R30];[.S30])" office:value-type="string" office:string-value="insert into BADANIA (ID_BADANIA, NAZWA_BADANIA, JM, KOD_BADANIA, LP_WEWN, LI_MIEJSC_PP, MATERIAL, TEST_UKRYTY, TYP_WYNIKU) values (1004, 'Trójfosforan amonowo-magnezowy', 'p/ul', 'O68-.TRI', 1097, 2, 'M', 'T', 'N');" calcext:value-type="string">
            <text:p>insert into BADANIA (ID_BADANIA, NAZWA_BADANIA, JM, KOD_BADANIA, LP_WEWN, LI_MIEJSC_PP, MATERIAL, TEST_UKRYTY, TYP_WYNIKU) values (1004, 'Trójfosforan amonowo-magnezowy', 'p/ul', 'O68-.TRI', 1097, 2, 'M', 'T', 'N');</text:p>
          </table:table-cell>
          <table:table-cell table:style-name="ce5" table:formula="of:=[.U29]+1" office:value-type="float" office:value="1004" calcext:value-type="float">
            <text:p>1004</text:p>
          </table:table-cell>
          <table:table-cell table:style-name="ce5" office:value-type="string" calcext:value-type="string">
            <text:p>53298-6^^^.TRI</text:p>
          </table:table-cell>
          <table:table-cell table:style-name="ce5" office:value-type="string" calcext:value-type="string">
            <text:p>Trójfosforan amonowo-magnezow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/ul</text:p>
          </table:table-cell>
          <table:table-cell table:style-name="ce5" office:value-type="string" calcext:value-type="string">
            <text:p>.TRI</text:p>
          </table:table-cell>
          <table:table-cell table:style-name="ce5"/>
          <table:table-cell table:style-name="ce7" table:formula="of:=CONCATENATE([.B30];[.C30];[.D30];[.Z30])" office:value-type="string" office:string-value="O68-.TRI" calcext:value-type="string">
            <text:p>O68-.TRI</text:p>
          </table:table-cell>
          <table:table-cell table:style-name="ce5" table:number-columns-repeated="6"/>
          <table:table-cell table:style-name="ce5" table:formula="of:=[.AI29]+1" office:value-type="float" office:value="1097" calcext:value-type="float">
            <text:p>109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0];[.CQ30];[.CR30];[.CS30])" office:value-type="string" office:string-value="update BADANIA set TEST_UKRYTY='T' where ID_BADANIA = 1004" calcext:value-type="string">
            <text:p>update BADANIA set TEST_UKRYTY='T' where ID_BADANIA = 1004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0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0]" office:value-type="float" office:value="1004" calcext:value-type="float">
            <text:p>1004</text:p>
          </table:table-cell>
          <table:table-cell table:style-name="ce5" table:formula="of:=CONCATENATE([.CU30];[.CV30];[.CW30];[.CX30])" office:value-type="string" office:string-value="update BADANIA set NAZWA_BADANIA='Trójfosforan amonowo-magnezowy' where ID_BADANIA = 1004" calcext:value-type="string">
            <text:p>update BADANIA set NAZWA_BADANIA='Trójfosforan amonowo-magnezowy' where ID_BADANIA = 1004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0]" office:value-type="string" office:string-value="Trójfosforan amonowo-magnezowy" calcext:value-type="string">
            <text:p>Trójfosforan amonowo-magnezowy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0]" office:value-type="float" office:value="1004" calcext:value-type="float">
            <text:p>1004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 office:value-type="string" calcext:value-type="string">
            <text:p>2R|27|^^^.TRI|0.00|||N||F||Operator|||UriSed mini</text:p>
          </table:table-cell>
          <table:table-cell table:style-name="ce5" office:value-type="string" calcext:value-type="string">
            <text:p>O</text:p>
          </table:table-cell>
          <table:table-cell table:style-name="ce5" table:formula="of:=[.C30]+1" office:value-type="float" office:value="69" calcext:value-type="float">
            <text:p>6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nsert into BADANIA (ID_BADANIA, NAZWA_BADANIA, JM, KOD_BADANIA, LP_WEWN, LI_MIEJSC_PP, MATERIAL, TEST_UKRYTY, TYP_WYNIKU) values (</text:p>
          </table:table-cell>
          <table:table-cell table:formula="of:=[.U31]" office:value-type="float" office:value="1005" calcext:value-type="float">
            <text:p>1005</text:p>
          </table:table-cell>
          <table:table-cell office:value-type="string" calcext:value-type="string">
            <text:p>, '</text:p>
          </table:table-cell>
          <table:table-cell table:formula="of:=[.W31]" office:value-type="string" office:string-value="Trójfosforan amonowo-magnezowy" calcext:value-type="string">
            <text:p>Trójfosforan amonowo-magnezowy</text:p>
          </table:table-cell>
          <table:table-cell office:value-type="string" calcext:value-type="string">
            <text:p>', '</text:p>
          </table:table-cell>
          <table:table-cell table:formula="of:=[.Y31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31]" office:value-type="string" office:string-value="O69-.TRI" calcext:value-type="string">
            <text:p>O69-.TRI</text:p>
          </table:table-cell>
          <table:table-cell office:value-type="string" calcext:value-type="string">
            <text:p>', </text:p>
          </table:table-cell>
          <table:table-cell table:formula="of:=[.AI31]" office:value-type="float" office:value="1098" calcext:value-type="float">
            <text:p>1098</text:p>
          </table:table-cell>
          <table:table-cell office:value-type="string" calcext:value-type="string">
            <text:p>, </text:p>
          </table:table-cell>
          <table:table-cell table:formula="of:=[.AJ31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1]" office:value-type="string" office:string-value="M" calcext:value-type="string">
            <text:p>M</text:p>
          </table:table-cell>
          <table:table-cell office:value-type="string" calcext:value-type="string">
            <text:p>', 'T', 'N');</text:p>
          </table:table-cell>
          <table:table-cell table:style-name="ce5" table:formula="of:=CONCATENATE([.E31];[.F31];[.G31];[.H31];[.I31];[.J31];[.K31];[.L31];[.M31];[.N31];[.O31];[.P31];[.Q31];[.R31];[.S31])" office:value-type="string" office:string-value="insert into BADANIA (ID_BADANIA, NAZWA_BADANIA, JM, KOD_BADANIA, LP_WEWN, LI_MIEJSC_PP, MATERIAL, TEST_UKRYTY, TYP_WYNIKU) values (1005, 'Trójfosforan amonowo-magnezowy', '0', 'O69-.TRI', 1098, 2, 'M', 'T', 'N');" calcext:value-type="string">
            <text:p>insert into BADANIA (ID_BADANIA, NAZWA_BADANIA, JM, KOD_BADANIA, LP_WEWN, LI_MIEJSC_PP, MATERIAL, TEST_UKRYTY, TYP_WYNIKU) values (1005, 'Trójfosforan amonowo-magnezowy', '0', 'O69-.TRI', 1098, 2, 'M', 'T', 'N');</text:p>
          </table:table-cell>
          <table:table-cell table:style-name="ce5" table:formula="of:=[.U30]+1" office:value-type="float" office:value="1005" calcext:value-type="float">
            <text:p>1005</text:p>
          </table:table-cell>
          <table:table-cell table:style-name="ce5" office:value-type="string" calcext:value-type="string">
            <text:p>^^^.TRI</text:p>
          </table:table-cell>
          <table:table-cell table:style-name="ce5" office:value-type="string" calcext:value-type="string">
            <text:p>Trójfosforan amonowo-magnezowy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.TRI</text:p>
          </table:table-cell>
          <table:table-cell table:style-name="ce5"/>
          <table:table-cell table:style-name="ce7" table:formula="of:=CONCATENATE([.B31];[.C31];[.D31];[.Z31])" office:value-type="string" office:string-value="O69-.TRI" calcext:value-type="string">
            <text:p>O69-.TRI</text:p>
          </table:table-cell>
          <table:table-cell table:style-name="ce5" table:number-columns-repeated="6"/>
          <table:table-cell table:style-name="ce5" table:formula="of:=[.AI30]+1" office:value-type="float" office:value="1098" calcext:value-type="float">
            <text:p>109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1];[.CQ31];[.CR31];[.CS31])" office:value-type="string" office:string-value="update BADANIA set TEST_UKRYTY='T' where ID_BADANIA = 1005" calcext:value-type="string">
            <text:p>update BADANIA set TEST_UKRYTY='T' where ID_BADANIA = 1005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1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1]" office:value-type="float" office:value="1005" calcext:value-type="float">
            <text:p>1005</text:p>
          </table:table-cell>
          <table:table-cell table:style-name="ce5" table:formula="of:=CONCATENATE([.CU31];[.CV31];[.CW31];[.CX31])" office:value-type="string" office:string-value="update BADANIA set NAZWA_BADANIA='Trójfosforan amonowo-magnezowy' where ID_BADANIA = 1005" calcext:value-type="string">
            <text:p>update BADANIA set NAZWA_BADANIA='Trójfosforan amonowo-magnezowy' where ID_BADANIA = 1005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1]" office:value-type="string" office:string-value="Trójfosforan amonowo-magnezowy" calcext:value-type="string">
            <text:p>Trójfosforan amonowo-magnezowy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1]" office:value-type="float" office:value="1005" calcext:value-type="float">
            <text:p>1005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 office:value-type="string" calcext:value-type="string">
            <text:p>3R|28|33238-7^^^.TRI|-|||N||F||Operator|||UriSed mini</text:p>
          </table:table-cell>
          <table:table-cell table:style-name="ce5" office:value-type="string" calcext:value-type="string">
            <text:p>O</text:p>
          </table:table-cell>
          <table:table-cell table:style-name="ce5" table:formula="of:=[.C31]+1" office:value-type="float" office:value="70" calcext:value-type="float">
            <text:p>70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nsert into BADANIA (ID_BADANIA, NAZWA_BADANIA, JM, KOD_BADANIA, LP_WEWN, LI_MIEJSC_PP, MATERIAL, TEST_UKRYTY, TYP_WYNIKU) values (</text:p>
          </table:table-cell>
          <table:table-cell table:formula="of:=[.U32]" office:value-type="float" office:value="1006" calcext:value-type="float">
            <text:p>1006</text:p>
          </table:table-cell>
          <table:table-cell office:value-type="string" calcext:value-type="string">
            <text:p>, '</text:p>
          </table:table-cell>
          <table:table-cell table:formula="of:=[.W32]" office:value-type="string" office:string-value="Trójfosforan amonowo-magnezowy" calcext:value-type="string">
            <text:p>Trójfosforan amonowo-magnezowy</text:p>
          </table:table-cell>
          <table:table-cell office:value-type="string" calcext:value-type="string">
            <text:p>', '</text:p>
          </table:table-cell>
          <table:table-cell table:formula="of:=[.Y32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32]" office:value-type="string" office:string-value="O70-.TRI" calcext:value-type="string">
            <text:p>O70-.TRI</text:p>
          </table:table-cell>
          <table:table-cell office:value-type="string" calcext:value-type="string">
            <text:p>', </text:p>
          </table:table-cell>
          <table:table-cell table:formula="of:=[.AI32]" office:value-type="float" office:value="1099" calcext:value-type="float">
            <text:p>1099</text:p>
          </table:table-cell>
          <table:table-cell office:value-type="string" calcext:value-type="string">
            <text:p>, </text:p>
          </table:table-cell>
          <table:table-cell table:formula="of:=[.AJ32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2]" office:value-type="string" office:string-value="M" calcext:value-type="string">
            <text:p>M</text:p>
          </table:table-cell>
          <table:table-cell office:value-type="string" calcext:value-type="string">
            <text:p>', 'T', 'N');</text:p>
          </table:table-cell>
          <table:table-cell table:style-name="ce5" table:formula="of:=CONCATENATE([.E32];[.F32];[.G32];[.H32];[.I32];[.J32];[.K32];[.L32];[.M32];[.N32];[.O32];[.P32];[.Q32];[.R32];[.S32])" office:value-type="string" office:string-value="insert into BADANIA (ID_BADANIA, NAZWA_BADANIA, JM, KOD_BADANIA, LP_WEWN, LI_MIEJSC_PP, MATERIAL, TEST_UKRYTY, TYP_WYNIKU) values (1006, 'Trójfosforan amonowo-magnezowy', 'plusowe', 'O70-.TRI', 1099, 2, 'M', 'T', 'N');" calcext:value-type="string">
            <text:p>insert into BADANIA (ID_BADANIA, NAZWA_BADANIA, JM, KOD_BADANIA, LP_WEWN, LI_MIEJSC_PP, MATERIAL, TEST_UKRYTY, TYP_WYNIKU) values (1006, 'Trójfosforan amonowo-magnezowy', 'plusowe', 'O70-.TRI', 1099, 2, 'M', 'T', 'N');</text:p>
          </table:table-cell>
          <table:table-cell table:style-name="ce5" table:formula="of:=[.U31]+1" office:value-type="float" office:value="1006" calcext:value-type="float">
            <text:p>1006</text:p>
          </table:table-cell>
          <table:table-cell table:style-name="ce5" office:value-type="string" calcext:value-type="string">
            <text:p>33238-7^^^.TRI</text:p>
          </table:table-cell>
          <table:table-cell table:style-name="ce5" office:value-type="string" calcext:value-type="string">
            <text:p>Trójfosforan amonowo-magnezowy</text:p>
          </table:table-cell>
          <table:table-cell table:style-name="ce5" table:formula="of:=[.X31]" office:value-type="string" office:string-value="N" calcext:value-type="string">
            <text:p>N</text:p>
          </table:table-cell>
          <table:table-cell table:style-name="ce5" office:value-type="string" calcext:value-type="string">
            <text:p>plusowe</text:p>
          </table:table-cell>
          <table:table-cell table:style-name="ce5" office:value-type="string" calcext:value-type="string">
            <text:p>.TRI</text:p>
          </table:table-cell>
          <table:table-cell table:style-name="ce5"/>
          <table:table-cell table:style-name="ce7" table:formula="of:=CONCATENATE([.B32];[.C32];[.D32];[.Z32])" office:value-type="string" office:string-value="O70-.TRI" calcext:value-type="string">
            <text:p>O70-.TRI</text:p>
          </table:table-cell>
          <table:table-cell table:style-name="ce5" table:number-columns-repeated="6"/>
          <table:table-cell table:style-name="ce5" table:formula="of:=[.AI31]+1" office:value-type="float" office:value="1099" calcext:value-type="float">
            <text:p>109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2];[.CQ32];[.CR32];[.CS32])" office:value-type="string" office:string-value="update BADANIA set TEST_UKRYTY='T' where ID_BADANIA = 1006" calcext:value-type="string">
            <text:p>update BADANIA set TEST_UKRYTY='T' where ID_BADANIA = 1006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2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2]" office:value-type="float" office:value="1006" calcext:value-type="float">
            <text:p>1006</text:p>
          </table:table-cell>
          <table:table-cell table:style-name="ce5" table:formula="of:=CONCATENATE([.CU32];[.CV32];[.CW32];[.CX32])" office:value-type="string" office:string-value="update BADANIA set NAZWA_BADANIA='Trójfosforan amonowo-magnezowy' where ID_BADANIA = 1006" calcext:value-type="string">
            <text:p>update BADANIA set NAZWA_BADANIA='Trójfosforan amonowo-magnezowy' where ID_BADANIA = 1006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2]" office:value-type="string" office:string-value="Trójfosforan amonowo-magnezowy" calcext:value-type="string">
            <text:p>Trójfosforan amonowo-magnezowy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2]" office:value-type="float" office:value="1006" calcext:value-type="float">
            <text:p>1006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 office:value-type="string" calcext:value-type="string">
            <text:p>4R|29|^^^.URI|0.00|p/HPF||N||F||Operator|||UriSed mini</text:p>
          </table:table-cell>
          <table:table-cell table:style-name="ce5" office:value-type="string" calcext:value-type="string">
            <text:p>O</text:p>
          </table:table-cell>
          <table:table-cell table:style-name="ce5" table:formula="of:=[.C32]+1" office:value-type="float" office:value="71" calcext:value-type="float">
            <text:p>71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nsert into BADANIA (ID_BADANIA, NAZWA_BADANIA, JM, KOD_BADANIA, LP_WEWN, LI_MIEJSC_PP, MATERIAL, TEST_UKRYTY, TYP_WYNIKU) values (</text:p>
          </table:table-cell>
          <table:table-cell table:formula="of:=[.U33]" office:value-type="float" office:value="1007" calcext:value-type="float">
            <text:p>1007</text:p>
          </table:table-cell>
          <table:table-cell office:value-type="string" calcext:value-type="string">
            <text:p>, '</text:p>
          </table:table-cell>
          <table:table-cell table:formula="of:=[.W33]" office:value-type="string" office:string-value="Kwas moczowy" calcext:value-type="string">
            <text:p>Kwas moczowy</text:p>
          </table:table-cell>
          <table:table-cell office:value-type="string" calcext:value-type="string">
            <text:p>', '</text:p>
          </table:table-cell>
          <table:table-cell table:formula="of:=[.Y33]" office:value-type="string" office:string-value="p/HPF" calcext:value-type="string">
            <text:p>p/HPF</text:p>
          </table:table-cell>
          <table:table-cell office:value-type="string" calcext:value-type="string">
            <text:p>', '</text:p>
          </table:table-cell>
          <table:table-cell table:formula="of:=[.AB33]" office:value-type="string" office:string-value="O71-.URI" calcext:value-type="string">
            <text:p>O71-.URI</text:p>
          </table:table-cell>
          <table:table-cell office:value-type="string" calcext:value-type="string">
            <text:p>', </text:p>
          </table:table-cell>
          <table:table-cell table:formula="of:=[.AI33]" office:value-type="float" office:value="1100" calcext:value-type="float">
            <text:p>1100</text:p>
          </table:table-cell>
          <table:table-cell office:value-type="string" calcext:value-type="string">
            <text:p>, </text:p>
          </table:table-cell>
          <table:table-cell table:formula="of:=[.AJ33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3]" office:value-type="string" office:string-value="M" calcext:value-type="string">
            <text:p>M</text:p>
          </table:table-cell>
          <table:table-cell office:value-type="string" calcext:value-type="string">
            <text:p>', 'T', 'N');</text:p>
          </table:table-cell>
          <table:table-cell table:style-name="ce5" table:formula="of:=CONCATENATE([.E33];[.F33];[.G33];[.H33];[.I33];[.J33];[.K33];[.L33];[.M33];[.N33];[.O33];[.P33];[.Q33];[.R33];[.S33])" office:value-type="string" office:string-value="insert into BADANIA (ID_BADANIA, NAZWA_BADANIA, JM, KOD_BADANIA, LP_WEWN, LI_MIEJSC_PP, MATERIAL, TEST_UKRYTY, TYP_WYNIKU) values (1007, 'Kwas moczowy', 'p/HPF', 'O71-.URI', 1100, 2, 'M', 'T', 'N');" calcext:value-type="string">
            <text:p>insert into BADANIA (ID_BADANIA, NAZWA_BADANIA, JM, KOD_BADANIA, LP_WEWN, LI_MIEJSC_PP, MATERIAL, TEST_UKRYTY, TYP_WYNIKU) values (1007, 'Kwas moczowy', 'p/HPF', 'O71-.URI', 1100, 2, 'M', 'T', 'N');</text:p>
          </table:table-cell>
          <table:table-cell table:style-name="ce5" table:formula="of:=[.U32]+1" office:value-type="float" office:value="1007" calcext:value-type="float">
            <text:p>1007</text:p>
          </table:table-cell>
          <table:table-cell table:style-name="ce5" office:value-type="string" calcext:value-type="string">
            <text:p>^^^.URI</text:p>
          </table:table-cell>
          <table:table-cell table:style-name="ce5" office:value-type="string" calcext:value-type="string">
            <text:p>Kwas moczowy</text:p>
          </table:table-cell>
          <table:table-cell table:style-name="ce5" table:formula="of:=[.X32]" office:value-type="string" office:string-value="N" calcext:value-type="string">
            <text:p>N</text:p>
          </table:table-cell>
          <table:table-cell table:style-name="ce5" office:value-type="string" calcext:value-type="string">
            <text:p>p/HPF</text:p>
          </table:table-cell>
          <table:table-cell table:style-name="ce5" office:value-type="string" calcext:value-type="string">
            <text:p>.URI</text:p>
          </table:table-cell>
          <table:table-cell table:style-name="ce5"/>
          <table:table-cell table:style-name="ce7" table:formula="of:=CONCATENATE([.B33];[.C33];[.D33];[.Z33])" office:value-type="string" office:string-value="O71-.URI" calcext:value-type="string">
            <text:p>O71-.URI</text:p>
          </table:table-cell>
          <table:table-cell table:style-name="ce5" table:number-columns-repeated="6"/>
          <table:table-cell table:style-name="ce5" table:formula="of:=[.AI32]+1" office:value-type="float" office:value="1100" calcext:value-type="float">
            <text:p>11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3];[.CQ33];[.CR33];[.CS33])" office:value-type="string" office:string-value="update BADANIA set TEST_UKRYTY='T' where ID_BADANIA = 1007" calcext:value-type="string">
            <text:p>update BADANIA set TEST_UKRYTY='T' where ID_BADANIA = 1007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3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3]" office:value-type="float" office:value="1007" calcext:value-type="float">
            <text:p>1007</text:p>
          </table:table-cell>
          <table:table-cell table:style-name="ce5" table:formula="of:=CONCATENATE([.CU33];[.CV33];[.CW33];[.CX33])" office:value-type="string" office:string-value="update BADANIA set NAZWA_BADANIA='Kwas moczowy' where ID_BADANIA = 1007" calcext:value-type="string">
            <text:p>update BADANIA set NAZWA_BADANIA='Kwas moczowy' where ID_BADANIA = 1007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3]" office:value-type="string" office:string-value="Kwas moczowy" calcext:value-type="string">
            <text:p>Kwas moczowy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3]" office:value-type="float" office:value="1007" calcext:value-type="float">
            <text:p>1007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 office:value-type="string" calcext:value-type="string">
            <text:p>5R|30|^^^.URI|0.00|p/ul||N||F||Operator|||UriSed mini</text:p>
          </table:table-cell>
          <table:table-cell table:style-name="ce5" office:value-type="string" calcext:value-type="string">
            <text:p>O</text:p>
          </table:table-cell>
          <table:table-cell table:style-name="ce5" table:formula="of:=[.C33]+1" office:value-type="float" office:value="72" calcext:value-type="float">
            <text:p>72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nsert into BADANIA (ID_BADANIA, NAZWA_BADANIA, JM, KOD_BADANIA, LP_WEWN, LI_MIEJSC_PP, MATERIAL, TEST_UKRYTY, TYP_WYNIKU) values (</text:p>
          </table:table-cell>
          <table:table-cell table:formula="of:=[.U34]" office:value-type="float" office:value="1008" calcext:value-type="float">
            <text:p>1008</text:p>
          </table:table-cell>
          <table:table-cell office:value-type="string" calcext:value-type="string">
            <text:p>, '</text:p>
          </table:table-cell>
          <table:table-cell table:formula="of:=[.W34]" office:value-type="string" office:string-value="Kwas moczowy" calcext:value-type="string">
            <text:p>Kwas moczowy</text:p>
          </table:table-cell>
          <table:table-cell office:value-type="string" calcext:value-type="string">
            <text:p>', '</text:p>
          </table:table-cell>
          <table:table-cell table:formula="of:=[.Y34]" office:value-type="string" office:string-value="p/ul" calcext:value-type="string">
            <text:p>p/ul</text:p>
          </table:table-cell>
          <table:table-cell office:value-type="string" calcext:value-type="string">
            <text:p>', '</text:p>
          </table:table-cell>
          <table:table-cell table:formula="of:=[.AB34]" office:value-type="string" office:string-value="O72-.URI" calcext:value-type="string">
            <text:p>O72-.URI</text:p>
          </table:table-cell>
          <table:table-cell office:value-type="string" calcext:value-type="string">
            <text:p>', </text:p>
          </table:table-cell>
          <table:table-cell table:formula="of:=[.AI34]" office:value-type="float" office:value="1101" calcext:value-type="float">
            <text:p>1101</text:p>
          </table:table-cell>
          <table:table-cell office:value-type="string" calcext:value-type="string">
            <text:p>, </text:p>
          </table:table-cell>
          <table:table-cell table:formula="of:=[.AJ34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4]" office:value-type="string" office:string-value="M" calcext:value-type="string">
            <text:p>M</text:p>
          </table:table-cell>
          <table:table-cell office:value-type="string" calcext:value-type="string">
            <text:p>', 'T', 'N');</text:p>
          </table:table-cell>
          <table:table-cell table:style-name="ce5" table:formula="of:=CONCATENATE([.E34];[.F34];[.G34];[.H34];[.I34];[.J34];[.K34];[.L34];[.M34];[.N34];[.O34];[.P34];[.Q34];[.R34];[.S34])" office:value-type="string" office:string-value="insert into BADANIA (ID_BADANIA, NAZWA_BADANIA, JM, KOD_BADANIA, LP_WEWN, LI_MIEJSC_PP, MATERIAL, TEST_UKRYTY, TYP_WYNIKU) values (1008, 'Kwas moczowy', 'p/ul', 'O72-.URI', 1101, 2, 'M', 'T', 'N');" calcext:value-type="string">
            <text:p>insert into BADANIA (ID_BADANIA, NAZWA_BADANIA, JM, KOD_BADANIA, LP_WEWN, LI_MIEJSC_PP, MATERIAL, TEST_UKRYTY, TYP_WYNIKU) values (1008, 'Kwas moczowy', 'p/ul', 'O72-.URI', 1101, 2, 'M', 'T', 'N');</text:p>
          </table:table-cell>
          <table:table-cell table:style-name="ce5" table:formula="of:=[.U33]+1" office:value-type="float" office:value="1008" calcext:value-type="float">
            <text:p>1008</text:p>
          </table:table-cell>
          <table:table-cell table:style-name="ce5" office:value-type="string" calcext:value-type="string">
            <text:p>^^^.URI</text:p>
          </table:table-cell>
          <table:table-cell table:style-name="ce5" office:value-type="string" calcext:value-type="string">
            <text:p>Kwas moczowy</text:p>
          </table:table-cell>
          <table:table-cell table:style-name="ce5" table:formula="of:=[.X33]" office:value-type="string" office:string-value="N" calcext:value-type="string">
            <text:p>N</text:p>
          </table:table-cell>
          <table:table-cell table:style-name="ce5" office:value-type="string" calcext:value-type="string">
            <text:p>p/ul</text:p>
          </table:table-cell>
          <table:table-cell table:style-name="ce5" office:value-type="string" calcext:value-type="string">
            <text:p>.URI</text:p>
          </table:table-cell>
          <table:table-cell table:style-name="ce5"/>
          <table:table-cell table:style-name="ce7" table:formula="of:=CONCATENATE([.B34];[.C34];[.D34];[.Z34])" office:value-type="string" office:string-value="O72-.URI" calcext:value-type="string">
            <text:p>O72-.URI</text:p>
          </table:table-cell>
          <table:table-cell table:style-name="ce5" table:number-columns-repeated="6"/>
          <table:table-cell table:style-name="ce5" table:formula="of:=[.AI33]+1" office:value-type="float" office:value="1101" calcext:value-type="float">
            <text:p>110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4];[.CQ34];[.CR34];[.CS34])" office:value-type="string" office:string-value="update BADANIA set TEST_UKRYTY='T' where ID_BADANIA = 1008" calcext:value-type="string">
            <text:p>update BADANIA set TEST_UKRYTY='T' where ID_BADANIA = 1008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4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4]" office:value-type="float" office:value="1008" calcext:value-type="float">
            <text:p>1008</text:p>
          </table:table-cell>
          <table:table-cell table:style-name="ce5" table:formula="of:=CONCATENATE([.CU34];[.CV34];[.CW34];[.CX34])" office:value-type="string" office:string-value="update BADANIA set NAZWA_BADANIA='Kwas moczowy' where ID_BADANIA = 1008" calcext:value-type="string">
            <text:p>update BADANIA set NAZWA_BADANIA='Kwas moczowy' where ID_BADANIA = 1008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4]" office:value-type="string" office:string-value="Kwas moczowy" calcext:value-type="string">
            <text:p>Kwas moczowy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4]" office:value-type="float" office:value="1008" calcext:value-type="float">
            <text:p>1008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 office:value-type="string" calcext:value-type="string">
            <text:p>6R|31|^^^.URI|0.00|||N||F||Operator|||UriSed mini</text:p>
          </table:table-cell>
          <table:table-cell table:style-name="ce5" office:value-type="string" calcext:value-type="string">
            <text:p>O</text:p>
          </table:table-cell>
          <table:table-cell table:style-name="ce5" table:formula="of:=[.C34]+1" office:value-type="float" office:value="73" calcext:value-type="float">
            <text:p>73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nsert into BADANIA (ID_BADANIA, NAZWA_BADANIA, JM, KOD_BADANIA, LP_WEWN, LI_MIEJSC_PP, MATERIAL, TEST_UKRYTY, TYP_WYNIKU) values (</text:p>
          </table:table-cell>
          <table:table-cell table:formula="of:=[.U35]" office:value-type="float" office:value="1009" calcext:value-type="float">
            <text:p>1009</text:p>
          </table:table-cell>
          <table:table-cell office:value-type="string" calcext:value-type="string">
            <text:p>, '</text:p>
          </table:table-cell>
          <table:table-cell table:formula="of:=[.W35]" office:value-type="string" office:string-value="Kwas moczowy" calcext:value-type="string">
            <text:p>Kwas moczowy</text:p>
          </table:table-cell>
          <table:table-cell office:value-type="string" calcext:value-type="string">
            <text:p>', '</text:p>
          </table:table-cell>
          <table:table-cell table:formula="of:=[.Y35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35]" office:value-type="string" office:string-value="O73-.URI" calcext:value-type="string">
            <text:p>O73-.URI</text:p>
          </table:table-cell>
          <table:table-cell office:value-type="string" calcext:value-type="string">
            <text:p>', </text:p>
          </table:table-cell>
          <table:table-cell table:formula="of:=[.AI35]" office:value-type="float" office:value="1102" calcext:value-type="float">
            <text:p>1102</text:p>
          </table:table-cell>
          <table:table-cell office:value-type="string" calcext:value-type="string">
            <text:p>, </text:p>
          </table:table-cell>
          <table:table-cell table:formula="of:=[.AJ35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5]" office:value-type="string" office:string-value="M" calcext:value-type="string">
            <text:p>M</text:p>
          </table:table-cell>
          <table:table-cell office:value-type="string" calcext:value-type="string">
            <text:p>', 'T', 'N');</text:p>
          </table:table-cell>
          <table:table-cell table:style-name="ce5" table:formula="of:=CONCATENATE([.E35];[.F35];[.G35];[.H35];[.I35];[.J35];[.K35];[.L35];[.M35];[.N35];[.O35];[.P35];[.Q35];[.R35];[.S35])" office:value-type="string" office:string-value="insert into BADANIA (ID_BADANIA, NAZWA_BADANIA, JM, KOD_BADANIA, LP_WEWN, LI_MIEJSC_PP, MATERIAL, TEST_UKRYTY, TYP_WYNIKU) values (1009, 'Kwas moczowy', '0', 'O73-.URI', 1102, 2, 'M', 'T', 'N');" calcext:value-type="string">
            <text:p>insert into BADANIA (ID_BADANIA, NAZWA_BADANIA, JM, KOD_BADANIA, LP_WEWN, LI_MIEJSC_PP, MATERIAL, TEST_UKRYTY, TYP_WYNIKU) values (1009, 'Kwas moczowy', '0', 'O73-.URI', 1102, 2, 'M', 'T', 'N');</text:p>
          </table:table-cell>
          <table:table-cell table:style-name="ce5" table:formula="of:=[.U34]+1" office:value-type="float" office:value="1009" calcext:value-type="float">
            <text:p>1009</text:p>
          </table:table-cell>
          <table:table-cell table:style-name="ce5" office:value-type="string" calcext:value-type="string">
            <text:p>^^^.URI</text:p>
          </table:table-cell>
          <table:table-cell table:style-name="ce5" office:value-type="string" calcext:value-type="string">
            <text:p>Kwas moczowy</text:p>
          </table:table-cell>
          <table:table-cell table:style-name="ce5" table:formula="of:=[.X34]" office:value-type="string" office:string-value="N" calcext:value-type="string">
            <text:p>N</text:p>
          </table:table-cell>
          <table:table-cell table:style-name="ce5"/>
          <table:table-cell table:style-name="ce5" office:value-type="string" calcext:value-type="string">
            <text:p>.URI</text:p>
          </table:table-cell>
          <table:table-cell table:style-name="ce5"/>
          <table:table-cell table:style-name="ce7" table:formula="of:=CONCATENATE([.B35];[.C35];[.D35];[.Z35])" office:value-type="string" office:string-value="O73-.URI" calcext:value-type="string">
            <text:p>O73-.URI</text:p>
          </table:table-cell>
          <table:table-cell table:style-name="ce5" table:number-columns-repeated="6"/>
          <table:table-cell table:style-name="ce5" table:formula="of:=[.AI34]+1" office:value-type="float" office:value="1102" calcext:value-type="float">
            <text:p>110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5];[.CQ35];[.CR35];[.CS35])" office:value-type="string" office:string-value="update BADANIA set TEST_UKRYTY='T' where ID_BADANIA = 1009" calcext:value-type="string">
            <text:p>update BADANIA set TEST_UKRYTY='T' where ID_BADANIA = 1009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5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5]" office:value-type="float" office:value="1009" calcext:value-type="float">
            <text:p>1009</text:p>
          </table:table-cell>
          <table:table-cell table:style-name="ce5" table:formula="of:=CONCATENATE([.CU35];[.CV35];[.CW35];[.CX35])" office:value-type="string" office:string-value="update BADANIA set NAZWA_BADANIA='Kwas moczowy' where ID_BADANIA = 1009" calcext:value-type="string">
            <text:p>update BADANIA set NAZWA_BADANIA='Kwas moczowy' where ID_BADANIA = 1009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5]" office:value-type="string" office:string-value="Kwas moczowy" calcext:value-type="string">
            <text:p>Kwas moczowy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5]" office:value-type="float" office:value="1009" calcext:value-type="float">
            <text:p>1009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 office:value-type="string" calcext:value-type="string">
            <text:p>7R|32|^^^.URI|-|||N||F||Operator|||UriSed mini</text:p>
          </table:table-cell>
          <table:table-cell table:style-name="ce5" office:value-type="string" calcext:value-type="string">
            <text:p>O</text:p>
          </table:table-cell>
          <table:table-cell table:style-name="ce5" table:formula="of:=[.C35]+1" office:value-type="float" office:value="74" calcext:value-type="float">
            <text:p>74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insert into BADANIA (ID_BADANIA, NAZWA_BADANIA, JM, KOD_BADANIA, LP_WEWN, LI_MIEJSC_PP, MATERIAL, TEST_UKRYTY, TYP_WYNIKU) values (</text:p>
          </table:table-cell>
          <table:table-cell table:formula="of:=[.U36]" office:value-type="float" office:value="1010" calcext:value-type="float">
            <text:p>1010</text:p>
          </table:table-cell>
          <table:table-cell office:value-type="string" calcext:value-type="string">
            <text:p>, '</text:p>
          </table:table-cell>
          <table:table-cell table:formula="of:=[.W36]" office:value-type="string" office:string-value="Kwas moczowy" calcext:value-type="string">
            <text:p>Kwas moczowy</text:p>
          </table:table-cell>
          <table:table-cell office:value-type="string" calcext:value-type="string">
            <text:p>', '</text:p>
          </table:table-cell>
          <table:table-cell table:formula="of:=[.Y36]" office:value-type="string" office:string-value="plusowe" calcext:value-type="string">
            <text:p>plusowe</text:p>
          </table:table-cell>
          <table:table-cell office:value-type="string" calcext:value-type="string">
            <text:p>', '</text:p>
          </table:table-cell>
          <table:table-cell table:formula="of:=[.AB36]" office:value-type="string" office:string-value="O74-.URI" calcext:value-type="string">
            <text:p>O74-.URI</text:p>
          </table:table-cell>
          <table:table-cell office:value-type="string" calcext:value-type="string">
            <text:p>', </text:p>
          </table:table-cell>
          <table:table-cell table:formula="of:=[.AI36]" office:value-type="float" office:value="1103" calcext:value-type="float">
            <text:p>1103</text:p>
          </table:table-cell>
          <table:table-cell office:value-type="string" calcext:value-type="string">
            <text:p>, </text:p>
          </table:table-cell>
          <table:table-cell table:formula="of:=[.AJ36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36]" office:value-type="string" office:string-value="M" calcext:value-type="string">
            <text:p>M</text:p>
          </table:table-cell>
          <table:table-cell office:value-type="string" calcext:value-type="string">
            <text:p>', 'T', 'N');</text:p>
          </table:table-cell>
          <table:table-cell table:style-name="ce5" table:formula="of:=CONCATENATE([.E36];[.F36];[.G36];[.H36];[.I36];[.J36];[.K36];[.L36];[.M36];[.N36];[.O36];[.P36];[.Q36];[.R36];[.S36])" office:value-type="string" office:string-value="insert into BADANIA (ID_BADANIA, NAZWA_BADANIA, JM, KOD_BADANIA, LP_WEWN, LI_MIEJSC_PP, MATERIAL, TEST_UKRYTY, TYP_WYNIKU) values (1010, 'Kwas moczowy', 'plusowe', 'O74-.URI', 1103, 2, 'M', 'T', 'N');" calcext:value-type="string">
            <text:p>insert into BADANIA (ID_BADANIA, NAZWA_BADANIA, JM, KOD_BADANIA, LP_WEWN, LI_MIEJSC_PP, MATERIAL, TEST_UKRYTY, TYP_WYNIKU) values (1010, 'Kwas moczowy', 'plusowe', 'O74-.URI', 1103, 2, 'M', 'T', 'N');</text:p>
          </table:table-cell>
          <table:table-cell table:style-name="ce5" table:formula="of:=[.U35]+1" office:value-type="float" office:value="1010" calcext:value-type="float">
            <text:p>1010</text:p>
          </table:table-cell>
          <table:table-cell table:style-name="ce5" office:value-type="string" calcext:value-type="string">
            <text:p>^^^.URI</text:p>
          </table:table-cell>
          <table:table-cell table:style-name="ce5" office:value-type="string" calcext:value-type="string">
            <text:p>Kwas moczowy</text:p>
          </table:table-cell>
          <table:table-cell table:style-name="ce5" table:formula="of:=[.X35]" office:value-type="string" office:string-value="N" calcext:value-type="string">
            <text:p>N</text:p>
          </table:table-cell>
          <table:table-cell table:style-name="ce5" office:value-type="string" calcext:value-type="string">
            <text:p>plusowe</text:p>
          </table:table-cell>
          <table:table-cell table:style-name="ce5" office:value-type="string" calcext:value-type="string">
            <text:p>.URI</text:p>
          </table:table-cell>
          <table:table-cell table:style-name="ce5"/>
          <table:table-cell table:style-name="ce7" table:formula="of:=CONCATENATE([.B36];[.C36];[.D36];[.Z36])" office:value-type="string" office:string-value="O74-.URI" calcext:value-type="string">
            <text:p>O74-.URI</text:p>
          </table:table-cell>
          <table:table-cell table:style-name="ce5" table:number-columns-repeated="6"/>
          <table:table-cell table:style-name="ce5" table:formula="of:=[.AI35]+1" office:value-type="float" office:value="1103" calcext:value-type="float">
            <text:p>11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6];[.CQ36];[.CR36];[.CS36])" office:value-type="string" office:string-value="update BADANIA set TEST_UKRYTY='T' where ID_BADANIA = 1010" calcext:value-type="string">
            <text:p>update BADANIA set TEST_UKRYTY='T' where ID_BADANIA = 1010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6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6]" office:value-type="float" office:value="1010" calcext:value-type="float">
            <text:p>1010</text:p>
          </table:table-cell>
          <table:table-cell table:style-name="ce5" table:formula="of:=CONCATENATE([.CU36];[.CV36];[.CW36];[.CX36])" office:value-type="string" office:string-value="update BADANIA set NAZWA_BADANIA='Kwas moczowy' where ID_BADANIA = 1010" calcext:value-type="string">
            <text:p>update BADANIA set NAZWA_BADANIA='Kwas moczowy' where ID_BADANIA = 1010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6]" office:value-type="string" office:string-value="Kwas moczowy" calcext:value-type="string">
            <text:p>Kwas moczowy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6]" office:value-type="float" office:value="1010" calcext:value-type="float">
            <text:p>1010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3">
          <table:table-cell table:style-name="ce5" table:number-columns-repeated="4"/>
          <table:table-cell table:number-columns-repeated="15"/>
          <table:table-cell table:style-name="ce5" table:number-columns-repeated="8"/>
          <table:table-cell table:style-name="ce7"/>
          <table:table-cell table:style-name="ce5" table:number-columns-repeated="242"/>
          <table:table-cell table:style-name="ce7" table:number-columns-repeated="75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TestZnakowy.objects.create(aparat=aparat, nazwa='</text:p>
          </table:table-cell>
          <table:table-cell table:formula="of:=[.V38]" office:value-type="string" office:string-value="^^^.U-AMO" calcext:value-type="string">
            <text:p>^^^.U-AMO</text:p>
          </table:table-cell>
          <table:table-cell office:value-type="string" calcext:value-type="string">
            <text:p>', nazwa_wydruk='</text:p>
          </table:table-cell>
          <table:table-cell table:formula="of:=[.W38]" office:value-type="string" office:string-value="Moczany bezpostaciowe" calcext:value-type="string">
            <text:p>Moczany bezpostaciowe</text:p>
          </table:table-cell>
          <table:table-cell office:value-type="string" calcext:value-type="string">
            <text:p>', jednostki='</text:p>
          </table:table-cell>
          <table:table-cell table:formula="of:=[.Y38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38]" office:value-type="float" office:value="1011" calcext:value-type="float">
            <text:p>101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38];[.F38];[.G38];[.H38];[.I38];[.J38];[.K38];[.L38];[.M38];[.N38];[.O38];[.P38];[.Q38];[.R38];[.S38])" office:value-type="string" office:string-value="TestZnakowy.objects.create(aparat=aparat, nazwa='^^^.U-AMO', nazwa_wydruk='Moczany bezpostaciowe', jednostki='p/HPF', tid=1011)" calcext:value-type="string">
            <text:p>TestZnakowy.objects.create(aparat=aparat, nazwa='^^^.U-AMO', nazwa_wydruk='Moczany bezpostaciowe', jednostki='p/HPF', tid=1011)</text:p>
          </table:table-cell>
          <table:table-cell table:style-name="ce5" office:value-type="float" office:value="1011" calcext:value-type="float">
            <text:p>1011</text:p>
          </table:table-cell>
          <table:table-cell table:style-name="ce5" office:value-type="string" calcext:value-type="string">
            <text:p>^^^.U-AMO</text:p>
          </table:table-cell>
          <table:table-cell table:style-name="ce5" office:value-type="string" calcext:value-type="string">
            <text:p>Moczany bezpostaciowe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/HPF</text:p>
          </table:table-cell>
          <table:table-cell table:style-name="ce5" office:value-type="string" calcext:value-type="string">
            <text:p>.U-AMO</text:p>
          </table:table-cell>
          <table:table-cell table:style-name="ce5"/>
          <table:table-cell table:style-name="ce7" table:formula="of:=CONCATENATE([.B38];[.C38];[.D38];[.Z38])" office:value-type="string" office:string-value="O75-.U-AMO" calcext:value-type="string">
            <text:p>O75-.U-AMO</text:p>
          </table:table-cell>
          <table:table-cell table:style-name="ce5" table:number-columns-repeated="6"/>
          <table:table-cell table:style-name="ce5" office:value-type="float" office:value="1104" calcext:value-type="float">
            <text:p>110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8];[.CQ38];[.CR38];[.CS38])" office:value-type="string" office:string-value="update BADANIA set TEST_UKRYTY='T' where ID_BADANIA = 1011" calcext:value-type="string">
            <text:p>update BADANIA set TEST_UKRYTY='T' where ID_BADANIA = 1011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8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8]" office:value-type="float" office:value="1011" calcext:value-type="float">
            <text:p>1011</text:p>
          </table:table-cell>
          <table:table-cell table:style-name="ce5" table:formula="of:=CONCATENATE([.CU38];[.CV38];[.CW38];[.CX38])" office:value-type="string" office:string-value="update BADANIA set NAZWA_BADANIA='Moczany bezpostaciowe' where ID_BADANIA = 1011" calcext:value-type="string">
            <text:p>update BADANIA set NAZWA_BADANIA='Moczany bezpostaciowe' where ID_BADANIA = 1011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8]" office:value-type="string" office:string-value="Moczany bezpostaciowe" calcext:value-type="string">
            <text:p>Moczany bezpostaciowe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8]" office:value-type="float" office:value="1011" calcext:value-type="float">
            <text:p>1011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formula="of:=[.C38]+1" office:value-type="float" office:value="76" calcext:value-type="float">
            <text:p>76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TestZnakowy.objects.create(aparat=aparat, nazwa='</text:p>
          </table:table-cell>
          <table:table-cell table:formula="of:=[.V39]" office:value-type="string" office:string-value="^^^.U-AMO" calcext:value-type="string">
            <text:p>^^^.U-AMO</text:p>
          </table:table-cell>
          <table:table-cell office:value-type="string" calcext:value-type="string">
            <text:p>', nazwa_wydruk='</text:p>
          </table:table-cell>
          <table:table-cell table:formula="of:=[.W39]" office:value-type="string" office:string-value="Moczany bezpostaciowe" calcext:value-type="string">
            <text:p>Moczany bezpostaciowe</text:p>
          </table:table-cell>
          <table:table-cell office:value-type="string" calcext:value-type="string">
            <text:p>', jednostki='</text:p>
          </table:table-cell>
          <table:table-cell table:formula="of:=[.Y39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39]" office:value-type="float" office:value="1012" calcext:value-type="float">
            <text:p>1012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39];[.F39];[.G39];[.H39];[.I39];[.J39];[.K39];[.L39];[.M39];[.N39];[.O39];[.P39];[.Q39];[.R39];[.S39])" office:value-type="string" office:string-value="TestZnakowy.objects.create(aparat=aparat, nazwa='^^^.U-AMO', nazwa_wydruk='Moczany bezpostaciowe', jednostki='p/ul', tid=1012)" calcext:value-type="string">
            <text:p>TestZnakowy.objects.create(aparat=aparat, nazwa='^^^.U-AMO', nazwa_wydruk='Moczany bezpostaciowe', jednostki='p/ul', tid=1012)</text:p>
          </table:table-cell>
          <table:table-cell table:style-name="ce5" table:formula="of:=[.U38]+1" office:value-type="float" office:value="1012" calcext:value-type="float">
            <text:p>1012</text:p>
          </table:table-cell>
          <table:table-cell table:style-name="ce5" office:value-type="string" calcext:value-type="string">
            <text:p>^^^.U-AMO</text:p>
          </table:table-cell>
          <table:table-cell table:style-name="ce5" office:value-type="string" calcext:value-type="string">
            <text:p>Moczany bezpostaciowe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/ul</text:p>
          </table:table-cell>
          <table:table-cell table:style-name="ce5" office:value-type="string" calcext:value-type="string">
            <text:p>.U-AMO</text:p>
          </table:table-cell>
          <table:table-cell table:style-name="ce5"/>
          <table:table-cell table:style-name="ce7" table:formula="of:=CONCATENATE([.B39];[.C39];[.D39];[.Z39])" office:value-type="string" office:string-value="O76-.U-AMO" calcext:value-type="string">
            <text:p>O76-.U-AMO</text:p>
          </table:table-cell>
          <table:table-cell table:style-name="ce5" table:number-columns-repeated="6"/>
          <table:table-cell table:style-name="ce5" table:formula="of:=[.AI38]+1" office:value-type="float" office:value="1105" calcext:value-type="float">
            <text:p>110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39];[.CQ39];[.CR39];[.CS39])" office:value-type="string" office:string-value="update BADANIA set TEST_UKRYTY='T' where ID_BADANIA = 1012" calcext:value-type="string">
            <text:p>update BADANIA set TEST_UKRYTY='T' where ID_BADANIA = 1012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39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9]" office:value-type="float" office:value="1012" calcext:value-type="float">
            <text:p>1012</text:p>
          </table:table-cell>
          <table:table-cell table:style-name="ce5" table:formula="of:=CONCATENATE([.CU39];[.CV39];[.CW39];[.CX39])" office:value-type="string" office:string-value="update BADANIA set NAZWA_BADANIA='Moczany bezpostaciowe' where ID_BADANIA = 1012" calcext:value-type="string">
            <text:p>update BADANIA set NAZWA_BADANIA='Moczany bezpostaciowe' where ID_BADANIA = 1012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39]" office:value-type="string" office:string-value="Moczany bezpostaciowe" calcext:value-type="string">
            <text:p>Moczany bezpostaciowe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39]" office:value-type="float" office:value="1012" calcext:value-type="float">
            <text:p>1012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formula="of:=[.C39]+1" office:value-type="float" office:value="77" calcext:value-type="float">
            <text:p>77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TestZnakowy.objects.create(aparat=aparat, nazwa='</text:p>
          </table:table-cell>
          <table:table-cell table:formula="of:=[.V40]" office:value-type="string" office:string-value="^^^.U-AMO" calcext:value-type="string">
            <text:p>^^^.U-AMO</text:p>
          </table:table-cell>
          <table:table-cell office:value-type="string" calcext:value-type="string">
            <text:p>', nazwa_wydruk='</text:p>
          </table:table-cell>
          <table:table-cell table:formula="of:=[.W40]" office:value-type="string" office:string-value="Moczany bezpostaciowe" calcext:value-type="string">
            <text:p>Moczany bezpostaciowe</text:p>
          </table:table-cell>
          <table:table-cell office:value-type="string" calcext:value-type="string">
            <text:p>', jednostki='</text:p>
          </table:table-cell>
          <table:table-cell table:formula="of:=[.Y40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40]" office:value-type="float" office:value="1013" calcext:value-type="float">
            <text:p>101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0];[.F40];[.G40];[.H40];[.I40];[.J40];[.K40];[.L40];[.M40];[.N40];[.O40];[.P40];[.Q40];[.R40];[.S40])" office:value-type="string" office:string-value="TestZnakowy.objects.create(aparat=aparat, nazwa='^^^.U-AMO', nazwa_wydruk='Moczany bezpostaciowe', jednostki='0', tid=1013)" calcext:value-type="string">
            <text:p>TestZnakowy.objects.create(aparat=aparat, nazwa='^^^.U-AMO', nazwa_wydruk='Moczany bezpostaciowe', jednostki='0', tid=1013)</text:p>
          </table:table-cell>
          <table:table-cell table:style-name="ce5" table:formula="of:=[.U39]+1" office:value-type="float" office:value="1013" calcext:value-type="float">
            <text:p>1013</text:p>
          </table:table-cell>
          <table:table-cell table:style-name="ce5" office:value-type="string" calcext:value-type="string">
            <text:p>^^^.U-AMO</text:p>
          </table:table-cell>
          <table:table-cell table:style-name="ce5" office:value-type="string" calcext:value-type="string">
            <text:p>Moczany bezpostaciowe</text:p>
          </table:table-cell>
          <table:table-cell table:style-name="ce5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.U-AMO</text:p>
          </table:table-cell>
          <table:table-cell table:style-name="ce5"/>
          <table:table-cell table:style-name="ce7" table:formula="of:=CONCATENATE([.B40];[.C40];[.D40];[.Z40])" office:value-type="string" office:string-value="O77-.U-AMO" calcext:value-type="string">
            <text:p>O77-.U-AMO</text:p>
          </table:table-cell>
          <table:table-cell table:style-name="ce5" table:number-columns-repeated="6"/>
          <table:table-cell table:style-name="ce5" table:formula="of:=[.AI39]+1" office:value-type="float" office:value="1106" calcext:value-type="float">
            <text:p>110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40];[.CQ40];[.CR40];[.CS40])" office:value-type="string" office:string-value="update BADANIA set TEST_UKRYTY='T' where ID_BADANIA = 1013" calcext:value-type="string">
            <text:p>update BADANIA set TEST_UKRYTY='T' where ID_BADANIA = 1013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40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0]" office:value-type="float" office:value="1013" calcext:value-type="float">
            <text:p>1013</text:p>
          </table:table-cell>
          <table:table-cell table:style-name="ce5" table:formula="of:=CONCATENATE([.CU40];[.CV40];[.CW40];[.CX40])" office:value-type="string" office:string-value="update BADANIA set NAZWA_BADANIA='Moczany bezpostaciowe' where ID_BADANIA = 1013" calcext:value-type="string">
            <text:p>update BADANIA set NAZWA_BADANIA='Moczany bezpostaciowe' where ID_BADANIA = 1013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40]" office:value-type="string" office:string-value="Moczany bezpostaciowe" calcext:value-type="string">
            <text:p>Moczany bezpostaciowe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0]" office:value-type="float" office:value="1013" calcext:value-type="float">
            <text:p>1013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formula="of:=[.C40]+1" office:value-type="float" office:value="78" calcext:value-type="float">
            <text:p>78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TestZnakowy.objects.create(aparat=aparat, nazwa='</text:p>
          </table:table-cell>
          <table:table-cell table:formula="of:=[.V41]" office:value-type="string" office:string-value="^^^.U-AMO" calcext:value-type="string">
            <text:p>^^^.U-AMO</text:p>
          </table:table-cell>
          <table:table-cell office:value-type="string" calcext:value-type="string">
            <text:p>', nazwa_wydruk='</text:p>
          </table:table-cell>
          <table:table-cell table:formula="of:=[.W41]" office:value-type="string" office:string-value="Moczany bezpostaciowe" calcext:value-type="string">
            <text:p>Moczany bezpostaciowe</text:p>
          </table:table-cell>
          <table:table-cell office:value-type="string" calcext:value-type="string">
            <text:p>', jednostki='</text:p>
          </table:table-cell>
          <table:table-cell table:formula="of:=[.Y41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41]" office:value-type="float" office:value="1014" calcext:value-type="float">
            <text:p>101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1];[.F41];[.G41];[.H41];[.I41];[.J41];[.K41];[.L41];[.M41];[.N41];[.O41];[.P41];[.Q41];[.R41];[.S41])" office:value-type="string" office:string-value="TestZnakowy.objects.create(aparat=aparat, nazwa='^^^.U-AMO', nazwa_wydruk='Moczany bezpostaciowe', jednostki='plusowe', tid=1014)" calcext:value-type="string">
            <text:p>TestZnakowy.objects.create(aparat=aparat, nazwa='^^^.U-AMO', nazwa_wydruk='Moczany bezpostaciowe', jednostki='plusowe', tid=1014)</text:p>
          </table:table-cell>
          <table:table-cell table:style-name="ce5" table:formula="of:=[.U40]+1" office:value-type="float" office:value="1014" calcext:value-type="float">
            <text:p>1014</text:p>
          </table:table-cell>
          <table:table-cell table:style-name="ce5" office:value-type="string" calcext:value-type="string">
            <text:p>^^^.U-AMO</text:p>
          </table:table-cell>
          <table:table-cell table:style-name="ce5" office:value-type="string" calcext:value-type="string">
            <text:p>Moczany bezpostaciowe</text:p>
          </table:table-cell>
          <table:table-cell table:style-name="ce5" table:formula="of:=[.X40]" office:value-type="string" office:string-value="N" calcext:value-type="string">
            <text:p>N</text:p>
          </table:table-cell>
          <table:table-cell table:style-name="ce5" office:value-type="string" calcext:value-type="string">
            <text:p>plusowe</text:p>
          </table:table-cell>
          <table:table-cell table:style-name="ce5" office:value-type="string" calcext:value-type="string">
            <text:p>.U-AMO</text:p>
          </table:table-cell>
          <table:table-cell table:style-name="ce5"/>
          <table:table-cell table:style-name="ce7" table:formula="of:=CONCATENATE([.B41];[.C41];[.D41];[.Z41])" office:value-type="string" office:string-value="O78-.U-AMO" calcext:value-type="string">
            <text:p>O78-.U-AMO</text:p>
          </table:table-cell>
          <table:table-cell table:style-name="ce5" table:number-columns-repeated="6"/>
          <table:table-cell table:style-name="ce5" table:formula="of:=[.AI40]+1" office:value-type="float" office:value="1107" calcext:value-type="float">
            <text:p>110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41];[.CQ41];[.CR41];[.CS41])" office:value-type="string" office:string-value="update BADANIA set TEST_UKRYTY='T' where ID_BADANIA = 1014" calcext:value-type="string">
            <text:p>update BADANIA set TEST_UKRYTY='T' where ID_BADANIA = 1014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41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1]" office:value-type="float" office:value="1014" calcext:value-type="float">
            <text:p>1014</text:p>
          </table:table-cell>
          <table:table-cell table:style-name="ce5" table:formula="of:=CONCATENATE([.CU41];[.CV41];[.CW41];[.CX41])" office:value-type="string" office:string-value="update BADANIA set NAZWA_BADANIA='Moczany bezpostaciowe' where ID_BADANIA = 1014" calcext:value-type="string">
            <text:p>update BADANIA set NAZWA_BADANIA='Moczany bezpostaciowe' where ID_BADANIA = 1014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41]" office:value-type="string" office:string-value="Moczany bezpostaciowe" calcext:value-type="string">
            <text:p>Moczany bezpostaciowe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1]" office:value-type="float" office:value="1014" calcext:value-type="float">
            <text:p>1014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formula="of:=[.C41]+1" office:value-type="float" office:value="79" calcext:value-type="float">
            <text:p>7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TestZnakowy.objects.create(aparat=aparat, nazwa='</text:p>
          </table:table-cell>
          <table:table-cell table:formula="of:=[.V42]" office:value-type="string" office:string-value="^^^.P-AMO" calcext:value-type="string">
            <text:p>^^^.P-AMO</text:p>
          </table:table-cell>
          <table:table-cell office:value-type="string" calcext:value-type="string">
            <text:p>', nazwa_wydruk='</text:p>
          </table:table-cell>
          <table:table-cell table:formula="of:=[.W42]" office:value-type="string" office:string-value="Fosforany bezpostaciowe" calcext:value-type="string">
            <text:p>Fosforany bezpostaciowe</text:p>
          </table:table-cell>
          <table:table-cell office:value-type="string" calcext:value-type="string">
            <text:p>', jednostki='</text:p>
          </table:table-cell>
          <table:table-cell table:formula="of:=[.Y42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42]" office:value-type="float" office:value="1015" calcext:value-type="float">
            <text:p>101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2];[.F42];[.G42];[.H42];[.I42];[.J42];[.K42];[.L42];[.M42];[.N42];[.O42];[.P42];[.Q42];[.R42];[.S42])" office:value-type="string" office:string-value="TestZnakowy.objects.create(aparat=aparat, nazwa='^^^.P-AMO', nazwa_wydruk='Fosforany bezpostaciowe', jednostki='p/HPF', tid=1015)" calcext:value-type="string">
            <text:p>TestZnakowy.objects.create(aparat=aparat, nazwa='^^^.P-AMO', nazwa_wydruk='Fosforany bezpostaciowe', jednostki='p/HPF', tid=1015)</text:p>
          </table:table-cell>
          <table:table-cell table:style-name="ce5" table:formula="of:=[.U41]+1" office:value-type="float" office:value="1015" calcext:value-type="float">
            <text:p>1015</text:p>
          </table:table-cell>
          <table:table-cell table:style-name="ce5" office:value-type="string" calcext:value-type="string">
            <text:p>^^^.P-AMO</text:p>
          </table:table-cell>
          <table:table-cell table:style-name="ce5" office:value-type="string" calcext:value-type="string">
            <text:p>Fosforany bezpostaciowe</text:p>
          </table:table-cell>
          <table:table-cell table:style-name="ce5" table:formula="of:=[.X41]" office:value-type="string" office:string-value="N" calcext:value-type="string">
            <text:p>N</text:p>
          </table:table-cell>
          <table:table-cell table:style-name="ce5" office:value-type="string" calcext:value-type="string">
            <text:p>p/HPF</text:p>
          </table:table-cell>
          <table:table-cell table:style-name="ce5" office:value-type="string" calcext:value-type="string">
            <text:p>.P-AMO</text:p>
          </table:table-cell>
          <table:table-cell table:style-name="ce5"/>
          <table:table-cell table:style-name="ce7" table:formula="of:=CONCATENATE([.B42];[.C42];[.D42];[.Z42])" office:value-type="string" office:string-value="O79-.P-AMO" calcext:value-type="string">
            <text:p>O79-.P-AMO</text:p>
          </table:table-cell>
          <table:table-cell table:style-name="ce5" table:number-columns-repeated="6"/>
          <table:table-cell table:style-name="ce5" table:formula="of:=[.AI41]+1" office:value-type="float" office:value="1108" calcext:value-type="float">
            <text:p>110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42];[.CQ42];[.CR42];[.CS42])" office:value-type="string" office:string-value="update BADANIA set TEST_UKRYTY='T' where ID_BADANIA = 1015" calcext:value-type="string">
            <text:p>update BADANIA set TEST_UKRYTY='T' where ID_BADANIA = 1015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42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2]" office:value-type="float" office:value="1015" calcext:value-type="float">
            <text:p>1015</text:p>
          </table:table-cell>
          <table:table-cell table:style-name="ce5" table:formula="of:=CONCATENATE([.CU42];[.CV42];[.CW42];[.CX42])" office:value-type="string" office:string-value="update BADANIA set NAZWA_BADANIA='Fosforany bezpostaciowe' where ID_BADANIA = 1015" calcext:value-type="string">
            <text:p>update BADANIA set NAZWA_BADANIA='Fosforany bezpostaciowe' where ID_BADANIA = 1015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42]" office:value-type="string" office:string-value="Fosforany bezpostaciowe" calcext:value-type="string">
            <text:p>Fosforany bezpostaciowe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2]" office:value-type="float" office:value="1015" calcext:value-type="float">
            <text:p>1015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formula="of:=[.C42]+1" office:value-type="float" office:value="80" calcext:value-type="float">
            <text:p>80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TestZnakowy.objects.create(aparat=aparat, nazwa='</text:p>
          </table:table-cell>
          <table:table-cell table:formula="of:=[.V43]" office:value-type="string" office:string-value="^^^.P-AMO" calcext:value-type="string">
            <text:p>^^^.P-AMO</text:p>
          </table:table-cell>
          <table:table-cell office:value-type="string" calcext:value-type="string">
            <text:p>', nazwa_wydruk='</text:p>
          </table:table-cell>
          <table:table-cell table:formula="of:=[.W43]" office:value-type="string" office:string-value="Fosforany bezpostaciowe" calcext:value-type="string">
            <text:p>Fosforany bezpostaciowe</text:p>
          </table:table-cell>
          <table:table-cell office:value-type="string" calcext:value-type="string">
            <text:p>', jednostki='</text:p>
          </table:table-cell>
          <table:table-cell table:formula="of:=[.Y43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43]" office:value-type="float" office:value="1016" calcext:value-type="float">
            <text:p>101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3];[.F43];[.G43];[.H43];[.I43];[.J43];[.K43];[.L43];[.M43];[.N43];[.O43];[.P43];[.Q43];[.R43];[.S43])" office:value-type="string" office:string-value="TestZnakowy.objects.create(aparat=aparat, nazwa='^^^.P-AMO', nazwa_wydruk='Fosforany bezpostaciowe', jednostki='p/ul', tid=1016)" calcext:value-type="string">
            <text:p>TestZnakowy.objects.create(aparat=aparat, nazwa='^^^.P-AMO', nazwa_wydruk='Fosforany bezpostaciowe', jednostki='p/ul', tid=1016)</text:p>
          </table:table-cell>
          <table:table-cell table:style-name="ce5" table:formula="of:=[.U42]+1" office:value-type="float" office:value="1016" calcext:value-type="float">
            <text:p>1016</text:p>
          </table:table-cell>
          <table:table-cell table:style-name="ce5" office:value-type="string" calcext:value-type="string">
            <text:p>^^^.P-AMO</text:p>
          </table:table-cell>
          <table:table-cell table:style-name="ce5" office:value-type="string" calcext:value-type="string">
            <text:p>Fosforany bezpostaciowe</text:p>
          </table:table-cell>
          <table:table-cell table:style-name="ce5" table:formula="of:=[.X42]" office:value-type="string" office:string-value="N" calcext:value-type="string">
            <text:p>N</text:p>
          </table:table-cell>
          <table:table-cell table:style-name="ce5" office:value-type="string" calcext:value-type="string">
            <text:p>p/ul</text:p>
          </table:table-cell>
          <table:table-cell table:style-name="ce5" office:value-type="string" calcext:value-type="string">
            <text:p>.P-AMO</text:p>
          </table:table-cell>
          <table:table-cell table:style-name="ce5"/>
          <table:table-cell table:style-name="ce7" table:formula="of:=CONCATENATE([.B43];[.C43];[.D43];[.Z43])" office:value-type="string" office:string-value="O80-.P-AMO" calcext:value-type="string">
            <text:p>O80-.P-AMO</text:p>
          </table:table-cell>
          <table:table-cell table:style-name="ce5" table:number-columns-repeated="6"/>
          <table:table-cell table:style-name="ce5" table:formula="of:=[.AI42]+1" office:value-type="float" office:value="1109" calcext:value-type="float">
            <text:p>110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43];[.CQ43];[.CR43];[.CS43])" office:value-type="string" office:string-value="update BADANIA set TEST_UKRYTY='T' where ID_BADANIA = 1016" calcext:value-type="string">
            <text:p>update BADANIA set TEST_UKRYTY='T' where ID_BADANIA = 1016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43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3]" office:value-type="float" office:value="1016" calcext:value-type="float">
            <text:p>1016</text:p>
          </table:table-cell>
          <table:table-cell table:style-name="ce5" table:formula="of:=CONCATENATE([.CU43];[.CV43];[.CW43];[.CX43])" office:value-type="string" office:string-value="update BADANIA set NAZWA_BADANIA='Fosforany bezpostaciowe' where ID_BADANIA = 1016" calcext:value-type="string">
            <text:p>update BADANIA set NAZWA_BADANIA='Fosforany bezpostaciowe' where ID_BADANIA = 1016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43]" office:value-type="string" office:string-value="Fosforany bezpostaciowe" calcext:value-type="string">
            <text:p>Fosforany bezpostaciowe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3]" office:value-type="float" office:value="1016" calcext:value-type="float">
            <text:p>1016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formula="of:=[.C43]+1" office:value-type="float" office:value="81" calcext:value-type="float">
            <text:p>81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TestZnakowy.objects.create(aparat=aparat, nazwa='</text:p>
          </table:table-cell>
          <table:table-cell table:formula="of:=[.V44]" office:value-type="string" office:string-value="^^^.P-AMO" calcext:value-type="string">
            <text:p>^^^.P-AMO</text:p>
          </table:table-cell>
          <table:table-cell office:value-type="string" calcext:value-type="string">
            <text:p>', nazwa_wydruk='</text:p>
          </table:table-cell>
          <table:table-cell table:formula="of:=[.W44]" office:value-type="string" office:string-value="Fosforany bezpostaciowe" calcext:value-type="string">
            <text:p>Fosforany bezpostaciowe</text:p>
          </table:table-cell>
          <table:table-cell office:value-type="string" calcext:value-type="string">
            <text:p>', jednostki='</text:p>
          </table:table-cell>
          <table:table-cell table:formula="of:=[.Y44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44]" office:value-type="float" office:value="1017" calcext:value-type="float">
            <text:p>1017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4];[.F44];[.G44];[.H44];[.I44];[.J44];[.K44];[.L44];[.M44];[.N44];[.O44];[.P44];[.Q44];[.R44];[.S44])" office:value-type="string" office:string-value="TestZnakowy.objects.create(aparat=aparat, nazwa='^^^.P-AMO', nazwa_wydruk='Fosforany bezpostaciowe', jednostki='0', tid=1017)" calcext:value-type="string">
            <text:p>TestZnakowy.objects.create(aparat=aparat, nazwa='^^^.P-AMO', nazwa_wydruk='Fosforany bezpostaciowe', jednostki='0', tid=1017)</text:p>
          </table:table-cell>
          <table:table-cell table:style-name="ce5" table:formula="of:=[.U43]+1" office:value-type="float" office:value="1017" calcext:value-type="float">
            <text:p>1017</text:p>
          </table:table-cell>
          <table:table-cell table:style-name="ce5" office:value-type="string" calcext:value-type="string">
            <text:p>^^^.P-AMO</text:p>
          </table:table-cell>
          <table:table-cell table:style-name="ce5" office:value-type="string" calcext:value-type="string">
            <text:p>Fosforany bezpostaciowe</text:p>
          </table:table-cell>
          <table:table-cell table:style-name="ce5" table:formula="of:=[.X43]" office:value-type="string" office:string-value="N" calcext:value-type="string">
            <text:p>N</text:p>
          </table:table-cell>
          <table:table-cell table:style-name="ce5"/>
          <table:table-cell table:style-name="ce5" office:value-type="string" calcext:value-type="string">
            <text:p>.P-AMO</text:p>
          </table:table-cell>
          <table:table-cell table:style-name="ce5"/>
          <table:table-cell table:style-name="ce7" table:formula="of:=CONCATENATE([.B44];[.C44];[.D44];[.Z44])" office:value-type="string" office:string-value="O81-.P-AMO" calcext:value-type="string">
            <text:p>O81-.P-AMO</text:p>
          </table:table-cell>
          <table:table-cell table:style-name="ce5" table:number-columns-repeated="6"/>
          <table:table-cell table:style-name="ce5" table:formula="of:=[.AI43]+1" office:value-type="float" office:value="1110" calcext:value-type="float">
            <text:p>11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44];[.CQ44];[.CR44];[.CS44])" office:value-type="string" office:string-value="update BADANIA set TEST_UKRYTY='T' where ID_BADANIA = 1017" calcext:value-type="string">
            <text:p>update BADANIA set TEST_UKRYTY='T' where ID_BADANIA = 1017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44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4]" office:value-type="float" office:value="1017" calcext:value-type="float">
            <text:p>1017</text:p>
          </table:table-cell>
          <table:table-cell table:style-name="ce5" table:formula="of:=CONCATENATE([.CU44];[.CV44];[.CW44];[.CX44])" office:value-type="string" office:string-value="update BADANIA set NAZWA_BADANIA='Fosforany bezpostaciowe' where ID_BADANIA = 1017" calcext:value-type="string">
            <text:p>update BADANIA set NAZWA_BADANIA='Fosforany bezpostaciowe' where ID_BADANIA = 1017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44]" office:value-type="string" office:string-value="Fosforany bezpostaciowe" calcext:value-type="string">
            <text:p>Fosforany bezpostaciowe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4]" office:value-type="float" office:value="1017" calcext:value-type="float">
            <text:p>1017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style-name="ce5"/>
          <table:table-cell table:style-name="ce5" office:value-type="string" calcext:value-type="string">
            <text:p>O</text:p>
          </table:table-cell>
          <table:table-cell table:style-name="ce5" table:formula="of:=[.C44]+1" office:value-type="float" office:value="82" calcext:value-type="float">
            <text:p>82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TestZnakowy.objects.create(aparat=aparat, nazwa='</text:p>
          </table:table-cell>
          <table:table-cell table:formula="of:=[.V45]" office:value-type="string" office:string-value="^^^.P-AMO" calcext:value-type="string">
            <text:p>^^^.P-AMO</text:p>
          </table:table-cell>
          <table:table-cell office:value-type="string" calcext:value-type="string">
            <text:p>', nazwa_wydruk='</text:p>
          </table:table-cell>
          <table:table-cell table:formula="of:=[.W45]" office:value-type="string" office:string-value="Fosforany bezpostaciowe" calcext:value-type="string">
            <text:p>Fosforany bezpostaciowe</text:p>
          </table:table-cell>
          <table:table-cell office:value-type="string" calcext:value-type="string">
            <text:p>', jednostki='</text:p>
          </table:table-cell>
          <table:table-cell table:formula="of:=[.Y45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45]" office:value-type="float" office:value="1018" calcext:value-type="float">
            <text:p>1018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5];[.F45];[.G45];[.H45];[.I45];[.J45];[.K45];[.L45];[.M45];[.N45];[.O45];[.P45];[.Q45];[.R45];[.S45])" office:value-type="string" office:string-value="TestZnakowy.objects.create(aparat=aparat, nazwa='^^^.P-AMO', nazwa_wydruk='Fosforany bezpostaciowe', jednostki='plusowe', tid=1018)" calcext:value-type="string">
            <text:p>TestZnakowy.objects.create(aparat=aparat, nazwa='^^^.P-AMO', nazwa_wydruk='Fosforany bezpostaciowe', jednostki='plusowe', tid=1018)</text:p>
          </table:table-cell>
          <table:table-cell table:style-name="ce5" table:formula="of:=[.U44]+1" office:value-type="float" office:value="1018" calcext:value-type="float">
            <text:p>1018</text:p>
          </table:table-cell>
          <table:table-cell table:style-name="ce5" office:value-type="string" calcext:value-type="string">
            <text:p>^^^.P-AMO</text:p>
          </table:table-cell>
          <table:table-cell table:style-name="ce5" office:value-type="string" calcext:value-type="string">
            <text:p>Fosforany bezpostaciowe</text:p>
          </table:table-cell>
          <table:table-cell table:style-name="ce5" table:formula="of:=[.X44]" office:value-type="string" office:string-value="N" calcext:value-type="string">
            <text:p>N</text:p>
          </table:table-cell>
          <table:table-cell table:style-name="ce5" office:value-type="string" calcext:value-type="string">
            <text:p>plusowe</text:p>
          </table:table-cell>
          <table:table-cell table:style-name="ce5" office:value-type="string" calcext:value-type="string">
            <text:p>.P-AMO</text:p>
          </table:table-cell>
          <table:table-cell table:style-name="ce5"/>
          <table:table-cell table:style-name="ce7" table:formula="of:=CONCATENATE([.B45];[.C45];[.D45];[.Z45])" office:value-type="string" office:string-value="O82-.P-AMO" calcext:value-type="string">
            <text:p>O82-.P-AMO</text:p>
          </table:table-cell>
          <table:table-cell table:style-name="ce5" table:number-columns-repeated="6"/>
          <table:table-cell table:style-name="ce5" table:formula="of:=[.AI44]+1" office:value-type="float" office:value="1111" calcext:value-type="float">
            <text:p>11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</text:p>
          </table:table-cell>
          <table:table-cell table:style-name="ce5" table:number-columns-repeated="16"/>
          <table:table-cell table:style-name="ce5" office:value-type="string" calcext:value-type="string">
            <text:p>T</text:p>
          </table:table-cell>
          <table:table-cell table:style-name="ce5" table:number-columns-repeated="38"/>
          <table:table-cell table:style-name="ce5" table:formula="of:=CONCATENATE([.CP45];[.CQ45];[.CR45];[.CS45])" office:value-type="string" office:string-value="update BADANIA set TEST_UKRYTY='T' where ID_BADANIA = 1018" calcext:value-type="string">
            <text:p>update BADANIA set TEST_UKRYTY='T' where ID_BADANIA = 1018</text:p>
          </table:table-cell>
          <table:table-cell table:style-name="ce5" office:value-type="string" calcext:value-type="string">
            <text:p>update BADANIA set TEST_UKRYTY='</text:p>
          </table:table-cell>
          <table:table-cell table:style-name="ce5" table:formula="of:=[.BB45]" office:value-type="string" office:string-value="T" calcext:value-type="string">
            <text:p>T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5]" office:value-type="float" office:value="1018" calcext:value-type="float">
            <text:p>1018</text:p>
          </table:table-cell>
          <table:table-cell table:style-name="ce5" table:formula="of:=CONCATENATE([.CU45];[.CV45];[.CW45];[.CX45])" office:value-type="string" office:string-value="update BADANIA set NAZWA_BADANIA='Fosforany bezpostaciowe' where ID_BADANIA = 1018" calcext:value-type="string">
            <text:p>update BADANIA set NAZWA_BADANIA='Fosforany bezpostaciowe' where ID_BADANIA = 1018</text:p>
          </table:table-cell>
          <table:table-cell table:style-name="ce5" office:value-type="string" calcext:value-type="string">
            <text:p>update BADANIA set NAZWA_BADANIA='</text:p>
          </table:table-cell>
          <table:table-cell table:style-name="ce5" table:formula="of:=[.W45]" office:value-type="string" office:string-value="Fosforany bezpostaciowe" calcext:value-type="string">
            <text:p>Fosforany bezpostaciowe</text:p>
          </table:table-cell>
          <table:table-cell table:style-name="ce5" office:value-type="string" calcext:value-type="string">
            <text:p>' where ID_BADANIA = </text:p>
          </table:table-cell>
          <table:table-cell table:style-name="ce5" table:formula="of:=[.U45]" office:value-type="float" office:value="1018" calcext:value-type="float">
            <text:p>1018</text:p>
          </table:table-cell>
          <table:table-cell table:style-name="ce5" table:number-columns-repeated="168"/>
          <table:table-cell table:style-name="ce7" table:number-columns-repeated="754"/>
        </table:table-row>
        <table:table-row table:style-name="ro1">
          <table:table-cell table:number-columns-repeated="27"/>
          <table:table-cell table:style-name="Default"/>
          <table:table-cell table:number-columns-repeated="64"/>
          <table:table-cell table:style-name="ce2"/>
          <table:table-cell table:number-columns-repeated="4"/>
          <table:table-cell table:style-name="ce2"/>
          <table:table-cell table:number-columns-repeated="926"/>
        </table:table-row>
        <table:table-row table:style-name="ro2">
          <table:table-cell table:style-name="Default" table:number-columns-repeated="270"/>
          <table:table-cell table:number-columns-repeated="754"/>
        </table:table-row>
        <table:table-row table:style-name="ro1">
          <table:table-cell office:value-type="string" calcext:value-type="string">
            <text:p>0R|25|33223-9^^^HYA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27]+1" office:value-type="float" office:value="25" calcext:value-type="float">
            <text:p>25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48]" office:value-type="string" office:string-value="33223-9^^^HYA" calcext:value-type="string">
            <text:p>33223-9^^^HYA</text:p>
          </table:table-cell>
          <table:table-cell office:value-type="string" calcext:value-type="string">
            <text:p>', nazwa_wydruk='</text:p>
          </table:table-cell>
          <table:table-cell table:formula="of:=[.W48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, jednostki='</text:p>
          </table:table-cell>
          <table:table-cell table:formula="of:=[.Y48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48]" office:value-type="float" office:value="961" calcext:value-type="float">
            <text:p>96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8];[.F48];[.G48];[.H48];[.I48];[.J48];[.K48];[.L48];[.M48];[.N48];[.O48];[.P48];[.Q48];[.R48];[.S48])" office:value-type="string" office:string-value="TestZnakowy.objects.create(aparat=aparat, nazwa='33223-9^^^HYA', nazwa_wydruk='Wałeczki szkliste', jednostki='p/HPF', tid=961)" calcext:value-type="string">
            <text:p>TestZnakowy.objects.create(aparat=aparat, nazwa='33223-9^^^HYA', nazwa_wydruk='Wałeczki szkliste', jednostki='p/HPF', tid=961)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33223-9^^^HYA</text:p>
          </table:table-cell>
          <table:table-cell office:value-type="string" calcext:value-type="string">
            <text:p>Wałeczki szkliste</text:p>
          </table:table-cell>
          <table:table-cell table:style-name="ce6" table:formula="of:=[.X2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48];[.C48])" office:value-type="string" office:string-value="OSAD-M-25" calcext:value-type="string">
            <text:p>OSAD-M-25</text:p>
          </table:table-cell>
          <table:table-cell table:number-columns-repeated="6"/>
          <table:table-cell table:formula="of:=[.AI27]+1" office:value-type="float" office:value="1054" calcext:value-type="float">
            <text:p>1054</text:p>
          </table:table-cell>
          <table:table-cell table:formula="of:=[.AJ27]" office:value-type="float" office:value="2" calcext:value-type="float">
            <text:p>2</text:p>
          </table:table-cell>
          <table:table-cell table:formula="of:=[.AK2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8];[.CQ48];[.CR48];[.CS48])" office:value-type="string" office:string-value="update BADANIA set TEST_UKRYTY='T' where ID_BADANIA = 961" calcext:value-type="string">
            <text:p>update BADANIA set TEST_UKRYTY='T' where ID_BADANIA = 961</text:p>
          </table:table-cell>
          <table:table-cell office:value-type="string" calcext:value-type="string">
            <text:p>update BADANIA set TEST_UKRYTY='</text:p>
          </table:table-cell>
          <table:table-cell table:formula="of:=[.BB4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8]" office:value-type="float" office:value="961" calcext:value-type="float">
            <text:p>961</text:p>
          </table:table-cell>
          <table:table-cell table:style-name="ce2" table:formula="of:=CONCATENATE([.CU48];[.CV48];[.CW48];[.CX48])" office:value-type="string" office:string-value="update BADANIA set NAZWA_BADANIA='Wałeczki szkliste' where ID_BADANIA = 961" calcext:value-type="string">
            <text:p>update BADANIA set NAZWA_BADANIA='Wałeczki szkliste' where ID_BADANIA = 961</text:p>
          </table:table-cell>
          <table:table-cell office:value-type="string" calcext:value-type="string">
            <text:p>update BADANIA set NAZWA_BADANIA='</text:p>
          </table:table-cell>
          <table:table-cell table:formula="of:=[.W48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U48]" office:value-type="float" office:value="961" calcext:value-type="float">
            <text:p>96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26|51484-4^^^HYA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48]+1" office:value-type="float" office:value="26" calcext:value-type="float">
            <text:p>26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49]" office:value-type="string" office:string-value="51484-4^^^HYA" calcext:value-type="string">
            <text:p>51484-4^^^HYA</text:p>
          </table:table-cell>
          <table:table-cell office:value-type="string" calcext:value-type="string">
            <text:p>', nazwa_wydruk='</text:p>
          </table:table-cell>
          <table:table-cell table:formula="of:=[.W49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, jednostki='</text:p>
          </table:table-cell>
          <table:table-cell table:formula="of:=[.Y49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49]" office:value-type="float" office:value="962" calcext:value-type="float">
            <text:p>962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49];[.F49];[.G49];[.H49];[.I49];[.J49];[.K49];[.L49];[.M49];[.N49];[.O49];[.P49];[.Q49];[.R49];[.S49])" office:value-type="string" office:string-value="TestZnakowy.objects.create(aparat=aparat, nazwa='51484-4^^^HYA', nazwa_wydruk='Wałeczki szkliste', jednostki='p/ul', tid=962)" calcext:value-type="string">
            <text:p>TestZnakowy.objects.create(aparat=aparat, nazwa='51484-4^^^HYA', nazwa_wydruk='Wałeczki szkliste', jednostki='p/ul', tid=962)</text:p>
          </table:table-cell>
          <table:table-cell table:formula="of:=[.U48]+1" office:value-type="float" office:value="962" calcext:value-type="float">
            <text:p>962</text:p>
          </table:table-cell>
          <table:table-cell office:value-type="string" calcext:value-type="string">
            <text:p>51484-4^^^HYA</text:p>
          </table:table-cell>
          <table:table-cell office:value-type="string" calcext:value-type="string">
            <text:p>Wałeczki szkliste</text:p>
          </table:table-cell>
          <table:table-cell table:style-name="ce6" table:formula="of:=[.X4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49];[.C49])" office:value-type="string" office:string-value="OSAD-M-26" calcext:value-type="string">
            <text:p>OSAD-M-26</text:p>
          </table:table-cell>
          <table:table-cell table:number-columns-repeated="6"/>
          <table:table-cell table:formula="of:=[.AI48]+1" office:value-type="float" office:value="1055" calcext:value-type="float">
            <text:p>1055</text:p>
          </table:table-cell>
          <table:table-cell table:formula="of:=[.AJ48]" office:value-type="float" office:value="2" calcext:value-type="float">
            <text:p>2</text:p>
          </table:table-cell>
          <table:table-cell table:formula="of:=[.AK4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49];[.CQ49];[.CR49];[.CS49])" office:value-type="string" office:string-value="update BADANIA set TEST_UKRYTY='T' where ID_BADANIA = 962" calcext:value-type="string">
            <text:p>update BADANIA set TEST_UKRYTY='T' where ID_BADANIA = 962</text:p>
          </table:table-cell>
          <table:table-cell office:value-type="string" calcext:value-type="string">
            <text:p>update BADANIA set TEST_UKRYTY='</text:p>
          </table:table-cell>
          <table:table-cell table:formula="of:=[.BB4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49]" office:value-type="float" office:value="962" calcext:value-type="float">
            <text:p>962</text:p>
          </table:table-cell>
          <table:table-cell table:style-name="ce2" table:formula="of:=CONCATENATE([.CU49];[.CV49];[.CW49];[.CX49])" office:value-type="string" office:string-value="update BADANIA set NAZWA_BADANIA='Wałeczki szkliste' where ID_BADANIA = 962" calcext:value-type="string">
            <text:p>update BADANIA set NAZWA_BADANIA='Wałeczki szkliste' where ID_BADANIA = 962</text:p>
          </table:table-cell>
          <table:table-cell office:value-type="string" calcext:value-type="string">
            <text:p>update BADANIA set NAZWA_BADANIA='</text:p>
          </table:table-cell>
          <table:table-cell table:formula="of:=[.W49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U49]" office:value-type="float" office:value="962" calcext:value-type="float">
            <text:p>96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27|^^^HYA|0.00|||N||F||Operator|||UriSed mini</text:p>
          </table:table-cell>
          <table:table-cell office:value-type="string" calcext:value-type="string">
            <text:p>OSAD-M-</text:p>
          </table:table-cell>
          <table:table-cell table:formula="of:=[.C49]+1" office:value-type="float" office:value="27" calcext:value-type="float">
            <text:p>27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0]" office:value-type="string" office:string-value="^^^HYA" calcext:value-type="string">
            <text:p>^^^HYA</text:p>
          </table:table-cell>
          <table:table-cell office:value-type="string" calcext:value-type="string">
            <text:p>', nazwa_wydruk='</text:p>
          </table:table-cell>
          <table:table-cell table:formula="of:=[.W50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, jednostki='</text:p>
          </table:table-cell>
          <table:table-cell table:formula="of:=[.Y50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50]" office:value-type="float" office:value="963" calcext:value-type="float">
            <text:p>96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0];[.F50];[.G50];[.H50];[.I50];[.J50];[.K50];[.L50];[.M50];[.N50];[.O50];[.P50];[.Q50];[.R50];[.S50])" office:value-type="string" office:string-value="TestZnakowy.objects.create(aparat=aparat, nazwa='^^^HYA', nazwa_wydruk='Wałeczki szkliste', jednostki='0', tid=963)" calcext:value-type="string">
            <text:p>TestZnakowy.objects.create(aparat=aparat, nazwa='^^^HYA', nazwa_wydruk='Wałeczki szkliste', jednostki='0', tid=963)</text:p>
          </table:table-cell>
          <table:table-cell table:formula="of:=[.U49]+1" office:value-type="float" office:value="963" calcext:value-type="float">
            <text:p>963</text:p>
          </table:table-cell>
          <table:table-cell office:value-type="string" calcext:value-type="string">
            <text:p>^^^HYA</text:p>
          </table:table-cell>
          <table:table-cell office:value-type="string" calcext:value-type="string">
            <text:p>Wałeczki szkliste</text:p>
          </table:table-cell>
          <table:table-cell table:style-name="ce6" table:formula="of:=[.X4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0];[.C50])" office:value-type="string" office:string-value="OSAD-M-27" calcext:value-type="string">
            <text:p>OSAD-M-27</text:p>
          </table:table-cell>
          <table:table-cell table:number-columns-repeated="6"/>
          <table:table-cell table:formula="of:=[.AI49]+1" office:value-type="float" office:value="1056" calcext:value-type="float">
            <text:p>1056</text:p>
          </table:table-cell>
          <table:table-cell table:formula="of:=[.AJ49]" office:value-type="float" office:value="2" calcext:value-type="float">
            <text:p>2</text:p>
          </table:table-cell>
          <table:table-cell table:formula="of:=[.AK4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0];[.CQ50];[.CR50];[.CS50])" office:value-type="string" office:string-value="update BADANIA set TEST_UKRYTY='T' where ID_BADANIA = 963" calcext:value-type="string">
            <text:p>update BADANIA set TEST_UKRYTY='T' where ID_BADANIA = 963</text:p>
          </table:table-cell>
          <table:table-cell office:value-type="string" calcext:value-type="string">
            <text:p>update BADANIA set TEST_UKRYTY='</text:p>
          </table:table-cell>
          <table:table-cell table:formula="of:=[.BB5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0]" office:value-type="float" office:value="963" calcext:value-type="float">
            <text:p>963</text:p>
          </table:table-cell>
          <table:table-cell table:style-name="ce2" table:formula="of:=CONCATENATE([.CU50];[.CV50];[.CW50];[.CX50])" office:value-type="string" office:string-value="update BADANIA set NAZWA_BADANIA='Wałeczki szkliste' where ID_BADANIA = 963" calcext:value-type="string">
            <text:p>update BADANIA set NAZWA_BADANIA='Wałeczki szkliste' where ID_BADANIA = 963</text:p>
          </table:table-cell>
          <table:table-cell office:value-type="string" calcext:value-type="string">
            <text:p>update BADANIA set NAZWA_BADANIA='</text:p>
          </table:table-cell>
          <table:table-cell table:formula="of:=[.W50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U50]" office:value-type="float" office:value="963" calcext:value-type="float">
            <text:p>96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28|50231-0^^^HYA|-|||N||F||Operator|||UriSed mini</text:p>
          </table:table-cell>
          <table:table-cell office:value-type="string" calcext:value-type="string">
            <text:p>OSAD-M-</text:p>
          </table:table-cell>
          <table:table-cell table:formula="of:=[.C50]+1" office:value-type="float" office:value="28" calcext:value-type="float">
            <text:p>28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1]" office:value-type="string" office:string-value="50231-0^^^HYA" calcext:value-type="string">
            <text:p>50231-0^^^HYA</text:p>
          </table:table-cell>
          <table:table-cell office:value-type="string" calcext:value-type="string">
            <text:p>', nazwa_wydruk='</text:p>
          </table:table-cell>
          <table:table-cell table:formula="of:=[.W51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, jednostki='</text:p>
          </table:table-cell>
          <table:table-cell table:formula="of:=[.Y51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51]" office:value-type="float" office:value="964" calcext:value-type="float">
            <text:p>96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1];[.F51];[.G51];[.H51];[.I51];[.J51];[.K51];[.L51];[.M51];[.N51];[.O51];[.P51];[.Q51];[.R51];[.S51])" office:value-type="string" office:string-value="TestZnakowy.objects.create(aparat=aparat, nazwa='50231-0^^^HYA', nazwa_wydruk='Wałeczki szkliste', jednostki='plusowe', tid=964)" calcext:value-type="string">
            <text:p>TestZnakowy.objects.create(aparat=aparat, nazwa='50231-0^^^HYA', nazwa_wydruk='Wałeczki szkliste', jednostki='plusowe', tid=964)</text:p>
          </table:table-cell>
          <table:table-cell table:formula="of:=[.U50]+1" office:value-type="float" office:value="964" calcext:value-type="float">
            <text:p>964</text:p>
          </table:table-cell>
          <table:table-cell office:value-type="string" calcext:value-type="string">
            <text:p>50231-0^^^HYA</text:p>
          </table:table-cell>
          <table:table-cell office:value-type="string" calcext:value-type="string">
            <text:p>Wałeczki szkliste</text:p>
          </table:table-cell>
          <table:table-cell table:formula="of:=[.X5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1];[.C51])" office:value-type="string" office:string-value="OSAD-M-28" calcext:value-type="string">
            <text:p>OSAD-M-28</text:p>
          </table:table-cell>
          <table:table-cell table:number-columns-repeated="6"/>
          <table:table-cell table:formula="of:=[.AI50]+1" office:value-type="float" office:value="1057" calcext:value-type="float">
            <text:p>1057</text:p>
          </table:table-cell>
          <table:table-cell table:formula="of:=[.AJ50]" office:value-type="float" office:value="2" calcext:value-type="float">
            <text:p>2</text:p>
          </table:table-cell>
          <table:table-cell table:formula="of:=[.AK5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1];[.CQ51];[.CR51];[.CS51])" office:value-type="string" office:string-value="update BADANIA set TEST_UKRYTY='T' where ID_BADANIA = 964" calcext:value-type="string">
            <text:p>update BADANIA set TEST_UKRYTY='T' where ID_BADANIA = 964</text:p>
          </table:table-cell>
          <table:table-cell office:value-type="string" calcext:value-type="string">
            <text:p>update BADANIA set TEST_UKRYTY='</text:p>
          </table:table-cell>
          <table:table-cell table:formula="of:=[.BB5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1]" office:value-type="float" office:value="964" calcext:value-type="float">
            <text:p>964</text:p>
          </table:table-cell>
          <table:table-cell table:style-name="ce2" table:formula="of:=CONCATENATE([.CU51];[.CV51];[.CW51];[.CX51])" office:value-type="string" office:string-value="update BADANIA set NAZWA_BADANIA='Wałeczki szkliste' where ID_BADANIA = 964" calcext:value-type="string">
            <text:p>update BADANIA set NAZWA_BADANIA='Wałeczki szkliste' where ID_BADANIA = 964</text:p>
          </table:table-cell>
          <table:table-cell office:value-type="string" calcext:value-type="string">
            <text:p>update BADANIA set NAZWA_BADANIA='</text:p>
          </table:table-cell>
          <table:table-cell table:formula="of:=[.W51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U51]" office:value-type="float" office:value="964" calcext:value-type="float">
            <text:p>96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29|^^^PAT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51]+1" office:value-type="float" office:value="29" calcext:value-type="float">
            <text:p>29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2]" office:value-type="string" office:string-value="^^^PAT" calcext:value-type="string">
            <text:p>^^^PAT</text:p>
          </table:table-cell>
          <table:table-cell office:value-type="string" calcext:value-type="string">
            <text:p>', nazwa_wydruk='</text:p>
          </table:table-cell>
          <table:table-cell table:formula="of:=[.W52]" office:value-type="string" office:string-value="Wałeczki patologiczne" calcext:value-type="string">
            <text:p>Wałeczki patologiczne</text:p>
          </table:table-cell>
          <table:table-cell office:value-type="string" calcext:value-type="string">
            <text:p>', jednostki='</text:p>
          </table:table-cell>
          <table:table-cell table:formula="of:=[.Y52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52]" office:value-type="float" office:value="965" calcext:value-type="float">
            <text:p>96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2];[.F52];[.G52];[.H52];[.I52];[.J52];[.K52];[.L52];[.M52];[.N52];[.O52];[.P52];[.Q52];[.R52];[.S52])" office:value-type="string" office:string-value="TestZnakowy.objects.create(aparat=aparat, nazwa='^^^PAT', nazwa_wydruk='Wałeczki patologiczne', jednostki='p/HPF', tid=965)" calcext:value-type="string">
            <text:p>TestZnakowy.objects.create(aparat=aparat, nazwa='^^^PAT', nazwa_wydruk='Wałeczki patologiczne', jednostki='p/HPF', tid=965)</text:p>
          </table:table-cell>
          <table:table-cell table:formula="of:=[.U51]+1" office:value-type="float" office:value="965" calcext:value-type="float">
            <text:p>965</text:p>
          </table:table-cell>
          <table:table-cell office:value-type="string" calcext:value-type="string">
            <text:p>^^^PAT</text:p>
          </table:table-cell>
          <table:table-cell office:value-type="string" calcext:value-type="string">
            <text:p>Wałeczki patologiczne</text:p>
          </table:table-cell>
          <table:table-cell table:formula="of:=[.X5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52];[.C52])" office:value-type="string" office:string-value="OSAD-M-29" calcext:value-type="string">
            <text:p>OSAD-M-29</text:p>
          </table:table-cell>
          <table:table-cell table:number-columns-repeated="6"/>
          <table:table-cell table:formula="of:=[.AI51]+1" office:value-type="float" office:value="1058" calcext:value-type="float">
            <text:p>1058</text:p>
          </table:table-cell>
          <table:table-cell table:formula="of:=[.AJ51]" office:value-type="float" office:value="2" calcext:value-type="float">
            <text:p>2</text:p>
          </table:table-cell>
          <table:table-cell table:formula="of:=[.AK5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2];[.CQ52];[.CR52];[.CS52])" office:value-type="string" office:string-value="update BADANIA set TEST_UKRYTY='T' where ID_BADANIA = 965" calcext:value-type="string">
            <text:p>update BADANIA set TEST_UKRYTY='T' where ID_BADANIA = 965</text:p>
          </table:table-cell>
          <table:table-cell office:value-type="string" calcext:value-type="string">
            <text:p>update BADANIA set TEST_UKRYTY='</text:p>
          </table:table-cell>
          <table:table-cell table:formula="of:=[.BB5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2]" office:value-type="float" office:value="965" calcext:value-type="float">
            <text:p>965</text:p>
          </table:table-cell>
          <table:table-cell table:style-name="ce2" table:formula="of:=CONCATENATE([.CU52];[.CW52];[.CX52])" office:value-type="string" office:string-value="update BADANIA set TYP_WYNIKU='N' where ID_BADANIA = 965" calcext:value-type="string">
            <text:p>update BADANIA set TYP_WYNIKU='N' where ID_BADANIA = 96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2]" office:value-type="float" office:value="965" calcext:value-type="float">
            <text:p>96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30|^^^PAT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52]+1" office:value-type="float" office:value="30" calcext:value-type="float">
            <text:p>30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3]" office:value-type="string" office:string-value="^^^PAT" calcext:value-type="string">
            <text:p>^^^PAT</text:p>
          </table:table-cell>
          <table:table-cell office:value-type="string" calcext:value-type="string">
            <text:p>', nazwa_wydruk='</text:p>
          </table:table-cell>
          <table:table-cell table:formula="of:=[.W53]" office:value-type="string" office:string-value="Wałeczki patologiczne" calcext:value-type="string">
            <text:p>Wałeczki patologiczne</text:p>
          </table:table-cell>
          <table:table-cell office:value-type="string" calcext:value-type="string">
            <text:p>', jednostki='</text:p>
          </table:table-cell>
          <table:table-cell table:formula="of:=[.Y53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53]" office:value-type="float" office:value="966" calcext:value-type="float">
            <text:p>96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3];[.F53];[.G53];[.H53];[.I53];[.J53];[.K53];[.L53];[.M53];[.N53];[.O53];[.P53];[.Q53];[.R53];[.S53])" office:value-type="string" office:string-value="TestZnakowy.objects.create(aparat=aparat, nazwa='^^^PAT', nazwa_wydruk='Wałeczki patologiczne', jednostki='p/ul', tid=966)" calcext:value-type="string">
            <text:p>TestZnakowy.objects.create(aparat=aparat, nazwa='^^^PAT', nazwa_wydruk='Wałeczki patologiczne', jednostki='p/ul', tid=966)</text:p>
          </table:table-cell>
          <table:table-cell table:formula="of:=[.U52]+1" office:value-type="float" office:value="966" calcext:value-type="float">
            <text:p>966</text:p>
          </table:table-cell>
          <table:table-cell office:value-type="string" calcext:value-type="string">
            <text:p>^^^PAT</text:p>
          </table:table-cell>
          <table:table-cell office:value-type="string" calcext:value-type="string">
            <text:p>Wałeczki patologiczne</text:p>
          </table:table-cell>
          <table:table-cell table:formula="of:=[.X5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3];[.C53])" office:value-type="string" office:string-value="OSAD-M-30" calcext:value-type="string">
            <text:p>OSAD-M-30</text:p>
          </table:table-cell>
          <table:table-cell table:number-columns-repeated="6"/>
          <table:table-cell table:formula="of:=[.AI52]+1" office:value-type="float" office:value="1059" calcext:value-type="float">
            <text:p>1059</text:p>
          </table:table-cell>
          <table:table-cell table:formula="of:=[.AJ52]" office:value-type="float" office:value="2" calcext:value-type="float">
            <text:p>2</text:p>
          </table:table-cell>
          <table:table-cell table:formula="of:=[.AK5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3];[.CQ53];[.CR53];[.CS53])" office:value-type="string" office:string-value="update BADANIA set TEST_UKRYTY='T' where ID_BADANIA = 966" calcext:value-type="string">
            <text:p>update BADANIA set TEST_UKRYTY='T' where ID_BADANIA = 966</text:p>
          </table:table-cell>
          <table:table-cell office:value-type="string" calcext:value-type="string">
            <text:p>update BADANIA set TEST_UKRYTY='</text:p>
          </table:table-cell>
          <table:table-cell table:formula="of:=[.BB5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3]" office:value-type="float" office:value="966" calcext:value-type="float">
            <text:p>966</text:p>
          </table:table-cell>
          <table:table-cell table:style-name="ce2" table:formula="of:=CONCATENATE([.CU53];[.CW53];[.CX53])" office:value-type="string" office:string-value="update BADANIA set TYP_WYNIKU='N' where ID_BADANIA = 966" calcext:value-type="string">
            <text:p>update BADANIA set TYP_WYNIKU='N' where ID_BADANIA = 96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3]" office:value-type="float" office:value="966" calcext:value-type="float">
            <text:p>96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31|^^^PAT|0.00|||N||F||Operator|||UriSed mini</text:p>
          </table:table-cell>
          <table:table-cell office:value-type="string" calcext:value-type="string">
            <text:p>OSAD-M-</text:p>
          </table:table-cell>
          <table:table-cell table:formula="of:=[.C53]+1" office:value-type="float" office:value="31" calcext:value-type="float">
            <text:p>31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4]" office:value-type="string" office:string-value="^^^PAT" calcext:value-type="string">
            <text:p>^^^PAT</text:p>
          </table:table-cell>
          <table:table-cell office:value-type="string" calcext:value-type="string">
            <text:p>', nazwa_wydruk='</text:p>
          </table:table-cell>
          <table:table-cell table:formula="of:=[.W54]" office:value-type="string" office:string-value="Wałeczki patologiczne" calcext:value-type="string">
            <text:p>Wałeczki patologiczne</text:p>
          </table:table-cell>
          <table:table-cell office:value-type="string" calcext:value-type="string">
            <text:p>', jednostki='</text:p>
          </table:table-cell>
          <table:table-cell table:formula="of:=[.Y54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54]" office:value-type="float" office:value="967" calcext:value-type="float">
            <text:p>967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4];[.F54];[.G54];[.H54];[.I54];[.J54];[.K54];[.L54];[.M54];[.N54];[.O54];[.P54];[.Q54];[.R54];[.S54])" office:value-type="string" office:string-value="TestZnakowy.objects.create(aparat=aparat, nazwa='^^^PAT', nazwa_wydruk='Wałeczki patologiczne', jednostki='0', tid=967)" calcext:value-type="string">
            <text:p>TestZnakowy.objects.create(aparat=aparat, nazwa='^^^PAT', nazwa_wydruk='Wałeczki patologiczne', jednostki='0', tid=967)</text:p>
          </table:table-cell>
          <table:table-cell table:formula="of:=[.U53]+1" office:value-type="float" office:value="967" calcext:value-type="float">
            <text:p>967</text:p>
          </table:table-cell>
          <table:table-cell office:value-type="string" calcext:value-type="string">
            <text:p>^^^PAT</text:p>
          </table:table-cell>
          <table:table-cell office:value-type="string" calcext:value-type="string">
            <text:p>Wałeczki patologiczne</text:p>
          </table:table-cell>
          <table:table-cell table:formula="of:=[.X5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4];[.C54])" office:value-type="string" office:string-value="OSAD-M-31" calcext:value-type="string">
            <text:p>OSAD-M-31</text:p>
          </table:table-cell>
          <table:table-cell table:number-columns-repeated="6"/>
          <table:table-cell table:formula="of:=[.AI53]+1" office:value-type="float" office:value="1060" calcext:value-type="float">
            <text:p>1060</text:p>
          </table:table-cell>
          <table:table-cell table:formula="of:=[.AJ53]" office:value-type="float" office:value="2" calcext:value-type="float">
            <text:p>2</text:p>
          </table:table-cell>
          <table:table-cell table:formula="of:=[.AK5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4];[.CQ54];[.CR54];[.CS54])" office:value-type="string" office:string-value="update BADANIA set TEST_UKRYTY='T' where ID_BADANIA = 967" calcext:value-type="string">
            <text:p>update BADANIA set TEST_UKRYTY='T' where ID_BADANIA = 967</text:p>
          </table:table-cell>
          <table:table-cell office:value-type="string" calcext:value-type="string">
            <text:p>update BADANIA set TEST_UKRYTY='</text:p>
          </table:table-cell>
          <table:table-cell table:formula="of:=[.BB5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4]" office:value-type="float" office:value="967" calcext:value-type="float">
            <text:p>967</text:p>
          </table:table-cell>
          <table:table-cell table:style-name="ce2" table:formula="of:=CONCATENATE([.CU54];[.CW54];[.CX54])" office:value-type="string" office:string-value="update BADANIA set TYP_WYNIKU='N' where ID_BADANIA = 967" calcext:value-type="string">
            <text:p>update BADANIA set TYP_WYNIKU='N' where ID_BADANIA = 96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4]" office:value-type="float" office:value="967" calcext:value-type="float">
            <text:p>96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32|72224-9^^^PAT|-|||N||F||Operator|||UriSed mini</text:p>
          </table:table-cell>
          <table:table-cell office:value-type="string" calcext:value-type="string">
            <text:p>OSAD-M-</text:p>
          </table:table-cell>
          <table:table-cell table:formula="of:=[.C54]+1" office:value-type="float" office:value="32" calcext:value-type="float">
            <text:p>32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5]" office:value-type="string" office:string-value="72224-9^^^PAT" calcext:value-type="string">
            <text:p>72224-9^^^PAT</text:p>
          </table:table-cell>
          <table:table-cell office:value-type="string" calcext:value-type="string">
            <text:p>', nazwa_wydruk='</text:p>
          </table:table-cell>
          <table:table-cell table:formula="of:=[.W55]" office:value-type="string" office:string-value="Wałeczki patologiczne" calcext:value-type="string">
            <text:p>Wałeczki patologiczne</text:p>
          </table:table-cell>
          <table:table-cell office:value-type="string" calcext:value-type="string">
            <text:p>', jednostki='</text:p>
          </table:table-cell>
          <table:table-cell table:formula="of:=[.Y55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55]" office:value-type="float" office:value="968" calcext:value-type="float">
            <text:p>968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5];[.F55];[.G55];[.H55];[.I55];[.J55];[.K55];[.L55];[.M55];[.N55];[.O55];[.P55];[.Q55];[.R55];[.S55])" office:value-type="string" office:string-value="TestZnakowy.objects.create(aparat=aparat, nazwa='72224-9^^^PAT', nazwa_wydruk='Wałeczki patologiczne', jednostki='plusowe', tid=968)" calcext:value-type="string">
            <text:p>TestZnakowy.objects.create(aparat=aparat, nazwa='72224-9^^^PAT', nazwa_wydruk='Wałeczki patologiczne', jednostki='plusowe', tid=968)</text:p>
          </table:table-cell>
          <table:table-cell table:formula="of:=[.U54]+1" office:value-type="float" office:value="968" calcext:value-type="float">
            <text:p>968</text:p>
          </table:table-cell>
          <table:table-cell office:value-type="string" calcext:value-type="string">
            <text:p>72224-9^^^PAT</text:p>
          </table:table-cell>
          <table:table-cell office:value-type="string" calcext:value-type="string">
            <text:p>Wałeczki patologiczne</text:p>
          </table:table-cell>
          <table:table-cell table:formula="of:=[.X5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5];[.C55])" office:value-type="string" office:string-value="OSAD-M-32" calcext:value-type="string">
            <text:p>OSAD-M-32</text:p>
          </table:table-cell>
          <table:table-cell table:number-columns-repeated="6"/>
          <table:table-cell table:formula="of:=[.AI54]+1" office:value-type="float" office:value="1061" calcext:value-type="float">
            <text:p>1061</text:p>
          </table:table-cell>
          <table:table-cell table:formula="of:=[.AJ54]" office:value-type="float" office:value="2" calcext:value-type="float">
            <text:p>2</text:p>
          </table:table-cell>
          <table:table-cell table:formula="of:=[.AK5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5];[.CQ55];[.CR55];[.CS55])" office:value-type="string" office:string-value="update BADANIA set TEST_UKRYTY='T' where ID_BADANIA = 968" calcext:value-type="string">
            <text:p>update BADANIA set TEST_UKRYTY='T' where ID_BADANIA = 968</text:p>
          </table:table-cell>
          <table:table-cell office:value-type="string" calcext:value-type="string">
            <text:p>update BADANIA set TEST_UKRYTY='</text:p>
          </table:table-cell>
          <table:table-cell table:formula="of:=[.BB5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5]" office:value-type="float" office:value="968" calcext:value-type="float">
            <text:p>968</text:p>
          </table:table-cell>
          <table:table-cell table:style-name="ce2" table:formula="of:=CONCATENATE([.CU55];[.CW55];[.CX55])" office:value-type="string" office:string-value="update BADANIA set TYP_WYNIKU='N' where ID_BADANIA = 968" calcext:value-type="string">
            <text:p>update BADANIA set TYP_WYNIKU='N' where ID_BADANIA = 96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5]" office:value-type="float" office:value="968" calcext:value-type="float">
            <text:p>96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33|53294-5^^^NEC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55]+1" office:value-type="float" office:value="33" calcext:value-type="float">
            <text:p>33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6]" office:value-type="string" office:string-value="53294-5^^^NEC" calcext:value-type="string">
            <text:p>53294-5^^^NEC</text:p>
          </table:table-cell>
          <table:table-cell office:value-type="string" calcext:value-type="string">
            <text:p>', nazwa_wydruk='</text:p>
          </table:table-cell>
          <table:table-cell table:formula="of:=[.W56]" office:value-type="string" office:string-value="Nabłonki inne niż płaskie" calcext:value-type="string">
            <text:p>Nabłonki inne niż płaskie</text:p>
          </table:table-cell>
          <table:table-cell office:value-type="string" calcext:value-type="string">
            <text:p>', jednostki='</text:p>
          </table:table-cell>
          <table:table-cell table:formula="of:=[.Y56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56]" office:value-type="float" office:value="969" calcext:value-type="float">
            <text:p>969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6];[.F56];[.G56];[.H56];[.I56];[.J56];[.K56];[.L56];[.M56];[.N56];[.O56];[.P56];[.Q56];[.R56];[.S56])" office:value-type="string" office:string-value="TestZnakowy.objects.create(aparat=aparat, nazwa='53294-5^^^NEC', nazwa_wydruk='Nabłonki inne niż płaskie', jednostki='p/HPF', tid=969)" calcext:value-type="string">
            <text:p>TestZnakowy.objects.create(aparat=aparat, nazwa='53294-5^^^NEC', nazwa_wydruk='Nabłonki inne niż płaskie', jednostki='p/HPF', tid=969)</text:p>
          </table:table-cell>
          <table:table-cell table:formula="of:=[.U55]+1" office:value-type="float" office:value="969" calcext:value-type="float">
            <text:p>969</text:p>
          </table:table-cell>
          <table:table-cell office:value-type="string" calcext:value-type="string">
            <text:p>53294-5^^^NEC</text:p>
          </table:table-cell>
          <table:table-cell office:value-type="string" calcext:value-type="string">
            <text:p>Nabłonki inne niż płaskie</text:p>
          </table:table-cell>
          <table:table-cell table:formula="of:=[.X5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56];[.C56])" office:value-type="string" office:string-value="OSAD-M-33" calcext:value-type="string">
            <text:p>OSAD-M-33</text:p>
          </table:table-cell>
          <table:table-cell table:number-columns-repeated="6"/>
          <table:table-cell table:formula="of:=[.AI55]+1" office:value-type="float" office:value="1062" calcext:value-type="float">
            <text:p>1062</text:p>
          </table:table-cell>
          <table:table-cell table:formula="of:=[.AJ55]" office:value-type="float" office:value="2" calcext:value-type="float">
            <text:p>2</text:p>
          </table:table-cell>
          <table:table-cell table:formula="of:=[.AK5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6];[.CQ56];[.CR56];[.CS56])" office:value-type="string" office:string-value="update BADANIA set TEST_UKRYTY='T' where ID_BADANIA = 969" calcext:value-type="string">
            <text:p>update BADANIA set TEST_UKRYTY='T' where ID_BADANIA = 969</text:p>
          </table:table-cell>
          <table:table-cell office:value-type="string" calcext:value-type="string">
            <text:p>update BADANIA set TEST_UKRYTY='</text:p>
          </table:table-cell>
          <table:table-cell table:formula="of:=[.BB5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6]" office:value-type="float" office:value="969" calcext:value-type="float">
            <text:p>969</text:p>
          </table:table-cell>
          <table:table-cell table:style-name="ce2" table:formula="of:=CONCATENATE([.CU56];[.CW56];[.CX56])" office:value-type="string" office:string-value="update BADANIA set TYP_WYNIKU='N' where ID_BADANIA = 969" calcext:value-type="string">
            <text:p>update BADANIA set TYP_WYNIKU='N' where ID_BADANIA = 96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6]" office:value-type="float" office:value="969" calcext:value-type="float">
            <text:p>96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34|51485-1^^^NEC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56]+1" office:value-type="float" office:value="34" calcext:value-type="float">
            <text:p>34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7]" office:value-type="string" office:string-value="51485-1^^^NEC" calcext:value-type="string">
            <text:p>51485-1^^^NEC</text:p>
          </table:table-cell>
          <table:table-cell office:value-type="string" calcext:value-type="string">
            <text:p>', nazwa_wydruk='</text:p>
          </table:table-cell>
          <table:table-cell table:formula="of:=[.W57]" office:value-type="string" office:string-value="Nabłonki inne niż płaskie" calcext:value-type="string">
            <text:p>Nabłonki inne niż płaskie</text:p>
          </table:table-cell>
          <table:table-cell office:value-type="string" calcext:value-type="string">
            <text:p>', jednostki='</text:p>
          </table:table-cell>
          <table:table-cell table:formula="of:=[.Y57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57]" office:value-type="float" office:value="970" calcext:value-type="float">
            <text:p>970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7];[.F57];[.G57];[.H57];[.I57];[.J57];[.K57];[.L57];[.M57];[.N57];[.O57];[.P57];[.Q57];[.R57];[.S57])" office:value-type="string" office:string-value="TestZnakowy.objects.create(aparat=aparat, nazwa='51485-1^^^NEC', nazwa_wydruk='Nabłonki inne niż płaskie', jednostki='p/ul', tid=970)" calcext:value-type="string">
            <text:p>TestZnakowy.objects.create(aparat=aparat, nazwa='51485-1^^^NEC', nazwa_wydruk='Nabłonki inne niż płaskie', jednostki='p/ul', tid=970)</text:p>
          </table:table-cell>
          <table:table-cell table:formula="of:=[.U56]+1" office:value-type="float" office:value="970" calcext:value-type="float">
            <text:p>970</text:p>
          </table:table-cell>
          <table:table-cell office:value-type="string" calcext:value-type="string">
            <text:p>51485-1^^^NEC</text:p>
          </table:table-cell>
          <table:table-cell office:value-type="string" calcext:value-type="string">
            <text:p>Nabłonki inne niż płaskie</text:p>
          </table:table-cell>
          <table:table-cell table:formula="of:=[.X5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7];[.C57])" office:value-type="string" office:string-value="OSAD-M-34" calcext:value-type="string">
            <text:p>OSAD-M-34</text:p>
          </table:table-cell>
          <table:table-cell table:number-columns-repeated="6"/>
          <table:table-cell table:formula="of:=[.AI56]+1" office:value-type="float" office:value="1063" calcext:value-type="float">
            <text:p>1063</text:p>
          </table:table-cell>
          <table:table-cell table:formula="of:=[.AJ56]" office:value-type="float" office:value="2" calcext:value-type="float">
            <text:p>2</text:p>
          </table:table-cell>
          <table:table-cell table:formula="of:=[.AK5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7];[.CQ57];[.CR57];[.CS57])" office:value-type="string" office:string-value="update BADANIA set TEST_UKRYTY='T' where ID_BADANIA = 970" calcext:value-type="string">
            <text:p>update BADANIA set TEST_UKRYTY='T' where ID_BADANIA = 970</text:p>
          </table:table-cell>
          <table:table-cell office:value-type="string" calcext:value-type="string">
            <text:p>update BADANIA set TEST_UKRYTY='</text:p>
          </table:table-cell>
          <table:table-cell table:formula="of:=[.BB5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7]" office:value-type="float" office:value="970" calcext:value-type="float">
            <text:p>970</text:p>
          </table:table-cell>
          <table:table-cell table:style-name="ce2" table:formula="of:=CONCATENATE([.CU57];[.CW57];[.CX57])" office:value-type="string" office:string-value="update BADANIA set TYP_WYNIKU='N' where ID_BADANIA = 970" calcext:value-type="string">
            <text:p>update BADANIA set TYP_WYNIKU='N' where ID_BADANIA = 97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7]" office:value-type="float" office:value="970" calcext:value-type="float">
            <text:p>97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35|^^^NEC|0.00|||N||F||Operator|||UriSed mini</text:p>
          </table:table-cell>
          <table:table-cell office:value-type="string" calcext:value-type="string">
            <text:p>OSAD-M-</text:p>
          </table:table-cell>
          <table:table-cell table:formula="of:=[.C57]+1" office:value-type="float" office:value="35" calcext:value-type="float">
            <text:p>35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8]" office:value-type="string" office:string-value="^^^NEC" calcext:value-type="string">
            <text:p>^^^NEC</text:p>
          </table:table-cell>
          <table:table-cell office:value-type="string" calcext:value-type="string">
            <text:p>', nazwa_wydruk='</text:p>
          </table:table-cell>
          <table:table-cell table:formula="of:=[.W58]" office:value-type="string" office:string-value="Nabłonki inne niż płaskie" calcext:value-type="string">
            <text:p>Nabłonki inne niż płaskie</text:p>
          </table:table-cell>
          <table:table-cell office:value-type="string" calcext:value-type="string">
            <text:p>', jednostki='</text:p>
          </table:table-cell>
          <table:table-cell table:formula="of:=[.Y58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58]" office:value-type="float" office:value="971" calcext:value-type="float">
            <text:p>97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8];[.F58];[.G58];[.H58];[.I58];[.J58];[.K58];[.L58];[.M58];[.N58];[.O58];[.P58];[.Q58];[.R58];[.S58])" office:value-type="string" office:string-value="TestZnakowy.objects.create(aparat=aparat, nazwa='^^^NEC', nazwa_wydruk='Nabłonki inne niż płaskie', jednostki='0', tid=971)" calcext:value-type="string">
            <text:p>TestZnakowy.objects.create(aparat=aparat, nazwa='^^^NEC', nazwa_wydruk='Nabłonki inne niż płaskie', jednostki='0', tid=971)</text:p>
          </table:table-cell>
          <table:table-cell table:formula="of:=[.U57]+1" office:value-type="float" office:value="971" calcext:value-type="float">
            <text:p>971</text:p>
          </table:table-cell>
          <table:table-cell office:value-type="string" calcext:value-type="string">
            <text:p>^^^NEC</text:p>
          </table:table-cell>
          <table:table-cell office:value-type="string" calcext:value-type="string">
            <text:p>Nabłonki inne niż płaskie</text:p>
          </table:table-cell>
          <table:table-cell table:formula="of:=[.X5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8];[.C58])" office:value-type="string" office:string-value="OSAD-M-35" calcext:value-type="string">
            <text:p>OSAD-M-35</text:p>
          </table:table-cell>
          <table:table-cell table:number-columns-repeated="6"/>
          <table:table-cell table:formula="of:=[.AI57]+1" office:value-type="float" office:value="1064" calcext:value-type="float">
            <text:p>1064</text:p>
          </table:table-cell>
          <table:table-cell table:formula="of:=[.AJ57]" office:value-type="float" office:value="2" calcext:value-type="float">
            <text:p>2</text:p>
          </table:table-cell>
          <table:table-cell table:formula="of:=[.AK5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8];[.CQ58];[.CR58];[.CS58])" office:value-type="string" office:string-value="update BADANIA set TEST_UKRYTY='T' where ID_BADANIA = 971" calcext:value-type="string">
            <text:p>update BADANIA set TEST_UKRYTY='T' where ID_BADANIA = 971</text:p>
          </table:table-cell>
          <table:table-cell office:value-type="string" calcext:value-type="string">
            <text:p>update BADANIA set TEST_UKRYTY='</text:p>
          </table:table-cell>
          <table:table-cell table:formula="of:=[.BB5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8]" office:value-type="float" office:value="971" calcext:value-type="float">
            <text:p>971</text:p>
          </table:table-cell>
          <table:table-cell table:style-name="ce2" table:formula="of:=CONCATENATE([.CU58];[.CW58];[.CX58])" office:value-type="string" office:string-value="update BADANIA set TYP_WYNIKU='N' where ID_BADANIA = 971" calcext:value-type="string">
            <text:p>update BADANIA set TYP_WYNIKU='N' where ID_BADANIA = 97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8]" office:value-type="float" office:value="971" calcext:value-type="float">
            <text:p>97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36|50225-2^^^NEC|-|||N||F||Operator|||UriSed mini</text:p>
          </table:table-cell>
          <table:table-cell office:value-type="string" calcext:value-type="string">
            <text:p>OSAD-M-</text:p>
          </table:table-cell>
          <table:table-cell table:formula="of:=[.C58]+1" office:value-type="float" office:value="36" calcext:value-type="float">
            <text:p>36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59]" office:value-type="string" office:string-value="50225-2^^^NEC" calcext:value-type="string">
            <text:p>50225-2^^^NEC</text:p>
          </table:table-cell>
          <table:table-cell office:value-type="string" calcext:value-type="string">
            <text:p>', nazwa_wydruk='</text:p>
          </table:table-cell>
          <table:table-cell table:formula="of:=[.W59]" office:value-type="string" office:string-value="Nabłonki inne niż płaskie" calcext:value-type="string">
            <text:p>Nabłonki inne niż płaskie</text:p>
          </table:table-cell>
          <table:table-cell office:value-type="string" calcext:value-type="string">
            <text:p>', jednostki='</text:p>
          </table:table-cell>
          <table:table-cell table:formula="of:=[.Y59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59]" office:value-type="float" office:value="972" calcext:value-type="float">
            <text:p>972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59];[.F59];[.G59];[.H59];[.I59];[.J59];[.K59];[.L59];[.M59];[.N59];[.O59];[.P59];[.Q59];[.R59];[.S59])" office:value-type="string" office:string-value="TestZnakowy.objects.create(aparat=aparat, nazwa='50225-2^^^NEC', nazwa_wydruk='Nabłonki inne niż płaskie', jednostki='plusowe', tid=972)" calcext:value-type="string">
            <text:p>TestZnakowy.objects.create(aparat=aparat, nazwa='50225-2^^^NEC', nazwa_wydruk='Nabłonki inne niż płaskie', jednostki='plusowe', tid=972)</text:p>
          </table:table-cell>
          <table:table-cell table:formula="of:=[.U58]+1" office:value-type="float" office:value="972" calcext:value-type="float">
            <text:p>972</text:p>
          </table:table-cell>
          <table:table-cell office:value-type="string" calcext:value-type="string">
            <text:p>50225-2^^^NEC</text:p>
          </table:table-cell>
          <table:table-cell office:value-type="string" calcext:value-type="string">
            <text:p>Nabłonki inne niż płaskie</text:p>
          </table:table-cell>
          <table:table-cell table:formula="of:=[.X5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9];[.C59])" office:value-type="string" office:string-value="OSAD-M-36" calcext:value-type="string">
            <text:p>OSAD-M-36</text:p>
          </table:table-cell>
          <table:table-cell table:number-columns-repeated="6"/>
          <table:table-cell table:formula="of:=[.AI58]+1" office:value-type="float" office:value="1065" calcext:value-type="float">
            <text:p>1065</text:p>
          </table:table-cell>
          <table:table-cell table:formula="of:=[.AJ58]" office:value-type="float" office:value="2" calcext:value-type="float">
            <text:p>2</text:p>
          </table:table-cell>
          <table:table-cell table:formula="of:=[.AK5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59];[.CQ59];[.CR59];[.CS59])" office:value-type="string" office:string-value="update BADANIA set TEST_UKRYTY='T' where ID_BADANIA = 972" calcext:value-type="string">
            <text:p>update BADANIA set TEST_UKRYTY='T' where ID_BADANIA = 972</text:p>
          </table:table-cell>
          <table:table-cell office:value-type="string" calcext:value-type="string">
            <text:p>update BADANIA set TEST_UKRYTY='</text:p>
          </table:table-cell>
          <table:table-cell table:formula="of:=[.BB5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59]" office:value-type="float" office:value="972" calcext:value-type="float">
            <text:p>972</text:p>
          </table:table-cell>
          <table:table-cell table:style-name="ce2" table:formula="of:=CONCATENATE([.CU59];[.CW59];[.CX59])" office:value-type="string" office:string-value="update BADANIA set TYP_WYNIKU='N' where ID_BADANIA = 972" calcext:value-type="string">
            <text:p>update BADANIA set TYP_WYNIKU='N' where ID_BADANIA = 97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59]" office:value-type="float" office:value="972" calcext:value-type="float">
            <text:p>97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37|33219-7^^^EPI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59]+1" office:value-type="float" office:value="37" calcext:value-type="float">
            <text:p>37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0]" office:value-type="string" office:string-value="33219-7^^^EPI" calcext:value-type="string">
            <text:p>33219-7^^^EPI</text:p>
          </table:table-cell>
          <table:table-cell office:value-type="string" calcext:value-type="string">
            <text:p>', nazwa_wydruk='</text:p>
          </table:table-cell>
          <table:table-cell table:formula="of:=[.W60]" office:value-type="string" office:string-value="Nabłonki" calcext:value-type="string">
            <text:p>Nabłonki</text:p>
          </table:table-cell>
          <table:table-cell office:value-type="string" calcext:value-type="string">
            <text:p>', jednostki='</text:p>
          </table:table-cell>
          <table:table-cell table:formula="of:=[.Y60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60]" office:value-type="float" office:value="973" calcext:value-type="float">
            <text:p>97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0];[.F60];[.G60];[.H60];[.I60];[.J60];[.K60];[.L60];[.M60];[.N60];[.O60];[.P60];[.Q60];[.R60];[.S60])" office:value-type="string" office:string-value="TestZnakowy.objects.create(aparat=aparat, nazwa='33219-7^^^EPI', nazwa_wydruk='Nabłonki', jednostki='p/HPF', tid=973)" calcext:value-type="string">
            <text:p>TestZnakowy.objects.create(aparat=aparat, nazwa='33219-7^^^EPI', nazwa_wydruk='Nabłonki', jednostki='p/HPF', tid=973)</text:p>
          </table:table-cell>
          <table:table-cell table:formula="of:=[.U59]+1" office:value-type="float" office:value="973" calcext:value-type="float">
            <text:p>973</text:p>
          </table:table-cell>
          <table:table-cell office:value-type="string" calcext:value-type="string">
            <text:p>33219-7^^^EPI</text:p>
          </table:table-cell>
          <table:table-cell office:value-type="string" calcext:value-type="string">
            <text:p>Nabłonki</text:p>
          </table:table-cell>
          <table:table-cell table:formula="of:=[.X5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60];[.C60])" office:value-type="string" office:string-value="OSAD-M-37" calcext:value-type="string">
            <text:p>OSAD-M-37</text:p>
          </table:table-cell>
          <table:table-cell table:number-columns-repeated="6"/>
          <table:table-cell table:formula="of:=[.AI59]+1" office:value-type="float" office:value="1066" calcext:value-type="float">
            <text:p>1066</text:p>
          </table:table-cell>
          <table:table-cell table:formula="of:=[.AJ59]" office:value-type="float" office:value="2" calcext:value-type="float">
            <text:p>2</text:p>
          </table:table-cell>
          <table:table-cell table:formula="of:=[.AK5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0];[.CQ60];[.CR60];[.CS60])" office:value-type="string" office:string-value="update BADANIA set TEST_UKRYTY='T' where ID_BADANIA = 973" calcext:value-type="string">
            <text:p>update BADANIA set TEST_UKRYTY='T' where ID_BADANIA = 973</text:p>
          </table:table-cell>
          <table:table-cell office:value-type="string" calcext:value-type="string">
            <text:p>update BADANIA set TEST_UKRYTY='</text:p>
          </table:table-cell>
          <table:table-cell table:formula="of:=[.BB6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0]" office:value-type="float" office:value="973" calcext:value-type="float">
            <text:p>973</text:p>
          </table:table-cell>
          <table:table-cell table:style-name="ce2" table:formula="of:=CONCATENATE([.CU60];[.CW60];[.CX60])" office:value-type="string" office:string-value="update BADANIA set TYP_WYNIKU='N' where ID_BADANIA = 973" calcext:value-type="string">
            <text:p>update BADANIA set TYP_WYNIKU='N' where ID_BADANIA = 97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0]" office:value-type="float" office:value="973" calcext:value-type="float">
            <text:p>97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38|51486-9^^^EPI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60]+1" office:value-type="float" office:value="38" calcext:value-type="float">
            <text:p>38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1]" office:value-type="string" office:string-value="51486-9^^^EPI" calcext:value-type="string">
            <text:p>51486-9^^^EPI</text:p>
          </table:table-cell>
          <table:table-cell office:value-type="string" calcext:value-type="string">
            <text:p>', nazwa_wydruk='</text:p>
          </table:table-cell>
          <table:table-cell table:formula="of:=[.W61]" office:value-type="string" office:string-value="Nabłonki" calcext:value-type="string">
            <text:p>Nabłonki</text:p>
          </table:table-cell>
          <table:table-cell office:value-type="string" calcext:value-type="string">
            <text:p>', jednostki='</text:p>
          </table:table-cell>
          <table:table-cell table:formula="of:=[.Y61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61]" office:value-type="float" office:value="974" calcext:value-type="float">
            <text:p>97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1];[.F61];[.G61];[.H61];[.I61];[.J61];[.K61];[.L61];[.M61];[.N61];[.O61];[.P61];[.Q61];[.R61];[.S61])" office:value-type="string" office:string-value="TestZnakowy.objects.create(aparat=aparat, nazwa='51486-9^^^EPI', nazwa_wydruk='Nabłonki', jednostki='p/ul', tid=974)" calcext:value-type="string">
            <text:p>TestZnakowy.objects.create(aparat=aparat, nazwa='51486-9^^^EPI', nazwa_wydruk='Nabłonki', jednostki='p/ul', tid=974)</text:p>
          </table:table-cell>
          <table:table-cell table:formula="of:=[.U60]+1" office:value-type="float" office:value="974" calcext:value-type="float">
            <text:p>974</text:p>
          </table:table-cell>
          <table:table-cell office:value-type="string" calcext:value-type="string">
            <text:p>51486-9^^^EPI</text:p>
          </table:table-cell>
          <table:table-cell office:value-type="string" calcext:value-type="string">
            <text:p>Nabłonki</text:p>
          </table:table-cell>
          <table:table-cell table:formula="of:=[.X6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61];[.C61])" office:value-type="string" office:string-value="OSAD-M-38" calcext:value-type="string">
            <text:p>OSAD-M-38</text:p>
          </table:table-cell>
          <table:table-cell table:number-columns-repeated="6"/>
          <table:table-cell table:formula="of:=[.AI60]+1" office:value-type="float" office:value="1067" calcext:value-type="float">
            <text:p>1067</text:p>
          </table:table-cell>
          <table:table-cell table:formula="of:=[.AJ60]" office:value-type="float" office:value="2" calcext:value-type="float">
            <text:p>2</text:p>
          </table:table-cell>
          <table:table-cell table:formula="of:=[.AK6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1];[.CQ61];[.CR61];[.CS61])" office:value-type="string" office:string-value="update BADANIA set TEST_UKRYTY='T' where ID_BADANIA = 974" calcext:value-type="string">
            <text:p>update BADANIA set TEST_UKRYTY='T' where ID_BADANIA = 974</text:p>
          </table:table-cell>
          <table:table-cell office:value-type="string" calcext:value-type="string">
            <text:p>update BADANIA set TEST_UKRYTY='</text:p>
          </table:table-cell>
          <table:table-cell table:formula="of:=[.BB6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1]" office:value-type="float" office:value="974" calcext:value-type="float">
            <text:p>974</text:p>
          </table:table-cell>
          <table:table-cell table:style-name="ce2" table:formula="of:=CONCATENATE([.CU61];[.CW61];[.CX61])" office:value-type="string" office:string-value="update BADANIA set TYP_WYNIKU='N' where ID_BADANIA = 974" calcext:value-type="string">
            <text:p>update BADANIA set TYP_WYNIKU='N' where ID_BADANIA = 97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1]" office:value-type="float" office:value="974" calcext:value-type="float">
            <text:p>97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39|^^^EPI|0.00|||N||F||Operator|||UriSed mini</text:p>
          </table:table-cell>
          <table:table-cell office:value-type="string" calcext:value-type="string">
            <text:p>OSAD-M-</text:p>
          </table:table-cell>
          <table:table-cell table:formula="of:=[.C61]+1" office:value-type="float" office:value="39" calcext:value-type="float">
            <text:p>39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2]" office:value-type="string" office:string-value="^^^EPI" calcext:value-type="string">
            <text:p>^^^EPI</text:p>
          </table:table-cell>
          <table:table-cell office:value-type="string" calcext:value-type="string">
            <text:p>', nazwa_wydruk='</text:p>
          </table:table-cell>
          <table:table-cell table:formula="of:=[.W62]" office:value-type="string" office:string-value="Nabłonki" calcext:value-type="string">
            <text:p>Nabłonki</text:p>
          </table:table-cell>
          <table:table-cell office:value-type="string" calcext:value-type="string">
            <text:p>', jednostki='</text:p>
          </table:table-cell>
          <table:table-cell table:formula="of:=[.Y62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62]" office:value-type="float" office:value="975" calcext:value-type="float">
            <text:p>97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2];[.F62];[.G62];[.H62];[.I62];[.J62];[.K62];[.L62];[.M62];[.N62];[.O62];[.P62];[.Q62];[.R62];[.S62])" office:value-type="string" office:string-value="TestZnakowy.objects.create(aparat=aparat, nazwa='^^^EPI', nazwa_wydruk='Nabłonki', jednostki='0', tid=975)" calcext:value-type="string">
            <text:p>TestZnakowy.objects.create(aparat=aparat, nazwa='^^^EPI', nazwa_wydruk='Nabłonki', jednostki='0', tid=975)</text:p>
          </table:table-cell>
          <table:table-cell table:formula="of:=[.U61]+1" office:value-type="float" office:value="975" calcext:value-type="float">
            <text:p>975</text:p>
          </table:table-cell>
          <table:table-cell office:value-type="string" calcext:value-type="string">
            <text:p>^^^EPI</text:p>
          </table:table-cell>
          <table:table-cell office:value-type="string" calcext:value-type="string">
            <text:p>Nabłonki</text:p>
          </table:table-cell>
          <table:table-cell table:formula="of:=[.X6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2];[.C62])" office:value-type="string" office:string-value="OSAD-M-39" calcext:value-type="string">
            <text:p>OSAD-M-39</text:p>
          </table:table-cell>
          <table:table-cell table:number-columns-repeated="6"/>
          <table:table-cell table:formula="of:=[.AI61]+1" office:value-type="float" office:value="1068" calcext:value-type="float">
            <text:p>1068</text:p>
          </table:table-cell>
          <table:table-cell table:formula="of:=[.AJ61]" office:value-type="float" office:value="2" calcext:value-type="float">
            <text:p>2</text:p>
          </table:table-cell>
          <table:table-cell table:formula="of:=[.AK6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2];[.CQ62];[.CR62];[.CS62])" office:value-type="string" office:string-value="update BADANIA set TEST_UKRYTY='T' where ID_BADANIA = 975" calcext:value-type="string">
            <text:p>update BADANIA set TEST_UKRYTY='T' where ID_BADANIA = 975</text:p>
          </table:table-cell>
          <table:table-cell office:value-type="string" calcext:value-type="string">
            <text:p>update BADANIA set TEST_UKRYTY='</text:p>
          </table:table-cell>
          <table:table-cell table:formula="of:=[.BB6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2]" office:value-type="float" office:value="975" calcext:value-type="float">
            <text:p>975</text:p>
          </table:table-cell>
          <table:table-cell table:style-name="ce2" table:formula="of:=CONCATENATE([.CU62];[.CW62];[.CX62])" office:value-type="string" office:string-value="update BADANIA set TYP_WYNIKU='N' where ID_BADANIA = 975" calcext:value-type="string">
            <text:p>update BADANIA set TYP_WYNIKU='N' where ID_BADANIA = 97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2]" office:value-type="float" office:value="975" calcext:value-type="float">
            <text:p>97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40|53318-2^^^EPI|-|||N||F||Operator|||UriSed mini</text:p>
          </table:table-cell>
          <table:table-cell office:value-type="string" calcext:value-type="string">
            <text:p>OSAD-M-</text:p>
          </table:table-cell>
          <table:table-cell table:formula="of:=[.C62]+1" office:value-type="float" office:value="40" calcext:value-type="float">
            <text:p>40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3]" office:value-type="string" office:string-value="53318-2^^^EPI" calcext:value-type="string">
            <text:p>53318-2^^^EPI</text:p>
          </table:table-cell>
          <table:table-cell office:value-type="string" calcext:value-type="string">
            <text:p>', nazwa_wydruk='</text:p>
          </table:table-cell>
          <table:table-cell table:formula="of:=[.W63]" office:value-type="string" office:string-value="Nabłonki" calcext:value-type="string">
            <text:p>Nabłonki</text:p>
          </table:table-cell>
          <table:table-cell office:value-type="string" calcext:value-type="string">
            <text:p>', jednostki='</text:p>
          </table:table-cell>
          <table:table-cell table:formula="of:=[.Y63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63]" office:value-type="float" office:value="976" calcext:value-type="float">
            <text:p>97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3];[.F63];[.G63];[.H63];[.I63];[.J63];[.K63];[.L63];[.M63];[.N63];[.O63];[.P63];[.Q63];[.R63];[.S63])" office:value-type="string" office:string-value="TestZnakowy.objects.create(aparat=aparat, nazwa='53318-2^^^EPI', nazwa_wydruk='Nabłonki', jednostki='plusowe', tid=976)" calcext:value-type="string">
            <text:p>TestZnakowy.objects.create(aparat=aparat, nazwa='53318-2^^^EPI', nazwa_wydruk='Nabłonki', jednostki='plusowe', tid=976)</text:p>
          </table:table-cell>
          <table:table-cell table:formula="of:=[.U62]+1" office:value-type="float" office:value="976" calcext:value-type="float">
            <text:p>976</text:p>
          </table:table-cell>
          <table:table-cell office:value-type="string" calcext:value-type="string">
            <text:p>53318-2^^^EPI</text:p>
          </table:table-cell>
          <table:table-cell office:value-type="string" calcext:value-type="string">
            <text:p>Nabłonki</text:p>
          </table:table-cell>
          <table:table-cell table:formula="of:=[.X6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63];[.C63])" office:value-type="string" office:string-value="OSAD-M-40" calcext:value-type="string">
            <text:p>OSAD-M-40</text:p>
          </table:table-cell>
          <table:table-cell table:number-columns-repeated="6"/>
          <table:table-cell table:formula="of:=[.AI62]+1" office:value-type="float" office:value="1069" calcext:value-type="float">
            <text:p>1069</text:p>
          </table:table-cell>
          <table:table-cell table:formula="of:=[.AJ62]" office:value-type="float" office:value="2" calcext:value-type="float">
            <text:p>2</text:p>
          </table:table-cell>
          <table:table-cell table:formula="of:=[.AK6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3];[.CQ63];[.CR63];[.CS63])" office:value-type="string" office:string-value="update BADANIA set TEST_UKRYTY='T' where ID_BADANIA = 976" calcext:value-type="string">
            <text:p>update BADANIA set TEST_UKRYTY='T' where ID_BADANIA = 976</text:p>
          </table:table-cell>
          <table:table-cell office:value-type="string" calcext:value-type="string">
            <text:p>update BADANIA set TEST_UKRYTY='</text:p>
          </table:table-cell>
          <table:table-cell table:formula="of:=[.BB6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3]" office:value-type="float" office:value="976" calcext:value-type="float">
            <text:p>976</text:p>
          </table:table-cell>
          <table:table-cell table:style-name="ce2" table:formula="of:=CONCATENATE([.CU63];[.CW63];[.CX63])" office:value-type="string" office:string-value="update BADANIA set TYP_WYNIKU='N' where ID_BADANIA = 976" calcext:value-type="string">
            <text:p>update BADANIA set TYP_WYNIKU='N' where ID_BADANIA = 97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3]" office:value-type="float" office:value="976" calcext:value-type="float">
            <text:p>97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41|^^^YEA|0.40|p/HPF||N||F||Operator|||UriSed mini</text:p>
          </table:table-cell>
          <table:table-cell office:value-type="string" calcext:value-type="string">
            <text:p>OSAD-M-</text:p>
          </table:table-cell>
          <table:table-cell table:formula="of:=[.C63]+1" office:value-type="float" office:value="41" calcext:value-type="float">
            <text:p>41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4]" office:value-type="string" office:string-value="^^^YEA" calcext:value-type="string">
            <text:p>^^^YEA</text:p>
          </table:table-cell>
          <table:table-cell office:value-type="string" calcext:value-type="string">
            <text:p>', nazwa_wydruk='</text:p>
          </table:table-cell>
          <table:table-cell table:formula="of:=[.W64]" office:value-type="string" office:string-value="Grzyby" calcext:value-type="string">
            <text:p>Grzyby</text:p>
          </table:table-cell>
          <table:table-cell office:value-type="string" calcext:value-type="string">
            <text:p>', jednostki='</text:p>
          </table:table-cell>
          <table:table-cell table:formula="of:=[.Y64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64]" office:value-type="float" office:value="977" calcext:value-type="float">
            <text:p>977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4];[.F64];[.G64];[.H64];[.I64];[.J64];[.K64];[.L64];[.M64];[.N64];[.O64];[.P64];[.Q64];[.R64];[.S64])" office:value-type="string" office:string-value="TestZnakowy.objects.create(aparat=aparat, nazwa='^^^YEA', nazwa_wydruk='Grzyby', jednostki='p/HPF', tid=977)" calcext:value-type="string">
            <text:p>TestZnakowy.objects.create(aparat=aparat, nazwa='^^^YEA', nazwa_wydruk='Grzyby', jednostki='p/HPF', tid=977)</text:p>
          </table:table-cell>
          <table:table-cell table:formula="of:=[.U63]+1" office:value-type="float" office:value="977" calcext:value-type="float">
            <text:p>977</text:p>
          </table:table-cell>
          <table:table-cell office:value-type="string" calcext:value-type="string">
            <text:p>^^^YEA</text:p>
          </table:table-cell>
          <table:table-cell office:value-type="string" calcext:value-type="string">
            <text:p>Grzyby</text:p>
          </table:table-cell>
          <table:table-cell table:formula="of:=[.X6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64];[.C64])" office:value-type="string" office:string-value="OSAD-M-41" calcext:value-type="string">
            <text:p>OSAD-M-41</text:p>
          </table:table-cell>
          <table:table-cell table:number-columns-repeated="6"/>
          <table:table-cell table:formula="of:=[.AI63]+1" office:value-type="float" office:value="1070" calcext:value-type="float">
            <text:p>1070</text:p>
          </table:table-cell>
          <table:table-cell table:formula="of:=[.AJ63]" office:value-type="float" office:value="2" calcext:value-type="float">
            <text:p>2</text:p>
          </table:table-cell>
          <table:table-cell table:formula="of:=[.AK6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4];[.CQ64];[.CR64];[.CS64])" office:value-type="string" office:string-value="update BADANIA set TEST_UKRYTY='T' where ID_BADANIA = 977" calcext:value-type="string">
            <text:p>update BADANIA set TEST_UKRYTY='T' where ID_BADANIA = 977</text:p>
          </table:table-cell>
          <table:table-cell office:value-type="string" calcext:value-type="string">
            <text:p>update BADANIA set TEST_UKRYTY='</text:p>
          </table:table-cell>
          <table:table-cell table:formula="of:=[.BB6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4]" office:value-type="float" office:value="977" calcext:value-type="float">
            <text:p>977</text:p>
          </table:table-cell>
          <table:table-cell table:style-name="ce2" table:formula="of:=CONCATENATE([.CU64];[.CW64];[.CX64])" office:value-type="string" office:string-value="update BADANIA set TYP_WYNIKU='N' where ID_BADANIA = 977" calcext:value-type="string">
            <text:p>update BADANIA set TYP_WYNIKU='N' where ID_BADANIA = 97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4]" office:value-type="float" office:value="977" calcext:value-type="float">
            <text:p>97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42|51481-0^^^YEA|1.76|p/ul||N||F||Operator|||UriSed mini</text:p>
          </table:table-cell>
          <table:table-cell office:value-type="string" calcext:value-type="string">
            <text:p>OSAD-M-</text:p>
          </table:table-cell>
          <table:table-cell table:formula="of:=[.C64]+1" office:value-type="float" office:value="42" calcext:value-type="float">
            <text:p>42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5]" office:value-type="string" office:string-value="51481-0^^^YEA" calcext:value-type="string">
            <text:p>51481-0^^^YEA</text:p>
          </table:table-cell>
          <table:table-cell office:value-type="string" calcext:value-type="string">
            <text:p>', nazwa_wydruk='</text:p>
          </table:table-cell>
          <table:table-cell table:formula="of:=[.W65]" office:value-type="string" office:string-value="Grzyby" calcext:value-type="string">
            <text:p>Grzyby</text:p>
          </table:table-cell>
          <table:table-cell office:value-type="string" calcext:value-type="string">
            <text:p>', jednostki='</text:p>
          </table:table-cell>
          <table:table-cell table:formula="of:=[.Y65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65]" office:value-type="float" office:value="978" calcext:value-type="float">
            <text:p>978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5];[.F65];[.G65];[.H65];[.I65];[.J65];[.K65];[.L65];[.M65];[.N65];[.O65];[.P65];[.Q65];[.R65];[.S65])" office:value-type="string" office:string-value="TestZnakowy.objects.create(aparat=aparat, nazwa='51481-0^^^YEA', nazwa_wydruk='Grzyby', jednostki='p/ul', tid=978)" calcext:value-type="string">
            <text:p>TestZnakowy.objects.create(aparat=aparat, nazwa='51481-0^^^YEA', nazwa_wydruk='Grzyby', jednostki='p/ul', tid=978)</text:p>
          </table:table-cell>
          <table:table-cell table:formula="of:=[.U64]+1" office:value-type="float" office:value="978" calcext:value-type="float">
            <text:p>978</text:p>
          </table:table-cell>
          <table:table-cell office:value-type="string" calcext:value-type="string">
            <text:p>51481-0^^^YEA</text:p>
          </table:table-cell>
          <table:table-cell office:value-type="string" calcext:value-type="string">
            <text:p>Grzyby</text:p>
          </table:table-cell>
          <table:table-cell table:formula="of:=[.X6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65];[.C65])" office:value-type="string" office:string-value="OSAD-M-42" calcext:value-type="string">
            <text:p>OSAD-M-42</text:p>
          </table:table-cell>
          <table:table-cell table:number-columns-repeated="6"/>
          <table:table-cell table:formula="of:=[.AI64]+1" office:value-type="float" office:value="1071" calcext:value-type="float">
            <text:p>1071</text:p>
          </table:table-cell>
          <table:table-cell table:formula="of:=[.AJ64]" office:value-type="float" office:value="2" calcext:value-type="float">
            <text:p>2</text:p>
          </table:table-cell>
          <table:table-cell table:formula="of:=[.AK6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5];[.CQ65];[.CR65];[.CS65])" office:value-type="string" office:string-value="update BADANIA set TEST_UKRYTY='T' where ID_BADANIA = 978" calcext:value-type="string">
            <text:p>update BADANIA set TEST_UKRYTY='T' where ID_BADANIA = 978</text:p>
          </table:table-cell>
          <table:table-cell office:value-type="string" calcext:value-type="string">
            <text:p>update BADANIA set TEST_UKRYTY='</text:p>
          </table:table-cell>
          <table:table-cell table:formula="of:=[.BB6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5]" office:value-type="float" office:value="978" calcext:value-type="float">
            <text:p>978</text:p>
          </table:table-cell>
          <table:table-cell table:style-name="ce2" table:formula="of:=CONCATENATE([.CU65];[.CW65];[.CX65])" office:value-type="string" office:string-value="update BADANIA set TYP_WYNIKU='N' where ID_BADANIA = 978" calcext:value-type="string">
            <text:p>update BADANIA set TYP_WYNIKU='N' where ID_BADANIA = 97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5]" office:value-type="float" office:value="978" calcext:value-type="float">
            <text:p>97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43|^^^YEA|0.27|||N||F||Operator|||UriSed mini</text:p>
          </table:table-cell>
          <table:table-cell office:value-type="string" calcext:value-type="string">
            <text:p>OSAD-M-</text:p>
          </table:table-cell>
          <table:table-cell table:formula="of:=[.C65]+1" office:value-type="float" office:value="43" calcext:value-type="float">
            <text:p>43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6]" office:value-type="string" office:string-value="^^^YEA" calcext:value-type="string">
            <text:p>^^^YEA</text:p>
          </table:table-cell>
          <table:table-cell office:value-type="string" calcext:value-type="string">
            <text:p>', nazwa_wydruk='</text:p>
          </table:table-cell>
          <table:table-cell table:formula="of:=[.W66]" office:value-type="string" office:string-value="Grzyby" calcext:value-type="string">
            <text:p>Grzyby</text:p>
          </table:table-cell>
          <table:table-cell office:value-type="string" calcext:value-type="string">
            <text:p>', jednostki='</text:p>
          </table:table-cell>
          <table:table-cell table:formula="of:=[.Y66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66]" office:value-type="float" office:value="979" calcext:value-type="float">
            <text:p>979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6];[.F66];[.G66];[.H66];[.I66];[.J66];[.K66];[.L66];[.M66];[.N66];[.O66];[.P66];[.Q66];[.R66];[.S66])" office:value-type="string" office:string-value="TestZnakowy.objects.create(aparat=aparat, nazwa='^^^YEA', nazwa_wydruk='Grzyby', jednostki='0', tid=979)" calcext:value-type="string">
            <text:p>TestZnakowy.objects.create(aparat=aparat, nazwa='^^^YEA', nazwa_wydruk='Grzyby', jednostki='0', tid=979)</text:p>
          </table:table-cell>
          <table:table-cell table:formula="of:=[.U65]+1" office:value-type="float" office:value="979" calcext:value-type="float">
            <text:p>979</text:p>
          </table:table-cell>
          <table:table-cell office:value-type="string" calcext:value-type="string">
            <text:p>^^^YEA</text:p>
          </table:table-cell>
          <table:table-cell office:value-type="string" calcext:value-type="string">
            <text:p>Grzyby</text:p>
          </table:table-cell>
          <table:table-cell table:formula="of:=[.X6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6];[.C66])" office:value-type="string" office:string-value="OSAD-M-43" calcext:value-type="string">
            <text:p>OSAD-M-43</text:p>
          </table:table-cell>
          <table:table-cell table:number-columns-repeated="6"/>
          <table:table-cell table:formula="of:=[.AI65]+1" office:value-type="float" office:value="1072" calcext:value-type="float">
            <text:p>1072</text:p>
          </table:table-cell>
          <table:table-cell table:formula="of:=[.AJ65]" office:value-type="float" office:value="2" calcext:value-type="float">
            <text:p>2</text:p>
          </table:table-cell>
          <table:table-cell table:formula="of:=[.AK6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6];[.CQ66];[.CR66];[.CS66])" office:value-type="string" office:string-value="update BADANIA set TEST_UKRYTY='T' where ID_BADANIA = 979" calcext:value-type="string">
            <text:p>update BADANIA set TEST_UKRYTY='T' where ID_BADANIA = 979</text:p>
          </table:table-cell>
          <table:table-cell office:value-type="string" calcext:value-type="string">
            <text:p>update BADANIA set TEST_UKRYTY='</text:p>
          </table:table-cell>
          <table:table-cell table:formula="of:=[.BB6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6]" office:value-type="float" office:value="979" calcext:value-type="float">
            <text:p>979</text:p>
          </table:table-cell>
          <table:table-cell table:style-name="ce2" table:formula="of:=CONCATENATE([.CU66];[.CW66];[.CX66])" office:value-type="string" office:string-value="update BADANIA set TYP_WYNIKU='N' where ID_BADANIA = 979" calcext:value-type="string">
            <text:p>update BADANIA set TYP_WYNIKU='N' where ID_BADANIA = 97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6]" office:value-type="float" office:value="979" calcext:value-type="float">
            <text:p>97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44|72223-1^^^YEA|-|||N||F||Operator|||UriSed mini</text:p>
          </table:table-cell>
          <table:table-cell office:value-type="string" calcext:value-type="string">
            <text:p>OSAD-M-</text:p>
          </table:table-cell>
          <table:table-cell table:formula="of:=[.C66]+1" office:value-type="float" office:value="44" calcext:value-type="float">
            <text:p>44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7]" office:value-type="string" office:string-value="72223-1^^^YEA" calcext:value-type="string">
            <text:p>72223-1^^^YEA</text:p>
          </table:table-cell>
          <table:table-cell office:value-type="string" calcext:value-type="string">
            <text:p>', nazwa_wydruk='</text:p>
          </table:table-cell>
          <table:table-cell table:formula="of:=[.W67]" office:value-type="string" office:string-value="Grzyby" calcext:value-type="string">
            <text:p>Grzyby</text:p>
          </table:table-cell>
          <table:table-cell office:value-type="string" calcext:value-type="string">
            <text:p>', jednostki='</text:p>
          </table:table-cell>
          <table:table-cell table:formula="of:=[.Y67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67]" office:value-type="float" office:value="980" calcext:value-type="float">
            <text:p>980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7];[.F67];[.G67];[.H67];[.I67];[.J67];[.K67];[.L67];[.M67];[.N67];[.O67];[.P67];[.Q67];[.R67];[.S67])" office:value-type="string" office:string-value="TestZnakowy.objects.create(aparat=aparat, nazwa='72223-1^^^YEA', nazwa_wydruk='Grzyby', jednostki='plusowe', tid=980)" calcext:value-type="string">
            <text:p>TestZnakowy.objects.create(aparat=aparat, nazwa='72223-1^^^YEA', nazwa_wydruk='Grzyby', jednostki='plusowe', tid=980)</text:p>
          </table:table-cell>
          <table:table-cell table:formula="of:=[.U66]+1" office:value-type="float" office:value="980" calcext:value-type="float">
            <text:p>980</text:p>
          </table:table-cell>
          <table:table-cell office:value-type="string" calcext:value-type="string">
            <text:p>72223-1^^^YEA</text:p>
          </table:table-cell>
          <table:table-cell office:value-type="string" calcext:value-type="string">
            <text:p>Grzyby</text:p>
          </table:table-cell>
          <table:table-cell table:formula="of:=[.X6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67];[.C67])" office:value-type="string" office:string-value="OSAD-M-44" calcext:value-type="string">
            <text:p>OSAD-M-44</text:p>
          </table:table-cell>
          <table:table-cell table:number-columns-repeated="6"/>
          <table:table-cell table:formula="of:=[.AI66]+1" office:value-type="float" office:value="1073" calcext:value-type="float">
            <text:p>1073</text:p>
          </table:table-cell>
          <table:table-cell table:formula="of:=[.AJ66]" office:value-type="float" office:value="2" calcext:value-type="float">
            <text:p>2</text:p>
          </table:table-cell>
          <table:table-cell table:formula="of:=[.AK6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7];[.CQ67];[.CR67];[.CS67])" office:value-type="string" office:string-value="update BADANIA set TEST_UKRYTY='T' where ID_BADANIA = 980" calcext:value-type="string">
            <text:p>update BADANIA set TEST_UKRYTY='T' where ID_BADANIA = 980</text:p>
          </table:table-cell>
          <table:table-cell office:value-type="string" calcext:value-type="string">
            <text:p>update BADANIA set TEST_UKRYTY='</text:p>
          </table:table-cell>
          <table:table-cell table:formula="of:=[.BB6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7]" office:value-type="float" office:value="980" calcext:value-type="float">
            <text:p>980</text:p>
          </table:table-cell>
          <table:table-cell table:style-name="ce2" table:formula="of:=CONCATENATE([.CU67];[.CW67];[.CX67])" office:value-type="string" office:string-value="update BADANIA set TYP_WYNIKU='N' where ID_BADANIA = 980" calcext:value-type="string">
            <text:p>update BADANIA set TYP_WYNIKU='N' where ID_BADANIA = 98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7]" office:value-type="float" office:value="980" calcext:value-type="float">
            <text:p>98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45|33218-9^^^BAC|1.90|p/HPF||N||F||Operator|||UriSed mini</text:p>
          </table:table-cell>
          <table:table-cell office:value-type="string" calcext:value-type="string">
            <text:p>OSAD-M-</text:p>
          </table:table-cell>
          <table:table-cell table:formula="of:=[.C67]+1" office:value-type="float" office:value="45" calcext:value-type="float">
            <text:p>45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8]" office:value-type="string" office:string-value="33218-9^^^BAC" calcext:value-type="string">
            <text:p>33218-9^^^BAC</text:p>
          </table:table-cell>
          <table:table-cell office:value-type="string" calcext:value-type="string">
            <text:p>', nazwa_wydruk='</text:p>
          </table:table-cell>
          <table:table-cell table:formula="of:=[.W68]" office:value-type="string" office:string-value="Bakterie" calcext:value-type="string">
            <text:p>Bakterie</text:p>
          </table:table-cell>
          <table:table-cell office:value-type="string" calcext:value-type="string">
            <text:p>', jednostki='</text:p>
          </table:table-cell>
          <table:table-cell table:formula="of:=[.Y68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68]" office:value-type="float" office:value="981" calcext:value-type="float">
            <text:p>98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8];[.F68];[.G68];[.H68];[.I68];[.J68];[.K68];[.L68];[.M68];[.N68];[.O68];[.P68];[.Q68];[.R68];[.S68])" office:value-type="string" office:string-value="TestZnakowy.objects.create(aparat=aparat, nazwa='33218-9^^^BAC', nazwa_wydruk='Bakterie', jednostki='p/HPF', tid=981)" calcext:value-type="string">
            <text:p>TestZnakowy.objects.create(aparat=aparat, nazwa='33218-9^^^BAC', nazwa_wydruk='Bakterie', jednostki='p/HPF', tid=981)</text:p>
          </table:table-cell>
          <table:table-cell table:formula="of:=[.U67]+1" office:value-type="float" office:value="981" calcext:value-type="float">
            <text:p>981</text:p>
          </table:table-cell>
          <table:table-cell office:value-type="string" calcext:value-type="string">
            <text:p>33218-9^^^BAC</text:p>
          </table:table-cell>
          <table:table-cell office:value-type="string" calcext:value-type="string">
            <text:p>Bakterie</text:p>
          </table:table-cell>
          <table:table-cell table:formula="of:=[.X6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68];[.C68])" office:value-type="string" office:string-value="OSAD-M-45" calcext:value-type="string">
            <text:p>OSAD-M-45</text:p>
          </table:table-cell>
          <table:table-cell table:number-columns-repeated="6"/>
          <table:table-cell table:formula="of:=[.AI67]+1" office:value-type="float" office:value="1074" calcext:value-type="float">
            <text:p>1074</text:p>
          </table:table-cell>
          <table:table-cell table:formula="of:=[.AJ67]" office:value-type="float" office:value="2" calcext:value-type="float">
            <text:p>2</text:p>
          </table:table-cell>
          <table:table-cell table:formula="of:=[.AK6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8];[.CQ68];[.CR68];[.CS68])" office:value-type="string" office:string-value="update BADANIA set TEST_UKRYTY='T' where ID_BADANIA = 981" calcext:value-type="string">
            <text:p>update BADANIA set TEST_UKRYTY='T' where ID_BADANIA = 981</text:p>
          </table:table-cell>
          <table:table-cell office:value-type="string" calcext:value-type="string">
            <text:p>update BADANIA set TEST_UKRYTY='</text:p>
          </table:table-cell>
          <table:table-cell table:formula="of:=[.BB6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8]" office:value-type="float" office:value="981" calcext:value-type="float">
            <text:p>981</text:p>
          </table:table-cell>
          <table:table-cell table:style-name="ce2" table:formula="of:=CONCATENATE([.CU68];[.CW68];[.CX68])" office:value-type="string" office:string-value="update BADANIA set TYP_WYNIKU='N' where ID_BADANIA = 981" calcext:value-type="string">
            <text:p>update BADANIA set TYP_WYNIKU='N' where ID_BADANIA = 98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8]" office:value-type="float" office:value="981" calcext:value-type="float">
            <text:p>98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46|51480-2^^^BAC|8.36|p/ul||N||F||Operator|||UriSed mini</text:p>
          </table:table-cell>
          <table:table-cell office:value-type="string" calcext:value-type="string">
            <text:p>OSAD-M-</text:p>
          </table:table-cell>
          <table:table-cell table:formula="of:=[.C68]+1" office:value-type="float" office:value="46" calcext:value-type="float">
            <text:p>46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69]" office:value-type="string" office:string-value="51480-2^^^BAC" calcext:value-type="string">
            <text:p>51480-2^^^BAC</text:p>
          </table:table-cell>
          <table:table-cell office:value-type="string" calcext:value-type="string">
            <text:p>', nazwa_wydruk='</text:p>
          </table:table-cell>
          <table:table-cell table:formula="of:=[.W69]" office:value-type="string" office:string-value="Bakterie" calcext:value-type="string">
            <text:p>Bakterie</text:p>
          </table:table-cell>
          <table:table-cell office:value-type="string" calcext:value-type="string">
            <text:p>', jednostki='</text:p>
          </table:table-cell>
          <table:table-cell table:formula="of:=[.Y69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69]" office:value-type="float" office:value="982" calcext:value-type="float">
            <text:p>982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69];[.F69];[.G69];[.H69];[.I69];[.J69];[.K69];[.L69];[.M69];[.N69];[.O69];[.P69];[.Q69];[.R69];[.S69])" office:value-type="string" office:string-value="TestZnakowy.objects.create(aparat=aparat, nazwa='51480-2^^^BAC', nazwa_wydruk='Bakterie', jednostki='p/ul', tid=982)" calcext:value-type="string">
            <text:p>TestZnakowy.objects.create(aparat=aparat, nazwa='51480-2^^^BAC', nazwa_wydruk='Bakterie', jednostki='p/ul', tid=982)</text:p>
          </table:table-cell>
          <table:table-cell table:formula="of:=[.U68]+1" office:value-type="float" office:value="982" calcext:value-type="float">
            <text:p>982</text:p>
          </table:table-cell>
          <table:table-cell office:value-type="string" calcext:value-type="string">
            <text:p>51480-2^^^BAC</text:p>
          </table:table-cell>
          <table:table-cell office:value-type="string" calcext:value-type="string">
            <text:p>Bakterie</text:p>
          </table:table-cell>
          <table:table-cell table:formula="of:=[.X6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69];[.C69])" office:value-type="string" office:string-value="OSAD-M-46" calcext:value-type="string">
            <text:p>OSAD-M-46</text:p>
          </table:table-cell>
          <table:table-cell table:number-columns-repeated="6"/>
          <table:table-cell table:formula="of:=[.AI68]+1" office:value-type="float" office:value="1075" calcext:value-type="float">
            <text:p>1075</text:p>
          </table:table-cell>
          <table:table-cell table:formula="of:=[.AJ68]" office:value-type="float" office:value="2" calcext:value-type="float">
            <text:p>2</text:p>
          </table:table-cell>
          <table:table-cell table:formula="of:=[.AK6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69];[.CQ69];[.CR69];[.CS69])" office:value-type="string" office:string-value="update BADANIA set TEST_UKRYTY='T' where ID_BADANIA = 982" calcext:value-type="string">
            <text:p>update BADANIA set TEST_UKRYTY='T' where ID_BADANIA = 982</text:p>
          </table:table-cell>
          <table:table-cell office:value-type="string" calcext:value-type="string">
            <text:p>update BADANIA set TEST_UKRYTY='</text:p>
          </table:table-cell>
          <table:table-cell table:formula="of:=[.BB6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69]" office:value-type="float" office:value="982" calcext:value-type="float">
            <text:p>982</text:p>
          </table:table-cell>
          <table:table-cell table:style-name="ce2" table:formula="of:=CONCATENATE([.CU69];[.CW69];[.CX69])" office:value-type="string" office:string-value="update BADANIA set TYP_WYNIKU='N' where ID_BADANIA = 982" calcext:value-type="string">
            <text:p>update BADANIA set TYP_WYNIKU='N' where ID_BADANIA = 98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69]" office:value-type="float" office:value="982" calcext:value-type="float">
            <text:p>98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47|^^^BAC|1.27|||N||F||Operator|||UriSed mini</text:p>
          </table:table-cell>
          <table:table-cell office:value-type="string" calcext:value-type="string">
            <text:p>OSAD-M-</text:p>
          </table:table-cell>
          <table:table-cell table:formula="of:=[.C69]+1" office:value-type="float" office:value="47" calcext:value-type="float">
            <text:p>47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0]" office:value-type="string" office:string-value="^^^BAC" calcext:value-type="string">
            <text:p>^^^BAC</text:p>
          </table:table-cell>
          <table:table-cell office:value-type="string" calcext:value-type="string">
            <text:p>', nazwa_wydruk='</text:p>
          </table:table-cell>
          <table:table-cell table:formula="of:=[.W70]" office:value-type="string" office:string-value="Bakterie" calcext:value-type="string">
            <text:p>Bakterie</text:p>
          </table:table-cell>
          <table:table-cell office:value-type="string" calcext:value-type="string">
            <text:p>', jednostki='</text:p>
          </table:table-cell>
          <table:table-cell table:formula="of:=[.Y70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70]" office:value-type="float" office:value="983" calcext:value-type="float">
            <text:p>98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0];[.F70];[.G70];[.H70];[.I70];[.J70];[.K70];[.L70];[.M70];[.N70];[.O70];[.P70];[.Q70];[.R70];[.S70])" office:value-type="string" office:string-value="TestZnakowy.objects.create(aparat=aparat, nazwa='^^^BAC', nazwa_wydruk='Bakterie', jednostki='0', tid=983)" calcext:value-type="string">
            <text:p>TestZnakowy.objects.create(aparat=aparat, nazwa='^^^BAC', nazwa_wydruk='Bakterie', jednostki='0', tid=983)</text:p>
          </table:table-cell>
          <table:table-cell table:formula="of:=[.U69]+1" office:value-type="float" office:value="983" calcext:value-type="float">
            <text:p>983</text:p>
          </table:table-cell>
          <table:table-cell office:value-type="string" calcext:value-type="string">
            <text:p>^^^BAC</text:p>
          </table:table-cell>
          <table:table-cell office:value-type="string" calcext:value-type="string">
            <text:p>Bakterie</text:p>
          </table:table-cell>
          <table:table-cell table:formula="of:=[.X6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70];[.C70])" office:value-type="string" office:string-value="OSAD-M-47" calcext:value-type="string">
            <text:p>OSAD-M-47</text:p>
          </table:table-cell>
          <table:table-cell table:number-columns-repeated="6"/>
          <table:table-cell table:formula="of:=[.AI69]+1" office:value-type="float" office:value="1076" calcext:value-type="float">
            <text:p>1076</text:p>
          </table:table-cell>
          <table:table-cell table:formula="of:=[.AJ69]" office:value-type="float" office:value="2" calcext:value-type="float">
            <text:p>2</text:p>
          </table:table-cell>
          <table:table-cell table:formula="of:=[.AK6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0];[.CQ70];[.CR70];[.CS70])" office:value-type="string" office:string-value="update BADANIA set TEST_UKRYTY='T' where ID_BADANIA = 983" calcext:value-type="string">
            <text:p>update BADANIA set TEST_UKRYTY='T' where ID_BADANIA = 983</text:p>
          </table:table-cell>
          <table:table-cell office:value-type="string" calcext:value-type="string">
            <text:p>update BADANIA set TEST_UKRYTY='</text:p>
          </table:table-cell>
          <table:table-cell table:formula="of:=[.BB7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0]" office:value-type="float" office:value="983" calcext:value-type="float">
            <text:p>983</text:p>
          </table:table-cell>
          <table:table-cell table:style-name="ce2" table:formula="of:=CONCATENATE([.CU70];[.CW70];[.CX70])" office:value-type="string" office:string-value="update BADANIA set TYP_WYNIKU='N' where ID_BADANIA = 983" calcext:value-type="string">
            <text:p>update BADANIA set TYP_WYNIKU='N' where ID_BADANIA = 98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0]" office:value-type="float" office:value="983" calcext:value-type="float">
            <text:p>98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48|50221-1^^^BAC|-|||N||F||Operator|||UriSed mini</text:p>
          </table:table-cell>
          <table:table-cell office:value-type="string" calcext:value-type="string">
            <text:p>OSAD-M-</text:p>
          </table:table-cell>
          <table:table-cell table:formula="of:=[.C70]+1" office:value-type="float" office:value="48" calcext:value-type="float">
            <text:p>48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1]" office:value-type="string" office:string-value="50221-1^^^BAC" calcext:value-type="string">
            <text:p>50221-1^^^BAC</text:p>
          </table:table-cell>
          <table:table-cell office:value-type="string" calcext:value-type="string">
            <text:p>', nazwa_wydruk='</text:p>
          </table:table-cell>
          <table:table-cell table:formula="of:=[.W71]" office:value-type="string" office:string-value="Bakterie" calcext:value-type="string">
            <text:p>Bakterie</text:p>
          </table:table-cell>
          <table:table-cell office:value-type="string" calcext:value-type="string">
            <text:p>', jednostki='</text:p>
          </table:table-cell>
          <table:table-cell table:formula="of:=[.Y71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71]" office:value-type="float" office:value="984" calcext:value-type="float">
            <text:p>98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1];[.F71];[.G71];[.H71];[.I71];[.J71];[.K71];[.L71];[.M71];[.N71];[.O71];[.P71];[.Q71];[.R71];[.S71])" office:value-type="string" office:string-value="TestZnakowy.objects.create(aparat=aparat, nazwa='50221-1^^^BAC', nazwa_wydruk='Bakterie', jednostki='plusowe', tid=984)" calcext:value-type="string">
            <text:p>TestZnakowy.objects.create(aparat=aparat, nazwa='50221-1^^^BAC', nazwa_wydruk='Bakterie', jednostki='plusowe', tid=984)</text:p>
          </table:table-cell>
          <table:table-cell table:formula="of:=[.U70]+1" office:value-type="float" office:value="984" calcext:value-type="float">
            <text:p>984</text:p>
          </table:table-cell>
          <table:table-cell office:value-type="string" calcext:value-type="string">
            <text:p>50221-1^^^BAC</text:p>
          </table:table-cell>
          <table:table-cell office:value-type="string" calcext:value-type="string">
            <text:p>Bakterie</text:p>
          </table:table-cell>
          <table:table-cell table:formula="of:=[.X7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71];[.C71])" office:value-type="string" office:string-value="OSAD-M-48" calcext:value-type="string">
            <text:p>OSAD-M-48</text:p>
          </table:table-cell>
          <table:table-cell table:number-columns-repeated="6"/>
          <table:table-cell table:formula="of:=[.AI70]+1" office:value-type="float" office:value="1077" calcext:value-type="float">
            <text:p>1077</text:p>
          </table:table-cell>
          <table:table-cell table:formula="of:=[.AJ70]" office:value-type="float" office:value="2" calcext:value-type="float">
            <text:p>2</text:p>
          </table:table-cell>
          <table:table-cell table:formula="of:=[.AK7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1];[.CQ71];[.CR71];[.CS71])" office:value-type="string" office:string-value="update BADANIA set TEST_UKRYTY='T' where ID_BADANIA = 984" calcext:value-type="string">
            <text:p>update BADANIA set TEST_UKRYTY='T' where ID_BADANIA = 984</text:p>
          </table:table-cell>
          <table:table-cell office:value-type="string" calcext:value-type="string">
            <text:p>update BADANIA set TEST_UKRYTY='</text:p>
          </table:table-cell>
          <table:table-cell table:formula="of:=[.BB7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1]" office:value-type="float" office:value="984" calcext:value-type="float">
            <text:p>984</text:p>
          </table:table-cell>
          <table:table-cell table:style-name="ce2" table:formula="of:=CONCATENATE([.CU71];[.CW71];[.CX71])" office:value-type="string" office:string-value="update BADANIA set TYP_WYNIKU='N' where ID_BADANIA = 984" calcext:value-type="string">
            <text:p>update BADANIA set TYP_WYNIKU='N' where ID_BADANIA = 98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1]" office:value-type="float" office:value="984" calcext:value-type="float">
            <text:p>98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49|33218-9^^^.BAC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71]+1" office:value-type="float" office:value="49" calcext:value-type="float">
            <text:p>49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2]" office:value-type="string" office:string-value="33218-9^^^.BAC" calcext:value-type="string">
            <text:p>33218-9^^^.BAC</text:p>
          </table:table-cell>
          <table:table-cell office:value-type="string" calcext:value-type="string">
            <text:p>', nazwa_wydruk='</text:p>
          </table:table-cell>
          <table:table-cell table:formula="of:=[.W72]" office:value-type="string" office:string-value="Bakterie" calcext:value-type="string">
            <text:p>Bakterie</text:p>
          </table:table-cell>
          <table:table-cell office:value-type="string" calcext:value-type="string">
            <text:p>', jednostki='</text:p>
          </table:table-cell>
          <table:table-cell table:formula="of:=[.Y72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72]" office:value-type="float" office:value="985" calcext:value-type="float">
            <text:p>98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2];[.F72];[.G72];[.H72];[.I72];[.J72];[.K72];[.L72];[.M72];[.N72];[.O72];[.P72];[.Q72];[.R72];[.S72])" office:value-type="string" office:string-value="TestZnakowy.objects.create(aparat=aparat, nazwa='33218-9^^^.BAC', nazwa_wydruk='Bakterie', jednostki='p/HPF', tid=985)" calcext:value-type="string">
            <text:p>TestZnakowy.objects.create(aparat=aparat, nazwa='33218-9^^^.BAC', nazwa_wydruk='Bakterie', jednostki='p/HPF', tid=985)</text:p>
          </table:table-cell>
          <table:table-cell table:formula="of:=[.U71]+1" office:value-type="float" office:value="985" calcext:value-type="float">
            <text:p>985</text:p>
          </table:table-cell>
          <table:table-cell office:value-type="string" calcext:value-type="string">
            <text:p>33218-9^^^.BAC</text:p>
          </table:table-cell>
          <table:table-cell office:value-type="string" calcext:value-type="string">
            <text:p>Bakterie</text:p>
          </table:table-cell>
          <table:table-cell table:formula="of:=[.X7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72];[.C72])" office:value-type="string" office:string-value="OSAD-M-49" calcext:value-type="string">
            <text:p>OSAD-M-49</text:p>
          </table:table-cell>
          <table:table-cell table:number-columns-repeated="6"/>
          <table:table-cell table:formula="of:=[.AI71]+1" office:value-type="float" office:value="1078" calcext:value-type="float">
            <text:p>1078</text:p>
          </table:table-cell>
          <table:table-cell table:formula="of:=[.AJ71]" office:value-type="float" office:value="2" calcext:value-type="float">
            <text:p>2</text:p>
          </table:table-cell>
          <table:table-cell table:formula="of:=[.AK7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2];[.CQ72];[.CR72];[.CS72])" office:value-type="string" office:string-value="update BADANIA set TEST_UKRYTY='T' where ID_BADANIA = 985" calcext:value-type="string">
            <text:p>update BADANIA set TEST_UKRYTY='T' where ID_BADANIA = 985</text:p>
          </table:table-cell>
          <table:table-cell office:value-type="string" calcext:value-type="string">
            <text:p>update BADANIA set TEST_UKRYTY='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2]" office:value-type="float" office:value="985" calcext:value-type="float">
            <text:p>985</text:p>
          </table:table-cell>
          <table:table-cell table:style-name="ce2" table:formula="of:=CONCATENATE([.CU72];[.CW72];[.CX72])" office:value-type="string" office:string-value="update BADANIA set TYP_WYNIKU='N' where ID_BADANIA = 985" calcext:value-type="string">
            <text:p>update BADANIA set TYP_WYNIKU='N' where ID_BADANIA = 98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2]" office:value-type="float" office:value="985" calcext:value-type="float">
            <text:p>98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50|51480-2^^^.BAC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72]+1" office:value-type="float" office:value="50" calcext:value-type="float">
            <text:p>50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3]" office:value-type="string" office:string-value="51480-2^^^.BAC" calcext:value-type="string">
            <text:p>51480-2^^^.BAC</text:p>
          </table:table-cell>
          <table:table-cell office:value-type="string" calcext:value-type="string">
            <text:p>', nazwa_wydruk='</text:p>
          </table:table-cell>
          <table:table-cell table:formula="of:=[.W73]" office:value-type="string" office:string-value="Bakterie" calcext:value-type="string">
            <text:p>Bakterie</text:p>
          </table:table-cell>
          <table:table-cell office:value-type="string" calcext:value-type="string">
            <text:p>', jednostki='</text:p>
          </table:table-cell>
          <table:table-cell table:formula="of:=[.Y73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73]" office:value-type="float" office:value="986" calcext:value-type="float">
            <text:p>98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3];[.F73];[.G73];[.H73];[.I73];[.J73];[.K73];[.L73];[.M73];[.N73];[.O73];[.P73];[.Q73];[.R73];[.S73])" office:value-type="string" office:string-value="TestZnakowy.objects.create(aparat=aparat, nazwa='51480-2^^^.BAC', nazwa_wydruk='Bakterie', jednostki='p/ul', tid=986)" calcext:value-type="string">
            <text:p>TestZnakowy.objects.create(aparat=aparat, nazwa='51480-2^^^.BAC', nazwa_wydruk='Bakterie', jednostki='p/ul', tid=986)</text:p>
          </table:table-cell>
          <table:table-cell table:formula="of:=[.U72]+1" office:value-type="float" office:value="986" calcext:value-type="float">
            <text:p>986</text:p>
          </table:table-cell>
          <table:table-cell office:value-type="string" calcext:value-type="string">
            <text:p>51480-2^^^.BAC</text:p>
          </table:table-cell>
          <table:table-cell office:value-type="string" calcext:value-type="string">
            <text:p>Bakterie</text:p>
          </table:table-cell>
          <table:table-cell table:formula="of:=[.X7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73];[.C73])" office:value-type="string" office:string-value="OSAD-M-50" calcext:value-type="string">
            <text:p>OSAD-M-50</text:p>
          </table:table-cell>
          <table:table-cell table:number-columns-repeated="6"/>
          <table:table-cell table:formula="of:=[.AI72]+1" office:value-type="float" office:value="1079" calcext:value-type="float">
            <text:p>1079</text:p>
          </table:table-cell>
          <table:table-cell table:formula="of:=[.AJ72]" office:value-type="float" office:value="2" calcext:value-type="float">
            <text:p>2</text:p>
          </table:table-cell>
          <table:table-cell table:formula="of:=[.AK7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3];[.CQ73];[.CR73];[.CS73])" office:value-type="string" office:string-value="update BADANIA set TEST_UKRYTY='T' where ID_BADANIA = 986" calcext:value-type="string">
            <text:p>update BADANIA set TEST_UKRYTY='T' where ID_BADANIA = 986</text:p>
          </table:table-cell>
          <table:table-cell office:value-type="string" calcext:value-type="string">
            <text:p>update BADANIA set TEST_UKRYTY='</text:p>
          </table:table-cell>
          <table:table-cell table:formula="of:=[.BB7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3]" office:value-type="float" office:value="986" calcext:value-type="float">
            <text:p>986</text:p>
          </table:table-cell>
          <table:table-cell table:style-name="ce2" table:formula="of:=CONCATENATE([.CU73];[.CW73];[.CX73])" office:value-type="string" office:string-value="update BADANIA set TYP_WYNIKU='N' where ID_BADANIA = 986" calcext:value-type="string">
            <text:p>update BADANIA set TYP_WYNIKU='N' where ID_BADANIA = 98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3]" office:value-type="float" office:value="986" calcext:value-type="float">
            <text:p>98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51|^^^.BAC|0.00|||N||F||Operator|||UriSed mini</text:p>
          </table:table-cell>
          <table:table-cell office:value-type="string" calcext:value-type="string">
            <text:p>OSAD-M-</text:p>
          </table:table-cell>
          <table:table-cell table:formula="of:=[.C73]+1" office:value-type="float" office:value="51" calcext:value-type="float">
            <text:p>51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4]" office:value-type="string" office:string-value="^^^.BAC" calcext:value-type="string">
            <text:p>^^^.BAC</text:p>
          </table:table-cell>
          <table:table-cell office:value-type="string" calcext:value-type="string">
            <text:p>', nazwa_wydruk='</text:p>
          </table:table-cell>
          <table:table-cell table:formula="of:=[.W74]" office:value-type="string" office:string-value="Bakterie" calcext:value-type="string">
            <text:p>Bakterie</text:p>
          </table:table-cell>
          <table:table-cell office:value-type="string" calcext:value-type="string">
            <text:p>', jednostki='</text:p>
          </table:table-cell>
          <table:table-cell table:formula="of:=[.Y74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74]" office:value-type="float" office:value="987" calcext:value-type="float">
            <text:p>987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4];[.F74];[.G74];[.H74];[.I74];[.J74];[.K74];[.L74];[.M74];[.N74];[.O74];[.P74];[.Q74];[.R74];[.S74])" office:value-type="string" office:string-value="TestZnakowy.objects.create(aparat=aparat, nazwa='^^^.BAC', nazwa_wydruk='Bakterie', jednostki='0', tid=987)" calcext:value-type="string">
            <text:p>TestZnakowy.objects.create(aparat=aparat, nazwa='^^^.BAC', nazwa_wydruk='Bakterie', jednostki='0', tid=987)</text:p>
          </table:table-cell>
          <table:table-cell table:formula="of:=[.U73]+1" office:value-type="float" office:value="987" calcext:value-type="float">
            <text:p>987</text:p>
          </table:table-cell>
          <table:table-cell office:value-type="string" calcext:value-type="string">
            <text:p>^^^.BAC</text:p>
          </table:table-cell>
          <table:table-cell office:value-type="string" calcext:value-type="string">
            <text:p>Bakterie</text:p>
          </table:table-cell>
          <table:table-cell table:formula="of:=[.X7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74];[.C74])" office:value-type="string" office:string-value="OSAD-M-51" calcext:value-type="string">
            <text:p>OSAD-M-51</text:p>
          </table:table-cell>
          <table:table-cell table:number-columns-repeated="6"/>
          <table:table-cell table:formula="of:=[.AI73]+1" office:value-type="float" office:value="1080" calcext:value-type="float">
            <text:p>1080</text:p>
          </table:table-cell>
          <table:table-cell table:formula="of:=[.AJ73]" office:value-type="float" office:value="2" calcext:value-type="float">
            <text:p>2</text:p>
          </table:table-cell>
          <table:table-cell table:formula="of:=[.AK7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4];[.CQ74];[.CR74];[.CS74])" office:value-type="string" office:string-value="update BADANIA set TEST_UKRYTY='T' where ID_BADANIA = 987" calcext:value-type="string">
            <text:p>update BADANIA set TEST_UKRYTY='T' where ID_BADANIA = 987</text:p>
          </table:table-cell>
          <table:table-cell office:value-type="string" calcext:value-type="string">
            <text:p>update BADANIA set TEST_UKRYTY='</text:p>
          </table:table-cell>
          <table:table-cell table:formula="of:=[.BB7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4]" office:value-type="float" office:value="987" calcext:value-type="float">
            <text:p>987</text:p>
          </table:table-cell>
          <table:table-cell table:style-name="ce2" table:formula="of:=CONCATENATE([.CU74];[.CW74];[.CX74])" office:value-type="string" office:string-value="update BADANIA set TYP_WYNIKU='N' where ID_BADANIA = 987" calcext:value-type="string">
            <text:p>update BADANIA set TYP_WYNIKU='N' where ID_BADANIA = 98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4]" office:value-type="float" office:value="987" calcext:value-type="float">
            <text:p>98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52|50221-1^^^.BAC|-|||N||F||Operator|||UriSed mini</text:p>
          </table:table-cell>
          <table:table-cell office:value-type="string" calcext:value-type="string">
            <text:p>OSAD-M-</text:p>
          </table:table-cell>
          <table:table-cell table:formula="of:=[.C74]+1" office:value-type="float" office:value="52" calcext:value-type="float">
            <text:p>52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5]" office:value-type="string" office:string-value="50221-1^^^.BAC" calcext:value-type="string">
            <text:p>50221-1^^^.BAC</text:p>
          </table:table-cell>
          <table:table-cell office:value-type="string" calcext:value-type="string">
            <text:p>', nazwa_wydruk='</text:p>
          </table:table-cell>
          <table:table-cell table:formula="of:=[.W75]" office:value-type="string" office:string-value="Bakterie" calcext:value-type="string">
            <text:p>Bakterie</text:p>
          </table:table-cell>
          <table:table-cell office:value-type="string" calcext:value-type="string">
            <text:p>', jednostki='</text:p>
          </table:table-cell>
          <table:table-cell table:formula="of:=[.Y75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75]" office:value-type="float" office:value="988" calcext:value-type="float">
            <text:p>988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5];[.F75];[.G75];[.H75];[.I75];[.J75];[.K75];[.L75];[.M75];[.N75];[.O75];[.P75];[.Q75];[.R75];[.S75])" office:value-type="string" office:string-value="TestZnakowy.objects.create(aparat=aparat, nazwa='50221-1^^^.BAC', nazwa_wydruk='Bakterie', jednostki='plusowe', tid=988)" calcext:value-type="string">
            <text:p>TestZnakowy.objects.create(aparat=aparat, nazwa='50221-1^^^.BAC', nazwa_wydruk='Bakterie', jednostki='plusowe', tid=988)</text:p>
          </table:table-cell>
          <table:table-cell table:formula="of:=[.U74]+1" office:value-type="float" office:value="988" calcext:value-type="float">
            <text:p>988</text:p>
          </table:table-cell>
          <table:table-cell office:value-type="string" calcext:value-type="string">
            <text:p>50221-1^^^.BAC</text:p>
          </table:table-cell>
          <table:table-cell office:value-type="string" calcext:value-type="string">
            <text:p>Bakterie</text:p>
          </table:table-cell>
          <table:table-cell table:formula="of:=[.X7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75];[.C75])" office:value-type="string" office:string-value="OSAD-M-52" calcext:value-type="string">
            <text:p>OSAD-M-52</text:p>
          </table:table-cell>
          <table:table-cell table:number-columns-repeated="6"/>
          <table:table-cell table:formula="of:=[.AI74]+1" office:value-type="float" office:value="1081" calcext:value-type="float">
            <text:p>1081</text:p>
          </table:table-cell>
          <table:table-cell table:formula="of:=[.AJ74]" office:value-type="float" office:value="2" calcext:value-type="float">
            <text:p>2</text:p>
          </table:table-cell>
          <table:table-cell table:formula="of:=[.AK7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5];[.CQ75];[.CR75];[.CS75])" office:value-type="string" office:string-value="update BADANIA set TEST_UKRYTY='T' where ID_BADANIA = 988" calcext:value-type="string">
            <text:p>update BADANIA set TEST_UKRYTY='T' where ID_BADANIA = 988</text:p>
          </table:table-cell>
          <table:table-cell office:value-type="string" calcext:value-type="string">
            <text:p>update BADANIA set TEST_UKRYTY='</text:p>
          </table:table-cell>
          <table:table-cell table:formula="of:=[.BB7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5]" office:value-type="float" office:value="988" calcext:value-type="float">
            <text:p>988</text:p>
          </table:table-cell>
          <table:table-cell table:style-name="ce2" table:formula="of:=CONCATENATE([.CU75];[.CW75];[.CX75])" office:value-type="string" office:string-value="update BADANIA set TYP_WYNIKU='N' where ID_BADANIA = 988" calcext:value-type="string">
            <text:p>update BADANIA set TYP_WYNIKU='N' where ID_BADANIA = 98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5]" office:value-type="float" office:value="988" calcext:value-type="float">
            <text:p>98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53|^^^.BACr|1.30|p/HPF||N||F||Operator|||UriSed mini</text:p>
          </table:table-cell>
          <table:table-cell office:value-type="string" calcext:value-type="string">
            <text:p>OSAD-M-</text:p>
          </table:table-cell>
          <table:table-cell table:formula="of:=[.C75]+1" office:value-type="float" office:value="53" calcext:value-type="float">
            <text:p>53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6]" office:value-type="string" office:string-value="^^^.BACr" calcext:value-type="string">
            <text:p>^^^.BACr</text:p>
          </table:table-cell>
          <table:table-cell office:value-type="string" calcext:value-type="string">
            <text:p>', nazwa_wydruk='</text:p>
          </table:table-cell>
          <table:table-cell table:formula="of:=[.W76]" office:value-type="string" office:string-value="Bakterie pałeczki" calcext:value-type="string">
            <text:p>Bakterie pałeczki</text:p>
          </table:table-cell>
          <table:table-cell office:value-type="string" calcext:value-type="string">
            <text:p>', jednostki='</text:p>
          </table:table-cell>
          <table:table-cell table:formula="of:=[.Y76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76]" office:value-type="float" office:value="989" calcext:value-type="float">
            <text:p>989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6];[.F76];[.G76];[.H76];[.I76];[.J76];[.K76];[.L76];[.M76];[.N76];[.O76];[.P76];[.Q76];[.R76];[.S76])" office:value-type="string" office:string-value="TestZnakowy.objects.create(aparat=aparat, nazwa='^^^.BACr', nazwa_wydruk='Bakterie pałeczki', jednostki='p/HPF', tid=989)" calcext:value-type="string">
            <text:p>TestZnakowy.objects.create(aparat=aparat, nazwa='^^^.BACr', nazwa_wydruk='Bakterie pałeczki', jednostki='p/HPF', tid=989)</text:p>
          </table:table-cell>
          <table:table-cell table:formula="of:=[.U75]+1" office:value-type="float" office:value="989" calcext:value-type="float">
            <text:p>989</text:p>
          </table:table-cell>
          <table:table-cell office:value-type="string" calcext:value-type="string">
            <text:p>^^^.BACr</text:p>
          </table:table-cell>
          <table:table-cell office:value-type="string" calcext:value-type="string">
            <text:p>Bakterie pałeczki</text:p>
          </table:table-cell>
          <table:table-cell table:formula="of:=[.X7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76];[.C76])" office:value-type="string" office:string-value="OSAD-M-53" calcext:value-type="string">
            <text:p>OSAD-M-53</text:p>
          </table:table-cell>
          <table:table-cell table:number-columns-repeated="6"/>
          <table:table-cell table:formula="of:=[.AI75]+1" office:value-type="float" office:value="1082" calcext:value-type="float">
            <text:p>1082</text:p>
          </table:table-cell>
          <table:table-cell table:formula="of:=[.AJ75]" office:value-type="float" office:value="2" calcext:value-type="float">
            <text:p>2</text:p>
          </table:table-cell>
          <table:table-cell table:formula="of:=[.AK7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6];[.CQ76];[.CR76];[.CS76])" office:value-type="string" office:string-value="update BADANIA set TEST_UKRYTY='T' where ID_BADANIA = 989" calcext:value-type="string">
            <text:p>update BADANIA set TEST_UKRYTY='T' where ID_BADANIA = 989</text:p>
          </table:table-cell>
          <table:table-cell office:value-type="string" calcext:value-type="string">
            <text:p>update BADANIA set TEST_UKRYTY='</text:p>
          </table:table-cell>
          <table:table-cell table:formula="of:=[.BB7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6]" office:value-type="float" office:value="989" calcext:value-type="float">
            <text:p>989</text:p>
          </table:table-cell>
          <table:table-cell table:style-name="ce2" table:formula="of:=CONCATENATE([.CU76];[.CW76];[.CX76])" office:value-type="string" office:string-value="update BADANIA set TYP_WYNIKU='N' where ID_BADANIA = 989" calcext:value-type="string">
            <text:p>update BADANIA set TYP_WYNIKU='N' where ID_BADANIA = 98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6]" office:value-type="float" office:value="989" calcext:value-type="float">
            <text:p>98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54|^^^.BACr|5.72|p/ul||N||F||Operator|||UriSed mini</text:p>
          </table:table-cell>
          <table:table-cell office:value-type="string" calcext:value-type="string">
            <text:p>OSAD-M-</text:p>
          </table:table-cell>
          <table:table-cell table:formula="of:=[.C76]+1" office:value-type="float" office:value="54" calcext:value-type="float">
            <text:p>54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7]" office:value-type="string" office:string-value="^^^.BACr" calcext:value-type="string">
            <text:p>^^^.BACr</text:p>
          </table:table-cell>
          <table:table-cell office:value-type="string" calcext:value-type="string">
            <text:p>', nazwa_wydruk='</text:p>
          </table:table-cell>
          <table:table-cell table:formula="of:=[.W77]" office:value-type="string" office:string-value="Bakterie pałeczki" calcext:value-type="string">
            <text:p>Bakterie pałeczki</text:p>
          </table:table-cell>
          <table:table-cell office:value-type="string" calcext:value-type="string">
            <text:p>', jednostki='</text:p>
          </table:table-cell>
          <table:table-cell table:formula="of:=[.Y77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77]" office:value-type="float" office:value="990" calcext:value-type="float">
            <text:p>990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7];[.F77];[.G77];[.H77];[.I77];[.J77];[.K77];[.L77];[.M77];[.N77];[.O77];[.P77];[.Q77];[.R77];[.S77])" office:value-type="string" office:string-value="TestZnakowy.objects.create(aparat=aparat, nazwa='^^^.BACr', nazwa_wydruk='Bakterie pałeczki', jednostki='p/ul', tid=990)" calcext:value-type="string">
            <text:p>TestZnakowy.objects.create(aparat=aparat, nazwa='^^^.BACr', nazwa_wydruk='Bakterie pałeczki', jednostki='p/ul', tid=990)</text:p>
          </table:table-cell>
          <table:table-cell table:formula="of:=[.U76]+1" office:value-type="float" office:value="990" calcext:value-type="float">
            <text:p>990</text:p>
          </table:table-cell>
          <table:table-cell office:value-type="string" calcext:value-type="string">
            <text:p>^^^.BACr</text:p>
          </table:table-cell>
          <table:table-cell office:value-type="string" calcext:value-type="string">
            <text:p>Bakterie pałeczki</text:p>
          </table:table-cell>
          <table:table-cell table:formula="of:=[.X7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77];[.C77])" office:value-type="string" office:string-value="OSAD-M-54" calcext:value-type="string">
            <text:p>OSAD-M-54</text:p>
          </table:table-cell>
          <table:table-cell table:number-columns-repeated="6"/>
          <table:table-cell table:formula="of:=[.AI76]+1" office:value-type="float" office:value="1083" calcext:value-type="float">
            <text:p>1083</text:p>
          </table:table-cell>
          <table:table-cell table:formula="of:=[.AJ76]" office:value-type="float" office:value="2" calcext:value-type="float">
            <text:p>2</text:p>
          </table:table-cell>
          <table:table-cell table:formula="of:=[.AK7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7];[.CQ77];[.CR77];[.CS77])" office:value-type="string" office:string-value="update BADANIA set TEST_UKRYTY='T' where ID_BADANIA = 990" calcext:value-type="string">
            <text:p>update BADANIA set TEST_UKRYTY='T' where ID_BADANIA = 990</text:p>
          </table:table-cell>
          <table:table-cell office:value-type="string" calcext:value-type="string">
            <text:p>update BADANIA set TEST_UKRYTY='</text:p>
          </table:table-cell>
          <table:table-cell table:formula="of:=[.BB7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7]" office:value-type="float" office:value="990" calcext:value-type="float">
            <text:p>990</text:p>
          </table:table-cell>
          <table:table-cell table:style-name="ce2" table:formula="of:=CONCATENATE([.CU77];[.CW77];[.CX77])" office:value-type="string" office:string-value="update BADANIA set TYP_WYNIKU='N' where ID_BADANIA = 990" calcext:value-type="string">
            <text:p>update BADANIA set TYP_WYNIKU='N' where ID_BADANIA = 99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7]" office:value-type="float" office:value="990" calcext:value-type="float">
            <text:p>99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55|^^^.BACr|0.87|||N||F||Operator|||UriSed mini</text:p>
          </table:table-cell>
          <table:table-cell office:value-type="string" calcext:value-type="string">
            <text:p>OSAD-M-</text:p>
          </table:table-cell>
          <table:table-cell table:formula="of:=[.C77]+1" office:value-type="float" office:value="55" calcext:value-type="float">
            <text:p>55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8]" office:value-type="string" office:string-value="^^^.BACr" calcext:value-type="string">
            <text:p>^^^.BACr</text:p>
          </table:table-cell>
          <table:table-cell office:value-type="string" calcext:value-type="string">
            <text:p>', nazwa_wydruk='</text:p>
          </table:table-cell>
          <table:table-cell table:formula="of:=[.W78]" office:value-type="string" office:string-value="Bakterie pałeczki" calcext:value-type="string">
            <text:p>Bakterie pałeczki</text:p>
          </table:table-cell>
          <table:table-cell office:value-type="string" calcext:value-type="string">
            <text:p>', jednostki='</text:p>
          </table:table-cell>
          <table:table-cell table:formula="of:=[.Y78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78]" office:value-type="float" office:value="991" calcext:value-type="float">
            <text:p>991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8];[.F78];[.G78];[.H78];[.I78];[.J78];[.K78];[.L78];[.M78];[.N78];[.O78];[.P78];[.Q78];[.R78];[.S78])" office:value-type="string" office:string-value="TestZnakowy.objects.create(aparat=aparat, nazwa='^^^.BACr', nazwa_wydruk='Bakterie pałeczki', jednostki='0', tid=991)" calcext:value-type="string">
            <text:p>TestZnakowy.objects.create(aparat=aparat, nazwa='^^^.BACr', nazwa_wydruk='Bakterie pałeczki', jednostki='0', tid=991)</text:p>
          </table:table-cell>
          <table:table-cell table:formula="of:=[.U77]+1" office:value-type="float" office:value="991" calcext:value-type="float">
            <text:p>991</text:p>
          </table:table-cell>
          <table:table-cell office:value-type="string" calcext:value-type="string">
            <text:p>^^^.BACr</text:p>
          </table:table-cell>
          <table:table-cell office:value-type="string" calcext:value-type="string">
            <text:p>Bakterie pałeczki</text:p>
          </table:table-cell>
          <table:table-cell table:formula="of:=[.X7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78];[.C78])" office:value-type="string" office:string-value="OSAD-M-55" calcext:value-type="string">
            <text:p>OSAD-M-55</text:p>
          </table:table-cell>
          <table:table-cell table:number-columns-repeated="6"/>
          <table:table-cell table:formula="of:=[.AI77]+1" office:value-type="float" office:value="1084" calcext:value-type="float">
            <text:p>1084</text:p>
          </table:table-cell>
          <table:table-cell table:formula="of:=[.AJ77]" office:value-type="float" office:value="2" calcext:value-type="float">
            <text:p>2</text:p>
          </table:table-cell>
          <table:table-cell table:formula="of:=[.AK7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8];[.CQ78];[.CR78];[.CS78])" office:value-type="string" office:string-value="update BADANIA set TEST_UKRYTY='T' where ID_BADANIA = 991" calcext:value-type="string">
            <text:p>update BADANIA set TEST_UKRYTY='T' where ID_BADANIA = 991</text:p>
          </table:table-cell>
          <table:table-cell office:value-type="string" calcext:value-type="string">
            <text:p>update BADANIA set TEST_UKRYTY='</text:p>
          </table:table-cell>
          <table:table-cell table:formula="of:=[.BB7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8]" office:value-type="float" office:value="991" calcext:value-type="float">
            <text:p>991</text:p>
          </table:table-cell>
          <table:table-cell table:style-name="ce2" table:formula="of:=CONCATENATE([.CU78];[.CW78];[.CX78])" office:value-type="string" office:string-value="update BADANIA set TYP_WYNIKU='N' where ID_BADANIA = 991" calcext:value-type="string">
            <text:p>update BADANIA set TYP_WYNIKU='N' where ID_BADANIA = 99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8]" office:value-type="float" office:value="991" calcext:value-type="float">
            <text:p>99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56|^^^.BACr|-|||N||F||Operator|||UriSed mini</text:p>
          </table:table-cell>
          <table:table-cell office:value-type="string" calcext:value-type="string">
            <text:p>OSAD-M-</text:p>
          </table:table-cell>
          <table:table-cell table:formula="of:=[.C78]+1" office:value-type="float" office:value="56" calcext:value-type="float">
            <text:p>56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79]" office:value-type="string" office:string-value="^^^.BACr" calcext:value-type="string">
            <text:p>^^^.BACr</text:p>
          </table:table-cell>
          <table:table-cell office:value-type="string" calcext:value-type="string">
            <text:p>', nazwa_wydruk='</text:p>
          </table:table-cell>
          <table:table-cell table:formula="of:=[.W79]" office:value-type="string" office:string-value="Bakterie pałeczki" calcext:value-type="string">
            <text:p>Bakterie pałeczki</text:p>
          </table:table-cell>
          <table:table-cell office:value-type="string" calcext:value-type="string">
            <text:p>', jednostki='</text:p>
          </table:table-cell>
          <table:table-cell table:formula="of:=[.Y79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79]" office:value-type="float" office:value="992" calcext:value-type="float">
            <text:p>992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79];[.F79];[.G79];[.H79];[.I79];[.J79];[.K79];[.L79];[.M79];[.N79];[.O79];[.P79];[.Q79];[.R79];[.S79])" office:value-type="string" office:string-value="TestZnakowy.objects.create(aparat=aparat, nazwa='^^^.BACr', nazwa_wydruk='Bakterie pałeczki', jednostki='plusowe', tid=992)" calcext:value-type="string">
            <text:p>TestZnakowy.objects.create(aparat=aparat, nazwa='^^^.BACr', nazwa_wydruk='Bakterie pałeczki', jednostki='plusowe', tid=992)</text:p>
          </table:table-cell>
          <table:table-cell table:formula="of:=[.U78]+1" office:value-type="float" office:value="992" calcext:value-type="float">
            <text:p>992</text:p>
          </table:table-cell>
          <table:table-cell office:value-type="string" calcext:value-type="string">
            <text:p>^^^.BACr</text:p>
          </table:table-cell>
          <table:table-cell office:value-type="string" calcext:value-type="string">
            <text:p>Bakterie pałeczki</text:p>
          </table:table-cell>
          <table:table-cell table:formula="of:=[.X7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79];[.C79])" office:value-type="string" office:string-value="OSAD-M-56" calcext:value-type="string">
            <text:p>OSAD-M-56</text:p>
          </table:table-cell>
          <table:table-cell table:number-columns-repeated="6"/>
          <table:table-cell table:formula="of:=[.AI78]+1" office:value-type="float" office:value="1085" calcext:value-type="float">
            <text:p>1085</text:p>
          </table:table-cell>
          <table:table-cell table:formula="of:=[.AJ78]" office:value-type="float" office:value="2" calcext:value-type="float">
            <text:p>2</text:p>
          </table:table-cell>
          <table:table-cell table:formula="of:=[.AK7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79];[.CQ79];[.CR79];[.CS79])" office:value-type="string" office:string-value="update BADANIA set TEST_UKRYTY='T' where ID_BADANIA = 992" calcext:value-type="string">
            <text:p>update BADANIA set TEST_UKRYTY='T' where ID_BADANIA = 992</text:p>
          </table:table-cell>
          <table:table-cell office:value-type="string" calcext:value-type="string">
            <text:p>update BADANIA set TEST_UKRYTY='</text:p>
          </table:table-cell>
          <table:table-cell table:formula="of:=[.BB7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79]" office:value-type="float" office:value="992" calcext:value-type="float">
            <text:p>992</text:p>
          </table:table-cell>
          <table:table-cell table:style-name="ce2" table:formula="of:=CONCATENATE([.CU79];[.CW79];[.CX79])" office:value-type="string" office:string-value="update BADANIA set TYP_WYNIKU='N' where ID_BADANIA = 992" calcext:value-type="string">
            <text:p>update BADANIA set TYP_WYNIKU='N' where ID_BADANIA = 99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79]" office:value-type="float" office:value="992" calcext:value-type="float">
            <text:p>992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0R|57|^^^.BACc|0.60|p/HPF||N||F||Operator|||UriSed mini</text:p>
          </table:table-cell>
          <table:table-cell office:value-type="string" calcext:value-type="string">
            <text:p>OSAD-M-</text:p>
          </table:table-cell>
          <table:table-cell table:formula="of:=[.C79]+1" office:value-type="float" office:value="57" calcext:value-type="float">
            <text:p>57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0]" office:value-type="string" office:string-value="^^^.BACc" calcext:value-type="string">
            <text:p>^^^.BACc</text:p>
          </table:table-cell>
          <table:table-cell office:value-type="string" calcext:value-type="string">
            <text:p>', nazwa_wydruk='</text:p>
          </table:table-cell>
          <table:table-cell table:formula="of:=[.W80]" office:value-type="string" office:string-value="Bakterie ziarniaki" calcext:value-type="string">
            <text:p>Bakterie ziarniaki</text:p>
          </table:table-cell>
          <table:table-cell office:value-type="string" calcext:value-type="string">
            <text:p>', jednostki='</text:p>
          </table:table-cell>
          <table:table-cell table:formula="of:=[.Y80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80]" office:value-type="float" office:value="993" calcext:value-type="float">
            <text:p>99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0];[.F80];[.G80];[.H80];[.I80];[.J80];[.K80];[.L80];[.M80];[.N80];[.O80];[.P80];[.Q80];[.R80];[.S80])" office:value-type="string" office:string-value="TestZnakowy.objects.create(aparat=aparat, nazwa='^^^.BACc', nazwa_wydruk='Bakterie ziarniaki', jednostki='p/HPF', tid=993)" calcext:value-type="string">
            <text:p>TestZnakowy.objects.create(aparat=aparat, nazwa='^^^.BACc', nazwa_wydruk='Bakterie ziarniaki', jednostki='p/HPF', tid=993)</text:p>
          </table:table-cell>
          <table:table-cell table:formula="of:=[.U79]+1" office:value-type="float" office:value="993" calcext:value-type="float">
            <text:p>993</text:p>
          </table:table-cell>
          <table:table-cell office:value-type="string" calcext:value-type="string">
            <text:p>^^^.BACc</text:p>
          </table:table-cell>
          <table:table-cell office:value-type="string" calcext:value-type="string">
            <text:p>Bakterie ziarniaki</text:p>
          </table:table-cell>
          <table:table-cell table:formula="of:=[.X7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80];[.C80])" office:value-type="string" office:string-value="OSAD-M-57" calcext:value-type="string">
            <text:p>OSAD-M-57</text:p>
          </table:table-cell>
          <table:table-cell table:number-columns-repeated="6"/>
          <table:table-cell table:formula="of:=[.AI79]+1" office:value-type="float" office:value="1086" calcext:value-type="float">
            <text:p>1086</text:p>
          </table:table-cell>
          <table:table-cell table:formula="of:=[.AJ79]" office:value-type="float" office:value="2" calcext:value-type="float">
            <text:p>2</text:p>
          </table:table-cell>
          <table:table-cell table:formula="of:=[.AK7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0];[.CQ80];[.CR80];[.CS80])" office:value-type="string" office:string-value="update BADANIA set TEST_UKRYTY='T' where ID_BADANIA = 993" calcext:value-type="string">
            <text:p>update BADANIA set TEST_UKRYTY='T' where ID_BADANIA = 993</text:p>
          </table:table-cell>
          <table:table-cell office:value-type="string" calcext:value-type="string">
            <text:p>update BADANIA set TEST_UKRYTY='</text:p>
          </table:table-cell>
          <table:table-cell table:formula="of:=[.BB8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0]" office:value-type="float" office:value="993" calcext:value-type="float">
            <text:p>993</text:p>
          </table:table-cell>
          <table:table-cell table:style-name="ce2" table:formula="of:=CONCATENATE([.CU80];[.CW80];[.CX80])" office:value-type="string" office:string-value="update BADANIA set TYP_WYNIKU='N' where ID_BADANIA = 993" calcext:value-type="string">
            <text:p>update BADANIA set TYP_WYNIKU='N' where ID_BADANIA = 99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0]" office:value-type="float" office:value="993" calcext:value-type="float">
            <text:p>99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1R|58|^^^.BACc|2.64|p/ul||N||F||Operator|||UriSed mini</text:p>
          </table:table-cell>
          <table:table-cell office:value-type="string" calcext:value-type="string">
            <text:p>OSAD-M-</text:p>
          </table:table-cell>
          <table:table-cell table:formula="of:=[.C80]+1" office:value-type="float" office:value="58" calcext:value-type="float">
            <text:p>58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1]" office:value-type="string" office:string-value="^^^.BACc" calcext:value-type="string">
            <text:p>^^^.BACc</text:p>
          </table:table-cell>
          <table:table-cell office:value-type="string" calcext:value-type="string">
            <text:p>', nazwa_wydruk='</text:p>
          </table:table-cell>
          <table:table-cell table:formula="of:=[.W81]" office:value-type="string" office:string-value="Bakterie ziarniaki" calcext:value-type="string">
            <text:p>Bakterie ziarniaki</text:p>
          </table:table-cell>
          <table:table-cell office:value-type="string" calcext:value-type="string">
            <text:p>', jednostki='</text:p>
          </table:table-cell>
          <table:table-cell table:formula="of:=[.Y81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81]" office:value-type="float" office:value="994" calcext:value-type="float">
            <text:p>99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1];[.F81];[.G81];[.H81];[.I81];[.J81];[.K81];[.L81];[.M81];[.N81];[.O81];[.P81];[.Q81];[.R81];[.S81])" office:value-type="string" office:string-value="TestZnakowy.objects.create(aparat=aparat, nazwa='^^^.BACc', nazwa_wydruk='Bakterie ziarniaki', jednostki='p/ul', tid=994)" calcext:value-type="string">
            <text:p>TestZnakowy.objects.create(aparat=aparat, nazwa='^^^.BACc', nazwa_wydruk='Bakterie ziarniaki', jednostki='p/ul', tid=994)</text:p>
          </table:table-cell>
          <table:table-cell table:formula="of:=[.U80]+1" office:value-type="float" office:value="994" calcext:value-type="float">
            <text:p>994</text:p>
          </table:table-cell>
          <table:table-cell office:value-type="string" calcext:value-type="string">
            <text:p>^^^.BACc</text:p>
          </table:table-cell>
          <table:table-cell office:value-type="string" calcext:value-type="string">
            <text:p>Bakterie ziarniaki</text:p>
          </table:table-cell>
          <table:table-cell table:formula="of:=[.X8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81];[.C81])" office:value-type="string" office:string-value="OSAD-M-58" calcext:value-type="string">
            <text:p>OSAD-M-58</text:p>
          </table:table-cell>
          <table:table-cell table:number-columns-repeated="6"/>
          <table:table-cell table:formula="of:=[.AI80]+1" office:value-type="float" office:value="1087" calcext:value-type="float">
            <text:p>1087</text:p>
          </table:table-cell>
          <table:table-cell table:formula="of:=[.AJ80]" office:value-type="float" office:value="2" calcext:value-type="float">
            <text:p>2</text:p>
          </table:table-cell>
          <table:table-cell table:formula="of:=[.AK8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1];[.CQ81];[.CR81];[.CS81])" office:value-type="string" office:string-value="update BADANIA set TEST_UKRYTY='T' where ID_BADANIA = 994" calcext:value-type="string">
            <text:p>update BADANIA set TEST_UKRYTY='T' where ID_BADANIA = 994</text:p>
          </table:table-cell>
          <table:table-cell office:value-type="string" calcext:value-type="string">
            <text:p>update BADANIA set TEST_UKRYTY='</text:p>
          </table:table-cell>
          <table:table-cell table:formula="of:=[.BB8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1]" office:value-type="float" office:value="994" calcext:value-type="float">
            <text:p>994</text:p>
          </table:table-cell>
          <table:table-cell table:style-name="ce2" table:formula="of:=CONCATENATE([.CU81];[.CW81];[.CX81])" office:value-type="string" office:string-value="update BADANIA set TYP_WYNIKU='N' where ID_BADANIA = 994" calcext:value-type="string">
            <text:p>update BADANIA set TYP_WYNIKU='N' where ID_BADANIA = 99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1]" office:value-type="float" office:value="994" calcext:value-type="float">
            <text:p>994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2R|59|^^^.BACc|0.40|||N||F||Operator|||UriSed mini</text:p>
          </table:table-cell>
          <table:table-cell office:value-type="string" calcext:value-type="string">
            <text:p>OSAD-M-</text:p>
          </table:table-cell>
          <table:table-cell table:formula="of:=[.C81]+1" office:value-type="float" office:value="59" calcext:value-type="float">
            <text:p>59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2]" office:value-type="string" office:string-value="^^^.BACc" calcext:value-type="string">
            <text:p>^^^.BACc</text:p>
          </table:table-cell>
          <table:table-cell office:value-type="string" calcext:value-type="string">
            <text:p>', nazwa_wydruk='</text:p>
          </table:table-cell>
          <table:table-cell table:formula="of:=[.W82]" office:value-type="string" office:string-value="Bakterie ziarniaki" calcext:value-type="string">
            <text:p>Bakterie ziarniaki</text:p>
          </table:table-cell>
          <table:table-cell office:value-type="string" calcext:value-type="string">
            <text:p>', jednostki='</text:p>
          </table:table-cell>
          <table:table-cell table:formula="of:=[.Y82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82]" office:value-type="float" office:value="995" calcext:value-type="float">
            <text:p>995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2];[.F82];[.G82];[.H82];[.I82];[.J82];[.K82];[.L82];[.M82];[.N82];[.O82];[.P82];[.Q82];[.R82];[.S82])" office:value-type="string" office:string-value="TestZnakowy.objects.create(aparat=aparat, nazwa='^^^.BACc', nazwa_wydruk='Bakterie ziarniaki', jednostki='0', tid=995)" calcext:value-type="string">
            <text:p>TestZnakowy.objects.create(aparat=aparat, nazwa='^^^.BACc', nazwa_wydruk='Bakterie ziarniaki', jednostki='0', tid=995)</text:p>
          </table:table-cell>
          <table:table-cell table:formula="of:=[.U81]+1" office:value-type="float" office:value="995" calcext:value-type="float">
            <text:p>995</text:p>
          </table:table-cell>
          <table:table-cell office:value-type="string" calcext:value-type="string">
            <text:p>^^^.BACc</text:p>
          </table:table-cell>
          <table:table-cell office:value-type="string" calcext:value-type="string">
            <text:p>Bakterie ziarniaki</text:p>
          </table:table-cell>
          <table:table-cell table:formula="of:=[.X8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82];[.C82])" office:value-type="string" office:string-value="OSAD-M-59" calcext:value-type="string">
            <text:p>OSAD-M-59</text:p>
          </table:table-cell>
          <table:table-cell table:number-columns-repeated="6"/>
          <table:table-cell table:formula="of:=[.AI81]+1" office:value-type="float" office:value="1088" calcext:value-type="float">
            <text:p>1088</text:p>
          </table:table-cell>
          <table:table-cell table:formula="of:=[.AJ81]" office:value-type="float" office:value="2" calcext:value-type="float">
            <text:p>2</text:p>
          </table:table-cell>
          <table:table-cell table:formula="of:=[.AK8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2];[.CQ82];[.CR82];[.CS82])" office:value-type="string" office:string-value="update BADANIA set TEST_UKRYTY='T' where ID_BADANIA = 995" calcext:value-type="string">
            <text:p>update BADANIA set TEST_UKRYTY='T' where ID_BADANIA = 995</text:p>
          </table:table-cell>
          <table:table-cell office:value-type="string" calcext:value-type="string">
            <text:p>update BADANIA set TEST_UKRYTY='</text:p>
          </table:table-cell>
          <table:table-cell table:formula="of:=[.BB8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2]" office:value-type="float" office:value="995" calcext:value-type="float">
            <text:p>995</text:p>
          </table:table-cell>
          <table:table-cell table:style-name="ce2" table:formula="of:=CONCATENATE([.CU82];[.CW82];[.CX82])" office:value-type="string" office:string-value="update BADANIA set TYP_WYNIKU='N' where ID_BADANIA = 995" calcext:value-type="string">
            <text:p>update BADANIA set TYP_WYNIKU='N' where ID_BADANIA = 99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2]" office:value-type="float" office:value="995" calcext:value-type="float">
            <text:p>995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3R|60|^^^.BACc|-|||N||F||Operator|||UriSed mini</text:p>
          </table:table-cell>
          <table:table-cell office:value-type="string" calcext:value-type="string">
            <text:p>OSAD-M-</text:p>
          </table:table-cell>
          <table:table-cell table:formula="of:=[.C82]+1" office:value-type="float" office:value="60" calcext:value-type="float">
            <text:p>60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3]" office:value-type="string" office:string-value="^^^.BACc" calcext:value-type="string">
            <text:p>^^^.BACc</text:p>
          </table:table-cell>
          <table:table-cell office:value-type="string" calcext:value-type="string">
            <text:p>', nazwa_wydruk='</text:p>
          </table:table-cell>
          <table:table-cell table:formula="of:=[.W83]" office:value-type="string" office:string-value="Bakterie ziarniaki" calcext:value-type="string">
            <text:p>Bakterie ziarniaki</text:p>
          </table:table-cell>
          <table:table-cell office:value-type="string" calcext:value-type="string">
            <text:p>', jednostki='</text:p>
          </table:table-cell>
          <table:table-cell table:formula="of:=[.Y83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83]" office:value-type="float" office:value="996" calcext:value-type="float">
            <text:p>99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3];[.F83];[.G83];[.H83];[.I83];[.J83];[.K83];[.L83];[.M83];[.N83];[.O83];[.P83];[.Q83];[.R83];[.S83])" office:value-type="string" office:string-value="TestZnakowy.objects.create(aparat=aparat, nazwa='^^^.BACc', nazwa_wydruk='Bakterie ziarniaki', jednostki='plusowe', tid=996)" calcext:value-type="string">
            <text:p>TestZnakowy.objects.create(aparat=aparat, nazwa='^^^.BACc', nazwa_wydruk='Bakterie ziarniaki', jednostki='plusowe', tid=996)</text:p>
          </table:table-cell>
          <table:table-cell table:formula="of:=[.U82]+1" office:value-type="float" office:value="996" calcext:value-type="float">
            <text:p>996</text:p>
          </table:table-cell>
          <table:table-cell office:value-type="string" calcext:value-type="string">
            <text:p>^^^.BACc</text:p>
          </table:table-cell>
          <table:table-cell office:value-type="string" calcext:value-type="string">
            <text:p>Bakterie ziarniaki</text:p>
          </table:table-cell>
          <table:table-cell table:formula="of:=[.X8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83];[.C83])" office:value-type="string" office:string-value="OSAD-M-60" calcext:value-type="string">
            <text:p>OSAD-M-60</text:p>
          </table:table-cell>
          <table:table-cell table:number-columns-repeated="6"/>
          <table:table-cell table:formula="of:=[.AI82]+1" office:value-type="float" office:value="1089" calcext:value-type="float">
            <text:p>1089</text:p>
          </table:table-cell>
          <table:table-cell table:formula="of:=[.AJ82]" office:value-type="float" office:value="2" calcext:value-type="float">
            <text:p>2</text:p>
          </table:table-cell>
          <table:table-cell table:formula="of:=[.AK8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3];[.CQ83];[.CR83];[.CS83])" office:value-type="string" office:string-value="update BADANIA set TEST_UKRYTY='T' where ID_BADANIA = 996" calcext:value-type="string">
            <text:p>update BADANIA set TEST_UKRYTY='T' where ID_BADANIA = 996</text:p>
          </table:table-cell>
          <table:table-cell office:value-type="string" calcext:value-type="string">
            <text:p>update BADANIA set TEST_UKRYTY='</text:p>
          </table:table-cell>
          <table:table-cell table:formula="of:=[.BB8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3]" office:value-type="float" office:value="996" calcext:value-type="float">
            <text:p>996</text:p>
          </table:table-cell>
          <table:table-cell table:style-name="ce2" table:formula="of:=CONCATENATE([.CU83];[.CW83];[.CX83])" office:value-type="string" office:string-value="update BADANIA set TYP_WYNIKU='N' where ID_BADANIA = 996" calcext:value-type="string">
            <text:p>update BADANIA set TYP_WYNIKU='N' where ID_BADANIA = 99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3]" office:value-type="float" office:value="996" calcext:value-type="float">
            <text:p>99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4R|61|50235-1^^^MUC|0.00|p/HPF||N||F||Operator|||UriSed mini</text:p>
          </table:table-cell>
          <table:table-cell office:value-type="string" calcext:value-type="string">
            <text:p>OSAD-M-</text:p>
          </table:table-cell>
          <table:table-cell table:formula="of:=[.C83]+1" office:value-type="float" office:value="61" calcext:value-type="float">
            <text:p>61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4]" office:value-type="string" office:string-value="50235-1^^^MUC" calcext:value-type="string">
            <text:p>50235-1^^^MUC</text:p>
          </table:table-cell>
          <table:table-cell office:value-type="string" calcext:value-type="string">
            <text:p>', nazwa_wydruk='</text:p>
          </table:table-cell>
          <table:table-cell table:formula="of:=[.W84]" office:value-type="string" office:string-value="Śluz" calcext:value-type="string">
            <text:p>Śluz</text:p>
          </table:table-cell>
          <table:table-cell office:value-type="string" calcext:value-type="string">
            <text:p>', jednostki='</text:p>
          </table:table-cell>
          <table:table-cell table:formula="of:=[.Y84]" office:value-type="string" office:string-value="p/HPF" calcext:value-type="string">
            <text:p>p/HPF</text:p>
          </table:table-cell>
          <table:table-cell office:value-type="string" calcext:value-type="string">
            <text:p>', tid=</text:p>
          </table:table-cell>
          <table:table-cell table:formula="of:=[.U84]" office:value-type="float" office:value="997" calcext:value-type="float">
            <text:p>997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4];[.F84];[.G84];[.H84];[.I84];[.J84];[.K84];[.L84];[.M84];[.N84];[.O84];[.P84];[.Q84];[.R84];[.S84])" office:value-type="string" office:string-value="TestZnakowy.objects.create(aparat=aparat, nazwa='50235-1^^^MUC', nazwa_wydruk='Śluz', jednostki='p/HPF', tid=997)" calcext:value-type="string">
            <text:p>TestZnakowy.objects.create(aparat=aparat, nazwa='50235-1^^^MUC', nazwa_wydruk='Śluz', jednostki='p/HPF', tid=997)</text:p>
          </table:table-cell>
          <table:table-cell table:formula="of:=[.U83]+1" office:value-type="float" office:value="997" calcext:value-type="float">
            <text:p>997</text:p>
          </table:table-cell>
          <table:table-cell office:value-type="string" calcext:value-type="string">
            <text:p>50235-1^^^MUC</text:p>
          </table:table-cell>
          <table:table-cell office:value-type="string" calcext:value-type="string">
            <text:p>Śluz</text:p>
          </table:table-cell>
          <table:table-cell table:formula="of:=[.X8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84];[.C84])" office:value-type="string" office:string-value="OSAD-M-61" calcext:value-type="string">
            <text:p>OSAD-M-61</text:p>
          </table:table-cell>
          <table:table-cell table:number-columns-repeated="6"/>
          <table:table-cell table:formula="of:=[.AI83]+1" office:value-type="float" office:value="1090" calcext:value-type="float">
            <text:p>1090</text:p>
          </table:table-cell>
          <table:table-cell table:formula="of:=[.AJ83]" office:value-type="float" office:value="2" calcext:value-type="float">
            <text:p>2</text:p>
          </table:table-cell>
          <table:table-cell table:formula="of:=[.AK8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4];[.CQ84];[.CR84];[.CS84])" office:value-type="string" office:string-value="update BADANIA set TEST_UKRYTY='T' where ID_BADANIA = 997" calcext:value-type="string">
            <text:p>update BADANIA set TEST_UKRYTY='T' where ID_BADANIA = 997</text:p>
          </table:table-cell>
          <table:table-cell office:value-type="string" calcext:value-type="string">
            <text:p>update BADANIA set TEST_UKRYTY='</text:p>
          </table:table-cell>
          <table:table-cell table:formula="of:=[.BB8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4]" office:value-type="float" office:value="997" calcext:value-type="float">
            <text:p>997</text:p>
          </table:table-cell>
          <table:table-cell table:style-name="ce2" table:formula="of:=CONCATENATE([.CU84];[.CW84];[.CX84])" office:value-type="string" office:string-value="update BADANIA set TYP_WYNIKU='N' where ID_BADANIA = 997" calcext:value-type="string">
            <text:p>update BADANIA set TYP_WYNIKU='N' where ID_BADANIA = 99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4]" office:value-type="float" office:value="997" calcext:value-type="float">
            <text:p>99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5R|62|51478-6^^^MUC|0.00|p/ul||N||F||Operator|||UriSed mini</text:p>
          </table:table-cell>
          <table:table-cell office:value-type="string" calcext:value-type="string">
            <text:p>OSAD-M-</text:p>
          </table:table-cell>
          <table:table-cell table:formula="of:=[.C84]+1" office:value-type="float" office:value="62" calcext:value-type="float">
            <text:p>62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5]" office:value-type="string" office:string-value="51478-6^^^MUC" calcext:value-type="string">
            <text:p>51478-6^^^MUC</text:p>
          </table:table-cell>
          <table:table-cell office:value-type="string" calcext:value-type="string">
            <text:p>', nazwa_wydruk='</text:p>
          </table:table-cell>
          <table:table-cell table:formula="of:=[.W85]" office:value-type="string" office:string-value="Śluz" calcext:value-type="string">
            <text:p>Śluz</text:p>
          </table:table-cell>
          <table:table-cell office:value-type="string" calcext:value-type="string">
            <text:p>', jednostki='</text:p>
          </table:table-cell>
          <table:table-cell table:formula="of:=[.Y85]" office:value-type="string" office:string-value="p/ul" calcext:value-type="string">
            <text:p>p/ul</text:p>
          </table:table-cell>
          <table:table-cell office:value-type="string" calcext:value-type="string">
            <text:p>', tid=</text:p>
          </table:table-cell>
          <table:table-cell table:formula="of:=[.U85]" office:value-type="float" office:value="998" calcext:value-type="float">
            <text:p>998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5];[.F85];[.G85];[.H85];[.I85];[.J85];[.K85];[.L85];[.M85];[.N85];[.O85];[.P85];[.Q85];[.R85];[.S85])" office:value-type="string" office:string-value="TestZnakowy.objects.create(aparat=aparat, nazwa='51478-6^^^MUC', nazwa_wydruk='Śluz', jednostki='p/ul', tid=998)" calcext:value-type="string">
            <text:p>TestZnakowy.objects.create(aparat=aparat, nazwa='51478-6^^^MUC', nazwa_wydruk='Śluz', jednostki='p/ul', tid=998)</text:p>
          </table:table-cell>
          <table:table-cell table:formula="of:=[.U84]+1" office:value-type="float" office:value="998" calcext:value-type="float">
            <text:p>998</text:p>
          </table:table-cell>
          <table:table-cell office:value-type="string" calcext:value-type="string">
            <text:p>51478-6^^^MUC</text:p>
          </table:table-cell>
          <table:table-cell office:value-type="string" calcext:value-type="string">
            <text:p>Śluz</text:p>
          </table:table-cell>
          <table:table-cell table:formula="of:=[.X8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85];[.C85])" office:value-type="string" office:string-value="OSAD-M-62" calcext:value-type="string">
            <text:p>OSAD-M-62</text:p>
          </table:table-cell>
          <table:table-cell table:number-columns-repeated="6"/>
          <table:table-cell table:formula="of:=[.AI84]+1" office:value-type="float" office:value="1091" calcext:value-type="float">
            <text:p>1091</text:p>
          </table:table-cell>
          <table:table-cell table:formula="of:=[.AJ84]" office:value-type="float" office:value="2" calcext:value-type="float">
            <text:p>2</text:p>
          </table:table-cell>
          <table:table-cell table:formula="of:=[.AK8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5];[.CQ85];[.CR85];[.CS85])" office:value-type="string" office:string-value="update BADANIA set TEST_UKRYTY='T' where ID_BADANIA = 998" calcext:value-type="string">
            <text:p>update BADANIA set TEST_UKRYTY='T' where ID_BADANIA = 998</text:p>
          </table:table-cell>
          <table:table-cell office:value-type="string" calcext:value-type="string">
            <text:p>update BADANIA set TEST_UKRYTY='</text:p>
          </table:table-cell>
          <table:table-cell table:formula="of:=[.BB8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5]" office:value-type="float" office:value="998" calcext:value-type="float">
            <text:p>998</text:p>
          </table:table-cell>
          <table:table-cell table:style-name="ce2" table:formula="of:=CONCATENATE([.CU85];[.CW85];[.CX85])" office:value-type="string" office:string-value="update BADANIA set TYP_WYNIKU='N' where ID_BADANIA = 998" calcext:value-type="string">
            <text:p>update BADANIA set TYP_WYNIKU='N' where ID_BADANIA = 99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5]" office:value-type="float" office:value="998" calcext:value-type="float">
            <text:p>998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6R|63|^^^MUC|0.00|||N||F||Operator|||UriSed mini</text:p>
          </table:table-cell>
          <table:table-cell office:value-type="string" calcext:value-type="string">
            <text:p>OSAD-M-</text:p>
          </table:table-cell>
          <table:table-cell table:formula="of:=[.C85]+1" office:value-type="float" office:value="63" calcext:value-type="float">
            <text:p>63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6]" office:value-type="string" office:string-value="^^^MUC" calcext:value-type="string">
            <text:p>^^^MUC</text:p>
          </table:table-cell>
          <table:table-cell office:value-type="string" calcext:value-type="string">
            <text:p>', nazwa_wydruk='</text:p>
          </table:table-cell>
          <table:table-cell table:formula="of:=[.W86]" office:value-type="string" office:string-value="Śluz" calcext:value-type="string">
            <text:p>Śluz</text:p>
          </table:table-cell>
          <table:table-cell office:value-type="string" calcext:value-type="string">
            <text:p>', jednostki='</text:p>
          </table:table-cell>
          <table:table-cell table:formula="of:=[.Y86]" office:value-type="float" office:value="0" calcext:value-type="float">
            <text:p>0</text:p>
          </table:table-cell>
          <table:table-cell office:value-type="string" calcext:value-type="string">
            <text:p>', tid=</text:p>
          </table:table-cell>
          <table:table-cell table:formula="of:=[.U86]" office:value-type="float" office:value="999" calcext:value-type="float">
            <text:p>999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6];[.F86];[.G86];[.H86];[.I86];[.J86];[.K86];[.L86];[.M86];[.N86];[.O86];[.P86];[.Q86];[.R86];[.S86])" office:value-type="string" office:string-value="TestZnakowy.objects.create(aparat=aparat, nazwa='^^^MUC', nazwa_wydruk='Śluz', jednostki='0', tid=999)" calcext:value-type="string">
            <text:p>TestZnakowy.objects.create(aparat=aparat, nazwa='^^^MUC', nazwa_wydruk='Śluz', jednostki='0', tid=999)</text:p>
          </table:table-cell>
          <table:table-cell table:formula="of:=[.U85]+1" office:value-type="float" office:value="999" calcext:value-type="float">
            <text:p>999</text:p>
          </table:table-cell>
          <table:table-cell office:value-type="string" calcext:value-type="string">
            <text:p>^^^MUC</text:p>
          </table:table-cell>
          <table:table-cell office:value-type="string" calcext:value-type="string">
            <text:p>Śluz</text:p>
          </table:table-cell>
          <table:table-cell table:formula="of:=[.X8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86];[.C86])" office:value-type="string" office:string-value="OSAD-M-63" calcext:value-type="string">
            <text:p>OSAD-M-63</text:p>
          </table:table-cell>
          <table:table-cell table:number-columns-repeated="6"/>
          <table:table-cell table:formula="of:=[.AI85]+1" office:value-type="float" office:value="1092" calcext:value-type="float">
            <text:p>1092</text:p>
          </table:table-cell>
          <table:table-cell table:formula="of:=[.AJ85]" office:value-type="float" office:value="2" calcext:value-type="float">
            <text:p>2</text:p>
          </table:table-cell>
          <table:table-cell table:formula="of:=[.AK8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6];[.CQ86];[.CR86];[.CS86])" office:value-type="string" office:string-value="update BADANIA set TEST_UKRYTY='T' where ID_BADANIA = 999" calcext:value-type="string">
            <text:p>update BADANIA set TEST_UKRYTY='T' where ID_BADANIA = 999</text:p>
          </table:table-cell>
          <table:table-cell office:value-type="string" calcext:value-type="string">
            <text:p>update BADANIA set TEST_UKRYTY='</text:p>
          </table:table-cell>
          <table:table-cell table:formula="of:=[.BB8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6]" office:value-type="float" office:value="999" calcext:value-type="float">
            <text:p>999</text:p>
          </table:table-cell>
          <table:table-cell table:style-name="ce2" table:formula="of:=CONCATENATE([.CU86];[.CW86];[.CX86])" office:value-type="string" office:string-value="update BADANIA set TYP_WYNIKU='N' where ID_BADANIA = 999" calcext:value-type="string">
            <text:p>update BADANIA set TYP_WYNIKU='N' where ID_BADANIA = 99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6]" office:value-type="float" office:value="999" calcext:value-type="float">
            <text:p>99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7R|64|53321-6^^^MUC|-|||N||F||Operator|||UriSed mini</text:p>
          </table:table-cell>
          <table:table-cell office:value-type="string" calcext:value-type="string">
            <text:p>OSAD-M-</text:p>
          </table:table-cell>
          <table:table-cell table:formula="of:=[.C86]+1" office:value-type="float" office:value="64" calcext:value-type="float">
            <text:p>64</text:p>
          </table:table-cell>
          <table:table-cell/>
          <table:table-cell office:value-type="string" calcext:value-type="string">
            <text:p>TestZnakowy.objects.create(aparat=aparat, nazwa='</text:p>
          </table:table-cell>
          <table:table-cell table:formula="of:=[.V87]" office:value-type="string" office:string-value="53321-6^^^MUC" calcext:value-type="string">
            <text:p>53321-6^^^MUC</text:p>
          </table:table-cell>
          <table:table-cell office:value-type="string" calcext:value-type="string">
            <text:p>', nazwa_wydruk='</text:p>
          </table:table-cell>
          <table:table-cell table:formula="of:=[.W87]" office:value-type="string" office:string-value="Śluz" calcext:value-type="string">
            <text:p>Śluz</text:p>
          </table:table-cell>
          <table:table-cell office:value-type="string" calcext:value-type="string">
            <text:p>', jednostki='</text:p>
          </table:table-cell>
          <table:table-cell table:formula="of:=[.Y87]" office:value-type="string" office:string-value="plusowe" calcext:value-type="string">
            <text:p>plusowe</text:p>
          </table:table-cell>
          <table:table-cell office:value-type="string" calcext:value-type="string">
            <text:p>', tid=</text:p>
          </table:table-cell>
          <table:table-cell table:formula="of:=[.U87]" office:value-type="float" office:value="1000" calcext:value-type="float">
            <text:p>1000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formula="of:=CONCATENATE([.E87];[.F87];[.G87];[.H87];[.I87];[.J87];[.K87];[.L87];[.M87];[.N87];[.O87];[.P87];[.Q87];[.R87];[.S87])" office:value-type="string" office:string-value="TestZnakowy.objects.create(aparat=aparat, nazwa='53321-6^^^MUC', nazwa_wydruk='Śluz', jednostki='plusowe', tid=1000)" calcext:value-type="string">
            <text:p>TestZnakowy.objects.create(aparat=aparat, nazwa='53321-6^^^MUC', nazwa_wydruk='Śluz', jednostki='plusowe', tid=1000)</text:p>
          </table:table-cell>
          <table:table-cell table:formula="of:=[.U86]+1" office:value-type="float" office:value="1000" calcext:value-type="float">
            <text:p>1000</text:p>
          </table:table-cell>
          <table:table-cell office:value-type="string" calcext:value-type="string">
            <text:p>53321-6^^^MUC</text:p>
          </table:table-cell>
          <table:table-cell office:value-type="string" calcext:value-type="string">
            <text:p>Śluz</text:p>
          </table:table-cell>
          <table:table-cell table:formula="of:=[.X8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87];[.C87])" office:value-type="string" office:string-value="OSAD-M-64" calcext:value-type="string">
            <text:p>OSAD-M-64</text:p>
          </table:table-cell>
          <table:table-cell table:number-columns-repeated="6"/>
          <table:table-cell table:formula="of:=[.AI86]+1" office:value-type="float" office:value="1093" calcext:value-type="float">
            <text:p>1093</text:p>
          </table:table-cell>
          <table:table-cell table:formula="of:=[.AJ86]" office:value-type="float" office:value="2" calcext:value-type="float">
            <text:p>2</text:p>
          </table:table-cell>
          <table:table-cell table:formula="of:=[.AK8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P87];[.CQ87];[.CR87];[.CS87])" office:value-type="string" office:string-value="update BADANIA set TEST_UKRYTY='T' where ID_BADANIA = 1000" calcext:value-type="string">
            <text:p>update BADANIA set TEST_UKRYTY='T' where ID_BADANIA = 1000</text:p>
          </table:table-cell>
          <table:table-cell office:value-type="string" calcext:value-type="string">
            <text:p>update BADANIA set TEST_UKRYTY='</text:p>
          </table:table-cell>
          <table:table-cell table:formula="of:=[.BB8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87]" office:value-type="float" office:value="1000" calcext:value-type="float">
            <text:p>1000</text:p>
          </table:table-cell>
          <table:table-cell table:style-name="ce2" table:formula="of:=CONCATENATE([.CU87];[.CW87];[.CX87])" office:value-type="string" office:string-value="update BADANIA set TYP_WYNIKU='N' where ID_BADANIA = 1000" calcext:value-type="string">
            <text:p>update BADANIA set TYP_WYNIKU='N' where ID_BADANIA = 100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U87]" office:value-type="float" office:value="1000" calcext:value-type="float">
            <text:p>1000</text:p>
          </table:table-cell>
          <table:table-cell table:number-columns-repeated="922"/>
        </table:table-row>
        <table:table-row table:style-name="ro1" table:number-rows-repeated="9">
          <table:table-cell table:number-columns-repeated="27"/>
          <table:table-cell table:style-name="Default"/>
          <table:table-cell table:number-columns-repeated="64"/>
          <table:table-cell table:style-name="ce2"/>
          <table:table-cell table:number-columns-repeated="4"/>
          <table:table-cell table:style-name="ce2"/>
          <table:table-cell table:number-columns-repeated="926"/>
        </table:table-row>
        <table:table-row table:style-name="ro1">
          <table:table-cell/>
          <table:table-cell office:value-type="string" calcext:value-type="string">
            <text:p>OSAD-M-</text:p>
          </table:table-cell>
          <table:table-cell table:formula="of:=[.C87]+1" office:value-type="float" office:value="65" calcext:value-type="float">
            <text:p>65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97]" office:value-type="float" office:value="1001" calcext:value-type="float">
            <text:p>1001</text:p>
          </table:table-cell>
          <table:table-cell office:value-type="string" calcext:value-type="string">
            <text:p>, '</text:p>
          </table:table-cell>
          <table:table-cell table:formula="of:=[.W97]" office:value-type="string" office:string-value="Kolor moczu" calcext:value-type="string">
            <text:p>Kolor moczu</text:p>
          </table:table-cell>
          <table:table-cell office:value-type="string" calcext:value-type="string">
            <text:p>', '</text:p>
          </table:table-cell>
          <table:table-cell table:formula="of:=[.Y97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97]" office:value-type="string" office:string-value="OSAD-M-65" calcext:value-type="string">
            <text:p>OSAD-M-65</text:p>
          </table:table-cell>
          <table:table-cell office:value-type="string" calcext:value-type="string">
            <text:p>', </text:p>
          </table:table-cell>
          <table:table-cell table:formula="of:=[.AI97]" office:value-type="float" office:value="1094" calcext:value-type="float">
            <text:p>1094</text:p>
          </table:table-cell>
          <table:table-cell office:value-type="string" calcext:value-type="string">
            <text:p>, </text:p>
          </table:table-cell>
          <table:table-cell table:formula="of:=[.AJ97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97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97];[.F97];[.G97];[.H97];[.I97];[.J97];[.K97];[.L97];[.M97];[.N97];[.O97];[.P97];[.Q97];[.R97];[.S97])" office:value-type="string" office:string-value="insert into BADANIA (ID_BADANIA, NAZWA_BADANIA, JM, KOD_BADANIA, LP_WEWN, LI_MIEJSC_PP, MATERIAL) values (1001, 'Kolor moczu', '0', 'OSAD-M-65', 1094, 2, 'M');" calcext:value-type="string">
            <text:p>insert into BADANIA (ID_BADANIA, NAZWA_BADANIA, JM, KOD_BADANIA, LP_WEWN, LI_MIEJSC_PP, MATERIAL) values (1001, 'Kolor moczu', '0', 'OSAD-M-65', 1094, 2, 'M');</text:p>
          </table:table-cell>
          <table:table-cell table:formula="of:=[.U87]+1" office:value-type="float" office:value="1001" calcext:value-type="float">
            <text:p>1001</text:p>
          </table:table-cell>
          <table:table-cell office:value-type="string" calcext:value-type="string">
            <text:p>^^^Col</text:p>
          </table:table-cell>
          <table:table-cell office:value-type="string" calcext:value-type="string">
            <text:p>Kolor moczu</text:p>
          </table:table-cell>
          <table:table-cell table:formula="of:=[.X8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97];[.C97])" office:value-type="string" office:string-value="OSAD-M-65" calcext:value-type="string">
            <text:p>OSAD-M-65</text:p>
          </table:table-cell>
          <table:table-cell table:number-columns-repeated="6"/>
          <table:table-cell office:value-type="float" office:value="1094" calcext:value-type="float">
            <text:p>1094</text:p>
          </table:table-cell>
          <table:table-cell table:formula="of:=[.AJ87]" office:value-type="float" office:value="2" calcext:value-type="float">
            <text:p>2</text:p>
          </table:table-cell>
          <table:table-cell table:formula="of:=[.AK87]" office:value-type="string" office:string-value="M" calcext:value-type="string">
            <text:p>M</text:p>
          </table:table-cell>
          <table:table-cell table:style-name="ce4" table:number-columns-repeated="16"/>
          <table:table-cell office:value-type="string" calcext:value-type="string">
            <text:p>T</text:p>
          </table:table-cell>
          <table:table-cell table:style-name="ce4" table:number-columns-repeated="38"/>
          <table:table-cell table:style-name="ce2" table:formula="of:=CONCATENATE([.CP97];[.CQ97];[.CR97];[.CS97])" office:value-type="string" office:string-value="update BADANIA set TEST_UKRYTY='T' where ID_BADANIA = 1001" calcext:value-type="string">
            <text:p>update BADANIA set TEST_UKRYTY='T' where ID_BADANIA = 1001</text:p>
          </table:table-cell>
          <table:table-cell office:value-type="string" calcext:value-type="string">
            <text:p>update BADANIA set TEST_UKRYTY='</text:p>
          </table:table-cell>
          <table:table-cell table:formula="of:=[.BB9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97]" office:value-type="float" office:value="1001" calcext:value-type="float">
            <text:p>1001</text:p>
          </table:table-cell>
          <table:table-cell table:style-name="ce2" table:formula="of:=CONCATENATE([.CU97];[.CW97];[.CX97])" office:value-type="string" office:string-value="update BADANIA set TYP_WYNIKU='N" calcext:value-type="string">
            <text:p>update BADANIA set TYP_WYNIKU='N</text:p>
          </table:table-cell>
          <table:table-cell office:value-type="string" calcext:value-type="string">
            <text:p>update BADANIA set TYP_WYNIKU='N</text:p>
          </table:table-cell>
          <table:table-cell/>
          <table:table-cell table:style-name="ce4" table:number-columns-repeated="2"/>
          <table:table-cell table:number-columns-repeated="922"/>
        </table:table-row>
        <table:table-row table:style-name="ro1">
          <table:table-cell/>
          <table:table-cell office:value-type="string" calcext:value-type="string">
            <text:p>OSAD-M-</text:p>
          </table:table-cell>
          <table:table-cell table:formula="of:=[.C97]+1" office:value-type="float" office:value="66" calcext:value-type="float">
            <text:p>66</text:p>
          </table:table-cell>
          <table:table-cell/>
          <table:table-cell office:value-type="string" calcext:value-type="string">
            <text:p>insert into BADANIA (ID_BADANIA, NAZWA_BADANIA, JM, KOD_BADANIA, LP_WEWN, LI_MIEJSC_PP, MATERIAL) values (</text:p>
          </table:table-cell>
          <table:table-cell table:formula="of:=[.U98]" office:value-type="float" office:value="1002" calcext:value-type="float">
            <text:p>1002</text:p>
          </table:table-cell>
          <table:table-cell office:value-type="string" calcext:value-type="string">
            <text:p>, '</text:p>
          </table:table-cell>
          <table:table-cell table:formula="of:=[.W98]" office:value-type="string" office:string-value="Przejrzystość moczu" calcext:value-type="string">
            <text:p>Przejrzystość moczu</text:p>
          </table:table-cell>
          <table:table-cell office:value-type="string" calcext:value-type="string">
            <text:p>', '</text:p>
          </table:table-cell>
          <table:table-cell table:formula="of:=[.Y98]" office:value-type="float" office:value="0" calcext:value-type="float">
            <text:p>0</text:p>
          </table:table-cell>
          <table:table-cell office:value-type="string" calcext:value-type="string">
            <text:p>', '</text:p>
          </table:table-cell>
          <table:table-cell table:formula="of:=[.AB98]" office:value-type="string" office:string-value="OSAD-M-66" calcext:value-type="string">
            <text:p>OSAD-M-66</text:p>
          </table:table-cell>
          <table:table-cell office:value-type="string" calcext:value-type="string">
            <text:p>', </text:p>
          </table:table-cell>
          <table:table-cell table:formula="of:=[.AI98]" office:value-type="float" office:value="1095" calcext:value-type="float">
            <text:p>1095</text:p>
          </table:table-cell>
          <table:table-cell office:value-type="string" calcext:value-type="string">
            <text:p>, </text:p>
          </table:table-cell>
          <table:table-cell table:formula="of:=[.AJ98]" office:value-type="float" office:value="2" calcext:value-type="float">
            <text:p>2</text:p>
          </table:table-cell>
          <table:table-cell office:value-type="string" calcext:value-type="string">
            <text:p>, '</text:p>
          </table:table-cell>
          <table:table-cell table:formula="of:=[.AK98]" office:value-type="string" office:string-value="M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.E98];[.F98];[.G98];[.H98];[.I98];[.J98];[.K98];[.L98];[.M98];[.N98];[.O98];[.P98];[.Q98];[.R98];[.S98])" office:value-type="string" office:string-value="insert into BADANIA (ID_BADANIA, NAZWA_BADANIA, JM, KOD_BADANIA, LP_WEWN, LI_MIEJSC_PP, MATERIAL) values (1002, 'Przejrzystość moczu', '0', 'OSAD-M-66', 1095, 2, 'M');" calcext:value-type="string">
            <text:p>insert into BADANIA (ID_BADANIA, NAZWA_BADANIA, JM, KOD_BADANIA, LP_WEWN, LI_MIEJSC_PP, MATERIAL) values (1002, 'Przejrzystość moczu', '0', 'OSAD-M-66', 1095, 2, 'M');</text:p>
          </table:table-cell>
          <table:table-cell table:formula="of:=[.U97]+1" office:value-type="float" office:value="1002" calcext:value-type="float">
            <text:p>1002</text:p>
          </table:table-cell>
          <table:table-cell office:value-type="string" calcext:value-type="string">
            <text:p>^^^Cla</text:p>
          </table:table-cell>
          <table:table-cell office:value-type="string" calcext:value-type="string">
            <text:p>Przejrzystość moczu</text:p>
          </table:table-cell>
          <table:table-cell table:formula="of:=[.X9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98];[.C98])" office:value-type="string" office:string-value="OSAD-M-66" calcext:value-type="string">
            <text:p>OSAD-M-66</text:p>
          </table:table-cell>
          <table:table-cell table:number-columns-repeated="6"/>
          <table:table-cell office:value-type="float" office:value="1095" calcext:value-type="float">
            <text:p>1095</text:p>
          </table:table-cell>
          <table:table-cell table:formula="of:=[.AJ97]" office:value-type="float" office:value="2" calcext:value-type="float">
            <text:p>2</text:p>
          </table:table-cell>
          <table:table-cell table:formula="of:=[.AK97]" office:value-type="string" office:string-value="M" calcext:value-type="string">
            <text:p>M</text:p>
          </table:table-cell>
          <table:table-cell table:style-name="ce4" table:number-columns-repeated="16"/>
          <table:table-cell office:value-type="string" calcext:value-type="string">
            <text:p>T</text:p>
          </table:table-cell>
          <table:table-cell table:style-name="ce4" table:number-columns-repeated="38"/>
          <table:table-cell table:style-name="ce2" table:formula="of:=CONCATENATE([.CP98];[.CQ98];[.CR98];[.CS98])" office:value-type="string" office:string-value="update BADANIA set TEST_UKRYTY='T' where ID_BADANIA = 1002" calcext:value-type="string">
            <text:p>update BADANIA set TEST_UKRYTY='T' where ID_BADANIA = 1002</text:p>
          </table:table-cell>
          <table:table-cell office:value-type="string" calcext:value-type="string">
            <text:p>update BADANIA set TEST_UKRYTY='</text:p>
          </table:table-cell>
          <table:table-cell table:formula="of:=[.BB9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U98]" office:value-type="float" office:value="1002" calcext:value-type="float">
            <text:p>1002</text:p>
          </table:table-cell>
          <table:table-cell table:style-name="ce2" table:formula="of:=CONCATENATE([.CU98];[.CW98];[.CX98])" office:value-type="string" office:string-value="update BADANIA set TYP_WYNIKU='N" calcext:value-type="string">
            <text:p>update BADANIA set TYP_WYNIKU='N</text:p>
          </table:table-cell>
          <table:table-cell office:value-type="string" calcext:value-type="string">
            <text:p>update BADANIA set TYP_WYNIKU='N</text:p>
          </table:table-cell>
          <table:table-cell/>
          <table:table-cell table:style-name="ce4" table:number-columns-repeated="2"/>
          <table:table-cell table:number-columns-repeated="922"/>
        </table:table-row>
        <table:table-row table:style-name="ro1" table:number-rows-repeated="2">
          <table:table-cell table:number-columns-repeated="36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4L|1|N</text:p>
          </table:table-cell>
          <table:table-cell table:number-columns-repeated="35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1H|\^&amp;|||LUP2^LUP2^1.0.11^1^UA301000462|||||||P|LIS2-A2|20190329112545</text:p>
          </table:table-cell>
          <table:table-cell table:number-columns-repeated="35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2P|1||||-</text:p>
          </table:table-cell>
          <table:table-cell table:number-columns-repeated="35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3O|1|083544009506|0^0^Service^SAMPLE|C|R||||||N|||20190328130052|||||||||||F</text:p>
          </table:table-cell>
          <table:table-cell table:number-columns-repeated="35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4R|1|^^^Bil|neg|mg/dl||N||F||autologin|||LUP2</text:p>
          </table:table-cell>
          <table:table-cell table:number-columns-repeated="19"/>
          <table:table-cell office:value-type="float" office:value="65" calcext:value-type="float">
            <text:p>65</text:p>
          </table:table-cell>
          <table:table-cell office:value-type="string" calcext:value-type="string">
            <text:p>^^^Bil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5R|2|^^^Ubg|norm|mg/dl||N||F||autologin|||LUP2</text:p>
          </table:table-cell>
          <table:table-cell table:number-columns-repeated="19"/>
          <table:table-cell office:value-type="float" office:value="70" calcext:value-type="float">
            <text:p>70</text:p>
          </table:table-cell>
          <table:table-cell office:value-type="string" calcext:value-type="string">
            <text:p>^^^Ubg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6R|3|^^^Ket|5|mg/dl||A||F||autologin|||LUP2</text:p>
          </table:table-cell>
          <table:table-cell table:number-columns-repeated="19"/>
          <table:table-cell office:value-type="float" office:value="66" calcext:value-type="float">
            <text:p>66</text:p>
          </table:table-cell>
          <table:table-cell office:value-type="string" calcext:value-type="string">
            <text:p>^^^Ket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0R|4|^^^Asc|neg|mg/dl||N||F||autologin|||LUP2</text:p>
          </table:table-cell>
          <table:table-cell table:number-columns-repeated="19"/>
          <table:table-cell office:value-type="float" office:value="936" calcext:value-type="float">
            <text:p>936</text:p>
          </table:table-cell>
          <table:table-cell office:value-type="string" calcext:value-type="string">
            <text:p>^^^Asc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1R|5|^^^Glu|norm|mg/dl||N||F||autologin|||LUP2</text:p>
          </table:table-cell>
          <table:table-cell table:number-columns-repeated="19"/>
          <table:table-cell office:value-type="float" office:value="245" calcext:value-type="float">
            <text:p>245</text:p>
          </table:table-cell>
          <table:table-cell office:value-type="string" calcext:value-type="string">
            <text:p>^^^Glu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2R|6|^^^Pro|30|mg/dl||A||F||autologin|||LUP2</text:p>
          </table:table-cell>
          <table:table-cell table:number-columns-repeated="19"/>
          <table:table-cell office:value-type="float" office:value="69" calcext:value-type="float">
            <text:p>69</text:p>
          </table:table-cell>
          <table:table-cell office:value-type="string" calcext:value-type="string">
            <text:p>^^^Pro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4R|7|^^^Ery|300|Ery/µl||A||F||autologin|||LUP2</text:p>
          </table:table-cell>
          <table:table-cell table:number-columns-repeated="19"/>
          <table:table-cell office:value-type="float" office:value="72" calcext:value-type="float">
            <text:p>72</text:p>
          </table:table-cell>
          <table:table-cell office:value-type="string" calcext:value-type="string">
            <text:p>^^^Ery</text:p>
          </table:table-cell>
          <table:table-cell table:number-columns-repeated="2"/>
          <table:table-cell office:value-type="string" calcext:value-type="string">
            <text:p>kom/u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6R|8|^^^pH|5.5|||N||F||autologin|||LUP2</text:p>
          </table:table-cell>
          <table:table-cell table:number-columns-repeated="19"/>
          <table:table-cell office:value-type="float" office:value="68" calcext:value-type="float">
            <text:p>68</text:p>
          </table:table-cell>
          <table:table-cell office:value-type="string" calcext:value-type="string">
            <text:p>^^^pH</text:p>
          </table:table-cell>
          <table:table-cell table:number-columns-repeated="14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7R|9|^^^Nit|neg|||N||F||autologin|||LUP2</text:p>
          </table:table-cell>
          <table:table-cell table:number-columns-repeated="19"/>
          <table:table-cell office:value-type="float" office:value="71" calcext:value-type="float">
            <text:p>71</text:p>
          </table:table-cell>
          <table:table-cell office:value-type="string" calcext:value-type="string">
            <text:p>^^^Nit</text:p>
          </table:table-cell>
          <table:table-cell table:number-columns-repeated="14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0R|10|^^^Leu|25|Leu/µl||A||F||autologin|||LUP2</text:p>
          </table:table-cell>
          <table:table-cell table:number-columns-repeated="19"/>
          <table:table-cell office:value-type="float" office:value="73" calcext:value-type="float">
            <text:p>73</text:p>
          </table:table-cell>
          <table:table-cell office:value-type="string" calcext:value-type="string">
            <text:p>^^^Leu</text:p>
          </table:table-cell>
          <table:table-cell table:number-columns-repeated="2"/>
          <table:table-cell office:value-type="string" calcext:value-type="string">
            <text:p>kom/ul</text:p>
          </table:table-cell>
          <table:table-cell table:number-columns-repeated="11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2R|11|^^^SG|1.030|||N||F||autologin|||LUP2</text:p>
          </table:table-cell>
          <table:table-cell table:number-columns-repeated="19"/>
          <table:table-cell office:value-type="float" office:value="67" calcext:value-type="float">
            <text:p>67</text:p>
          </table:table-cell>
          <table:table-cell office:value-type="string" calcext:value-type="string">
            <text:p>^^^SG</text:p>
          </table:table-cell>
          <table:table-cell table:number-columns-repeated="14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3R|12|^^^Col|wodojasny|||N||F||autologin|||LUP2</text:p>
          </table:table-cell>
          <table:table-cell table:number-columns-repeated="19"/>
          <table:table-cell office:value-type="float" office:value="63" calcext:value-type="float">
            <text:p>63</text:p>
          </table:table-cell>
          <table:table-cell office:value-type="string" calcext:value-type="string">
            <text:p>^^^Col</text:p>
          </table:table-cell>
          <table:table-cell table:number-columns-repeated="14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4R|13|^^^Cla|przejrzysty|||N||F||autologin|||LUP2</text:p>
          </table:table-cell>
          <table:table-cell table:number-columns-repeated="19"/>
          <table:table-cell office:value-type="float" office:value="391" calcext:value-type="float">
            <text:p>391</text:p>
          </table:table-cell>
          <table:table-cell office:value-type="string" calcext:value-type="string">
            <text:p>^^^Cla</text:p>
          </table:table-cell>
          <table:table-cell table:number-columns-repeated="14"/>
          <table:table-cell table:style-name="ce4" table:number-columns-repeated="66"/>
          <table:table-cell table:number-columns-repeated="922"/>
        </table:table-row>
        <table:table-row table:style-name="ro1">
          <table:table-cell office:value-type="string" calcext:value-type="string">
            <text:p>5L|1|N</text:p>
          </table:table-cell>
          <table:table-cell table:number-columns-repeated="19"/>
          <table:table-cell table:style-name="Default"/>
          <table:table-cell table:number-columns-repeated="15"/>
          <table:table-cell table:style-name="ce4" table:number-columns-repeated="66"/>
          <table:table-cell table:number-columns-repeated="922"/>
        </table:table-row>
        <table:table-row table:style-name="ro1" table:number-rows-repeated="16">
          <table:table-cell table:number-columns-repeated="92"/>
          <table:table-cell table:style-name="ce4" table:number-columns-repeated="10"/>
          <table:table-cell table:number-columns-repeated="9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.00.0000</text:date>, <text:time style:data-style-name="N2" text:time-value="09:53:07.07224758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1:41:49.434107112</meta:creation-date>
    <dc:date>2019-07-30T10:12:26.827301390</dc:date>
    <meta:editing-duration>PT3H36M4S</meta:editing-duration>
    <meta:editing-cycles>16</meta:editing-cycles>
    <meta:generator>LibreOffice/5.2.7.2$Linux_x86 LibreOffice_project/20m0$Build-2</meta:generator>
    <meta:document-statistic meta:table-count="3" meta:cell-count="6880" meta:object-count="0"/>
  </office:meta>
</office:document-meta>
</file>